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97cm"/>
    </style:style>
    <style:style style:name="co4" style:family="table-column">
      <style:table-column-properties fo:break-before="auto" style:column-width="2.464cm"/>
    </style:style>
    <style:style style:name="co5" style:family="table-column">
      <style:table-column-properties fo:break-before="auto" style:column-width="3.09cm"/>
    </style:style>
    <style:style style:name="co6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testdata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han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Latitude &amp; 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 (decimal)</text:p>
          </table:table-cell>
          <table:table-cell office:value-type="string" calcext:value-type="string">
            <text:p>Longitude (decimal)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4" calcext:value-type="float">
            <text:p>41.24</text:p>
          </table:table-cell>
          <table:table-cell office:value-type="float" office:value="18.33" calcext:value-type="float">
            <text:p>18.33</text:p>
          </table:table-cell>
          <table:table-cell office:value-type="float" office:value="1020.24" calcext:value-type="float">
            <text:p>1020.24</text:p>
          </table:table-cell>
          <table:table-cell office:value-type="float" office:value="-58.04" calcext:value-type="float">
            <text:p>-58.04</text:p>
          </table:table-cell>
          <table:table-cell office:value-type="string" calcext:value-type="string">
            <text:p>49 19.17820 -124 19.03224</text:p>
          </table:table-cell>
          <table:table-cell table:formula="of:=LEFT([.F2]; 11)" office:value-type="string" office:string-value="49 19.17820" calcext:value-type="string">
            <text:p>49 19.17820</text:p>
          </table:table-cell>
          <table:table-cell table:formula="of:=RIGHT([.F2]; 13)" office:value-type="string" office:string-value="-124 19.03224" calcext:value-type="string">
            <text:p>-124 19.03224</text:p>
          </table:table-cell>
          <table:table-cell table:formula="of:=ROUND(LEFT([.G2]; 2) + RIGHT([.G2]; 8) / 60; 5)" office:value-type="float" office:value="49.31964" calcext:value-type="float">
            <text:p>49.31964</text:p>
          </table:table-cell>
          <table:table-cell table:formula="of:=ROUND(LEFT([.H2]; 4) + RIGHT([.H2]; 8) / 60; 5)" office:value-type="float" office:value="-123.6828" calcext:value-type="float">
            <text:p>-123.682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3" calcext:value-type="float">
            <text:p>41.23</text:p>
          </table:table-cell>
          <table:table-cell office:value-type="float" office:value="18.33" calcext:value-type="float">
            <text:p>18.33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-58.02" calcext:value-type="float">
            <text:p>-58.02</text:p>
          </table:table-cell>
          <table:table-cell office:value-type="string" calcext:value-type="string">
            <text:p>49 19.17852 -124 19.03190</text:p>
          </table:table-cell>
          <table:table-cell table:formula="of:=LEFT([.F3]; 11)" office:value-type="string" office:string-value="49 19.17852" calcext:value-type="string">
            <text:p>49 19.17852</text:p>
          </table:table-cell>
          <table:table-cell table:formula="of:=RIGHT([.F3]; 13)" office:value-type="string" office:string-value="-124 19.03190" calcext:value-type="string">
            <text:p>-124 19.03190</text:p>
          </table:table-cell>
          <table:table-cell table:formula="of:=ROUND(LEFT([.G3]; 2) + RIGHT([.G3]; 8) / 60; 5)" office:value-type="float" office:value="49.31964" calcext:value-type="float">
            <text:p>49.31964</text:p>
          </table:table-cell>
          <table:table-cell table:formula="of:=ROUND(LEFT([.H3]; 4) + RIGHT([.H3]; 8) / 60; 5)" office:value-type="float" office:value="-123.6828" calcext:value-type="float">
            <text:p>-123.682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1" calcext:value-type="float">
            <text:p>41.21</text:p>
          </table:table-cell>
          <table:table-cell office:value-type="float" office:value="18.33" calcext:value-type="float">
            <text:p>18.33</text:p>
          </table:table-cell>
          <table:table-cell office:value-type="float" office:value="1020.25" calcext:value-type="float">
            <text:p>1020.25</text:p>
          </table:table-cell>
          <table:table-cell office:value-type="float" office:value="-57.73" calcext:value-type="float">
            <text:p>-57.73</text:p>
          </table:table-cell>
          <table:table-cell office:value-type="string" calcext:value-type="string">
            <text:p>49 19.17741 -124 19.03218</text:p>
          </table:table-cell>
          <table:table-cell table:formula="of:=LEFT([.F4]; 11)" office:value-type="string" office:string-value="49 19.17741" calcext:value-type="string">
            <text:p>49 19.17741</text:p>
          </table:table-cell>
          <table:table-cell table:formula="of:=RIGHT([.F4]; 13)" office:value-type="string" office:string-value="-124 19.03218" calcext:value-type="string">
            <text:p>-124 19.03218</text:p>
          </table:table-cell>
          <table:table-cell table:formula="of:=ROUND(LEFT([.G4]; 2) + RIGHT([.G4]; 8) / 60; 5)" office:value-type="float" office:value="49.31962" calcext:value-type="float">
            <text:p>49.31962</text:p>
          </table:table-cell>
          <table:table-cell table:formula="of:=ROUND(LEFT([.H4]; 4) + RIGHT([.H4]; 8) / 60; 5)" office:value-type="float" office:value="-123.6828" calcext:value-type="float">
            <text:p>-123.682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18" calcext:value-type="float">
            <text:p>41.18</text:p>
          </table:table-cell>
          <table:table-cell office:value-type="float" office:value="18.33" calcext:value-type="float">
            <text:p>18.33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-57.99" calcext:value-type="float">
            <text:p>-57.99</text:p>
          </table:table-cell>
          <table:table-cell office:value-type="string" calcext:value-type="string">
            <text:p>49 19.17675 -124 19.03179</text:p>
          </table:table-cell>
          <table:table-cell table:formula="of:=LEFT([.F5]; 11)" office:value-type="string" office:string-value="49 19.17675" calcext:value-type="string">
            <text:p>49 19.17675</text:p>
          </table:table-cell>
          <table:table-cell table:formula="of:=RIGHT([.F5]; 13)" office:value-type="string" office:string-value="-124 19.03179" calcext:value-type="string">
            <text:p>-124 19.03179</text:p>
          </table:table-cell>
          <table:table-cell table:formula="of:=ROUND(LEFT([.G5]; 2) + RIGHT([.G5]; 8) / 60; 5)" office:value-type="float" office:value="49.31961" calcext:value-type="float">
            <text:p>49.31961</text:p>
          </table:table-cell>
          <table:table-cell table:formula="of:=ROUND(LEFT([.H5]; 4) + RIGHT([.H5]; 8) / 60; 5)" office:value-type="float" office:value="-123.6828" calcext:value-type="float">
            <text:p>-123.682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16" calcext:value-type="float">
            <text:p>41.16</text:p>
          </table:table-cell>
          <table:table-cell office:value-type="float" office:value="18.34" calcext:value-type="float">
            <text:p>18.34</text:p>
          </table:table-cell>
          <table:table-cell office:value-type="float" office:value="1020.23" calcext:value-type="float">
            <text:p>1020.23</text:p>
          </table:table-cell>
          <table:table-cell office:value-type="float" office:value="-57.81" calcext:value-type="float">
            <text:p>-57.81</text:p>
          </table:table-cell>
          <table:table-cell office:value-type="string" calcext:value-type="string">
            <text:p>49 19.17532 -124 19.03355</text:p>
          </table:table-cell>
          <table:table-cell table:formula="of:=LEFT([.F6]; 11)" office:value-type="string" office:string-value="49 19.17532" calcext:value-type="string">
            <text:p>49 19.17532</text:p>
          </table:table-cell>
          <table:table-cell table:formula="of:=RIGHT([.F6]; 13)" office:value-type="string" office:string-value="-124 19.03355" calcext:value-type="string">
            <text:p>-124 19.03355</text:p>
          </table:table-cell>
          <table:table-cell table:formula="of:=ROUND(LEFT([.G6]; 2) + RIGHT([.G6]; 8) / 60; 5)" office:value-type="float" office:value="49.31959" calcext:value-type="float">
            <text:p>49.31959</text:p>
          </table:table-cell>
          <table:table-cell table:formula="of:=ROUND(LEFT([.H6]; 4) + RIGHT([.H6]; 8) / 60; 5)" office:value-type="float" office:value="-123.68277" calcext:value-type="float">
            <text:p>-123.68277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13" calcext:value-type="float">
            <text:p>41.13</text:p>
          </table:table-cell>
          <table:table-cell office:value-type="float" office:value="18.34" calcext:value-type="float">
            <text:p>18.34</text:p>
          </table:table-cell>
          <table:table-cell office:value-type="float" office:value="1020.23" calcext:value-type="float">
            <text:p>1020.23</text:p>
          </table:table-cell>
          <table:table-cell office:value-type="float" office:value="-57.8" calcext:value-type="float">
            <text:p>-57.8</text:p>
          </table:table-cell>
          <table:table-cell office:value-type="string" calcext:value-type="string">
            <text:p>49 19.17437 -124 19.03424</text:p>
          </table:table-cell>
          <table:table-cell table:formula="of:=LEFT([.F7]; 11)" office:value-type="string" office:string-value="49 19.17437" calcext:value-type="string">
            <text:p>49 19.17437</text:p>
          </table:table-cell>
          <table:table-cell table:formula="of:=RIGHT([.F7]; 13)" office:value-type="string" office:string-value="-124 19.03424" calcext:value-type="string">
            <text:p>-124 19.03424</text:p>
          </table:table-cell>
          <table:table-cell table:formula="of:=ROUND(LEFT([.G7]; 2) + RIGHT([.G7]; 8) / 60; 5)" office:value-type="float" office:value="49.31957" calcext:value-type="float">
            <text:p>49.31957</text:p>
          </table:table-cell>
          <table:table-cell table:formula="of:=ROUND(LEFT([.H7]; 4) + RIGHT([.H7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1" calcext:value-type="float">
            <text:p>41.1</text:p>
          </table:table-cell>
          <table:table-cell office:value-type="float" office:value="18.34" calcext:value-type="float">
            <text:p>18.34</text:p>
          </table:table-cell>
          <table:table-cell office:value-type="float" office:value="1020.22" calcext:value-type="float">
            <text:p>1020.22</text:p>
          </table:table-cell>
          <table:table-cell office:value-type="float" office:value="-57.79" calcext:value-type="float">
            <text:p>-57.79</text:p>
          </table:table-cell>
          <table:table-cell office:value-type="string" calcext:value-type="string">
            <text:p>49 19.17607 -124 19.03431</text:p>
          </table:table-cell>
          <table:table-cell table:formula="of:=LEFT([.F8]; 11)" office:value-type="string" office:string-value="49 19.17607" calcext:value-type="string">
            <text:p>49 19.17607</text:p>
          </table:table-cell>
          <table:table-cell table:formula="of:=RIGHT([.F8]; 13)" office:value-type="string" office:string-value="-124 19.03431" calcext:value-type="string">
            <text:p>-124 19.03431</text:p>
          </table:table-cell>
          <table:table-cell table:formula="of:=ROUND(LEFT([.G8]; 2) + RIGHT([.G8]; 8) / 60; 5)" office:value-type="float" office:value="49.3196" calcext:value-type="float">
            <text:p>49.3196</text:p>
          </table:table-cell>
          <table:table-cell table:formula="of:=ROUND(LEFT([.H8]; 4) + RIGHT([.H8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07" calcext:value-type="float">
            <text:p>41.07</text:p>
          </table:table-cell>
          <table:table-cell office:value-type="float" office:value="18.34" calcext:value-type="float">
            <text:p>18.34</text:p>
          </table:table-cell>
          <table:table-cell office:value-type="float" office:value="1020.19" calcext:value-type="float">
            <text:p>1020.19</text:p>
          </table:table-cell>
          <table:table-cell office:value-type="float" office:value="-57.91" calcext:value-type="float">
            <text:p>-57.91</text:p>
          </table:table-cell>
          <table:table-cell office:value-type="string" calcext:value-type="string">
            <text:p>49 19.17613 -124 19.03437</text:p>
          </table:table-cell>
          <table:table-cell table:formula="of:=LEFT([.F9]; 11)" office:value-type="string" office:string-value="49 19.17613" calcext:value-type="string">
            <text:p>49 19.17613</text:p>
          </table:table-cell>
          <table:table-cell table:formula="of:=RIGHT([.F9]; 13)" office:value-type="string" office:string-value="-124 19.03437" calcext:value-type="string">
            <text:p>-124 19.03437</text:p>
          </table:table-cell>
          <table:table-cell table:formula="of:=ROUND(LEFT([.G9]; 2) + RIGHT([.G9]; 8) / 60; 5)" office:value-type="float" office:value="49.3196" calcext:value-type="float">
            <text:p>49.3196</text:p>
          </table:table-cell>
          <table:table-cell table:formula="of:=ROUND(LEFT([.H9]; 4) + RIGHT([.H9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05" calcext:value-type="float">
            <text:p>41.05</text:p>
          </table:table-cell>
          <table:table-cell office:value-type="float" office:value="18.34" calcext:value-type="float">
            <text:p>18.34</text:p>
          </table:table-cell>
          <table:table-cell office:value-type="float" office:value="1020.14" calcext:value-type="float">
            <text:p>1020.14</text:p>
          </table:table-cell>
          <table:table-cell office:value-type="float" office:value="-57.82" calcext:value-type="float">
            <text:p>-57.82</text:p>
          </table:table-cell>
          <table:table-cell office:value-type="string" calcext:value-type="string">
            <text:p>49 19.17726 -124 19.03441</text:p>
          </table:table-cell>
          <table:table-cell table:formula="of:=LEFT([.F10]; 11)" office:value-type="string" office:string-value="49 19.17726" calcext:value-type="string">
            <text:p>49 19.17726</text:p>
          </table:table-cell>
          <table:table-cell table:formula="of:=RIGHT([.F10]; 13)" office:value-type="string" office:string-value="-124 19.03441" calcext:value-type="string">
            <text:p>-124 19.03441</text:p>
          </table:table-cell>
          <table:table-cell table:formula="of:=ROUND(LEFT([.G10]; 2) + RIGHT([.G10]; 8) / 60; 5)" office:value-type="float" office:value="49.31962" calcext:value-type="float">
            <text:p>49.31962</text:p>
          </table:table-cell>
          <table:table-cell table:formula="of:=ROUND(LEFT([.H10]; 4) + RIGHT([.H10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41.02" calcext:value-type="float">
            <text:p>41.02</text:p>
          </table:table-cell>
          <table:table-cell office:value-type="float" office:value="18.34" calcext:value-type="float">
            <text:p>18.34</text:p>
          </table:table-cell>
          <table:table-cell office:value-type="float" office:value="1020.19" calcext:value-type="float">
            <text:p>1020.19</text:p>
          </table:table-cell>
          <table:table-cell office:value-type="float" office:value="-57.83" calcext:value-type="float">
            <text:p>-57.83</text:p>
          </table:table-cell>
          <table:table-cell office:value-type="string" calcext:value-type="string">
            <text:p>49 19.17714 -124 19.03298</text:p>
          </table:table-cell>
          <table:table-cell table:formula="of:=LEFT([.F11]; 11)" office:value-type="string" office:string-value="49 19.17714" calcext:value-type="string">
            <text:p>49 19.17714</text:p>
          </table:table-cell>
          <table:table-cell table:formula="of:=RIGHT([.F11]; 13)" office:value-type="string" office:string-value="-124 19.03298" calcext:value-type="string">
            <text:p>-124 19.03298</text:p>
          </table:table-cell>
          <table:table-cell table:formula="of:=ROUND(LEFT([.G11]; 2) + RIGHT([.G11]; 8) / 60; 5)" office:value-type="float" office:value="49.31962" calcext:value-type="float">
            <text:p>49.31962</text:p>
          </table:table-cell>
          <table:table-cell table:formula="of:=ROUND(LEFT([.H11]; 4) + RIGHT([.H11]; 8) / 60; 5)" office:value-type="float" office:value="-123.68278" calcext:value-type="float">
            <text:p>-123.6827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" calcext:value-type="float">
            <text:p>41</text:p>
          </table:table-cell>
          <table:table-cell office:value-type="float" office:value="18.35" calcext:value-type="float">
            <text:p>18.35</text:p>
          </table:table-cell>
          <table:table-cell office:value-type="float" office:value="1020.23" calcext:value-type="float">
            <text:p>1020.23</text:p>
          </table:table-cell>
          <table:table-cell office:value-type="float" office:value="-57.71" calcext:value-type="float">
            <text:p>-57.71</text:p>
          </table:table-cell>
          <table:table-cell office:value-type="string" calcext:value-type="string">
            <text:p>49 19.17695 -124 19.03287</text:p>
          </table:table-cell>
          <table:table-cell table:formula="of:=LEFT([.F12]; 11)" office:value-type="string" office:string-value="49 19.17695" calcext:value-type="string">
            <text:p>49 19.17695</text:p>
          </table:table-cell>
          <table:table-cell table:formula="of:=RIGHT([.F12]; 13)" office:value-type="string" office:string-value="-124 19.03287" calcext:value-type="string">
            <text:p>-124 19.03287</text:p>
          </table:table-cell>
          <table:table-cell table:formula="of:=ROUND(LEFT([.G12]; 2) + RIGHT([.G12]; 8) / 60; 5)" office:value-type="float" office:value="49.31962" calcext:value-type="float">
            <text:p>49.31962</text:p>
          </table:table-cell>
          <table:table-cell table:formula="of:=ROUND(LEFT([.H12]; 4) + RIGHT([.H12]; 8) / 60; 5)" office:value-type="float" office:value="-123.68279" calcext:value-type="float">
            <text:p>-123.68279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0.98" calcext:value-type="float">
            <text:p>40.98</text:p>
          </table:table-cell>
          <table:table-cell office:value-type="float" office:value="18.35" calcext:value-type="float">
            <text:p>18.35</text:p>
          </table:table-cell>
          <table:table-cell office:value-type="float" office:value="1020.22" calcext:value-type="float">
            <text:p>1020.22</text:p>
          </table:table-cell>
          <table:table-cell office:value-type="float" office:value="-57.7" calcext:value-type="float">
            <text:p>-57.7</text:p>
          </table:table-cell>
          <table:table-cell office:value-type="string" calcext:value-type="string">
            <text:p>49 19.17706 -124 19.03215</text:p>
          </table:table-cell>
          <table:table-cell table:formula="of:=LEFT([.F13]; 11)" office:value-type="string" office:string-value="49 19.17706" calcext:value-type="string">
            <text:p>49 19.17706</text:p>
          </table:table-cell>
          <table:table-cell table:formula="of:=RIGHT([.F13]; 13)" office:value-type="string" office:string-value="-124 19.03215" calcext:value-type="string">
            <text:p>-124 19.03215</text:p>
          </table:table-cell>
          <table:table-cell table:formula="of:=ROUND(LEFT([.G13]; 2) + RIGHT([.G13]; 8) / 60; 5)" office:value-type="float" office:value="49.31962" calcext:value-type="float">
            <text:p>49.31962</text:p>
          </table:table-cell>
          <table:table-cell table:formula="of:=ROUND(LEFT([.H13]; 4) + RIGHT([.H13]; 8) / 60; 5)" office:value-type="float" office:value="-123.6828" calcext:value-type="float">
            <text:p>-123.682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0.97" calcext:value-type="float">
            <text:p>40.97</text:p>
          </table:table-cell>
          <table:table-cell office:value-type="float" office:value="18.35" calcext:value-type="float">
            <text:p>18.35</text:p>
          </table:table-cell>
          <table:table-cell office:value-type="float" office:value="1020.2" calcext:value-type="float">
            <text:p>1020.2</text:p>
          </table:table-cell>
          <table:table-cell office:value-type="float" office:value="-57.79" calcext:value-type="float">
            <text:p>-57.79</text:p>
          </table:table-cell>
          <table:table-cell office:value-type="string" calcext:value-type="string">
            <text:p>49 19.17911 -124 19.03287</text:p>
          </table:table-cell>
          <table:table-cell table:formula="of:=LEFT([.F14]; 11)" office:value-type="string" office:string-value="49 19.17911" calcext:value-type="string">
            <text:p>49 19.17911</text:p>
          </table:table-cell>
          <table:table-cell table:formula="of:=RIGHT([.F14]; 13)" office:value-type="string" office:string-value="-124 19.03287" calcext:value-type="string">
            <text:p>-124 19.03287</text:p>
          </table:table-cell>
          <table:table-cell table:formula="of:=ROUND(LEFT([.G14]; 2) + RIGHT([.G14]; 8) / 60; 5)" office:value-type="float" office:value="49.31965" calcext:value-type="float">
            <text:p>49.31965</text:p>
          </table:table-cell>
          <table:table-cell table:formula="of:=ROUND(LEFT([.H14]; 4) + RIGHT([.H14]; 8) / 60; 5)" office:value-type="float" office:value="-123.68279" calcext:value-type="float">
            <text:p>-123.68279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40.95" calcext:value-type="float">
            <text:p>40.95</text:p>
          </table:table-cell>
          <table:table-cell office:value-type="float" office:value="18.36" calcext:value-type="float">
            <text:p>18.36</text:p>
          </table:table-cell>
          <table:table-cell office:value-type="float" office:value="1020.23" calcext:value-type="float">
            <text:p>1020.23</text:p>
          </table:table-cell>
          <table:table-cell office:value-type="float" office:value="-57.8" calcext:value-type="float">
            <text:p>-57.8</text:p>
          </table:table-cell>
          <table:table-cell office:value-type="string" calcext:value-type="string">
            <text:p>49 19.17877 -124 19.03338</text:p>
          </table:table-cell>
          <table:table-cell table:formula="of:=LEFT([.F15]; 11)" office:value-type="string" office:string-value="49 19.17877" calcext:value-type="string">
            <text:p>49 19.17877</text:p>
          </table:table-cell>
          <table:table-cell table:formula="of:=RIGHT([.F15]; 13)" office:value-type="string" office:string-value="-124 19.03338" calcext:value-type="string">
            <text:p>-124 19.03338</text:p>
          </table:table-cell>
          <table:table-cell table:formula="of:=ROUND(LEFT([.G15]; 2) + RIGHT([.G15]; 8) / 60; 5)" office:value-type="float" office:value="49.31965" calcext:value-type="float">
            <text:p>49.31965</text:p>
          </table:table-cell>
          <table:table-cell table:formula="of:=ROUND(LEFT([.H15]; 4) + RIGHT([.H15]; 8) / 60; 5)" office:value-type="float" office:value="-123.68278" calcext:value-type="float">
            <text:p>-123.6827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0.97" calcext:value-type="float">
            <text:p>40.97</text:p>
          </table:table-cell>
          <table:table-cell office:value-type="float" office:value="18.36" calcext:value-type="float">
            <text:p>18.36</text:p>
          </table:table-cell>
          <table:table-cell office:value-type="float" office:value="1020.19" calcext:value-type="float">
            <text:p>1020.19</text:p>
          </table:table-cell>
          <table:table-cell office:value-type="float" office:value="-57.77" calcext:value-type="float">
            <text:p>-57.77</text:p>
          </table:table-cell>
          <table:table-cell office:value-type="string" calcext:value-type="string">
            <text:p>49 19.17896 -124 19.03377</text:p>
          </table:table-cell>
          <table:table-cell table:formula="of:=LEFT([.F16]; 11)" office:value-type="string" office:string-value="49 19.17896" calcext:value-type="string">
            <text:p>49 19.17896</text:p>
          </table:table-cell>
          <table:table-cell table:formula="of:=RIGHT([.F16]; 13)" office:value-type="string" office:string-value="-124 19.03377" calcext:value-type="string">
            <text:p>-124 19.03377</text:p>
          </table:table-cell>
          <table:table-cell table:formula="of:=ROUND(LEFT([.G16]; 2) + RIGHT([.G16]; 8) / 60; 5)" office:value-type="float" office:value="49.31965" calcext:value-type="float">
            <text:p>49.31965</text:p>
          </table:table-cell>
          <table:table-cell table:formula="of:=ROUND(LEFT([.H16]; 4) + RIGHT([.H16]; 8) / 60; 5)" office:value-type="float" office:value="-123.68277" calcext:value-type="float">
            <text:p>-123.68277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0.99" calcext:value-type="float">
            <text:p>40.99</text:p>
          </table:table-cell>
          <table:table-cell office:value-type="float" office:value="18.36" calcext:value-type="float">
            <text:p>18.36</text:p>
          </table:table-cell>
          <table:table-cell office:value-type="float" office:value="1020.2" calcext:value-type="float">
            <text:p>1020.2</text:p>
          </table:table-cell>
          <table:table-cell office:value-type="float" office:value="-57.87" calcext:value-type="float">
            <text:p>-57.87</text:p>
          </table:table-cell>
          <table:table-cell office:value-type="string" calcext:value-type="string">
            <text:p>49 19.17884 -124 19.03374</text:p>
          </table:table-cell>
          <table:table-cell table:formula="of:=LEFT([.F17]; 11)" office:value-type="string" office:string-value="49 19.17884" calcext:value-type="string">
            <text:p>49 19.17884</text:p>
          </table:table-cell>
          <table:table-cell table:formula="of:=RIGHT([.F17]; 13)" office:value-type="string" office:string-value="-124 19.03374" calcext:value-type="string">
            <text:p>-124 19.03374</text:p>
          </table:table-cell>
          <table:table-cell table:formula="of:=ROUND(LEFT([.G17]; 2) + RIGHT([.G17]; 8) / 60; 5)" office:value-type="float" office:value="49.31965" calcext:value-type="float">
            <text:p>49.31965</text:p>
          </table:table-cell>
          <table:table-cell table:formula="of:=ROUND(LEFT([.H17]; 4) + RIGHT([.H17]; 8) / 60; 5)" office:value-type="float" office:value="-123.68277" calcext:value-type="float">
            <text:p>-123.68277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01" calcext:value-type="float">
            <text:p>41.01</text:p>
          </table:table-cell>
          <table:table-cell office:value-type="float" office:value="18.36" calcext:value-type="float">
            <text:p>18.36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-58.03" calcext:value-type="float">
            <text:p>-58.03</text:p>
          </table:table-cell>
          <table:table-cell office:value-type="string" calcext:value-type="string">
            <text:p>49 19.17825 -124 19.03437</text:p>
          </table:table-cell>
          <table:table-cell table:formula="of:=LEFT([.F18]; 11)" office:value-type="string" office:string-value="49 19.17825" calcext:value-type="string">
            <text:p>49 19.17825</text:p>
          </table:table-cell>
          <table:table-cell table:formula="of:=RIGHT([.F18]; 13)" office:value-type="string" office:string-value="-124 19.03437" calcext:value-type="string">
            <text:p>-124 19.03437</text:p>
          </table:table-cell>
          <table:table-cell table:formula="of:=ROUND(LEFT([.G18]; 2) + RIGHT([.G18]; 8) / 60; 5)" office:value-type="float" office:value="49.31964" calcext:value-type="float">
            <text:p>49.31964</text:p>
          </table:table-cell>
          <table:table-cell table:formula="of:=ROUND(LEFT([.H18]; 4) + RIGHT([.H18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15" calcext:value-type="float">
            <text:p>41.15</text:p>
          </table:table-cell>
          <table:table-cell office:value-type="float" office:value="18.37" calcext:value-type="float">
            <text:p>18.37</text:p>
          </table:table-cell>
          <table:table-cell office:value-type="float" office:value="1020.22" calcext:value-type="float">
            <text:p>1020.22</text:p>
          </table:table-cell>
          <table:table-cell office:value-type="float" office:value="-57.83" calcext:value-type="float">
            <text:p>-57.83</text:p>
          </table:table-cell>
          <table:table-cell office:value-type="string" calcext:value-type="string">
            <text:p>49 19.17847 -124 19.03526</text:p>
          </table:table-cell>
          <table:table-cell table:formula="of:=LEFT([.F19]; 11)" office:value-type="string" office:string-value="49 19.17847" calcext:value-type="string">
            <text:p>49 19.17847</text:p>
          </table:table-cell>
          <table:table-cell table:formula="of:=RIGHT([.F19]; 13)" office:value-type="string" office:string-value="-124 19.03526" calcext:value-type="string">
            <text:p>-124 19.03526</text:p>
          </table:table-cell>
          <table:table-cell table:formula="of:=ROUND(LEFT([.G19]; 2) + RIGHT([.G19]; 8) / 60; 5)" office:value-type="float" office:value="49.31964" calcext:value-type="float">
            <text:p>49.31964</text:p>
          </table:table-cell>
          <table:table-cell table:formula="of:=ROUND(LEFT([.H19]; 4) + RIGHT([.H19]; 8) / 60; 5)" office:value-type="float" office:value="-123.68275" calcext:value-type="float">
            <text:p>-123.68275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5" calcext:value-type="float">
            <text:p>41.25</text:p>
          </table:table-cell>
          <table:table-cell office:value-type="float" office:value="18.38" calcext:value-type="float">
            <text:p>18.38</text:p>
          </table:table-cell>
          <table:table-cell office:value-type="float" office:value="1020.22" calcext:value-type="float">
            <text:p>1020.22</text:p>
          </table:table-cell>
          <table:table-cell office:value-type="float" office:value="-57.7" calcext:value-type="float">
            <text:p>-57.7</text:p>
          </table:table-cell>
          <table:table-cell office:value-type="string" calcext:value-type="string">
            <text:p>49 19.17775 -124 19.03603</text:p>
          </table:table-cell>
          <table:table-cell table:formula="of:=LEFT([.F20]; 11)" office:value-type="string" office:string-value="49 19.17775" calcext:value-type="string">
            <text:p>49 19.17775</text:p>
          </table:table-cell>
          <table:table-cell table:formula="of:=RIGHT([.F20]; 13)" office:value-type="string" office:string-value="-124 19.03603" calcext:value-type="string">
            <text:p>-124 19.03603</text:p>
          </table:table-cell>
          <table:table-cell table:formula="of:=ROUND(LEFT([.G20]; 2) + RIGHT([.G20]; 8) / 60; 5)" office:value-type="float" office:value="49.31963" calcext:value-type="float">
            <text:p>49.31963</text:p>
          </table:table-cell>
          <table:table-cell table:formula="of:=ROUND(LEFT([.H20]; 4) + RIGHT([.H20]; 8) / 60; 5)" office:value-type="float" office:value="-123.68273" calcext:value-type="float">
            <text:p>-123.6827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7" calcext:value-type="float">
            <text:p>41.27</text:p>
          </table:table-cell>
          <table:table-cell office:value-type="float" office:value="18.38" calcext:value-type="float">
            <text:p>18.38</text:p>
          </table:table-cell>
          <table:table-cell office:value-type="float" office:value="1020.2" calcext:value-type="float">
            <text:p>1020.2</text:p>
          </table:table-cell>
          <table:table-cell office:value-type="float" office:value="-57.72" calcext:value-type="float">
            <text:p>-57.72</text:p>
          </table:table-cell>
          <table:table-cell office:value-type="string" calcext:value-type="string">
            <text:p>49 19.18296 -124 19.03399</text:p>
          </table:table-cell>
          <table:table-cell table:formula="of:=LEFT([.F21]; 11)" office:value-type="string" office:string-value="49 19.18296" calcext:value-type="string">
            <text:p>49 19.18296</text:p>
          </table:table-cell>
          <table:table-cell table:formula="of:=RIGHT([.F21]; 13)" office:value-type="string" office:string-value="-124 19.03399" calcext:value-type="string">
            <text:p>-124 19.03399</text:p>
          </table:table-cell>
          <table:table-cell table:formula="of:=ROUND(LEFT([.G21]; 2) + RIGHT([.G21]; 8) / 60; 5)" office:value-type="float" office:value="49.31972" calcext:value-type="float">
            <text:p>49.31972</text:p>
          </table:table-cell>
          <table:table-cell table:formula="of:=ROUND(LEFT([.H21]; 4) + RIGHT([.H21]; 8) / 60; 5)" office:value-type="float" office:value="-123.68277" calcext:value-type="float">
            <text:p>-123.68277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3" calcext:value-type="float">
            <text:p>41.3</text:p>
          </table:table-cell>
          <table:table-cell office:value-type="float" office:value="18.39" calcext:value-type="float">
            <text:p>18.39</text:p>
          </table:table-cell>
          <table:table-cell office:value-type="float" office:value="1020.23" calcext:value-type="float">
            <text:p>1020.23</text:p>
          </table:table-cell>
          <table:table-cell office:value-type="float" office:value="-57.58" calcext:value-type="float">
            <text:p>-57.58</text:p>
          </table:table-cell>
          <table:table-cell office:value-type="string" calcext:value-type="string">
            <text:p>49 19.18516 -124 19.03285</text:p>
          </table:table-cell>
          <table:table-cell table:formula="of:=LEFT([.F22]; 11)" office:value-type="string" office:string-value="49 19.18516" calcext:value-type="string">
            <text:p>49 19.18516</text:p>
          </table:table-cell>
          <table:table-cell table:formula="of:=RIGHT([.F22]; 13)" office:value-type="string" office:string-value="-124 19.03285" calcext:value-type="string">
            <text:p>-124 19.03285</text:p>
          </table:table-cell>
          <table:table-cell table:formula="of:=ROUND(LEFT([.G22]; 2) + RIGHT([.G22]; 8) / 60; 5)" office:value-type="float" office:value="49.31975" calcext:value-type="float">
            <text:p>49.31975</text:p>
          </table:table-cell>
          <table:table-cell table:formula="of:=ROUND(LEFT([.H22]; 4) + RIGHT([.H22]; 8) / 60; 5)" office:value-type="float" office:value="-123.68279" calcext:value-type="float">
            <text:p>-123.68279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34" calcext:value-type="float">
            <text:p>41.34</text:p>
          </table:table-cell>
          <table:table-cell office:value-type="float" office:value="18.39" calcext:value-type="float">
            <text:p>18.39</text:p>
          </table:table-cell>
          <table:table-cell office:value-type="float" office:value="1020.23" calcext:value-type="float">
            <text:p>1020.23</text:p>
          </table:table-cell>
          <table:table-cell office:value-type="float" office:value="-57.71" calcext:value-type="float">
            <text:p>-57.71</text:p>
          </table:table-cell>
          <table:table-cell office:value-type="string" calcext:value-type="string">
            <text:p>49 19.18691 -124 19.03422</text:p>
          </table:table-cell>
          <table:table-cell table:formula="of:=LEFT([.F23]; 11)" office:value-type="string" office:string-value="49 19.18691" calcext:value-type="string">
            <text:p>49 19.18691</text:p>
          </table:table-cell>
          <table:table-cell table:formula="of:=RIGHT([.F23]; 13)" office:value-type="string" office:string-value="-124 19.03422" calcext:value-type="string">
            <text:p>-124 19.03422</text:p>
          </table:table-cell>
          <table:table-cell table:formula="of:=ROUND(LEFT([.G23]; 2) + RIGHT([.G23]; 8) / 60; 5)" office:value-type="float" office:value="49.31978" calcext:value-type="float">
            <text:p>49.31978</text:p>
          </table:table-cell>
          <table:table-cell table:formula="of:=ROUND(LEFT([.H23]; 4) + RIGHT([.H23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34" calcext:value-type="float">
            <text:p>41.34</text:p>
          </table:table-cell>
          <table:table-cell office:value-type="float" office:value="18.4" calcext:value-type="float">
            <text:p>18.4</text:p>
          </table:table-cell>
          <table:table-cell office:value-type="float" office:value="1020.19" calcext:value-type="float">
            <text:p>1020.19</text:p>
          </table:table-cell>
          <table:table-cell office:value-type="float" office:value="-58.08" calcext:value-type="float">
            <text:p>-58.08</text:p>
          </table:table-cell>
          <table:table-cell office:value-type="string" calcext:value-type="string">
            <text:p>49 19.18741 -124 19.03341</text:p>
          </table:table-cell>
          <table:table-cell table:formula="of:=LEFT([.F24]; 11)" office:value-type="string" office:string-value="49 19.18741" calcext:value-type="string">
            <text:p>49 19.18741</text:p>
          </table:table-cell>
          <table:table-cell table:formula="of:=RIGHT([.F24]; 13)" office:value-type="string" office:string-value="-124 19.03341" calcext:value-type="string">
            <text:p>-124 19.03341</text:p>
          </table:table-cell>
          <table:table-cell table:formula="of:=ROUND(LEFT([.G24]; 2) + RIGHT([.G24]; 8) / 60; 5)" office:value-type="float" office:value="49.31979" calcext:value-type="float">
            <text:p>49.31979</text:p>
          </table:table-cell>
          <table:table-cell table:formula="of:=ROUND(LEFT([.H24]; 4) + RIGHT([.H24]; 8) / 60; 5)" office:value-type="float" office:value="-123.68278" calcext:value-type="float">
            <text:p>-123.6827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34" calcext:value-type="float">
            <text:p>41.34</text:p>
          </table:table-cell>
          <table:table-cell office:value-type="float" office:value="18.4" calcext:value-type="float">
            <text:p>18.4</text:p>
          </table:table-cell>
          <table:table-cell office:value-type="float" office:value="1020.19" calcext:value-type="float">
            <text:p>1020.19</text:p>
          </table:table-cell>
          <table:table-cell office:value-type="float" office:value="-57.79" calcext:value-type="float">
            <text:p>-57.79</text:p>
          </table:table-cell>
          <table:table-cell office:value-type="string" calcext:value-type="string">
            <text:p>49 19.18659 -124 19.03337</text:p>
          </table:table-cell>
          <table:table-cell table:formula="of:=LEFT([.F25]; 11)" office:value-type="string" office:string-value="49 19.18659" calcext:value-type="string">
            <text:p>49 19.18659</text:p>
          </table:table-cell>
          <table:table-cell table:formula="of:=RIGHT([.F25]; 13)" office:value-type="string" office:string-value="-124 19.03337" calcext:value-type="string">
            <text:p>-124 19.03337</text:p>
          </table:table-cell>
          <table:table-cell table:formula="of:=ROUND(LEFT([.G25]; 2) + RIGHT([.G25]; 8) / 60; 5)" office:value-type="float" office:value="49.31978" calcext:value-type="float">
            <text:p>49.31978</text:p>
          </table:table-cell>
          <table:table-cell table:formula="of:=ROUND(LEFT([.H25]; 4) + RIGHT([.H25]; 8) / 60; 5)" office:value-type="float" office:value="-123.68278" calcext:value-type="float">
            <text:p>-123.6827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32" calcext:value-type="float">
            <text:p>41.32</text:p>
          </table:table-cell>
          <table:table-cell office:value-type="float" office:value="18.4" calcext:value-type="float">
            <text:p>18.4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-57.96" calcext:value-type="float">
            <text:p>-57.96</text:p>
          </table:table-cell>
          <table:table-cell office:value-type="string" calcext:value-type="string">
            <text:p>49 19.18666 -124 19.03445</text:p>
          </table:table-cell>
          <table:table-cell table:formula="of:=LEFT([.F26]; 11)" office:value-type="string" office:string-value="49 19.18666" calcext:value-type="string">
            <text:p>49 19.18666</text:p>
          </table:table-cell>
          <table:table-cell table:formula="of:=RIGHT([.F26]; 13)" office:value-type="string" office:string-value="-124 19.03445" calcext:value-type="string">
            <text:p>-124 19.03445</text:p>
          </table:table-cell>
          <table:table-cell table:formula="of:=ROUND(LEFT([.G26]; 2) + RIGHT([.G26]; 8) / 60; 5)" office:value-type="float" office:value="49.31978" calcext:value-type="float">
            <text:p>49.31978</text:p>
          </table:table-cell>
          <table:table-cell table:formula="of:=ROUND(LEFT([.H26]; 4) + RIGHT([.H26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7" calcext:value-type="float">
            <text:p>41.27</text:p>
          </table:table-cell>
          <table:table-cell office:value-type="float" office:value="18.4" calcext:value-type="float">
            <text:p>18.4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-57.86" calcext:value-type="float">
            <text:p>-57.86</text:p>
          </table:table-cell>
          <table:table-cell office:value-type="string" calcext:value-type="string">
            <text:p>49 19.18778 -124 19.03552</text:p>
          </table:table-cell>
          <table:table-cell table:formula="of:=LEFT([.F27]; 11)" office:value-type="string" office:string-value="49 19.18778" calcext:value-type="string">
            <text:p>49 19.18778</text:p>
          </table:table-cell>
          <table:table-cell table:formula="of:=RIGHT([.F27]; 13)" office:value-type="string" office:string-value="-124 19.03552" calcext:value-type="string">
            <text:p>-124 19.03552</text:p>
          </table:table-cell>
          <table:table-cell table:formula="of:=ROUND(LEFT([.G27]; 2) + RIGHT([.G27]; 8) / 60; 5)" office:value-type="float" office:value="49.3198" calcext:value-type="float">
            <text:p>49.3198</text:p>
          </table:table-cell>
          <table:table-cell table:formula="of:=ROUND(LEFT([.H27]; 4) + RIGHT([.H27]; 8) / 60; 5)" office:value-type="float" office:value="-123.68274" calcext:value-type="float">
            <text:p>-123.6827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4" calcext:value-type="float">
            <text:p>41.24</text:p>
          </table:table-cell>
          <table:table-cell office:value-type="float" office:value="18.4" calcext:value-type="float">
            <text:p>18.4</text:p>
          </table:table-cell>
          <table:table-cell office:value-type="float" office:value="1020.22" calcext:value-type="float">
            <text:p>1020.22</text:p>
          </table:table-cell>
          <table:table-cell office:value-type="float" office:value="-58.1" calcext:value-type="float">
            <text:p>-58.1</text:p>
          </table:table-cell>
          <table:table-cell office:value-type="string" calcext:value-type="string">
            <text:p>49 19.18976 -124 19.03628</text:p>
          </table:table-cell>
          <table:table-cell table:formula="of:=LEFT([.F28]; 11)" office:value-type="string" office:string-value="49 19.18976" calcext:value-type="string">
            <text:p>49 19.18976</text:p>
          </table:table-cell>
          <table:table-cell table:formula="of:=RIGHT([.F28]; 13)" office:value-type="string" office:string-value="-124 19.03628" calcext:value-type="string">
            <text:p>-124 19.03628</text:p>
          </table:table-cell>
          <table:table-cell table:formula="of:=ROUND(LEFT([.G28]; 2) + RIGHT([.G28]; 8) / 60; 5)" office:value-type="float" office:value="49.31983" calcext:value-type="float">
            <text:p>49.31983</text:p>
          </table:table-cell>
          <table:table-cell table:formula="of:=ROUND(LEFT([.H28]; 4) + RIGHT([.H28]; 8) / 60; 5)" office:value-type="float" office:value="-123.68273" calcext:value-type="float">
            <text:p>-123.6827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" calcext:value-type="float">
            <text:p>41.2</text:p>
          </table:table-cell>
          <table:table-cell office:value-type="float" office:value="18.41" calcext:value-type="float">
            <text:p>18.41</text:p>
          </table:table-cell>
          <table:table-cell office:value-type="float" office:value="1020.23" calcext:value-type="float">
            <text:p>1020.23</text:p>
          </table:table-cell>
          <table:table-cell office:value-type="float" office:value="-57.81" calcext:value-type="float">
            <text:p>-57.81</text:p>
          </table:table-cell>
          <table:table-cell office:value-type="string" calcext:value-type="string">
            <text:p>49 19.19023 -124 19.03605</text:p>
          </table:table-cell>
          <table:table-cell table:formula="of:=LEFT([.F29]; 11)" office:value-type="string" office:string-value="49 19.19023" calcext:value-type="string">
            <text:p>49 19.19023</text:p>
          </table:table-cell>
          <table:table-cell table:formula="of:=RIGHT([.F29]; 13)" office:value-type="string" office:string-value="-124 19.03605" calcext:value-type="string">
            <text:p>-124 19.03605</text:p>
          </table:table-cell>
          <table:table-cell table:formula="of:=ROUND(LEFT([.G29]; 2) + RIGHT([.G29]; 8) / 60; 5)" office:value-type="float" office:value="49.31984" calcext:value-type="float">
            <text:p>49.31984</text:p>
          </table:table-cell>
          <table:table-cell table:formula="of:=ROUND(LEFT([.H29]; 4) + RIGHT([.H29]; 8) / 60; 5)" office:value-type="float" office:value="-123.68273" calcext:value-type="float">
            <text:p>-123.6827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18" calcext:value-type="float">
            <text:p>41.18</text:p>
          </table:table-cell>
          <table:table-cell office:value-type="float" office:value="18.41" calcext:value-type="float">
            <text:p>18.41</text:p>
          </table:table-cell>
          <table:table-cell office:value-type="float" office:value="1020.22" calcext:value-type="float">
            <text:p>1020.22</text:p>
          </table:table-cell>
          <table:table-cell office:value-type="float" office:value="-57.71" calcext:value-type="float">
            <text:p>-57.71</text:p>
          </table:table-cell>
          <table:table-cell office:value-type="string" calcext:value-type="string">
            <text:p>49 19.19023 -124 19.03420</text:p>
          </table:table-cell>
          <table:table-cell table:formula="of:=LEFT([.F30]; 11)" office:value-type="string" office:string-value="49 19.19023" calcext:value-type="string">
            <text:p>49 19.19023</text:p>
          </table:table-cell>
          <table:table-cell table:formula="of:=RIGHT([.F30]; 13)" office:value-type="string" office:string-value="-124 19.03420" calcext:value-type="string">
            <text:p>-124 19.03420</text:p>
          </table:table-cell>
          <table:table-cell table:formula="of:=ROUND(LEFT([.G30]; 2) + RIGHT([.G30]; 8) / 60; 5)" office:value-type="float" office:value="49.31984" calcext:value-type="float">
            <text:p>49.31984</text:p>
          </table:table-cell>
          <table:table-cell table:formula="of:=ROUND(LEFT([.H30]; 4) + RIGHT([.H30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16" calcext:value-type="float">
            <text:p>41.16</text:p>
          </table:table-cell>
          <table:table-cell office:value-type="float" office:value="18.41" calcext:value-type="float">
            <text:p>18.41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-57.72" calcext:value-type="float">
            <text:p>-57.72</text:p>
          </table:table-cell>
          <table:table-cell office:value-type="string" calcext:value-type="string">
            <text:p>49 19.19085 -124 19.03302</text:p>
          </table:table-cell>
          <table:table-cell table:formula="of:=LEFT([.F31]; 11)" office:value-type="string" office:string-value="49 19.19085" calcext:value-type="string">
            <text:p>49 19.19085</text:p>
          </table:table-cell>
          <table:table-cell table:formula="of:=RIGHT([.F31]; 13)" office:value-type="string" office:string-value="-124 19.03302" calcext:value-type="string">
            <text:p>-124 19.03302</text:p>
          </table:table-cell>
          <table:table-cell table:formula="of:=ROUND(LEFT([.G31]; 2) + RIGHT([.G31]; 8) / 60; 5)" office:value-type="float" office:value="49.31985" calcext:value-type="float">
            <text:p>49.31985</text:p>
          </table:table-cell>
          <table:table-cell table:formula="of:=ROUND(LEFT([.H31]; 4) + RIGHT([.H31]; 8) / 60; 5)" office:value-type="float" office:value="-123.68278" calcext:value-type="float">
            <text:p>-123.6827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13" calcext:value-type="float">
            <text:p>41.13</text:p>
          </table:table-cell>
          <table:table-cell office:value-type="float" office:value="18.41" calcext:value-type="float">
            <text:p>18.41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-57.58" calcext:value-type="float">
            <text:p>-57.58</text:p>
          </table:table-cell>
          <table:table-cell office:value-type="string" calcext:value-type="string">
            <text:p>49 19.19027 -124 19.02978</text:p>
          </table:table-cell>
          <table:table-cell table:formula="of:=LEFT([.F32]; 11)" office:value-type="string" office:string-value="49 19.19027" calcext:value-type="string">
            <text:p>49 19.19027</text:p>
          </table:table-cell>
          <table:table-cell table:formula="of:=RIGHT([.F32]; 13)" office:value-type="string" office:string-value="-124 19.02978" calcext:value-type="string">
            <text:p>-124 19.02978</text:p>
          </table:table-cell>
          <table:table-cell table:formula="of:=ROUND(LEFT([.G32]; 2) + RIGHT([.G32]; 8) / 60; 5)" office:value-type="float" office:value="49.31984" calcext:value-type="float">
            <text:p>49.31984</text:p>
          </table:table-cell>
          <table:table-cell table:formula="of:=ROUND(LEFT([.H32]; 4) + RIGHT([.H32]; 8) / 60; 5)" office:value-type="float" office:value="-123.68284" calcext:value-type="float">
            <text:p>-123.6828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11" calcext:value-type="float">
            <text:p>41.11</text:p>
          </table:table-cell>
          <table:table-cell office:value-type="float" office:value="18.41" calcext:value-type="float">
            <text:p>18.41</text:p>
          </table:table-cell>
          <table:table-cell office:value-type="float" office:value="1020.22" calcext:value-type="float">
            <text:p>1020.22</text:p>
          </table:table-cell>
          <table:table-cell office:value-type="float" office:value="-57.82" calcext:value-type="float">
            <text:p>-57.82</text:p>
          </table:table-cell>
          <table:table-cell office:value-type="string" calcext:value-type="string">
            <text:p>49 19.18796 -124 19.02978</text:p>
          </table:table-cell>
          <table:table-cell table:formula="of:=LEFT([.F33]; 11)" office:value-type="string" office:string-value="49 19.18796" calcext:value-type="string">
            <text:p>49 19.18796</text:p>
          </table:table-cell>
          <table:table-cell table:formula="of:=RIGHT([.F33]; 13)" office:value-type="string" office:string-value="-124 19.02978" calcext:value-type="string">
            <text:p>-124 19.02978</text:p>
          </table:table-cell>
          <table:table-cell table:formula="of:=ROUND(LEFT([.G33]; 2) + RIGHT([.G33]; 8) / 60; 5)" office:value-type="float" office:value="49.3198" calcext:value-type="float">
            <text:p>49.3198</text:p>
          </table:table-cell>
          <table:table-cell table:formula="of:=ROUND(LEFT([.H33]; 4) + RIGHT([.H33]; 8) / 60; 5)" office:value-type="float" office:value="-123.68284" calcext:value-type="float">
            <text:p>-123.6828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09" calcext:value-type="float">
            <text:p>41.09</text:p>
          </table:table-cell>
          <table:table-cell office:value-type="float" office:value="18.41" calcext:value-type="float">
            <text:p>18.41</text:p>
          </table:table-cell>
          <table:table-cell office:value-type="float" office:value="1020.19" calcext:value-type="float">
            <text:p>1020.19</text:p>
          </table:table-cell>
          <table:table-cell office:value-type="float" office:value="-57.71" calcext:value-type="float">
            <text:p>-57.71</text:p>
          </table:table-cell>
          <table:table-cell office:value-type="string" calcext:value-type="string">
            <text:p>49 19.18620 -124 19.03041</text:p>
          </table:table-cell>
          <table:table-cell table:formula="of:=LEFT([.F34]; 11)" office:value-type="string" office:string-value="49 19.18620" calcext:value-type="string">
            <text:p>49 19.18620</text:p>
          </table:table-cell>
          <table:table-cell table:formula="of:=RIGHT([.F34]; 13)" office:value-type="string" office:string-value="-124 19.03041" calcext:value-type="string">
            <text:p>-124 19.03041</text:p>
          </table:table-cell>
          <table:table-cell table:formula="of:=ROUND(LEFT([.G34]; 2) + RIGHT([.G34]; 8) / 60; 5)" office:value-type="float" office:value="49.31977" calcext:value-type="float">
            <text:p>49.31977</text:p>
          </table:table-cell>
          <table:table-cell table:formula="of:=ROUND(LEFT([.H34]; 4) + RIGHT([.H34]; 8) / 60; 5)" office:value-type="float" office:value="-123.68283" calcext:value-type="float">
            <text:p>-123.6828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06" calcext:value-type="float">
            <text:p>41.06</text:p>
          </table:table-cell>
          <table:table-cell office:value-type="float" office:value="18.42" calcext:value-type="float">
            <text:p>18.42</text:p>
          </table:table-cell>
          <table:table-cell office:value-type="float" office:value="1020.19" calcext:value-type="float">
            <text:p>1020.19</text:p>
          </table:table-cell>
          <table:table-cell office:value-type="float" office:value="-57.45" calcext:value-type="float">
            <text:p>-57.45</text:p>
          </table:table-cell>
          <table:table-cell office:value-type="string" calcext:value-type="string">
            <text:p>49 19.18514 -124 19.03140</text:p>
          </table:table-cell>
          <table:table-cell table:formula="of:=LEFT([.F35]; 11)" office:value-type="string" office:string-value="49 19.18514" calcext:value-type="string">
            <text:p>49 19.18514</text:p>
          </table:table-cell>
          <table:table-cell table:formula="of:=RIGHT([.F35]; 13)" office:value-type="string" office:string-value="-124 19.03140" calcext:value-type="string">
            <text:p>-124 19.03140</text:p>
          </table:table-cell>
          <table:table-cell table:formula="of:=ROUND(LEFT([.G35]; 2) + RIGHT([.G35]; 8) / 60; 5)" office:value-type="float" office:value="49.31975" calcext:value-type="float">
            <text:p>49.31975</text:p>
          </table:table-cell>
          <table:table-cell table:formula="of:=ROUND(LEFT([.H35]; 4) + RIGHT([.H35]; 8) / 60; 5)" office:value-type="float" office:value="-123.68281" calcext:value-type="float">
            <text:p>-123.68281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1" calcext:value-type="float">
            <text:p>41.21</text:p>
          </table:table-cell>
          <table:table-cell office:value-type="float" office:value="18.41" calcext:value-type="float">
            <text:p>18.41</text:p>
          </table:table-cell>
          <table:table-cell office:value-type="float" office:value="1020.16" calcext:value-type="float">
            <text:p>1020.16</text:p>
          </table:table-cell>
          <table:table-cell office:value-type="float" office:value="-57.29" calcext:value-type="float">
            <text:p>-57.29</text:p>
          </table:table-cell>
          <table:table-cell office:value-type="string" calcext:value-type="string">
            <text:p>49 19.18520 -124 19.03189</text:p>
          </table:table-cell>
          <table:table-cell table:formula="of:=LEFT([.F36]; 11)" office:value-type="string" office:string-value="49 19.18520" calcext:value-type="string">
            <text:p>49 19.18520</text:p>
          </table:table-cell>
          <table:table-cell table:formula="of:=RIGHT([.F36]; 13)" office:value-type="string" office:string-value="-124 19.03189" calcext:value-type="string">
            <text:p>-124 19.03189</text:p>
          </table:table-cell>
          <table:table-cell table:formula="of:=ROUND(LEFT([.G36]; 2) + RIGHT([.G36]; 8) / 60; 5)" office:value-type="float" office:value="49.31975" calcext:value-type="float">
            <text:p>49.31975</text:p>
          </table:table-cell>
          <table:table-cell table:formula="of:=ROUND(LEFT([.H36]; 4) + RIGHT([.H36]; 8) / 60; 5)" office:value-type="float" office:value="-123.6828" calcext:value-type="float">
            <text:p>-123.682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23" calcext:value-type="float">
            <text:p>41.23</text:p>
          </table:table-cell>
          <table:table-cell office:value-type="float" office:value="18.42" calcext:value-type="float">
            <text:p>18.42</text:p>
          </table:table-cell>
          <table:table-cell office:value-type="float" office:value="1020.13" calcext:value-type="float">
            <text:p>1020.13</text:p>
          </table:table-cell>
          <table:table-cell office:value-type="float" office:value="-57.43" calcext:value-type="float">
            <text:p>-57.43</text:p>
          </table:table-cell>
          <table:table-cell office:value-type="string" calcext:value-type="string">
            <text:p>49 19.18662 -124 19.03204</text:p>
          </table:table-cell>
          <table:table-cell table:formula="of:=LEFT([.F37]; 11)" office:value-type="string" office:string-value="49 19.18662" calcext:value-type="string">
            <text:p>49 19.18662</text:p>
          </table:table-cell>
          <table:table-cell table:formula="of:=RIGHT([.F37]; 13)" office:value-type="string" office:string-value="-124 19.03204" calcext:value-type="string">
            <text:p>-124 19.03204</text:p>
          </table:table-cell>
          <table:table-cell table:formula="of:=ROUND(LEFT([.G37]; 2) + RIGHT([.G37]; 8) / 60; 5)" office:value-type="float" office:value="49.31978" calcext:value-type="float">
            <text:p>49.31978</text:p>
          </table:table-cell>
          <table:table-cell table:formula="of:=ROUND(LEFT([.H37]; 4) + RIGHT([.H37]; 8) / 60; 5)" office:value-type="float" office:value="-123.6828" calcext:value-type="float">
            <text:p>-123.6828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41.39" calcext:value-type="float">
            <text:p>41.39</text:p>
          </table:table-cell>
          <table:table-cell office:value-type="float" office:value="18.43" calcext:value-type="float">
            <text:p>18.43</text:p>
          </table:table-cell>
          <table:table-cell office:value-type="float" office:value="1020.18" calcext:value-type="float">
            <text:p>1020.18</text:p>
          </table:table-cell>
          <table:table-cell office:value-type="float" office:value="-57.47" calcext:value-type="float">
            <text:p>-57.47</text:p>
          </table:table-cell>
          <table:table-cell office:value-type="string" calcext:value-type="string">
            <text:p>49 19.18754 -124 19.03253</text:p>
          </table:table-cell>
          <table:table-cell table:formula="of:=LEFT([.F38]; 11)" office:value-type="string" office:string-value="49 19.18754" calcext:value-type="string">
            <text:p>49 19.18754</text:p>
          </table:table-cell>
          <table:table-cell table:formula="of:=RIGHT([.F38]; 13)" office:value-type="string" office:string-value="-124 19.03253" calcext:value-type="string">
            <text:p>-124 19.03253</text:p>
          </table:table-cell>
          <table:table-cell table:formula="of:=ROUND(LEFT([.G38]; 2) + RIGHT([.G38]; 8) / 60; 5)" office:value-type="float" office:value="49.31979" calcext:value-type="float">
            <text:p>49.31979</text:p>
          </table:table-cell>
          <table:table-cell table:formula="of:=ROUND(LEFT([.H38]; 4) + RIGHT([.H38]; 8) / 60; 5)" office:value-type="float" office:value="-123.68279" calcext:value-type="float">
            <text:p>-123.68279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41.42" calcext:value-type="float">
            <text:p>41.42</text:p>
          </table:table-cell>
          <table:table-cell office:value-type="float" office:value="18.43" calcext:value-type="float">
            <text:p>18.43</text:p>
          </table:table-cell>
          <table:table-cell office:value-type="float" office:value="1020.16" calcext:value-type="float">
            <text:p>1020.16</text:p>
          </table:table-cell>
          <table:table-cell office:value-type="float" office:value="-57.38" calcext:value-type="float">
            <text:p>-57.38</text:p>
          </table:table-cell>
          <table:table-cell office:value-type="string" calcext:value-type="string">
            <text:p>49 19.18749 -124 19.03298</text:p>
          </table:table-cell>
          <table:table-cell table:formula="of:=LEFT([.F39]; 11)" office:value-type="string" office:string-value="49 19.18749" calcext:value-type="string">
            <text:p>49 19.18749</text:p>
          </table:table-cell>
          <table:table-cell table:formula="of:=RIGHT([.F39]; 13)" office:value-type="string" office:string-value="-124 19.03298" calcext:value-type="string">
            <text:p>-124 19.03298</text:p>
          </table:table-cell>
          <table:table-cell table:formula="of:=ROUND(LEFT([.G39]; 2) + RIGHT([.G39]; 8) / 60; 5)" office:value-type="float" office:value="49.31979" calcext:value-type="float">
            <text:p>49.31979</text:p>
          </table:table-cell>
          <table:table-cell table:formula="of:=ROUND(LEFT([.H39]; 4) + RIGHT([.H39]; 8) / 60; 5)" office:value-type="float" office:value="-123.68278" calcext:value-type="float">
            <text:p>-123.68278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41.24" calcext:value-type="float">
            <text:p>41.24</text:p>
          </table:table-cell>
          <table:table-cell office:value-type="float" office:value="18.43" calcext:value-type="float">
            <text:p>18.43</text:p>
          </table:table-cell>
          <table:table-cell office:value-type="float" office:value="1020.15" calcext:value-type="float">
            <text:p>1020.15</text:p>
          </table:table-cell>
          <table:table-cell office:value-type="float" office:value="-57.45" calcext:value-type="float">
            <text:p>-57.45</text:p>
          </table:table-cell>
          <table:table-cell office:value-type="string" calcext:value-type="string">
            <text:p>49 19.18973 -124 19.03420</text:p>
          </table:table-cell>
          <table:table-cell table:formula="of:=LEFT([.F40]; 11)" office:value-type="string" office:string-value="49 19.18973" calcext:value-type="string">
            <text:p>49 19.18973</text:p>
          </table:table-cell>
          <table:table-cell table:formula="of:=RIGHT([.F40]; 13)" office:value-type="string" office:string-value="-124 19.03420" calcext:value-type="string">
            <text:p>-124 19.03420</text:p>
          </table:table-cell>
          <table:table-cell table:formula="of:=ROUND(LEFT([.G40]; 2) + RIGHT([.G40]; 8) / 60; 5)" office:value-type="float" office:value="49.31983" calcext:value-type="float">
            <text:p>49.31983</text:p>
          </table:table-cell>
          <table:table-cell table:formula="of:=ROUND(LEFT([.H40]; 4) + RIGHT([.H40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41.15" calcext:value-type="float">
            <text:p>41.15</text:p>
          </table:table-cell>
          <table:table-cell office:value-type="float" office:value="18.43" calcext:value-type="float">
            <text:p>18.43</text:p>
          </table:table-cell>
          <table:table-cell office:value-type="float" office:value="1020.18" calcext:value-type="float">
            <text:p>1020.18</text:p>
          </table:table-cell>
          <table:table-cell office:value-type="float" office:value="-57.6" calcext:value-type="float">
            <text:p>-57.6</text:p>
          </table:table-cell>
          <table:table-cell office:value-type="string" calcext:value-type="string">
            <text:p>49 19.18957 -124 19.03315</text:p>
          </table:table-cell>
          <table:table-cell table:formula="of:=LEFT([.F41]; 11)" office:value-type="string" office:string-value="49 19.18957" calcext:value-type="string">
            <text:p>49 19.18957</text:p>
          </table:table-cell>
          <table:table-cell table:formula="of:=RIGHT([.F41]; 13)" office:value-type="string" office:string-value="-124 19.03315" calcext:value-type="string">
            <text:p>-124 19.03315</text:p>
          </table:table-cell>
          <table:table-cell table:formula="of:=ROUND(LEFT([.G41]; 2) + RIGHT([.G41]; 8) / 60; 5)" office:value-type="float" office:value="49.31983" calcext:value-type="float">
            <text:p>49.31983</text:p>
          </table:table-cell>
          <table:table-cell table:formula="of:=ROUND(LEFT([.H41]; 4) + RIGHT([.H41]; 8) / 60; 5)" office:value-type="float" office:value="-123.68278" calcext:value-type="float">
            <text:p>-123.68278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40.76" calcext:value-type="float">
            <text:p>40.76</text:p>
          </table:table-cell>
          <table:table-cell office:value-type="float" office:value="18.38" calcext:value-type="float">
            <text:p>18.38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-57.68" calcext:value-type="float">
            <text:p>-57.68</text:p>
          </table:table-cell>
          <table:table-cell office:value-type="string" calcext:value-type="string">
            <text:p>49 19.19035 -124 19.03323</text:p>
          </table:table-cell>
          <table:table-cell table:formula="of:=LEFT([.F42]; 11)" office:value-type="string" office:string-value="49 19.19035" calcext:value-type="string">
            <text:p>49 19.19035</text:p>
          </table:table-cell>
          <table:table-cell table:formula="of:=RIGHT([.F42]; 13)" office:value-type="string" office:string-value="-124 19.03323" calcext:value-type="string">
            <text:p>-124 19.03323</text:p>
          </table:table-cell>
          <table:table-cell table:formula="of:=ROUND(LEFT([.G42]; 2) + RIGHT([.G42]; 8) / 60; 5)" office:value-type="float" office:value="49.31984" calcext:value-type="float">
            <text:p>49.31984</text:p>
          </table:table-cell>
          <table:table-cell table:formula="of:=ROUND(LEFT([.H42]; 4) + RIGHT([.H42]; 8) / 60; 5)" office:value-type="float" office:value="-123.68278" calcext:value-type="float">
            <text:p>-123.68278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39.71" calcext:value-type="float">
            <text:p>39.71</text:p>
          </table:table-cell>
          <table:table-cell office:value-type="float" office:value="18.27" calcext:value-type="float">
            <text:p>18.27</text:p>
          </table:table-cell>
          <table:table-cell office:value-type="float" office:value="1020.19" calcext:value-type="float">
            <text:p>1020.19</text:p>
          </table:table-cell>
          <table:table-cell office:value-type="float" office:value="-57.36" calcext:value-type="float">
            <text:p>-57.36</text:p>
          </table:table-cell>
          <table:table-cell office:value-type="string" calcext:value-type="string">
            <text:p>49 19.19030 -124 19.03360</text:p>
          </table:table-cell>
          <table:table-cell table:formula="of:=LEFT([.F43]; 11)" office:value-type="string" office:string-value="49 19.19030" calcext:value-type="string">
            <text:p>49 19.19030</text:p>
          </table:table-cell>
          <table:table-cell table:formula="of:=RIGHT([.F43]; 13)" office:value-type="string" office:string-value="-124 19.03360" calcext:value-type="string">
            <text:p>-124 19.03360</text:p>
          </table:table-cell>
          <table:table-cell table:formula="of:=ROUND(LEFT([.G43]; 2) + RIGHT([.G43]; 8) / 60; 5)" office:value-type="float" office:value="49.31984" calcext:value-type="float">
            <text:p>49.31984</text:p>
          </table:table-cell>
          <table:table-cell table:formula="of:=ROUND(LEFT([.H43]; 4) + RIGHT([.H43]; 8) / 60; 5)" office:value-type="float" office:value="-123.68277" calcext:value-type="float">
            <text:p>-123.6827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39.45" calcext:value-type="float">
            <text:p>39.45</text:p>
          </table:table-cell>
          <table:table-cell office:value-type="float" office:value="18.17" calcext:value-type="float">
            <text:p>18.17</text:p>
          </table:table-cell>
          <table:table-cell office:value-type="float" office:value="1020.15" calcext:value-type="float">
            <text:p>1020.15</text:p>
          </table:table-cell>
          <table:table-cell office:value-type="float" office:value="-57.31" calcext:value-type="float">
            <text:p>-57.31</text:p>
          </table:table-cell>
          <table:table-cell office:value-type="string" calcext:value-type="string">
            <text:p>49 19.19084 -124 19.03438</text:p>
          </table:table-cell>
          <table:table-cell table:formula="of:=LEFT([.F44]; 11)" office:value-type="string" office:string-value="49 19.19084" calcext:value-type="string">
            <text:p>49 19.19084</text:p>
          </table:table-cell>
          <table:table-cell table:formula="of:=RIGHT([.F44]; 13)" office:value-type="string" office:string-value="-124 19.03438" calcext:value-type="string">
            <text:p>-124 19.03438</text:p>
          </table:table-cell>
          <table:table-cell table:formula="of:=ROUND(LEFT([.G44]; 2) + RIGHT([.G44]; 8) / 60; 5)" office:value-type="float" office:value="49.31985" calcext:value-type="float">
            <text:p>49.31985</text:p>
          </table:table-cell>
          <table:table-cell table:formula="of:=ROUND(LEFT([.H44]; 4) + RIGHT([.H44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39.19" calcext:value-type="float">
            <text:p>39.19</text:p>
          </table:table-cell>
          <table:table-cell office:value-type="float" office:value="18.05" calcext:value-type="float">
            <text:p>18.05</text:p>
          </table:table-cell>
          <table:table-cell office:value-type="float" office:value="1020.13" calcext:value-type="float">
            <text:p>1020.13</text:p>
          </table:table-cell>
          <table:table-cell office:value-type="float" office:value="-57.06" calcext:value-type="float">
            <text:p>-57.06</text:p>
          </table:table-cell>
          <table:table-cell office:value-type="string" calcext:value-type="string">
            <text:p>49 19.19148 -124 19.03454</text:p>
          </table:table-cell>
          <table:table-cell table:formula="of:=LEFT([.F45]; 11)" office:value-type="string" office:string-value="49 19.19148" calcext:value-type="string">
            <text:p>49 19.19148</text:p>
          </table:table-cell>
          <table:table-cell table:formula="of:=RIGHT([.F45]; 13)" office:value-type="string" office:string-value="-124 19.03454" calcext:value-type="string">
            <text:p>-124 19.03454</text:p>
          </table:table-cell>
          <table:table-cell table:formula="of:=ROUND(LEFT([.G45]; 2) + RIGHT([.G45]; 8) / 60; 5)" office:value-type="float" office:value="49.31986" calcext:value-type="float">
            <text:p>49.31986</text:p>
          </table:table-cell>
          <table:table-cell table:formula="of:=ROUND(LEFT([.H45]; 4) + RIGHT([.H45]; 8) / 60; 5)" office:value-type="float" office:value="-123.68276" calcext:value-type="float">
            <text:p>-123.68276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39.03" calcext:value-type="float">
            <text:p>39.03</text:p>
          </table:table-cell>
          <table:table-cell office:value-type="float" office:value="17.91" calcext:value-type="float">
            <text:p>17.91</text:p>
          </table:table-cell>
          <table:table-cell office:value-type="float" office:value="1020.09" calcext:value-type="float">
            <text:p>1020.09</text:p>
          </table:table-cell>
          <table:table-cell office:value-type="float" office:value="-56.77" calcext:value-type="float">
            <text:p>-56.77</text:p>
          </table:table-cell>
          <table:table-cell office:value-type="string" calcext:value-type="string">
            <text:p>49 19.19144 -124 19.03634</text:p>
          </table:table-cell>
          <table:table-cell table:formula="of:=LEFT([.F46]; 11)" office:value-type="string" office:string-value="49 19.19144" calcext:value-type="string">
            <text:p>49 19.19144</text:p>
          </table:table-cell>
          <table:table-cell table:formula="of:=RIGHT([.F46]; 13)" office:value-type="string" office:string-value="-124 19.03634" calcext:value-type="string">
            <text:p>-124 19.03634</text:p>
          </table:table-cell>
          <table:table-cell table:formula="of:=ROUND(LEFT([.G46]; 2) + RIGHT([.G46]; 8) / 60; 5)" office:value-type="float" office:value="49.31986" calcext:value-type="float">
            <text:p>49.31986</text:p>
          </table:table-cell>
          <table:table-cell table:formula="of:=ROUND(LEFT([.H46]; 4) + RIGHT([.H46]; 8) / 60; 5)" office:value-type="float" office:value="-123.68273" calcext:value-type="float">
            <text:p>-123.68273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39.04" calcext:value-type="float">
            <text:p>39.04</text:p>
          </table:table-cell>
          <table:table-cell office:value-type="float" office:value="17.77" calcext:value-type="float">
            <text:p>17.77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51" calcext:value-type="float">
            <text:p>-56.51</text:p>
          </table:table-cell>
          <table:table-cell office:value-type="string" calcext:value-type="string">
            <text:p>49 19.19099 -124 19.03860</text:p>
          </table:table-cell>
          <table:table-cell table:formula="of:=LEFT([.F47]; 11)" office:value-type="string" office:string-value="49 19.19099" calcext:value-type="string">
            <text:p>49 19.19099</text:p>
          </table:table-cell>
          <table:table-cell table:formula="of:=RIGHT([.F47]; 13)" office:value-type="string" office:string-value="-124 19.03860" calcext:value-type="string">
            <text:p>-124 19.03860</text:p>
          </table:table-cell>
          <table:table-cell table:formula="of:=ROUND(LEFT([.G47]; 2) + RIGHT([.G47]; 8) / 60; 5)" office:value-type="float" office:value="49.31985" calcext:value-type="float">
            <text:p>49.31985</text:p>
          </table:table-cell>
          <table:table-cell table:formula="of:=ROUND(LEFT([.H47]; 4) + RIGHT([.H47]; 8) / 60; 5)" office:value-type="float" office:value="-123.68269" calcext:value-type="float">
            <text:p>-123.6826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39.09" calcext:value-type="float">
            <text:p>39.09</text:p>
          </table:table-cell>
          <table:table-cell office:value-type="float" office:value="17.62" calcext:value-type="float">
            <text:p>17.62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62" calcext:value-type="float">
            <text:p>-56.62</text:p>
          </table:table-cell>
          <table:table-cell office:value-type="string" calcext:value-type="string">
            <text:p>49 19.19114 -124 19.04034</text:p>
          </table:table-cell>
          <table:table-cell table:formula="of:=LEFT([.F48]; 11)" office:value-type="string" office:string-value="49 19.19114" calcext:value-type="string">
            <text:p>49 19.19114</text:p>
          </table:table-cell>
          <table:table-cell table:formula="of:=RIGHT([.F48]; 13)" office:value-type="string" office:string-value="-124 19.04034" calcext:value-type="string">
            <text:p>-124 19.04034</text:p>
          </table:table-cell>
          <table:table-cell table:formula="of:=ROUND(LEFT([.G48]; 2) + RIGHT([.G48]; 8) / 60; 5)" office:value-type="float" office:value="49.31985" calcext:value-type="float">
            <text:p>49.31985</text:p>
          </table:table-cell>
          <table:table-cell table:formula="of:=ROUND(LEFT([.H48]; 4) + RIGHT([.H48]; 8) / 60; 5)" office:value-type="float" office:value="-123.68266" calcext:value-type="float">
            <text:p>-123.68266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39.31" calcext:value-type="float">
            <text:p>39.31</text:p>
          </table:table-cell>
          <table:table-cell office:value-type="float" office:value="17.45" calcext:value-type="float">
            <text:p>17.45</text:p>
          </table:table-cell>
          <table:table-cell office:value-type="float" office:value="1020.03" calcext:value-type="float">
            <text:p>1020.03</text:p>
          </table:table-cell>
          <table:table-cell office:value-type="float" office:value="-56.48" calcext:value-type="float">
            <text:p>-56.48</text:p>
          </table:table-cell>
          <table:table-cell office:value-type="string" calcext:value-type="string">
            <text:p>49 19.19141 -124 19.04219</text:p>
          </table:table-cell>
          <table:table-cell table:formula="of:=LEFT([.F49]; 11)" office:value-type="string" office:string-value="49 19.19141" calcext:value-type="string">
            <text:p>49 19.19141</text:p>
          </table:table-cell>
          <table:table-cell table:formula="of:=RIGHT([.F49]; 13)" office:value-type="string" office:string-value="-124 19.04219" calcext:value-type="string">
            <text:p>-124 19.04219</text:p>
          </table:table-cell>
          <table:table-cell table:formula="of:=ROUND(LEFT([.G49]; 2) + RIGHT([.G49]; 8) / 60; 5)" office:value-type="float" office:value="49.31986" calcext:value-type="float">
            <text:p>49.31986</text:p>
          </table:table-cell>
          <table:table-cell table:formula="of:=ROUND(LEFT([.H49]; 4) + RIGHT([.H49]; 8) / 60; 5)" office:value-type="float" office:value="-123.68263" calcext:value-type="float">
            <text:p>-123.68263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39.65" calcext:value-type="float">
            <text:p>39.65</text:p>
          </table:table-cell>
          <table:table-cell office:value-type="float" office:value="17.24" calcext:value-type="float">
            <text:p>17.24</text:p>
          </table:table-cell>
          <table:table-cell office:value-type="float" office:value="1020.02" calcext:value-type="float">
            <text:p>1020.02</text:p>
          </table:table-cell>
          <table:table-cell office:value-type="float" office:value="-56.44" calcext:value-type="float">
            <text:p>-56.44</text:p>
          </table:table-cell>
          <table:table-cell office:value-type="string" calcext:value-type="string">
            <text:p>49 19.19170 -124 19.04445</text:p>
          </table:table-cell>
          <table:table-cell table:formula="of:=LEFT([.F50]; 11)" office:value-type="string" office:string-value="49 19.19170" calcext:value-type="string">
            <text:p>49 19.19170</text:p>
          </table:table-cell>
          <table:table-cell table:formula="of:=RIGHT([.F50]; 13)" office:value-type="string" office:string-value="-124 19.04445" calcext:value-type="string">
            <text:p>-124 19.04445</text:p>
          </table:table-cell>
          <table:table-cell table:formula="of:=ROUND(LEFT([.G50]; 2) + RIGHT([.G50]; 8) / 60; 5)" office:value-type="float" office:value="49.31986" calcext:value-type="float">
            <text:p>49.31986</text:p>
          </table:table-cell>
          <table:table-cell table:formula="of:=ROUND(LEFT([.H50]; 4) + RIGHT([.H50]; 8) / 60; 5)" office:value-type="float" office:value="-123.68259" calcext:value-type="float">
            <text:p>-123.6825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39.97" calcext:value-type="float">
            <text:p>39.97</text:p>
          </table:table-cell>
          <table:table-cell office:value-type="float" office:value="17.04" calcext:value-type="float">
            <text:p>17.04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31" calcext:value-type="float">
            <text:p>-56.31</text:p>
          </table:table-cell>
          <table:table-cell office:value-type="string" calcext:value-type="string">
            <text:p>49 19.19192 -124 19.04776</text:p>
          </table:table-cell>
          <table:table-cell table:formula="of:=LEFT([.F51]; 11)" office:value-type="string" office:string-value="49 19.19192" calcext:value-type="string">
            <text:p>49 19.19192</text:p>
          </table:table-cell>
          <table:table-cell table:formula="of:=RIGHT([.F51]; 13)" office:value-type="string" office:string-value="-124 19.04776" calcext:value-type="string">
            <text:p>-124 19.04776</text:p>
          </table:table-cell>
          <table:table-cell table:formula="of:=ROUND(LEFT([.G51]; 2) + RIGHT([.G51]; 8) / 60; 5)" office:value-type="float" office:value="49.31987" calcext:value-type="float">
            <text:p>49.31987</text:p>
          </table:table-cell>
          <table:table-cell table:formula="of:=ROUND(LEFT([.H51]; 4) + RIGHT([.H51]; 8) / 60; 5)" office:value-type="float" office:value="-123.68254" calcext:value-type="float">
            <text:p>-123.68254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0.53" calcext:value-type="float">
            <text:p>40.53</text:p>
          </table:table-cell>
          <table:table-cell office:value-type="float" office:value="16.84" calcext:value-type="float">
            <text:p>16.84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69" calcext:value-type="float">
            <text:p>-56.69</text:p>
          </table:table-cell>
          <table:table-cell office:value-type="string" calcext:value-type="string">
            <text:p>49 19.19159 -124 19.04966</text:p>
          </table:table-cell>
          <table:table-cell table:formula="of:=LEFT([.F52]; 11)" office:value-type="string" office:string-value="49 19.19159" calcext:value-type="string">
            <text:p>49 19.19159</text:p>
          </table:table-cell>
          <table:table-cell table:formula="of:=RIGHT([.F52]; 13)" office:value-type="string" office:string-value="-124 19.04966" calcext:value-type="string">
            <text:p>-124 19.04966</text:p>
          </table:table-cell>
          <table:table-cell table:formula="of:=ROUND(LEFT([.G52]; 2) + RIGHT([.G52]; 8) / 60; 5)" office:value-type="float" office:value="49.31986" calcext:value-type="float">
            <text:p>49.31986</text:p>
          </table:table-cell>
          <table:table-cell table:formula="of:=ROUND(LEFT([.H52]; 4) + RIGHT([.H52]; 8) / 60; 5)" office:value-type="float" office:value="-123.68251" calcext:value-type="float">
            <text:p>-123.68251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0.74" calcext:value-type="float">
            <text:p>40.74</text:p>
          </table:table-cell>
          <table:table-cell office:value-type="float" office:value="16.62" calcext:value-type="float">
            <text:p>16.62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5" calcext:value-type="float">
            <text:p>-56.5</text:p>
          </table:table-cell>
          <table:table-cell office:value-type="string" calcext:value-type="string">
            <text:p>49 19.19087 -124 19.05186</text:p>
          </table:table-cell>
          <table:table-cell table:formula="of:=LEFT([.F53]; 11)" office:value-type="string" office:string-value="49 19.19087" calcext:value-type="string">
            <text:p>49 19.19087</text:p>
          </table:table-cell>
          <table:table-cell table:formula="of:=RIGHT([.F53]; 13)" office:value-type="string" office:string-value="-124 19.05186" calcext:value-type="string">
            <text:p>-124 19.05186</text:p>
          </table:table-cell>
          <table:table-cell table:formula="of:=ROUND(LEFT([.G53]; 2) + RIGHT([.G53]; 8) / 60; 5)" office:value-type="float" office:value="49.31985" calcext:value-type="float">
            <text:p>49.31985</text:p>
          </table:table-cell>
          <table:table-cell table:formula="of:=ROUND(LEFT([.H53]; 4) + RIGHT([.H53]; 8) / 60; 5)" office:value-type="float" office:value="-123.68247" calcext:value-type="float">
            <text:p>-123.6824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0.88" calcext:value-type="float">
            <text:p>40.88</text:p>
          </table:table-cell>
          <table:table-cell office:value-type="float" office:value="16.47" calcext:value-type="float">
            <text:p>16.47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19" calcext:value-type="float">
            <text:p>-56.19</text:p>
          </table:table-cell>
          <table:table-cell office:value-type="string" calcext:value-type="string">
            <text:p>49 19.19019 -124 19.05392</text:p>
          </table:table-cell>
          <table:table-cell table:formula="of:=LEFT([.F54]; 11)" office:value-type="string" office:string-value="49 19.19019" calcext:value-type="string">
            <text:p>49 19.19019</text:p>
          </table:table-cell>
          <table:table-cell table:formula="of:=RIGHT([.F54]; 13)" office:value-type="string" office:string-value="-124 19.05392" calcext:value-type="string">
            <text:p>-124 19.05392</text:p>
          </table:table-cell>
          <table:table-cell table:formula="of:=ROUND(LEFT([.G54]; 2) + RIGHT([.G54]; 8) / 60; 5)" office:value-type="float" office:value="49.31984" calcext:value-type="float">
            <text:p>49.31984</text:p>
          </table:table-cell>
          <table:table-cell table:formula="of:=ROUND(LEFT([.H54]; 4) + RIGHT([.H54]; 8) / 60; 5)" office:value-type="float" office:value="-123.68243" calcext:value-type="float">
            <text:p>-123.68243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1.03" calcext:value-type="float">
            <text:p>41.03</text:p>
          </table:table-cell>
          <table:table-cell office:value-type="float" office:value="16.33" calcext:value-type="float">
            <text:p>16.33</text:p>
          </table:table-cell>
          <table:table-cell office:value-type="float" office:value="1020" calcext:value-type="float">
            <text:p>1020</text:p>
          </table:table-cell>
          <table:table-cell office:value-type="float" office:value="-55.93" calcext:value-type="float">
            <text:p>-55.93</text:p>
          </table:table-cell>
          <table:table-cell office:value-type="string" calcext:value-type="string">
            <text:p>49 19.18897 -124 19.05470</text:p>
          </table:table-cell>
          <table:table-cell table:formula="of:=LEFT([.F55]; 11)" office:value-type="string" office:string-value="49 19.18897" calcext:value-type="string">
            <text:p>49 19.18897</text:p>
          </table:table-cell>
          <table:table-cell table:formula="of:=RIGHT([.F55]; 13)" office:value-type="string" office:string-value="-124 19.05470" calcext:value-type="string">
            <text:p>-124 19.05470</text:p>
          </table:table-cell>
          <table:table-cell table:formula="of:=ROUND(LEFT([.G55]; 2) + RIGHT([.G55]; 8) / 60; 5)" office:value-type="float" office:value="49.31982" calcext:value-type="float">
            <text:p>49.31982</text:p>
          </table:table-cell>
          <table:table-cell table:formula="of:=ROUND(LEFT([.H55]; 4) + RIGHT([.H55]; 8) / 60; 5)" office:value-type="float" office:value="-123.68242" calcext:value-type="float">
            <text:p>-123.68242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1.3" calcext:value-type="float">
            <text:p>41.3</text:p>
          </table:table-cell>
          <table:table-cell office:value-type="float" office:value="16.15" calcext:value-type="float">
            <text:p>16.15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36" calcext:value-type="float">
            <text:p>-56.36</text:p>
          </table:table-cell>
          <table:table-cell office:value-type="string" calcext:value-type="string">
            <text:p>49 19.18842 -124 19.05476</text:p>
          </table:table-cell>
          <table:table-cell table:formula="of:=LEFT([.F56]; 11)" office:value-type="string" office:string-value="49 19.18842" calcext:value-type="string">
            <text:p>49 19.18842</text:p>
          </table:table-cell>
          <table:table-cell table:formula="of:=RIGHT([.F56]; 13)" office:value-type="string" office:string-value="-124 19.05476" calcext:value-type="string">
            <text:p>-124 19.05476</text:p>
          </table:table-cell>
          <table:table-cell table:formula="of:=ROUND(LEFT([.G56]; 2) + RIGHT([.G56]; 8) / 60; 5)" office:value-type="float" office:value="49.31981" calcext:value-type="float">
            <text:p>49.31981</text:p>
          </table:table-cell>
          <table:table-cell table:formula="of:=ROUND(LEFT([.H56]; 4) + RIGHT([.H56]; 8) / 60; 5)" office:value-type="float" office:value="-123.68242" calcext:value-type="float">
            <text:p>-123.68242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1.65" calcext:value-type="float">
            <text:p>41.65</text:p>
          </table:table-cell>
          <table:table-cell office:value-type="float" office:value="15.97" calcext:value-type="float">
            <text:p>15.97</text:p>
          </table:table-cell>
          <table:table-cell office:value-type="float" office:value="1020.03" calcext:value-type="float">
            <text:p>1020.03</text:p>
          </table:table-cell>
          <table:table-cell office:value-type="float" office:value="-56.36" calcext:value-type="float">
            <text:p>-56.36</text:p>
          </table:table-cell>
          <table:table-cell office:value-type="string" calcext:value-type="string">
            <text:p>49 19.18829 -124 19.05466</text:p>
          </table:table-cell>
          <table:table-cell table:formula="of:=LEFT([.F57]; 11)" office:value-type="string" office:string-value="49 19.18829" calcext:value-type="string">
            <text:p>49 19.18829</text:p>
          </table:table-cell>
          <table:table-cell table:formula="of:=RIGHT([.F57]; 13)" office:value-type="string" office:string-value="-124 19.05466" calcext:value-type="string">
            <text:p>-124 19.05466</text:p>
          </table:table-cell>
          <table:table-cell table:formula="of:=ROUND(LEFT([.G57]; 2) + RIGHT([.G57]; 8) / 60; 5)" office:value-type="float" office:value="49.3198" calcext:value-type="float">
            <text:p>49.3198</text:p>
          </table:table-cell>
          <table:table-cell table:formula="of:=ROUND(LEFT([.H57]; 4) + RIGHT([.H57]; 8) / 60; 5)" office:value-type="float" office:value="-123.68242" calcext:value-type="float">
            <text:p>-123.68242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2.03" calcext:value-type="float">
            <text:p>42.03</text:p>
          </table:table-cell>
          <table:table-cell office:value-type="float" office:value="15.85" calcext:value-type="float">
            <text:p>15.85</text:p>
          </table:table-cell>
          <table:table-cell office:value-type="float" office:value="1020.01" calcext:value-type="float">
            <text:p>1020.01</text:p>
          </table:table-cell>
          <table:table-cell office:value-type="float" office:value="-56.32" calcext:value-type="float">
            <text:p>-56.32</text:p>
          </table:table-cell>
          <table:table-cell office:value-type="string" calcext:value-type="string">
            <text:p>49 19.18819 -124 19.05431</text:p>
          </table:table-cell>
          <table:table-cell table:formula="of:=LEFT([.F58]; 11)" office:value-type="string" office:string-value="49 19.18819" calcext:value-type="string">
            <text:p>49 19.18819</text:p>
          </table:table-cell>
          <table:table-cell table:formula="of:=RIGHT([.F58]; 13)" office:value-type="string" office:string-value="-124 19.05431" calcext:value-type="string">
            <text:p>-124 19.05431</text:p>
          </table:table-cell>
          <table:table-cell table:formula="of:=ROUND(LEFT([.G58]; 2) + RIGHT([.G58]; 8) / 60; 5)" office:value-type="float" office:value="49.3198" calcext:value-type="float">
            <text:p>49.3198</text:p>
          </table:table-cell>
          <table:table-cell table:formula="of:=ROUND(LEFT([.H58]; 4) + RIGHT([.H58]; 8) / 60; 5)" office:value-type="float" office:value="-123.68243" calcext:value-type="float">
            <text:p>-123.68243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2.21" calcext:value-type="float">
            <text:p>42.21</text:p>
          </table:table-cell>
          <table:table-cell office:value-type="float" office:value="15.67" calcext:value-type="float">
            <text:p>15.67</text:p>
          </table:table-cell>
          <table:table-cell office:value-type="float" office:value="1020.01" calcext:value-type="float">
            <text:p>1020.01</text:p>
          </table:table-cell>
          <table:table-cell office:value-type="float" office:value="-56.17" calcext:value-type="float">
            <text:p>-56.17</text:p>
          </table:table-cell>
          <table:table-cell office:value-type="string" calcext:value-type="string">
            <text:p>49 19.18812 -124 19.05425</text:p>
          </table:table-cell>
          <table:table-cell table:formula="of:=LEFT([.F59]; 11)" office:value-type="string" office:string-value="49 19.18812" calcext:value-type="string">
            <text:p>49 19.18812</text:p>
          </table:table-cell>
          <table:table-cell table:formula="of:=RIGHT([.F59]; 13)" office:value-type="string" office:string-value="-124 19.05425" calcext:value-type="string">
            <text:p>-124 19.05425</text:p>
          </table:table-cell>
          <table:table-cell table:formula="of:=ROUND(LEFT([.G59]; 2) + RIGHT([.G59]; 8) / 60; 5)" office:value-type="float" office:value="49.3198" calcext:value-type="float">
            <text:p>49.3198</text:p>
          </table:table-cell>
          <table:table-cell table:formula="of:=ROUND(LEFT([.H59]; 4) + RIGHT([.H59]; 8) / 60; 5)" office:value-type="float" office:value="-123.68243" calcext:value-type="float">
            <text:p>-123.68243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2.49" calcext:value-type="float">
            <text:p>42.49</text:p>
          </table:table-cell>
          <table:table-cell office:value-type="float" office:value="15.42" calcext:value-type="float">
            <text:p>15.42</text:p>
          </table:table-cell>
          <table:table-cell office:value-type="float" office:value="1020.02" calcext:value-type="float">
            <text:p>1020.02</text:p>
          </table:table-cell>
          <table:table-cell office:value-type="float" office:value="-56.01" calcext:value-type="float">
            <text:p>-56.01</text:p>
          </table:table-cell>
          <table:table-cell office:value-type="string" calcext:value-type="string">
            <text:p>49 19.18737 -124 19.05468</text:p>
          </table:table-cell>
          <table:table-cell table:formula="of:=LEFT([.F60]; 11)" office:value-type="string" office:string-value="49 19.18737" calcext:value-type="string">
            <text:p>49 19.18737</text:p>
          </table:table-cell>
          <table:table-cell table:formula="of:=RIGHT([.F60]; 13)" office:value-type="string" office:string-value="-124 19.05468" calcext:value-type="string">
            <text:p>-124 19.05468</text:p>
          </table:table-cell>
          <table:table-cell table:formula="of:=ROUND(LEFT([.G60]; 2) + RIGHT([.G60]; 8) / 60; 5)" office:value-type="float" office:value="49.31979" calcext:value-type="float">
            <text:p>49.31979</text:p>
          </table:table-cell>
          <table:table-cell table:formula="of:=ROUND(LEFT([.H60]; 4) + RIGHT([.H60]; 8) / 60; 5)" office:value-type="float" office:value="-123.68242" calcext:value-type="float">
            <text:p>-123.68242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2.91" calcext:value-type="float">
            <text:p>42.91</text:p>
          </table:table-cell>
          <table:table-cell office:value-type="float" office:value="15.21" calcext:value-type="float">
            <text:p>15.21</text:p>
          </table:table-cell>
          <table:table-cell office:value-type="float" office:value="1020.02" calcext:value-type="float">
            <text:p>1020.02</text:p>
          </table:table-cell>
          <table:table-cell office:value-type="float" office:value="-56.09" calcext:value-type="float">
            <text:p>-56.09</text:p>
          </table:table-cell>
          <table:table-cell office:value-type="string" calcext:value-type="string">
            <text:p>49 19.18786 -124 19.05546</text:p>
          </table:table-cell>
          <table:table-cell table:formula="of:=LEFT([.F61]; 11)" office:value-type="string" office:string-value="49 19.18786" calcext:value-type="string">
            <text:p>49 19.18786</text:p>
          </table:table-cell>
          <table:table-cell table:formula="of:=RIGHT([.F61]; 13)" office:value-type="string" office:string-value="-124 19.05546" calcext:value-type="string">
            <text:p>-124 19.05546</text:p>
          </table:table-cell>
          <table:table-cell table:formula="of:=ROUND(LEFT([.G61]; 2) + RIGHT([.G61]; 8) / 60; 5)" office:value-type="float" office:value="49.3198" calcext:value-type="float">
            <text:p>49.3198</text:p>
          </table:table-cell>
          <table:table-cell table:formula="of:=ROUND(LEFT([.H61]; 4) + RIGHT([.H61]; 8) / 60; 5)" office:value-type="float" office:value="-123.68241" calcext:value-type="float">
            <text:p>-123.68241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43.21" calcext:value-type="float">
            <text:p>43.21</text:p>
          </table:table-cell>
          <table:table-cell office:value-type="float" office:value="15.1" calcext:value-type="float">
            <text:p>15.1</text:p>
          </table:table-cell>
          <table:table-cell office:value-type="float" office:value="1020.02" calcext:value-type="float">
            <text:p>1020.02</text:p>
          </table:table-cell>
          <table:table-cell office:value-type="float" office:value="-56.25" calcext:value-type="float">
            <text:p>-56.25</text:p>
          </table:table-cell>
          <table:table-cell office:value-type="string" calcext:value-type="string">
            <text:p>49 19.18780 -124 19.05565</text:p>
          </table:table-cell>
          <table:table-cell table:formula="of:=LEFT([.F62]; 11)" office:value-type="string" office:string-value="49 19.18780" calcext:value-type="string">
            <text:p>49 19.18780</text:p>
          </table:table-cell>
          <table:table-cell table:formula="of:=RIGHT([.F62]; 13)" office:value-type="string" office:string-value="-124 19.05565" calcext:value-type="string">
            <text:p>-124 19.05565</text:p>
          </table:table-cell>
          <table:table-cell table:formula="of:=ROUND(LEFT([.G62]; 2) + RIGHT([.G62]; 8) / 60; 5)" office:value-type="float" office:value="49.3198" calcext:value-type="float">
            <text:p>49.3198</text:p>
          </table:table-cell>
          <table:table-cell table:formula="of:=ROUND(LEFT([.H62]; 4) + RIGHT([.H62]; 8) / 60; 5)" office:value-type="float" office:value="-123.68241" calcext:value-type="float">
            <text:p>-123.68241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3.39" calcext:value-type="float">
            <text:p>43.39</text:p>
          </table:table-cell>
          <table:table-cell office:value-type="float" office:value="14.99" calcext:value-type="float">
            <text:p>14.99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32" calcext:value-type="float">
            <text:p>-56.32</text:p>
          </table:table-cell>
          <table:table-cell office:value-type="string" calcext:value-type="string">
            <text:p>49 19.18774 -124 19.05571</text:p>
          </table:table-cell>
          <table:table-cell table:formula="of:=LEFT([.F63]; 11)" office:value-type="string" office:string-value="49 19.18774" calcext:value-type="string">
            <text:p>49 19.18774</text:p>
          </table:table-cell>
          <table:table-cell table:formula="of:=RIGHT([.F63]; 13)" office:value-type="string" office:string-value="-124 19.05571" calcext:value-type="string">
            <text:p>-124 19.05571</text:p>
          </table:table-cell>
          <table:table-cell table:formula="of:=ROUND(LEFT([.G63]; 2) + RIGHT([.G63]; 8) / 60; 5)" office:value-type="float" office:value="49.3198" calcext:value-type="float">
            <text:p>49.3198</text:p>
          </table:table-cell>
          <table:table-cell table:formula="of:=ROUND(LEFT([.H63]; 4) + RIGHT([.H63]; 8) / 60; 5)" office:value-type="float" office:value="-123.6824" calcext:value-type="float">
            <text:p>-123.6824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3.64" calcext:value-type="float">
            <text:p>43.64</text:p>
          </table:table-cell>
          <table:table-cell office:value-type="float" office:value="14.84" calcext:value-type="float">
            <text:p>14.84</text:p>
          </table:table-cell>
          <table:table-cell office:value-type="float" office:value="1020.03" calcext:value-type="float">
            <text:p>1020.03</text:p>
          </table:table-cell>
          <table:table-cell office:value-type="float" office:value="-56.29" calcext:value-type="float">
            <text:p>-56.29</text:p>
          </table:table-cell>
          <table:table-cell office:value-type="string" calcext:value-type="string">
            <text:p>49 19.18771 -124 19.05614</text:p>
          </table:table-cell>
          <table:table-cell table:formula="of:=LEFT([.F64]; 11)" office:value-type="string" office:string-value="49 19.18771" calcext:value-type="string">
            <text:p>49 19.18771</text:p>
          </table:table-cell>
          <table:table-cell table:formula="of:=RIGHT([.F64]; 13)" office:value-type="string" office:string-value="-124 19.05614" calcext:value-type="string">
            <text:p>-124 19.05614</text:p>
          </table:table-cell>
          <table:table-cell table:formula="of:=ROUND(LEFT([.G64]; 2) + RIGHT([.G64]; 8) / 60; 5)" office:value-type="float" office:value="49.3198" calcext:value-type="float">
            <text:p>49.3198</text:p>
          </table:table-cell>
          <table:table-cell table:formula="of:=ROUND(LEFT([.H64]; 4) + RIGHT([.H64]; 8) / 60; 5)" office:value-type="float" office:value="-123.6824" calcext:value-type="float">
            <text:p>-123.6824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3.84" calcext:value-type="float">
            <text:p>43.84</text:p>
          </table:table-cell>
          <table:table-cell office:value-type="float" office:value="14.75" calcext:value-type="float">
            <text:p>14.75</text:p>
          </table:table-cell>
          <table:table-cell office:value-type="float" office:value="1020.03" calcext:value-type="float">
            <text:p>1020.03</text:p>
          </table:table-cell>
          <table:table-cell office:value-type="float" office:value="-56.38" calcext:value-type="float">
            <text:p>-56.38</text:p>
          </table:table-cell>
          <table:table-cell office:value-type="string" calcext:value-type="string">
            <text:p>49 19.18775 -124 19.05642</text:p>
          </table:table-cell>
          <table:table-cell table:formula="of:=LEFT([.F65]; 11)" office:value-type="string" office:string-value="49 19.18775" calcext:value-type="string">
            <text:p>49 19.18775</text:p>
          </table:table-cell>
          <table:table-cell table:formula="of:=RIGHT([.F65]; 13)" office:value-type="string" office:string-value="-124 19.05642" calcext:value-type="string">
            <text:p>-124 19.05642</text:p>
          </table:table-cell>
          <table:table-cell table:formula="of:=ROUND(LEFT([.G65]; 2) + RIGHT([.G65]; 8) / 60; 5)" office:value-type="float" office:value="49.3198" calcext:value-type="float">
            <text:p>49.3198</text:p>
          </table:table-cell>
          <table:table-cell table:formula="of:=ROUND(LEFT([.H65]; 4) + RIGHT([.H65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4.05" calcext:value-type="float">
            <text:p>44.05</text:p>
          </table:table-cell>
          <table:table-cell office:value-type="float" office:value="14.66" calcext:value-type="float">
            <text:p>14.66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59" calcext:value-type="float">
            <text:p>-56.59</text:p>
          </table:table-cell>
          <table:table-cell office:value-type="string" calcext:value-type="string">
            <text:p>49 19.18770 -124 19.05689</text:p>
          </table:table-cell>
          <table:table-cell table:formula="of:=LEFT([.F66]; 11)" office:value-type="string" office:string-value="49 19.18770" calcext:value-type="string">
            <text:p>49 19.18770</text:p>
          </table:table-cell>
          <table:table-cell table:formula="of:=RIGHT([.F66]; 13)" office:value-type="string" office:string-value="-124 19.05689" calcext:value-type="string">
            <text:p>-124 19.05689</text:p>
          </table:table-cell>
          <table:table-cell table:formula="of:=ROUND(LEFT([.G66]; 2) + RIGHT([.G66]; 8) / 60; 5)" office:value-type="float" office:value="49.3198" calcext:value-type="float">
            <text:p>49.3198</text:p>
          </table:table-cell>
          <table:table-cell table:formula="of:=ROUND(LEFT([.H66]; 4) + RIGHT([.H66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44.25" calcext:value-type="float">
            <text:p>44.25</text:p>
          </table:table-cell>
          <table:table-cell office:value-type="float" office:value="14.58" calcext:value-type="float">
            <text:p>14.58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59" calcext:value-type="float">
            <text:p>-56.59</text:p>
          </table:table-cell>
          <table:table-cell office:value-type="string" calcext:value-type="string">
            <text:p>49 19.18756 -124 19.05695</text:p>
          </table:table-cell>
          <table:table-cell table:formula="of:=LEFT([.F67]; 11)" office:value-type="string" office:string-value="49 19.18756" calcext:value-type="string">
            <text:p>49 19.18756</text:p>
          </table:table-cell>
          <table:table-cell table:formula="of:=RIGHT([.F67]; 13)" office:value-type="string" office:string-value="-124 19.05695" calcext:value-type="string">
            <text:p>-124 19.05695</text:p>
          </table:table-cell>
          <table:table-cell table:formula="of:=ROUND(LEFT([.G67]; 2) + RIGHT([.G67]; 8) / 60; 5)" office:value-type="float" office:value="49.31979" calcext:value-type="float">
            <text:p>49.31979</text:p>
          </table:table-cell>
          <table:table-cell table:formula="of:=ROUND(LEFT([.H67]; 4) + RIGHT([.H67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44.38" calcext:value-type="float">
            <text:p>44.38</text:p>
          </table:table-cell>
          <table:table-cell office:value-type="float" office:value="14.51" calcext:value-type="float">
            <text:p>14.51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58" calcext:value-type="float">
            <text:p>-56.58</text:p>
          </table:table-cell>
          <table:table-cell office:value-type="string" calcext:value-type="string">
            <text:p>49 19.18735 -124 19.05702</text:p>
          </table:table-cell>
          <table:table-cell table:formula="of:=LEFT([.F68]; 11)" office:value-type="string" office:string-value="49 19.18735" calcext:value-type="string">
            <text:p>49 19.18735</text:p>
          </table:table-cell>
          <table:table-cell table:formula="of:=RIGHT([.F68]; 13)" office:value-type="string" office:string-value="-124 19.05702" calcext:value-type="string">
            <text:p>-124 19.05702</text:p>
          </table:table-cell>
          <table:table-cell table:formula="of:=ROUND(LEFT([.G68]; 2) + RIGHT([.G68]; 8) / 60; 5)" office:value-type="float" office:value="49.31979" calcext:value-type="float">
            <text:p>49.31979</text:p>
          </table:table-cell>
          <table:table-cell table:formula="of:=ROUND(LEFT([.H68]; 4) + RIGHT([.H68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4.49" calcext:value-type="float">
            <text:p>44.49</text:p>
          </table:table-cell>
          <table:table-cell office:value-type="float" office:value="14.41" calcext:value-type="float">
            <text:p>14.41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32" calcext:value-type="float">
            <text:p>-56.32</text:p>
          </table:table-cell>
          <table:table-cell office:value-type="string" calcext:value-type="string">
            <text:p>49 19.18729 -124 19.05713</text:p>
          </table:table-cell>
          <table:table-cell table:formula="of:=LEFT([.F69]; 11)" office:value-type="string" office:string-value="49 19.18729" calcext:value-type="string">
            <text:p>49 19.18729</text:p>
          </table:table-cell>
          <table:table-cell table:formula="of:=RIGHT([.F69]; 13)" office:value-type="string" office:string-value="-124 19.05713" calcext:value-type="string">
            <text:p>-124 19.05713</text:p>
          </table:table-cell>
          <table:table-cell table:formula="of:=ROUND(LEFT([.G69]; 2) + RIGHT([.G69]; 8) / 60; 5)" office:value-type="float" office:value="49.31979" calcext:value-type="float">
            <text:p>49.31979</text:p>
          </table:table-cell>
          <table:table-cell table:formula="of:=ROUND(LEFT([.H69]; 4) + RIGHT([.H69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4.59" calcext:value-type="float">
            <text:p>44.59</text:p>
          </table:table-cell>
          <table:table-cell office:value-type="float" office:value="14.35" calcext:value-type="float">
            <text:p>14.35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5" calcext:value-type="float">
            <text:p>-56.5</text:p>
          </table:table-cell>
          <table:table-cell office:value-type="string" calcext:value-type="string">
            <text:p>49 19.18726 -124 19.05728</text:p>
          </table:table-cell>
          <table:table-cell table:formula="of:=LEFT([.F70]; 11)" office:value-type="string" office:string-value="49 19.18726" calcext:value-type="string">
            <text:p>49 19.18726</text:p>
          </table:table-cell>
          <table:table-cell table:formula="of:=RIGHT([.F70]; 13)" office:value-type="string" office:string-value="-124 19.05728" calcext:value-type="string">
            <text:p>-124 19.05728</text:p>
          </table:table-cell>
          <table:table-cell table:formula="of:=ROUND(LEFT([.G70]; 2) + RIGHT([.G70]; 8) / 60; 5)" office:value-type="float" office:value="49.31979" calcext:value-type="float">
            <text:p>49.31979</text:p>
          </table:table-cell>
          <table:table-cell table:formula="of:=ROUND(LEFT([.H70]; 4) + RIGHT([.H70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4.66" calcext:value-type="float">
            <text:p>44.66</text:p>
          </table:table-cell>
          <table:table-cell office:value-type="float" office:value="14.29" calcext:value-type="float">
            <text:p>14.29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3" calcext:value-type="float">
            <text:p>-56.3</text:p>
          </table:table-cell>
          <table:table-cell office:value-type="string" calcext:value-type="string">
            <text:p>49 19.18708 -124 19.05731</text:p>
          </table:table-cell>
          <table:table-cell table:formula="of:=LEFT([.F71]; 11)" office:value-type="string" office:string-value="49 19.18708" calcext:value-type="string">
            <text:p>49 19.18708</text:p>
          </table:table-cell>
          <table:table-cell table:formula="of:=RIGHT([.F71]; 13)" office:value-type="string" office:string-value="-124 19.05731" calcext:value-type="string">
            <text:p>-124 19.05731</text:p>
          </table:table-cell>
          <table:table-cell table:formula="of:=ROUND(LEFT([.G71]; 2) + RIGHT([.G71]; 8) / 60; 5)" office:value-type="float" office:value="49.31978" calcext:value-type="float">
            <text:p>49.31978</text:p>
          </table:table-cell>
          <table:table-cell table:formula="of:=ROUND(LEFT([.H71]; 4) + RIGHT([.H71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4.79" calcext:value-type="float">
            <text:p>44.79</text:p>
          </table:table-cell>
          <table:table-cell office:value-type="float" office:value="14.22" calcext:value-type="float">
            <text:p>14.22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54" calcext:value-type="float">
            <text:p>-56.54</text:p>
          </table:table-cell>
          <table:table-cell office:value-type="string" calcext:value-type="string">
            <text:p>49 19.18700 -124 19.05733</text:p>
          </table:table-cell>
          <table:table-cell table:formula="of:=LEFT([.F72]; 11)" office:value-type="string" office:string-value="49 19.18700" calcext:value-type="string">
            <text:p>49 19.18700</text:p>
          </table:table-cell>
          <table:table-cell table:formula="of:=RIGHT([.F72]; 13)" office:value-type="string" office:string-value="-124 19.05733" calcext:value-type="string">
            <text:p>-124 19.05733</text:p>
          </table:table-cell>
          <table:table-cell table:formula="of:=ROUND(LEFT([.G72]; 2) + RIGHT([.G72]; 8) / 60; 5)" office:value-type="float" office:value="49.31978" calcext:value-type="float">
            <text:p>49.31978</text:p>
          </table:table-cell>
          <table:table-cell table:formula="of:=ROUND(LEFT([.H72]; 4) + RIGHT([.H72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4.91" calcext:value-type="float">
            <text:p>44.91</text:p>
          </table:table-cell>
          <table:table-cell office:value-type="float" office:value="14.16" calcext:value-type="float">
            <text:p>14.16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67" calcext:value-type="float">
            <text:p>-56.67</text:p>
          </table:table-cell>
          <table:table-cell office:value-type="string" calcext:value-type="string">
            <text:p>49 19.18702 -124 19.05733</text:p>
          </table:table-cell>
          <table:table-cell table:formula="of:=LEFT([.F73]; 11)" office:value-type="string" office:string-value="49 19.18702" calcext:value-type="string">
            <text:p>49 19.18702</text:p>
          </table:table-cell>
          <table:table-cell table:formula="of:=RIGHT([.F73]; 13)" office:value-type="string" office:string-value="-124 19.05733" calcext:value-type="string">
            <text:p>-124 19.05733</text:p>
          </table:table-cell>
          <table:table-cell table:formula="of:=ROUND(LEFT([.G73]; 2) + RIGHT([.G73]; 8) / 60; 5)" office:value-type="float" office:value="49.31978" calcext:value-type="float">
            <text:p>49.31978</text:p>
          </table:table-cell>
          <table:table-cell table:formula="of:=ROUND(LEFT([.H73]; 4) + RIGHT([.H73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5.04" calcext:value-type="float">
            <text:p>45.04</text:p>
          </table:table-cell>
          <table:table-cell office:value-type="float" office:value="14.11" calcext:value-type="float">
            <text:p>14.11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62" calcext:value-type="float">
            <text:p>-56.62</text:p>
          </table:table-cell>
          <table:table-cell office:value-type="string" calcext:value-type="string">
            <text:p>49 19.18683 -124 19.05737</text:p>
          </table:table-cell>
          <table:table-cell table:formula="of:=LEFT([.F74]; 11)" office:value-type="string" office:string-value="49 19.18683" calcext:value-type="string">
            <text:p>49 19.18683</text:p>
          </table:table-cell>
          <table:table-cell table:formula="of:=RIGHT([.F74]; 13)" office:value-type="string" office:string-value="-124 19.05737" calcext:value-type="string">
            <text:p>-124 19.05737</text:p>
          </table:table-cell>
          <table:table-cell table:formula="of:=ROUND(LEFT([.G74]; 2) + RIGHT([.G74]; 8) / 60; 5)" office:value-type="float" office:value="49.31978" calcext:value-type="float">
            <text:p>49.31978</text:p>
          </table:table-cell>
          <table:table-cell table:formula="of:=ROUND(LEFT([.H74]; 4) + RIGHT([.H74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5.26" calcext:value-type="float">
            <text:p>45.26</text:p>
          </table:table-cell>
          <table:table-cell office:value-type="float" office:value="14.05" calcext:value-type="float">
            <text:p>14.05</text:p>
          </table:table-cell>
          <table:table-cell office:value-type="float" office:value="1020.09" calcext:value-type="float">
            <text:p>1020.09</text:p>
          </table:table-cell>
          <table:table-cell office:value-type="float" office:value="-56.68" calcext:value-type="float">
            <text:p>-56.68</text:p>
          </table:table-cell>
          <table:table-cell office:value-type="string" calcext:value-type="string">
            <text:p>49 19.18686 -124 19.05732</text:p>
          </table:table-cell>
          <table:table-cell table:formula="of:=LEFT([.F75]; 11)" office:value-type="string" office:string-value="49 19.18686" calcext:value-type="string">
            <text:p>49 19.18686</text:p>
          </table:table-cell>
          <table:table-cell table:formula="of:=RIGHT([.F75]; 13)" office:value-type="string" office:string-value="-124 19.05732" calcext:value-type="string">
            <text:p>-124 19.05732</text:p>
          </table:table-cell>
          <table:table-cell table:formula="of:=ROUND(LEFT([.G75]; 2) + RIGHT([.G75]; 8) / 60; 5)" office:value-type="float" office:value="49.31978" calcext:value-type="float">
            <text:p>49.31978</text:p>
          </table:table-cell>
          <table:table-cell table:formula="of:=ROUND(LEFT([.H75]; 4) + RIGHT([.H75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5.4" calcext:value-type="float">
            <text:p>45.4</text:p>
          </table:table-cell>
          <table:table-cell office:value-type="float" office:value="14" calcext:value-type="float">
            <text:p>14</text:p>
          </table:table-cell>
          <table:table-cell office:value-type="float" office:value="1020.1" calcext:value-type="float">
            <text:p>1020.1</text:p>
          </table:table-cell>
          <table:table-cell office:value-type="float" office:value="-56.75" calcext:value-type="float">
            <text:p>-56.75</text:p>
          </table:table-cell>
          <table:table-cell office:value-type="string" calcext:value-type="string">
            <text:p>49 19.18692 -124 19.05733</text:p>
          </table:table-cell>
          <table:table-cell table:formula="of:=LEFT([.F76]; 11)" office:value-type="string" office:string-value="49 19.18692" calcext:value-type="string">
            <text:p>49 19.18692</text:p>
          </table:table-cell>
          <table:table-cell table:formula="of:=RIGHT([.F76]; 13)" office:value-type="string" office:string-value="-124 19.05733" calcext:value-type="string">
            <text:p>-124 19.05733</text:p>
          </table:table-cell>
          <table:table-cell table:formula="of:=ROUND(LEFT([.G76]; 2) + RIGHT([.G76]; 8) / 60; 5)" office:value-type="float" office:value="49.31978" calcext:value-type="float">
            <text:p>49.31978</text:p>
          </table:table-cell>
          <table:table-cell table:formula="of:=ROUND(LEFT([.H76]; 4) + RIGHT([.H76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5.51" calcext:value-type="float">
            <text:p>45.51</text:p>
          </table:table-cell>
          <table:table-cell office:value-type="float" office:value="13.95" calcext:value-type="float">
            <text:p>13.95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7" calcext:value-type="float">
            <text:p>-56.7</text:p>
          </table:table-cell>
          <table:table-cell office:value-type="string" calcext:value-type="string">
            <text:p>49 19.18695 -124 19.05728</text:p>
          </table:table-cell>
          <table:table-cell table:formula="of:=LEFT([.F77]; 11)" office:value-type="string" office:string-value="49 19.18695" calcext:value-type="string">
            <text:p>49 19.18695</text:p>
          </table:table-cell>
          <table:table-cell table:formula="of:=RIGHT([.F77]; 13)" office:value-type="string" office:string-value="-124 19.05728" calcext:value-type="string">
            <text:p>-124 19.05728</text:p>
          </table:table-cell>
          <table:table-cell table:formula="of:=ROUND(LEFT([.G77]; 2) + RIGHT([.G77]; 8) / 60; 5)" office:value-type="float" office:value="49.31978" calcext:value-type="float">
            <text:p>49.31978</text:p>
          </table:table-cell>
          <table:table-cell table:formula="of:=ROUND(LEFT([.H77]; 4) + RIGHT([.H77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5.58" calcext:value-type="float">
            <text:p>45.58</text:p>
          </table:table-cell>
          <table:table-cell office:value-type="float" office:value="13.88" calcext:value-type="float">
            <text:p>13.88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41" calcext:value-type="float">
            <text:p>-56.41</text:p>
          </table:table-cell>
          <table:table-cell office:value-type="string" calcext:value-type="string">
            <text:p>49 19.18695 -124 19.05721</text:p>
          </table:table-cell>
          <table:table-cell table:formula="of:=LEFT([.F78]; 11)" office:value-type="string" office:string-value="49 19.18695" calcext:value-type="string">
            <text:p>49 19.18695</text:p>
          </table:table-cell>
          <table:table-cell table:formula="of:=RIGHT([.F78]; 13)" office:value-type="string" office:string-value="-124 19.05721" calcext:value-type="string">
            <text:p>-124 19.05721</text:p>
          </table:table-cell>
          <table:table-cell table:formula="of:=ROUND(LEFT([.G78]; 2) + RIGHT([.G78]; 8) / 60; 5)" office:value-type="float" office:value="49.31978" calcext:value-type="float">
            <text:p>49.31978</text:p>
          </table:table-cell>
          <table:table-cell table:formula="of:=ROUND(LEFT([.H78]; 4) + RIGHT([.H78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5.76" calcext:value-type="float">
            <text:p>45.76</text:p>
          </table:table-cell>
          <table:table-cell office:value-type="float" office:value="13.84" calcext:value-type="float">
            <text:p>13.84</text:p>
          </table:table-cell>
          <table:table-cell office:value-type="float" office:value="1020.09" calcext:value-type="float">
            <text:p>1020.09</text:p>
          </table:table-cell>
          <table:table-cell office:value-type="float" office:value="-56.59" calcext:value-type="float">
            <text:p>-56.59</text:p>
          </table:table-cell>
          <table:table-cell office:value-type="string" calcext:value-type="string">
            <text:p>49 19.18704 -124 19.05714</text:p>
          </table:table-cell>
          <table:table-cell table:formula="of:=LEFT([.F79]; 11)" office:value-type="string" office:string-value="49 19.18704" calcext:value-type="string">
            <text:p>49 19.18704</text:p>
          </table:table-cell>
          <table:table-cell table:formula="of:=RIGHT([.F79]; 13)" office:value-type="string" office:string-value="-124 19.05714" calcext:value-type="string">
            <text:p>-124 19.05714</text:p>
          </table:table-cell>
          <table:table-cell table:formula="of:=ROUND(LEFT([.G79]; 2) + RIGHT([.G79]; 8) / 60; 5)" office:value-type="float" office:value="49.31978" calcext:value-type="float">
            <text:p>49.31978</text:p>
          </table:table-cell>
          <table:table-cell table:formula="of:=ROUND(LEFT([.H79]; 4) + RIGHT([.H79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5.92" calcext:value-type="float">
            <text:p>45.92</text:p>
          </table:table-cell>
          <table:table-cell office:value-type="float" office:value="13.79" calcext:value-type="float">
            <text:p>13.79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5" calcext:value-type="float">
            <text:p>-56.5</text:p>
          </table:table-cell>
          <table:table-cell office:value-type="string" calcext:value-type="string">
            <text:p>49 19.18711 -124 19.05714</text:p>
          </table:table-cell>
          <table:table-cell table:formula="of:=LEFT([.F80]; 11)" office:value-type="string" office:string-value="49 19.18711" calcext:value-type="string">
            <text:p>49 19.18711</text:p>
          </table:table-cell>
          <table:table-cell table:formula="of:=RIGHT([.F80]; 13)" office:value-type="string" office:string-value="-124 19.05714" calcext:value-type="string">
            <text:p>-124 19.05714</text:p>
          </table:table-cell>
          <table:table-cell table:formula="of:=ROUND(LEFT([.G80]; 2) + RIGHT([.G80]; 8) / 60; 5)" office:value-type="float" office:value="49.31979" calcext:value-type="float">
            <text:p>49.31979</text:p>
          </table:table-cell>
          <table:table-cell table:formula="of:=ROUND(LEFT([.H80]; 4) + RIGHT([.H80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6.07" calcext:value-type="float">
            <text:p>46.07</text:p>
          </table:table-cell>
          <table:table-cell office:value-type="float" office:value="13.73" calcext:value-type="float">
            <text:p>13.73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46" calcext:value-type="float">
            <text:p>-56.46</text:p>
          </table:table-cell>
          <table:table-cell office:value-type="string" calcext:value-type="string">
            <text:p>49 19.18723 -124 19.05714</text:p>
          </table:table-cell>
          <table:table-cell table:formula="of:=LEFT([.F81]; 11)" office:value-type="string" office:string-value="49 19.18723" calcext:value-type="string">
            <text:p>49 19.18723</text:p>
          </table:table-cell>
          <table:table-cell table:formula="of:=RIGHT([.F81]; 13)" office:value-type="string" office:string-value="-124 19.05714" calcext:value-type="string">
            <text:p>-124 19.05714</text:p>
          </table:table-cell>
          <table:table-cell table:formula="of:=ROUND(LEFT([.G81]; 2) + RIGHT([.G81]; 8) / 60; 5)" office:value-type="float" office:value="49.31979" calcext:value-type="float">
            <text:p>49.31979</text:p>
          </table:table-cell>
          <table:table-cell table:formula="of:=ROUND(LEFT([.H81]; 4) + RIGHT([.H81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6.14" calcext:value-type="float">
            <text:p>46.14</text:p>
          </table:table-cell>
          <table:table-cell office:value-type="float" office:value="13.69" calcext:value-type="float">
            <text:p>13.69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44" calcext:value-type="float">
            <text:p>-56.44</text:p>
          </table:table-cell>
          <table:table-cell office:value-type="string" calcext:value-type="string">
            <text:p>49 19.18710 -124 19.05713</text:p>
          </table:table-cell>
          <table:table-cell table:formula="of:=LEFT([.F82]; 11)" office:value-type="string" office:string-value="49 19.18710" calcext:value-type="string">
            <text:p>49 19.18710</text:p>
          </table:table-cell>
          <table:table-cell table:formula="of:=RIGHT([.F82]; 13)" office:value-type="string" office:string-value="-124 19.05713" calcext:value-type="string">
            <text:p>-124 19.05713</text:p>
          </table:table-cell>
          <table:table-cell table:formula="of:=ROUND(LEFT([.G82]; 2) + RIGHT([.G82]; 8) / 60; 5)" office:value-type="float" office:value="49.31979" calcext:value-type="float">
            <text:p>49.31979</text:p>
          </table:table-cell>
          <table:table-cell table:formula="of:=ROUND(LEFT([.H82]; 4) + RIGHT([.H82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6.23" calcext:value-type="float">
            <text:p>46.23</text:p>
          </table:table-cell>
          <table:table-cell office:value-type="float" office:value="13.64" calcext:value-type="float">
            <text:p>13.64</text:p>
          </table:table-cell>
          <table:table-cell office:value-type="float" office:value="1020.03" calcext:value-type="float">
            <text:p>1020.03</text:p>
          </table:table-cell>
          <table:table-cell office:value-type="float" office:value="-56.54" calcext:value-type="float">
            <text:p>-56.54</text:p>
          </table:table-cell>
          <table:table-cell office:value-type="string" calcext:value-type="string">
            <text:p>49 19.18702 -124 19.05710</text:p>
          </table:table-cell>
          <table:table-cell table:formula="of:=LEFT([.F83]; 11)" office:value-type="string" office:string-value="49 19.18702" calcext:value-type="string">
            <text:p>49 19.18702</text:p>
          </table:table-cell>
          <table:table-cell table:formula="of:=RIGHT([.F83]; 13)" office:value-type="string" office:string-value="-124 19.05710" calcext:value-type="string">
            <text:p>-124 19.05710</text:p>
          </table:table-cell>
          <table:table-cell table:formula="of:=ROUND(LEFT([.G83]; 2) + RIGHT([.G83]; 8) / 60; 5)" office:value-type="float" office:value="49.31978" calcext:value-type="float">
            <text:p>49.31978</text:p>
          </table:table-cell>
          <table:table-cell table:formula="of:=ROUND(LEFT([.H83]; 4) + RIGHT([.H83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6.32" calcext:value-type="float">
            <text:p>46.32</text:p>
          </table:table-cell>
          <table:table-cell office:value-type="float" office:value="13.59" calcext:value-type="float">
            <text:p>13.59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45" calcext:value-type="float">
            <text:p>-56.45</text:p>
          </table:table-cell>
          <table:table-cell office:value-type="string" calcext:value-type="string">
            <text:p>49 19.18711 -124 19.05712</text:p>
          </table:table-cell>
          <table:table-cell table:formula="of:=LEFT([.F84]; 11)" office:value-type="string" office:string-value="49 19.18711" calcext:value-type="string">
            <text:p>49 19.18711</text:p>
          </table:table-cell>
          <table:table-cell table:formula="of:=RIGHT([.F84]; 13)" office:value-type="string" office:string-value="-124 19.05712" calcext:value-type="string">
            <text:p>-124 19.05712</text:p>
          </table:table-cell>
          <table:table-cell table:formula="of:=ROUND(LEFT([.G84]; 2) + RIGHT([.G84]; 8) / 60; 5)" office:value-type="float" office:value="49.31979" calcext:value-type="float">
            <text:p>49.31979</text:p>
          </table:table-cell>
          <table:table-cell table:formula="of:=ROUND(LEFT([.H84]; 4) + RIGHT([.H84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13.55" calcext:value-type="float">
            <text:p>13.55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52" calcext:value-type="float">
            <text:p>-56.52</text:p>
          </table:table-cell>
          <table:table-cell office:value-type="string" calcext:value-type="string">
            <text:p>49 19.18714 -124 19.05714</text:p>
          </table:table-cell>
          <table:table-cell table:formula="of:=LEFT([.F85]; 11)" office:value-type="string" office:string-value="49 19.18714" calcext:value-type="string">
            <text:p>49 19.18714</text:p>
          </table:table-cell>
          <table:table-cell table:formula="of:=RIGHT([.F85]; 13)" office:value-type="string" office:string-value="-124 19.05714" calcext:value-type="string">
            <text:p>-124 19.05714</text:p>
          </table:table-cell>
          <table:table-cell table:formula="of:=ROUND(LEFT([.G85]; 2) + RIGHT([.G85]; 8) / 60; 5)" office:value-type="float" office:value="49.31979" calcext:value-type="float">
            <text:p>49.31979</text:p>
          </table:table-cell>
          <table:table-cell table:formula="of:=ROUND(LEFT([.H85]; 4) + RIGHT([.H85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6.48" calcext:value-type="float">
            <text:p>46.48</text:p>
          </table:table-cell>
          <table:table-cell office:value-type="float" office:value="13.5" calcext:value-type="float">
            <text:p>13.5</text:p>
          </table:table-cell>
          <table:table-cell office:value-type="float" office:value="1020.01" calcext:value-type="float">
            <text:p>1020.01</text:p>
          </table:table-cell>
          <table:table-cell office:value-type="float" office:value="-56.32" calcext:value-type="float">
            <text:p>-56.32</text:p>
          </table:table-cell>
          <table:table-cell office:value-type="string" calcext:value-type="string">
            <text:p>49 19.18732 -124 19.05713</text:p>
          </table:table-cell>
          <table:table-cell table:formula="of:=LEFT([.F86]; 11)" office:value-type="string" office:string-value="49 19.18732" calcext:value-type="string">
            <text:p>49 19.18732</text:p>
          </table:table-cell>
          <table:table-cell table:formula="of:=RIGHT([.F86]; 13)" office:value-type="string" office:string-value="-124 19.05713" calcext:value-type="string">
            <text:p>-124 19.05713</text:p>
          </table:table-cell>
          <table:table-cell table:formula="of:=ROUND(LEFT([.G86]; 2) + RIGHT([.G86]; 8) / 60; 5)" office:value-type="float" office:value="49.31979" calcext:value-type="float">
            <text:p>49.31979</text:p>
          </table:table-cell>
          <table:table-cell table:formula="of:=ROUND(LEFT([.H86]; 4) + RIGHT([.H86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6.56" calcext:value-type="float">
            <text:p>46.56</text:p>
          </table:table-cell>
          <table:table-cell office:value-type="float" office:value="13.44" calcext:value-type="float">
            <text:p>13.44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48" calcext:value-type="float">
            <text:p>-56.48</text:p>
          </table:table-cell>
          <table:table-cell office:value-type="string" calcext:value-type="string">
            <text:p>49 19.18767 -124 19.05720</text:p>
          </table:table-cell>
          <table:table-cell table:formula="of:=LEFT([.F87]; 11)" office:value-type="string" office:string-value="49 19.18767" calcext:value-type="string">
            <text:p>49 19.18767</text:p>
          </table:table-cell>
          <table:table-cell table:formula="of:=RIGHT([.F87]; 13)" office:value-type="string" office:string-value="-124 19.05720" calcext:value-type="string">
            <text:p>-124 19.05720</text:p>
          </table:table-cell>
          <table:table-cell table:formula="of:=ROUND(LEFT([.G87]; 2) + RIGHT([.G87]; 8) / 60; 5)" office:value-type="float" office:value="49.31979" calcext:value-type="float">
            <text:p>49.31979</text:p>
          </table:table-cell>
          <table:table-cell table:formula="of:=ROUND(LEFT([.H87]; 4) + RIGHT([.H87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6.72" calcext:value-type="float">
            <text:p>46.72</text:p>
          </table:table-cell>
          <table:table-cell office:value-type="float" office:value="13.4" calcext:value-type="float">
            <text:p>13.4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49 19.18774 -124 19.05727</text:p>
          </table:table-cell>
          <table:table-cell table:formula="of:=LEFT([.F88]; 11)" office:value-type="string" office:string-value="49 19.18774" calcext:value-type="string">
            <text:p>49 19.18774</text:p>
          </table:table-cell>
          <table:table-cell table:formula="of:=RIGHT([.F88]; 13)" office:value-type="string" office:string-value="-124 19.05727" calcext:value-type="string">
            <text:p>-124 19.05727</text:p>
          </table:table-cell>
          <table:table-cell table:formula="of:=ROUND(LEFT([.G88]; 2) + RIGHT([.G88]; 8) / 60; 5)" office:value-type="float" office:value="49.3198" calcext:value-type="float">
            <text:p>49.3198</text:p>
          </table:table-cell>
          <table:table-cell table:formula="of:=ROUND(LEFT([.H88]; 4) + RIGHT([.H88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6.82" calcext:value-type="float">
            <text:p>46.82</text:p>
          </table:table-cell>
          <table:table-cell office:value-type="float" office:value="13.36" calcext:value-type="float">
            <text:p>13.36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43" calcext:value-type="float">
            <text:p>-56.43</text:p>
          </table:table-cell>
          <table:table-cell office:value-type="string" calcext:value-type="string">
            <text:p>49 19.18789 -124 19.05743</text:p>
          </table:table-cell>
          <table:table-cell table:formula="of:=LEFT([.F89]; 11)" office:value-type="string" office:string-value="49 19.18789" calcext:value-type="string">
            <text:p>49 19.18789</text:p>
          </table:table-cell>
          <table:table-cell table:formula="of:=RIGHT([.F89]; 13)" office:value-type="string" office:string-value="-124 19.05743" calcext:value-type="string">
            <text:p>-124 19.05743</text:p>
          </table:table-cell>
          <table:table-cell table:formula="of:=ROUND(LEFT([.G89]; 2) + RIGHT([.G89]; 8) / 60; 5)" office:value-type="float" office:value="49.3198" calcext:value-type="float">
            <text:p>49.3198</text:p>
          </table:table-cell>
          <table:table-cell table:formula="of:=ROUND(LEFT([.H89]; 4) + RIGHT([.H89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6.91" calcext:value-type="float">
            <text:p>46.91</text:p>
          </table:table-cell>
          <table:table-cell office:value-type="float" office:value="13.31" calcext:value-type="float">
            <text:p>13.31</text:p>
          </table:table-cell>
          <table:table-cell office:value-type="float" office:value="1020.02" calcext:value-type="float">
            <text:p>1020.02</text:p>
          </table:table-cell>
          <table:table-cell office:value-type="float" office:value="-56.58" calcext:value-type="float">
            <text:p>-56.58</text:p>
          </table:table-cell>
          <table:table-cell office:value-type="string" calcext:value-type="string">
            <text:p>49 19.18798 -124 19.05745</text:p>
          </table:table-cell>
          <table:table-cell table:formula="of:=LEFT([.F90]; 11)" office:value-type="string" office:string-value="49 19.18798" calcext:value-type="string">
            <text:p>49 19.18798</text:p>
          </table:table-cell>
          <table:table-cell table:formula="of:=RIGHT([.F90]; 13)" office:value-type="string" office:string-value="-124 19.05745" calcext:value-type="string">
            <text:p>-124 19.05745</text:p>
          </table:table-cell>
          <table:table-cell table:formula="of:=ROUND(LEFT([.G90]; 2) + RIGHT([.G90]; 8) / 60; 5)" office:value-type="float" office:value="49.3198" calcext:value-type="float">
            <text:p>49.3198</text:p>
          </table:table-cell>
          <table:table-cell table:formula="of:=ROUND(LEFT([.H90]; 4) + RIGHT([.H90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7.01" calcext:value-type="float">
            <text:p>47.01</text:p>
          </table:table-cell>
          <table:table-cell office:value-type="float" office:value="13.27" calcext:value-type="float">
            <text:p>13.27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33" calcext:value-type="float">
            <text:p>-56.33</text:p>
          </table:table-cell>
          <table:table-cell office:value-type="string" calcext:value-type="string">
            <text:p>49 19.18812 -124 19.05743</text:p>
          </table:table-cell>
          <table:table-cell table:formula="of:=LEFT([.F91]; 11)" office:value-type="string" office:string-value="49 19.18812" calcext:value-type="string">
            <text:p>49 19.18812</text:p>
          </table:table-cell>
          <table:table-cell table:formula="of:=RIGHT([.F91]; 13)" office:value-type="string" office:string-value="-124 19.05743" calcext:value-type="string">
            <text:p>-124 19.05743</text:p>
          </table:table-cell>
          <table:table-cell table:formula="of:=ROUND(LEFT([.G91]; 2) + RIGHT([.G91]; 8) / 60; 5)" office:value-type="float" office:value="49.3198" calcext:value-type="float">
            <text:p>49.3198</text:p>
          </table:table-cell>
          <table:table-cell table:formula="of:=ROUND(LEFT([.H91]; 4) + RIGHT([.H91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7.13" calcext:value-type="float">
            <text:p>47.13</text:p>
          </table:table-cell>
          <table:table-cell office:value-type="float" office:value="13.24" calcext:value-type="float">
            <text:p>13.24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52" calcext:value-type="float">
            <text:p>-56.52</text:p>
          </table:table-cell>
          <table:table-cell office:value-type="string" calcext:value-type="string">
            <text:p>49 19.18814 -124 19.05743</text:p>
          </table:table-cell>
          <table:table-cell table:formula="of:=LEFT([.F92]; 11)" office:value-type="string" office:string-value="49 19.18814" calcext:value-type="string">
            <text:p>49 19.18814</text:p>
          </table:table-cell>
          <table:table-cell table:formula="of:=RIGHT([.F92]; 13)" office:value-type="string" office:string-value="-124 19.05743" calcext:value-type="string">
            <text:p>-124 19.05743</text:p>
          </table:table-cell>
          <table:table-cell table:formula="of:=ROUND(LEFT([.G92]; 2) + RIGHT([.G92]; 8) / 60; 5)" office:value-type="float" office:value="49.3198" calcext:value-type="float">
            <text:p>49.3198</text:p>
          </table:table-cell>
          <table:table-cell table:formula="of:=ROUND(LEFT([.H92]; 4) + RIGHT([.H92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7.17" calcext:value-type="float">
            <text:p>47.17</text:p>
          </table:table-cell>
          <table:table-cell office:value-type="float" office:value="13.2" calcext:value-type="float">
            <text:p>13.2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81" calcext:value-type="float">
            <text:p>-56.81</text:p>
          </table:table-cell>
          <table:table-cell office:value-type="string" calcext:value-type="string">
            <text:p>49 19.18818 -124 19.05740</text:p>
          </table:table-cell>
          <table:table-cell table:formula="of:=LEFT([.F93]; 11)" office:value-type="string" office:string-value="49 19.18818" calcext:value-type="string">
            <text:p>49 19.18818</text:p>
          </table:table-cell>
          <table:table-cell table:formula="of:=RIGHT([.F93]; 13)" office:value-type="string" office:string-value="-124 19.05740" calcext:value-type="string">
            <text:p>-124 19.05740</text:p>
          </table:table-cell>
          <table:table-cell table:formula="of:=ROUND(LEFT([.G93]; 2) + RIGHT([.G93]; 8) / 60; 5)" office:value-type="float" office:value="49.3198" calcext:value-type="float">
            <text:p>49.3198</text:p>
          </table:table-cell>
          <table:table-cell table:formula="of:=ROUND(LEFT([.H93]; 4) + RIGHT([.H93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7.23" calcext:value-type="float">
            <text:p>47.23</text:p>
          </table:table-cell>
          <table:table-cell office:value-type="float" office:value="13.17" calcext:value-type="float">
            <text:p>13.17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49" calcext:value-type="float">
            <text:p>-56.49</text:p>
          </table:table-cell>
          <table:table-cell office:value-type="string" calcext:value-type="string">
            <text:p>49 19.18820 -124 19.05743</text:p>
          </table:table-cell>
          <table:table-cell table:formula="of:=LEFT([.F94]; 11)" office:value-type="string" office:string-value="49 19.18820" calcext:value-type="string">
            <text:p>49 19.18820</text:p>
          </table:table-cell>
          <table:table-cell table:formula="of:=RIGHT([.F94]; 13)" office:value-type="string" office:string-value="-124 19.05743" calcext:value-type="string">
            <text:p>-124 19.05743</text:p>
          </table:table-cell>
          <table:table-cell table:formula="of:=ROUND(LEFT([.G94]; 2) + RIGHT([.G94]; 8) / 60; 5)" office:value-type="float" office:value="49.3198" calcext:value-type="float">
            <text:p>49.3198</text:p>
          </table:table-cell>
          <table:table-cell table:formula="of:=ROUND(LEFT([.H94]; 4) + RIGHT([.H94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7.33" calcext:value-type="float">
            <text:p>47.33</text:p>
          </table:table-cell>
          <table:table-cell office:value-type="float" office:value="13.13" calcext:value-type="float">
            <text:p>13.13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45" calcext:value-type="float">
            <text:p>-56.45</text:p>
          </table:table-cell>
          <table:table-cell office:value-type="string" calcext:value-type="string">
            <text:p>49 19.18819 -124 19.05741</text:p>
          </table:table-cell>
          <table:table-cell table:formula="of:=LEFT([.F95]; 11)" office:value-type="string" office:string-value="49 19.18819" calcext:value-type="string">
            <text:p>49 19.18819</text:p>
          </table:table-cell>
          <table:table-cell table:formula="of:=RIGHT([.F95]; 13)" office:value-type="string" office:string-value="-124 19.05741" calcext:value-type="string">
            <text:p>-124 19.05741</text:p>
          </table:table-cell>
          <table:table-cell table:formula="of:=ROUND(LEFT([.G95]; 2) + RIGHT([.G95]; 8) / 60; 5)" office:value-type="float" office:value="49.3198" calcext:value-type="float">
            <text:p>49.3198</text:p>
          </table:table-cell>
          <table:table-cell table:formula="of:=ROUND(LEFT([.H95]; 4) + RIGHT([.H95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7.53" calcext:value-type="float">
            <text:p>47.53</text:p>
          </table:table-cell>
          <table:table-cell office:value-type="float" office:value="13.08" calcext:value-type="float">
            <text:p>13.08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26" calcext:value-type="float">
            <text:p>-56.26</text:p>
          </table:table-cell>
          <table:table-cell office:value-type="string" calcext:value-type="string">
            <text:p>49 19.18828 -124 19.05735</text:p>
          </table:table-cell>
          <table:table-cell table:formula="of:=LEFT([.F96]; 11)" office:value-type="string" office:string-value="49 19.18828" calcext:value-type="string">
            <text:p>49 19.18828</text:p>
          </table:table-cell>
          <table:table-cell table:formula="of:=RIGHT([.F96]; 13)" office:value-type="string" office:string-value="-124 19.05735" calcext:value-type="string">
            <text:p>-124 19.05735</text:p>
          </table:table-cell>
          <table:table-cell table:formula="of:=ROUND(LEFT([.G96]; 2) + RIGHT([.G96]; 8) / 60; 5)" office:value-type="float" office:value="49.3198" calcext:value-type="float">
            <text:p>49.3198</text:p>
          </table:table-cell>
          <table:table-cell table:formula="of:=ROUND(LEFT([.H96]; 4) + RIGHT([.H96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7.69" calcext:value-type="float">
            <text:p>47.69</text:p>
          </table:table-cell>
          <table:table-cell office:value-type="float" office:value="13.03" calcext:value-type="float">
            <text:p>13.03</text:p>
          </table:table-cell>
          <table:table-cell office:value-type="float" office:value="1020.09" calcext:value-type="float">
            <text:p>1020.09</text:p>
          </table:table-cell>
          <table:table-cell office:value-type="float" office:value="-56.63" calcext:value-type="float">
            <text:p>-56.63</text:p>
          </table:table-cell>
          <table:table-cell office:value-type="string" calcext:value-type="string">
            <text:p>49 19.18826 -124 19.05720</text:p>
          </table:table-cell>
          <table:table-cell table:formula="of:=LEFT([.F97]; 11)" office:value-type="string" office:string-value="49 19.18826" calcext:value-type="string">
            <text:p>49 19.18826</text:p>
          </table:table-cell>
          <table:table-cell table:formula="of:=RIGHT([.F97]; 13)" office:value-type="string" office:string-value="-124 19.05720" calcext:value-type="string">
            <text:p>-124 19.05720</text:p>
          </table:table-cell>
          <table:table-cell table:formula="of:=ROUND(LEFT([.G97]; 2) + RIGHT([.G97]; 8) / 60; 5)" office:value-type="float" office:value="49.3198" calcext:value-type="float">
            <text:p>49.3198</text:p>
          </table:table-cell>
          <table:table-cell table:formula="of:=ROUND(LEFT([.H97]; 4) + RIGHT([.H97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7.85" calcext:value-type="float">
            <text:p>47.85</text:p>
          </table:table-cell>
          <table:table-cell office:value-type="float" office:value="12.99" calcext:value-type="float">
            <text:p>12.99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48" calcext:value-type="float">
            <text:p>-56.48</text:p>
          </table:table-cell>
          <table:table-cell office:value-type="string" calcext:value-type="string">
            <text:p>49 19.18819 -124 19.05705</text:p>
          </table:table-cell>
          <table:table-cell table:formula="of:=LEFT([.F98]; 11)" office:value-type="string" office:string-value="49 19.18819" calcext:value-type="string">
            <text:p>49 19.18819</text:p>
          </table:table-cell>
          <table:table-cell table:formula="of:=RIGHT([.F98]; 13)" office:value-type="string" office:string-value="-124 19.05705" calcext:value-type="string">
            <text:p>-124 19.05705</text:p>
          </table:table-cell>
          <table:table-cell table:formula="of:=ROUND(LEFT([.G98]; 2) + RIGHT([.G98]; 8) / 60; 5)" office:value-type="float" office:value="49.3198" calcext:value-type="float">
            <text:p>49.3198</text:p>
          </table:table-cell>
          <table:table-cell table:formula="of:=ROUND(LEFT([.H98]; 4) + RIGHT([.H98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7.98" calcext:value-type="float">
            <text:p>47.98</text:p>
          </table:table-cell>
          <table:table-cell office:value-type="float" office:value="12.95" calcext:value-type="float">
            <text:p>12.95</text:p>
          </table:table-cell>
          <table:table-cell office:value-type="float" office:value="1020.03" calcext:value-type="float">
            <text:p>1020.03</text:p>
          </table:table-cell>
          <table:table-cell office:value-type="float" office:value="-56.36" calcext:value-type="float">
            <text:p>-56.36</text:p>
          </table:table-cell>
          <table:table-cell office:value-type="string" calcext:value-type="string">
            <text:p>49 19.18819 -124 19.05701</text:p>
          </table:table-cell>
          <table:table-cell table:formula="of:=LEFT([.F99]; 11)" office:value-type="string" office:string-value="49 19.18819" calcext:value-type="string">
            <text:p>49 19.18819</text:p>
          </table:table-cell>
          <table:table-cell table:formula="of:=RIGHT([.F99]; 13)" office:value-type="string" office:string-value="-124 19.05701" calcext:value-type="string">
            <text:p>-124 19.05701</text:p>
          </table:table-cell>
          <table:table-cell table:formula="of:=ROUND(LEFT([.G99]; 2) + RIGHT([.G99]; 8) / 60; 5)" office:value-type="float" office:value="49.3198" calcext:value-type="float">
            <text:p>49.3198</text:p>
          </table:table-cell>
          <table:table-cell table:formula="of:=ROUND(LEFT([.H99]; 4) + RIGHT([.H99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8.14" calcext:value-type="float">
            <text:p>48.14</text:p>
          </table:table-cell>
          <table:table-cell office:value-type="float" office:value="12.92" calcext:value-type="float">
            <text:p>12.92</text:p>
          </table:table-cell>
          <table:table-cell office:value-type="float" office:value="1020.03" calcext:value-type="float">
            <text:p>1020.03</text:p>
          </table:table-cell>
          <table:table-cell office:value-type="float" office:value="-56.36" calcext:value-type="float">
            <text:p>-56.36</text:p>
          </table:table-cell>
          <table:table-cell office:value-type="string" calcext:value-type="string">
            <text:p>49 19.18815 -124 19.05694</text:p>
          </table:table-cell>
          <table:table-cell table:formula="of:=LEFT([.F100]; 11)" office:value-type="string" office:string-value="49 19.18815" calcext:value-type="string">
            <text:p>49 19.18815</text:p>
          </table:table-cell>
          <table:table-cell table:formula="of:=RIGHT([.F100]; 13)" office:value-type="string" office:string-value="-124 19.05694" calcext:value-type="string">
            <text:p>-124 19.05694</text:p>
          </table:table-cell>
          <table:table-cell table:formula="of:=ROUND(LEFT([.G100]; 2) + RIGHT([.G100]; 8) / 60; 5)" office:value-type="float" office:value="49.3198" calcext:value-type="float">
            <text:p>49.3198</text:p>
          </table:table-cell>
          <table:table-cell table:formula="of:=ROUND(LEFT([.H100]; 4) + RIGHT([.H100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8.35" calcext:value-type="float">
            <text:p>48.35</text:p>
          </table:table-cell>
          <table:table-cell office:value-type="float" office:value="12.88" calcext:value-type="float">
            <text:p>12.88</text:p>
          </table:table-cell>
          <table:table-cell office:value-type="float" office:value="1020.11" calcext:value-type="float">
            <text:p>1020.11</text:p>
          </table:table-cell>
          <table:table-cell office:value-type="float" office:value="-56.73" calcext:value-type="float">
            <text:p>-56.73</text:p>
          </table:table-cell>
          <table:table-cell office:value-type="string" calcext:value-type="string">
            <text:p>49 19.18815 -124 19.05682</text:p>
          </table:table-cell>
          <table:table-cell table:formula="of:=LEFT([.F101]; 11)" office:value-type="string" office:string-value="49 19.18815" calcext:value-type="string">
            <text:p>49 19.18815</text:p>
          </table:table-cell>
          <table:table-cell table:formula="of:=RIGHT([.F101]; 13)" office:value-type="string" office:string-value="-124 19.05682" calcext:value-type="string">
            <text:p>-124 19.05682</text:p>
          </table:table-cell>
          <table:table-cell table:formula="of:=ROUND(LEFT([.G101]; 2) + RIGHT([.G101]; 8) / 60; 5)" office:value-type="float" office:value="49.3198" calcext:value-type="float">
            <text:p>49.3198</text:p>
          </table:table-cell>
          <table:table-cell table:formula="of:=ROUND(LEFT([.H101]; 4) + RIGHT([.H101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8.57" calcext:value-type="float">
            <text:p>48.57</text:p>
          </table:table-cell>
          <table:table-cell office:value-type="float" office:value="12.85" calcext:value-type="float">
            <text:p>12.85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67" calcext:value-type="float">
            <text:p>-56.67</text:p>
          </table:table-cell>
          <table:table-cell office:value-type="string" calcext:value-type="string">
            <text:p>49 19.18819 -124 19.05672</text:p>
          </table:table-cell>
          <table:table-cell table:formula="of:=LEFT([.F102]; 11)" office:value-type="string" office:string-value="49 19.18819" calcext:value-type="string">
            <text:p>49 19.18819</text:p>
          </table:table-cell>
          <table:table-cell table:formula="of:=RIGHT([.F102]; 13)" office:value-type="string" office:string-value="-124 19.05672" calcext:value-type="string">
            <text:p>-124 19.05672</text:p>
          </table:table-cell>
          <table:table-cell table:formula="of:=ROUND(LEFT([.G102]; 2) + RIGHT([.G102]; 8) / 60; 5)" office:value-type="float" office:value="49.3198" calcext:value-type="float">
            <text:p>49.3198</text:p>
          </table:table-cell>
          <table:table-cell table:formula="of:=ROUND(LEFT([.H102]; 4) + RIGHT([.H102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8.73" calcext:value-type="float">
            <text:p>48.73</text:p>
          </table:table-cell>
          <table:table-cell office:value-type="float" office:value="12.82" calcext:value-type="float">
            <text:p>12.82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49 19.18820 -124 19.05662</text:p>
          </table:table-cell>
          <table:table-cell table:formula="of:=LEFT([.F103]; 11)" office:value-type="string" office:string-value="49 19.18820" calcext:value-type="string">
            <text:p>49 19.18820</text:p>
          </table:table-cell>
          <table:table-cell table:formula="of:=RIGHT([.F103]; 13)" office:value-type="string" office:string-value="-124 19.05662" calcext:value-type="string">
            <text:p>-124 19.05662</text:p>
          </table:table-cell>
          <table:table-cell table:formula="of:=ROUND(LEFT([.G103]; 2) + RIGHT([.G103]; 8) / 60; 5)" office:value-type="float" office:value="49.3198" calcext:value-type="float">
            <text:p>49.3198</text:p>
          </table:table-cell>
          <table:table-cell table:formula="of:=ROUND(LEFT([.H103]; 4) + RIGHT([.H103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8.88" calcext:value-type="float">
            <text:p>48.88</text:p>
          </table:table-cell>
          <table:table-cell office:value-type="float" office:value="12.79" calcext:value-type="float">
            <text:p>12.79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53" calcext:value-type="float">
            <text:p>-56.53</text:p>
          </table:table-cell>
          <table:table-cell office:value-type="string" calcext:value-type="string">
            <text:p>49 19.18825 -124 19.05655</text:p>
          </table:table-cell>
          <table:table-cell table:formula="of:=LEFT([.F104]; 11)" office:value-type="string" office:string-value="49 19.18825" calcext:value-type="string">
            <text:p>49 19.18825</text:p>
          </table:table-cell>
          <table:table-cell table:formula="of:=RIGHT([.F104]; 13)" office:value-type="string" office:string-value="-124 19.05655" calcext:value-type="string">
            <text:p>-124 19.05655</text:p>
          </table:table-cell>
          <table:table-cell table:formula="of:=ROUND(LEFT([.G104]; 2) + RIGHT([.G104]; 8) / 60; 5)" office:value-type="float" office:value="49.3198" calcext:value-type="float">
            <text:p>49.3198</text:p>
          </table:table-cell>
          <table:table-cell table:formula="of:=ROUND(LEFT([.H104]; 4) + RIGHT([.H104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9.03" calcext:value-type="float">
            <text:p>49.03</text:p>
          </table:table-cell>
          <table:table-cell office:value-type="float" office:value="12.74" calcext:value-type="float">
            <text:p>12.74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72" calcext:value-type="float">
            <text:p>-56.72</text:p>
          </table:table-cell>
          <table:table-cell office:value-type="string" calcext:value-type="string">
            <text:p>49 19.18828 -124 19.05642</text:p>
          </table:table-cell>
          <table:table-cell table:formula="of:=LEFT([.F105]; 11)" office:value-type="string" office:string-value="49 19.18828" calcext:value-type="string">
            <text:p>49 19.18828</text:p>
          </table:table-cell>
          <table:table-cell table:formula="of:=RIGHT([.F105]; 13)" office:value-type="string" office:string-value="-124 19.05642" calcext:value-type="string">
            <text:p>-124 19.05642</text:p>
          </table:table-cell>
          <table:table-cell table:formula="of:=ROUND(LEFT([.G105]; 2) + RIGHT([.G105]; 8) / 60; 5)" office:value-type="float" office:value="49.3198" calcext:value-type="float">
            <text:p>49.3198</text:p>
          </table:table-cell>
          <table:table-cell table:formula="of:=ROUND(LEFT([.H105]; 4) + RIGHT([.H105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9.26" calcext:value-type="float">
            <text:p>49.26</text:p>
          </table:table-cell>
          <table:table-cell office:value-type="float" office:value="12.71" calcext:value-type="float">
            <text:p>12.71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53" calcext:value-type="float">
            <text:p>-56.53</text:p>
          </table:table-cell>
          <table:table-cell office:value-type="string" calcext:value-type="string">
            <text:p>49 19.18835 -124 19.05636</text:p>
          </table:table-cell>
          <table:table-cell table:formula="of:=LEFT([.F106]; 11)" office:value-type="string" office:string-value="49 19.18835" calcext:value-type="string">
            <text:p>49 19.18835</text:p>
          </table:table-cell>
          <table:table-cell table:formula="of:=RIGHT([.F106]; 13)" office:value-type="string" office:string-value="-124 19.05636" calcext:value-type="string">
            <text:p>-124 19.05636</text:p>
          </table:table-cell>
          <table:table-cell table:formula="of:=ROUND(LEFT([.G106]; 2) + RIGHT([.G106]; 8) / 60; 5)" office:value-type="float" office:value="49.31981" calcext:value-type="float">
            <text:p>49.31981</text:p>
          </table:table-cell>
          <table:table-cell table:formula="of:=ROUND(LEFT([.H106]; 4) + RIGHT([.H106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1.13" calcext:value-type="float">
            <text:p>361.13</text:p>
          </table:table-cell>
          <table:table-cell office:value-type="float" office:value="49.43" calcext:value-type="float">
            <text:p>49.43</text:p>
          </table:table-cell>
          <table:table-cell office:value-type="float" office:value="12.68" calcext:value-type="float">
            <text:p>12.68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9" calcext:value-type="float">
            <text:p>-56.9</text:p>
          </table:table-cell>
          <table:table-cell office:value-type="string" calcext:value-type="string">
            <text:p>49 19.18838 -124 19.05632</text:p>
          </table:table-cell>
          <table:table-cell table:formula="of:=LEFT([.F107]; 11)" office:value-type="string" office:string-value="49 19.18838" calcext:value-type="string">
            <text:p>49 19.18838</text:p>
          </table:table-cell>
          <table:table-cell table:formula="of:=RIGHT([.F107]; 13)" office:value-type="string" office:string-value="-124 19.05632" calcext:value-type="string">
            <text:p>-124 19.05632</text:p>
          </table:table-cell>
          <table:table-cell table:formula="of:=ROUND(LEFT([.G107]; 2) + RIGHT([.G107]; 8) / 60; 5)" office:value-type="float" office:value="49.31981" calcext:value-type="float">
            <text:p>49.31981</text:p>
          </table:table-cell>
          <table:table-cell table:formula="of:=ROUND(LEFT([.H107]; 4) + RIGHT([.H107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9.61" calcext:value-type="float">
            <text:p>49.61</text:p>
          </table:table-cell>
          <table:table-cell office:value-type="float" office:value="12.65" calcext:value-type="float">
            <text:p>12.65</text:p>
          </table:table-cell>
          <table:table-cell office:value-type="float" office:value="1020.11" calcext:value-type="float">
            <text:p>1020.11</text:p>
          </table:table-cell>
          <table:table-cell office:value-type="float" office:value="-56.87" calcext:value-type="float">
            <text:p>-56.87</text:p>
          </table:table-cell>
          <table:table-cell office:value-type="string" calcext:value-type="string">
            <text:p>49 19.18845 -124 19.05631</text:p>
          </table:table-cell>
          <table:table-cell table:formula="of:=LEFT([.F108]; 11)" office:value-type="string" office:string-value="49 19.18845" calcext:value-type="string">
            <text:p>49 19.18845</text:p>
          </table:table-cell>
          <table:table-cell table:formula="of:=RIGHT([.F108]; 13)" office:value-type="string" office:string-value="-124 19.05631" calcext:value-type="string">
            <text:p>-124 19.05631</text:p>
          </table:table-cell>
          <table:table-cell table:formula="of:=ROUND(LEFT([.G108]; 2) + RIGHT([.G108]; 8) / 60; 5)" office:value-type="float" office:value="49.31981" calcext:value-type="float">
            <text:p>49.31981</text:p>
          </table:table-cell>
          <table:table-cell table:formula="of:=ROUND(LEFT([.H108]; 4) + RIGHT([.H108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9.8" calcext:value-type="float">
            <text:p>49.8</text:p>
          </table:table-cell>
          <table:table-cell office:value-type="float" office:value="12.62" calcext:value-type="float">
            <text:p>12.62</text:p>
          </table:table-cell>
          <table:table-cell office:value-type="float" office:value="1020.1" calcext:value-type="float">
            <text:p>1020.1</text:p>
          </table:table-cell>
          <table:table-cell office:value-type="float" office:value="-56.73" calcext:value-type="float">
            <text:p>-56.73</text:p>
          </table:table-cell>
          <table:table-cell office:value-type="string" calcext:value-type="string">
            <text:p>49 19.18846 -124 19.05632</text:p>
          </table:table-cell>
          <table:table-cell table:formula="of:=LEFT([.F109]; 11)" office:value-type="string" office:string-value="49 19.18846" calcext:value-type="string">
            <text:p>49 19.18846</text:p>
          </table:table-cell>
          <table:table-cell table:formula="of:=RIGHT([.F109]; 13)" office:value-type="string" office:string-value="-124 19.05632" calcext:value-type="string">
            <text:p>-124 19.05632</text:p>
          </table:table-cell>
          <table:table-cell table:formula="of:=ROUND(LEFT([.G109]; 2) + RIGHT([.G109]; 8) / 60; 5)" office:value-type="float" office:value="49.31981" calcext:value-type="float">
            <text:p>49.31981</text:p>
          </table:table-cell>
          <table:table-cell table:formula="of:=ROUND(LEFT([.H109]; 4) + RIGHT([.H109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49.92" calcext:value-type="float">
            <text:p>49.92</text:p>
          </table:table-cell>
          <table:table-cell office:value-type="float" office:value="12.6" calcext:value-type="float">
            <text:p>12.6</text:p>
          </table:table-cell>
          <table:table-cell office:value-type="float" office:value="1020.12" calcext:value-type="float">
            <text:p>1020.12</text:p>
          </table:table-cell>
          <table:table-cell office:value-type="float" office:value="-56.77" calcext:value-type="float">
            <text:p>-56.77</text:p>
          </table:table-cell>
          <table:table-cell office:value-type="string" calcext:value-type="string">
            <text:p>49 19.18852 -124 19.05634</text:p>
          </table:table-cell>
          <table:table-cell table:formula="of:=LEFT([.F110]; 11)" office:value-type="string" office:string-value="49 19.18852" calcext:value-type="string">
            <text:p>49 19.18852</text:p>
          </table:table-cell>
          <table:table-cell table:formula="of:=RIGHT([.F110]; 13)" office:value-type="string" office:string-value="-124 19.05634" calcext:value-type="string">
            <text:p>-124 19.05634</text:p>
          </table:table-cell>
          <table:table-cell table:formula="of:=ROUND(LEFT([.G110]; 2) + RIGHT([.G110]; 8) / 60; 5)" office:value-type="float" office:value="49.31981" calcext:value-type="float">
            <text:p>49.31981</text:p>
          </table:table-cell>
          <table:table-cell table:formula="of:=ROUND(LEFT([.H110]; 4) + RIGHT([.H110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0.05" calcext:value-type="float">
            <text:p>50.05</text:p>
          </table:table-cell>
          <table:table-cell office:value-type="float" office:value="12.55" calcext:value-type="float">
            <text:p>12.55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68" calcext:value-type="float">
            <text:p>-56.68</text:p>
          </table:table-cell>
          <table:table-cell office:value-type="string" calcext:value-type="string">
            <text:p>49 19.18855 -124 19.05634</text:p>
          </table:table-cell>
          <table:table-cell table:formula="of:=LEFT([.F111]; 11)" office:value-type="string" office:string-value="49 19.18855" calcext:value-type="string">
            <text:p>49 19.18855</text:p>
          </table:table-cell>
          <table:table-cell table:formula="of:=RIGHT([.F111]; 13)" office:value-type="string" office:string-value="-124 19.05634" calcext:value-type="string">
            <text:p>-124 19.05634</text:p>
          </table:table-cell>
          <table:table-cell table:formula="of:=ROUND(LEFT([.G111]; 2) + RIGHT([.G111]; 8) / 60; 5)" office:value-type="float" office:value="49.31981" calcext:value-type="float">
            <text:p>49.31981</text:p>
          </table:table-cell>
          <table:table-cell table:formula="of:=ROUND(LEFT([.H111]; 4) + RIGHT([.H111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0.24" calcext:value-type="float">
            <text:p>50.24</text:p>
          </table:table-cell>
          <table:table-cell office:value-type="float" office:value="12.52" calcext:value-type="float">
            <text:p>12.52</text:p>
          </table:table-cell>
          <table:table-cell office:value-type="float" office:value="1020.1" calcext:value-type="float">
            <text:p>1020.1</text:p>
          </table:table-cell>
          <table:table-cell office:value-type="float" office:value="-56.76" calcext:value-type="float">
            <text:p>-56.76</text:p>
          </table:table-cell>
          <table:table-cell office:value-type="string" calcext:value-type="string">
            <text:p>49 19.18861 -124 19.05635</text:p>
          </table:table-cell>
          <table:table-cell table:formula="of:=LEFT([.F112]; 11)" office:value-type="string" office:string-value="49 19.18861" calcext:value-type="string">
            <text:p>49 19.18861</text:p>
          </table:table-cell>
          <table:table-cell table:formula="of:=RIGHT([.F112]; 13)" office:value-type="string" office:string-value="-124 19.05635" calcext:value-type="string">
            <text:p>-124 19.05635</text:p>
          </table:table-cell>
          <table:table-cell table:formula="of:=ROUND(LEFT([.G112]; 2) + RIGHT([.G112]; 8) / 60; 5)" office:value-type="float" office:value="49.31981" calcext:value-type="float">
            <text:p>49.31981</text:p>
          </table:table-cell>
          <table:table-cell table:formula="of:=ROUND(LEFT([.H112]; 4) + RIGHT([.H112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0.55" calcext:value-type="float">
            <text:p>50.55</text:p>
          </table:table-cell>
          <table:table-cell office:value-type="float" office:value="12.5" calcext:value-type="float">
            <text:p>12.5</text:p>
          </table:table-cell>
          <table:table-cell office:value-type="float" office:value="1020.09" calcext:value-type="float">
            <text:p>1020.09</text:p>
          </table:table-cell>
          <table:table-cell office:value-type="float" office:value="-56.65" calcext:value-type="float">
            <text:p>-56.65</text:p>
          </table:table-cell>
          <table:table-cell office:value-type="string" calcext:value-type="string">
            <text:p>49 19.18863 -124 19.05625</text:p>
          </table:table-cell>
          <table:table-cell table:formula="of:=LEFT([.F113]; 11)" office:value-type="string" office:string-value="49 19.18863" calcext:value-type="string">
            <text:p>49 19.18863</text:p>
          </table:table-cell>
          <table:table-cell table:formula="of:=RIGHT([.F113]; 13)" office:value-type="string" office:string-value="-124 19.05625" calcext:value-type="string">
            <text:p>-124 19.05625</text:p>
          </table:table-cell>
          <table:table-cell table:formula="of:=ROUND(LEFT([.G113]; 2) + RIGHT([.G113]; 8) / 60; 5)" office:value-type="float" office:value="49.31981" calcext:value-type="float">
            <text:p>49.31981</text:p>
          </table:table-cell>
          <table:table-cell table:formula="of:=ROUND(LEFT([.H113]; 4) + RIGHT([.H113]; 8) / 60; 5)" office:value-type="float" office:value="-123.6824" calcext:value-type="float">
            <text:p>-123.6824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0.8" calcext:value-type="float">
            <text:p>50.8</text:p>
          </table:table-cell>
          <table:table-cell office:value-type="float" office:value="12.47" calcext:value-type="float">
            <text:p>12.47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52" calcext:value-type="float">
            <text:p>-56.52</text:p>
          </table:table-cell>
          <table:table-cell office:value-type="string" calcext:value-type="string">
            <text:p>49 19.18852 -124 19.05607</text:p>
          </table:table-cell>
          <table:table-cell table:formula="of:=LEFT([.F114]; 11)" office:value-type="string" office:string-value="49 19.18852" calcext:value-type="string">
            <text:p>49 19.18852</text:p>
          </table:table-cell>
          <table:table-cell table:formula="of:=RIGHT([.F114]; 13)" office:value-type="string" office:string-value="-124 19.05607" calcext:value-type="string">
            <text:p>-124 19.05607</text:p>
          </table:table-cell>
          <table:table-cell table:formula="of:=ROUND(LEFT([.G114]; 2) + RIGHT([.G114]; 8) / 60; 5)" office:value-type="float" office:value="49.31981" calcext:value-type="float">
            <text:p>49.31981</text:p>
          </table:table-cell>
          <table:table-cell table:formula="of:=ROUND(LEFT([.H114]; 4) + RIGHT([.H114]; 8) / 60; 5)" office:value-type="float" office:value="-123.6824" calcext:value-type="float">
            <text:p>-123.6824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0.95" calcext:value-type="float">
            <text:p>50.95</text:p>
          </table:table-cell>
          <table:table-cell office:value-type="float" office:value="12.44" calcext:value-type="float">
            <text:p>12.44</text:p>
          </table:table-cell>
          <table:table-cell office:value-type="float" office:value="1020.1" calcext:value-type="float">
            <text:p>1020.1</text:p>
          </table:table-cell>
          <table:table-cell office:value-type="float" office:value="-56.76" calcext:value-type="float">
            <text:p>-56.76</text:p>
          </table:table-cell>
          <table:table-cell office:value-type="string" calcext:value-type="string">
            <text:p>49 19.18856 -124 19.05594</text:p>
          </table:table-cell>
          <table:table-cell table:formula="of:=LEFT([.F115]; 11)" office:value-type="string" office:string-value="49 19.18856" calcext:value-type="string">
            <text:p>49 19.18856</text:p>
          </table:table-cell>
          <table:table-cell table:formula="of:=RIGHT([.F115]; 13)" office:value-type="string" office:string-value="-124 19.05594" calcext:value-type="string">
            <text:p>-124 19.05594</text:p>
          </table:table-cell>
          <table:table-cell table:formula="of:=ROUND(LEFT([.G115]; 2) + RIGHT([.G115]; 8) / 60; 5)" office:value-type="float" office:value="49.31981" calcext:value-type="float">
            <text:p>49.31981</text:p>
          </table:table-cell>
          <table:table-cell table:formula="of:=ROUND(LEFT([.H115]; 4) + RIGHT([.H115]; 8) / 60; 5)" office:value-type="float" office:value="-123.6824" calcext:value-type="float">
            <text:p>-123.6824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1.04" calcext:value-type="float">
            <text:p>51.04</text:p>
          </table:table-cell>
          <table:table-cell office:value-type="float" office:value="12.43" calcext:value-type="float">
            <text:p>12.43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81" calcext:value-type="float">
            <text:p>-56.81</text:p>
          </table:table-cell>
          <table:table-cell office:value-type="string" calcext:value-type="string">
            <text:p>49 19.18857 -124 19.05590</text:p>
          </table:table-cell>
          <table:table-cell table:formula="of:=LEFT([.F116]; 11)" office:value-type="string" office:string-value="49 19.18857" calcext:value-type="string">
            <text:p>49 19.18857</text:p>
          </table:table-cell>
          <table:table-cell table:formula="of:=RIGHT([.F116]; 13)" office:value-type="string" office:string-value="-124 19.05590" calcext:value-type="string">
            <text:p>-124 19.05590</text:p>
          </table:table-cell>
          <table:table-cell table:formula="of:=ROUND(LEFT([.G116]; 2) + RIGHT([.G116]; 8) / 60; 5)" office:value-type="float" office:value="49.31981" calcext:value-type="float">
            <text:p>49.31981</text:p>
          </table:table-cell>
          <table:table-cell table:formula="of:=ROUND(LEFT([.H116]; 4) + RIGHT([.H116]; 8) / 60; 5)" office:value-type="float" office:value="-123.6824" calcext:value-type="float">
            <text:p>-123.6824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1.1" calcext:value-type="float">
            <text:p>51.1</text:p>
          </table:table-cell>
          <table:table-cell office:value-type="float" office:value="12.4" calcext:value-type="float">
            <text:p>12.4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55" calcext:value-type="float">
            <text:p>-56.55</text:p>
          </table:table-cell>
          <table:table-cell office:value-type="string" calcext:value-type="string">
            <text:p>49 19.18853 -124 19.05573</text:p>
          </table:table-cell>
          <table:table-cell table:formula="of:=LEFT([.F117]; 11)" office:value-type="string" office:string-value="49 19.18853" calcext:value-type="string">
            <text:p>49 19.18853</text:p>
          </table:table-cell>
          <table:table-cell table:formula="of:=RIGHT([.F117]; 13)" office:value-type="string" office:string-value="-124 19.05573" calcext:value-type="string">
            <text:p>-124 19.05573</text:p>
          </table:table-cell>
          <table:table-cell table:formula="of:=ROUND(LEFT([.G117]; 2) + RIGHT([.G117]; 8) / 60; 5)" office:value-type="float" office:value="49.31981" calcext:value-type="float">
            <text:p>49.31981</text:p>
          </table:table-cell>
          <table:table-cell table:formula="of:=ROUND(LEFT([.H117]; 4) + RIGHT([.H117]; 8) / 60; 5)" office:value-type="float" office:value="-123.6824" calcext:value-type="float">
            <text:p>-123.6824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1.18" calcext:value-type="float">
            <text:p>51.18</text:p>
          </table:table-cell>
          <table:table-cell office:value-type="float" office:value="12.37" calcext:value-type="float">
            <text:p>12.37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51" calcext:value-type="float">
            <text:p>-56.51</text:p>
          </table:table-cell>
          <table:table-cell office:value-type="string" calcext:value-type="string">
            <text:p>49 19.18841 -124 19.05568</text:p>
          </table:table-cell>
          <table:table-cell table:formula="of:=LEFT([.F118]; 11)" office:value-type="string" office:string-value="49 19.18841" calcext:value-type="string">
            <text:p>49 19.18841</text:p>
          </table:table-cell>
          <table:table-cell table:formula="of:=RIGHT([.F118]; 13)" office:value-type="string" office:string-value="-124 19.05568" calcext:value-type="string">
            <text:p>-124 19.05568</text:p>
          </table:table-cell>
          <table:table-cell table:formula="of:=ROUND(LEFT([.G118]; 2) + RIGHT([.G118]; 8) / 60; 5)" office:value-type="float" office:value="49.31981" calcext:value-type="float">
            <text:p>49.31981</text:p>
          </table:table-cell>
          <table:table-cell table:formula="of:=ROUND(LEFT([.H118]; 4) + RIGHT([.H118]; 8) / 60; 5)" office:value-type="float" office:value="-123.68241" calcext:value-type="float">
            <text:p>-123.68241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1.36" calcext:value-type="float">
            <text:p>51.36</text:p>
          </table:table-cell>
          <table:table-cell office:value-type="float" office:value="12.34" calcext:value-type="float">
            <text:p>12.34</text:p>
          </table:table-cell>
          <table:table-cell office:value-type="float" office:value="1020" calcext:value-type="float">
            <text:p>1020</text:p>
          </table:table-cell>
          <table:table-cell office:value-type="float" office:value="-56.57" calcext:value-type="float">
            <text:p>-56.57</text:p>
          </table:table-cell>
          <table:table-cell office:value-type="string" calcext:value-type="string">
            <text:p>49 19.18836 -124 19.05568</text:p>
          </table:table-cell>
          <table:table-cell table:formula="of:=LEFT([.F119]; 11)" office:value-type="string" office:string-value="49 19.18836" calcext:value-type="string">
            <text:p>49 19.18836</text:p>
          </table:table-cell>
          <table:table-cell table:formula="of:=RIGHT([.F119]; 13)" office:value-type="string" office:string-value="-124 19.05568" calcext:value-type="string">
            <text:p>-124 19.05568</text:p>
          </table:table-cell>
          <table:table-cell table:formula="of:=ROUND(LEFT([.G119]; 2) + RIGHT([.G119]; 8) / 60; 5)" office:value-type="float" office:value="49.31981" calcext:value-type="float">
            <text:p>49.31981</text:p>
          </table:table-cell>
          <table:table-cell table:formula="of:=ROUND(LEFT([.H119]; 4) + RIGHT([.H119]; 8) / 60; 5)" office:value-type="float" office:value="-123.68241" calcext:value-type="float">
            <text:p>-123.68241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1.49" calcext:value-type="float">
            <text:p>51.49</text:p>
          </table:table-cell>
          <table:table-cell office:value-type="float" office:value="12.31" calcext:value-type="float">
            <text:p>12.31</text:p>
          </table:table-cell>
          <table:table-cell office:value-type="float" office:value="1020.06" calcext:value-type="float">
            <text:p>1020.06</text:p>
          </table:table-cell>
          <table:table-cell office:value-type="float" office:value="-56.51" calcext:value-type="float">
            <text:p>-56.51</text:p>
          </table:table-cell>
          <table:table-cell office:value-type="string" calcext:value-type="string">
            <text:p>49 19.18833 -124 19.05570</text:p>
          </table:table-cell>
          <table:table-cell table:formula="of:=LEFT([.F120]; 11)" office:value-type="string" office:string-value="49 19.18833" calcext:value-type="string">
            <text:p>49 19.18833</text:p>
          </table:table-cell>
          <table:table-cell table:formula="of:=RIGHT([.F120]; 13)" office:value-type="string" office:string-value="-124 19.05570" calcext:value-type="string">
            <text:p>-124 19.05570</text:p>
          </table:table-cell>
          <table:table-cell table:formula="of:=ROUND(LEFT([.G120]; 2) + RIGHT([.G120]; 8) / 60; 5)" office:value-type="float" office:value="49.31981" calcext:value-type="float">
            <text:p>49.31981</text:p>
          </table:table-cell>
          <table:table-cell table:formula="of:=ROUND(LEFT([.H120]; 4) + RIGHT([.H120]; 8) / 60; 5)" office:value-type="float" office:value="-123.68241" calcext:value-type="float">
            <text:p>-123.68241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1.73" calcext:value-type="float">
            <text:p>51.73</text:p>
          </table:table-cell>
          <table:table-cell office:value-type="float" office:value="12.28" calcext:value-type="float">
            <text:p>12.28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56" calcext:value-type="float">
            <text:p>-56.56</text:p>
          </table:table-cell>
          <table:table-cell office:value-type="string" calcext:value-type="string">
            <text:p>49 19.18828 -124 19.05599</text:p>
          </table:table-cell>
          <table:table-cell table:formula="of:=LEFT([.F121]; 11)" office:value-type="string" office:string-value="49 19.18828" calcext:value-type="string">
            <text:p>49 19.18828</text:p>
          </table:table-cell>
          <table:table-cell table:formula="of:=RIGHT([.F121]; 13)" office:value-type="string" office:string-value="-124 19.05599" calcext:value-type="string">
            <text:p>-124 19.05599</text:p>
          </table:table-cell>
          <table:table-cell table:formula="of:=ROUND(LEFT([.G121]; 2) + RIGHT([.G121]; 8) / 60; 5)" office:value-type="float" office:value="49.3198" calcext:value-type="float">
            <text:p>49.3198</text:p>
          </table:table-cell>
          <table:table-cell table:formula="of:=ROUND(LEFT([.H121]; 4) + RIGHT([.H121]; 8) / 60; 5)" office:value-type="float" office:value="-123.6824" calcext:value-type="float">
            <text:p>-123.6824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1.92" calcext:value-type="float">
            <text:p>51.92</text:p>
          </table:table-cell>
          <table:table-cell office:value-type="float" office:value="12.26" calcext:value-type="float">
            <text:p>12.26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73" calcext:value-type="float">
            <text:p>-56.73</text:p>
          </table:table-cell>
          <table:table-cell office:value-type="string" calcext:value-type="string">
            <text:p>49 19.18822 -124 19.05636</text:p>
          </table:table-cell>
          <table:table-cell table:formula="of:=LEFT([.F122]; 11)" office:value-type="string" office:string-value="49 19.18822" calcext:value-type="string">
            <text:p>49 19.18822</text:p>
          </table:table-cell>
          <table:table-cell table:formula="of:=RIGHT([.F122]; 13)" office:value-type="string" office:string-value="-124 19.05636" calcext:value-type="string">
            <text:p>-124 19.05636</text:p>
          </table:table-cell>
          <table:table-cell table:formula="of:=ROUND(LEFT([.G122]; 2) + RIGHT([.G122]; 8) / 60; 5)" office:value-type="float" office:value="49.3198" calcext:value-type="float">
            <text:p>49.3198</text:p>
          </table:table-cell>
          <table:table-cell table:formula="of:=ROUND(LEFT([.H122]; 4) + RIGHT([.H122]; 8) / 60; 5)" office:value-type="float" office:value="-123.68239" calcext:value-type="float">
            <text:p>-123.68239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1.98" calcext:value-type="float">
            <text:p>51.98</text:p>
          </table:table-cell>
          <table:table-cell office:value-type="float" office:value="12.23" calcext:value-type="float">
            <text:p>12.23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73" calcext:value-type="float">
            <text:p>-56.73</text:p>
          </table:table-cell>
          <table:table-cell office:value-type="string" calcext:value-type="string">
            <text:p>49 19.18866 -124 19.05733</text:p>
          </table:table-cell>
          <table:table-cell table:formula="of:=LEFT([.F123]; 11)" office:value-type="string" office:string-value="49 19.18866" calcext:value-type="string">
            <text:p>49 19.18866</text:p>
          </table:table-cell>
          <table:table-cell table:formula="of:=RIGHT([.F123]; 13)" office:value-type="string" office:string-value="-124 19.05733" calcext:value-type="string">
            <text:p>-124 19.05733</text:p>
          </table:table-cell>
          <table:table-cell table:formula="of:=ROUND(LEFT([.G123]; 2) + RIGHT([.G123]; 8) / 60; 5)" office:value-type="float" office:value="49.31981" calcext:value-type="float">
            <text:p>49.31981</text:p>
          </table:table-cell>
          <table:table-cell table:formula="of:=ROUND(LEFT([.H123]; 4) + RIGHT([.H123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05" calcext:value-type="float">
            <text:p>52.05</text:p>
          </table:table-cell>
          <table:table-cell office:value-type="float" office:value="12.2" calcext:value-type="float">
            <text:p>12.2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43" calcext:value-type="float">
            <text:p>-56.43</text:p>
          </table:table-cell>
          <table:table-cell office:value-type="string" calcext:value-type="string">
            <text:p>49 19.18878 -124 19.05762</text:p>
          </table:table-cell>
          <table:table-cell table:formula="of:=LEFT([.F124]; 11)" office:value-type="string" office:string-value="49 19.18878" calcext:value-type="string">
            <text:p>49 19.18878</text:p>
          </table:table-cell>
          <table:table-cell table:formula="of:=RIGHT([.F124]; 13)" office:value-type="string" office:string-value="-124 19.05762" calcext:value-type="string">
            <text:p>-124 19.05762</text:p>
          </table:table-cell>
          <table:table-cell table:formula="of:=ROUND(LEFT([.G124]; 2) + RIGHT([.G124]; 8) / 60; 5)" office:value-type="float" office:value="49.31981" calcext:value-type="float">
            <text:p>49.31981</text:p>
          </table:table-cell>
          <table:table-cell table:formula="of:=ROUND(LEFT([.H124]; 4) + RIGHT([.H124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13" calcext:value-type="float">
            <text:p>52.13</text:p>
          </table:table-cell>
          <table:table-cell office:value-type="float" office:value="12.18" calcext:value-type="float">
            <text:p>12.18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94" calcext:value-type="float">
            <text:p>-56.94</text:p>
          </table:table-cell>
          <table:table-cell office:value-type="string" calcext:value-type="string">
            <text:p>49 19.18880 -124 19.05771</text:p>
          </table:table-cell>
          <table:table-cell table:formula="of:=LEFT([.F125]; 11)" office:value-type="string" office:string-value="49 19.18880" calcext:value-type="string">
            <text:p>49 19.18880</text:p>
          </table:table-cell>
          <table:table-cell table:formula="of:=RIGHT([.F125]; 13)" office:value-type="string" office:string-value="-124 19.05771" calcext:value-type="string">
            <text:p>-124 19.05771</text:p>
          </table:table-cell>
          <table:table-cell table:formula="of:=ROUND(LEFT([.G125]; 2) + RIGHT([.G125]; 8) / 60; 5)" office:value-type="float" office:value="49.31981" calcext:value-type="float">
            <text:p>49.31981</text:p>
          </table:table-cell>
          <table:table-cell table:formula="of:=ROUND(LEFT([.H125]; 4) + RIGHT([.H125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2.28" calcext:value-type="float">
            <text:p>52.28</text:p>
          </table:table-cell>
          <table:table-cell office:value-type="float" office:value="12.16" calcext:value-type="float">
            <text:p>12.16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72" calcext:value-type="float">
            <text:p>-56.72</text:p>
          </table:table-cell>
          <table:table-cell office:value-type="string" calcext:value-type="string">
            <text:p>49 19.18872 -124 19.05775</text:p>
          </table:table-cell>
          <table:table-cell table:formula="of:=LEFT([.F126]; 11)" office:value-type="string" office:string-value="49 19.18872" calcext:value-type="string">
            <text:p>49 19.18872</text:p>
          </table:table-cell>
          <table:table-cell table:formula="of:=RIGHT([.F126]; 13)" office:value-type="string" office:string-value="-124 19.05775" calcext:value-type="string">
            <text:p>-124 19.05775</text:p>
          </table:table-cell>
          <table:table-cell table:formula="of:=ROUND(LEFT([.G126]; 2) + RIGHT([.G126]; 8) / 60; 5)" office:value-type="float" office:value="49.31981" calcext:value-type="float">
            <text:p>49.31981</text:p>
          </table:table-cell>
          <table:table-cell table:formula="of:=ROUND(LEFT([.H126]; 4) + RIGHT([.H126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37" calcext:value-type="float">
            <text:p>52.37</text:p>
          </table:table-cell>
          <table:table-cell office:value-type="float" office:value="12.14" calcext:value-type="float">
            <text:p>12.14</text:p>
          </table:table-cell>
          <table:table-cell office:value-type="float" office:value="1020.07" calcext:value-type="float">
            <text:p>1020.07</text:p>
          </table:table-cell>
          <table:table-cell office:value-type="float" office:value="-56.57" calcext:value-type="float">
            <text:p>-56.57</text:p>
          </table:table-cell>
          <table:table-cell office:value-type="string" calcext:value-type="string">
            <text:p>49 19.18846 -124 19.05788</text:p>
          </table:table-cell>
          <table:table-cell table:formula="of:=LEFT([.F127]; 11)" office:value-type="string" office:string-value="49 19.18846" calcext:value-type="string">
            <text:p>49 19.18846</text:p>
          </table:table-cell>
          <table:table-cell table:formula="of:=RIGHT([.F127]; 13)" office:value-type="string" office:string-value="-124 19.05788" calcext:value-type="string">
            <text:p>-124 19.05788</text:p>
          </table:table-cell>
          <table:table-cell table:formula="of:=ROUND(LEFT([.G127]; 2) + RIGHT([.G127]; 8) / 60; 5)" office:value-type="float" office:value="49.31981" calcext:value-type="float">
            <text:p>49.31981</text:p>
          </table:table-cell>
          <table:table-cell table:formula="of:=ROUND(LEFT([.H127]; 4) + RIGHT([.H127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38" calcext:value-type="float">
            <text:p>52.38</text:p>
          </table:table-cell>
          <table:table-cell office:value-type="float" office:value="12.12" calcext:value-type="float">
            <text:p>12.12</text:p>
          </table:table-cell>
          <table:table-cell office:value-type="float" office:value="1020.11" calcext:value-type="float">
            <text:p>1020.11</text:p>
          </table:table-cell>
          <table:table-cell office:value-type="float" office:value="-56.99" calcext:value-type="float">
            <text:p>-56.99</text:p>
          </table:table-cell>
          <table:table-cell office:value-type="string" calcext:value-type="string">
            <text:p>49 19.18836 -124 19.05780</text:p>
          </table:table-cell>
          <table:table-cell table:formula="of:=LEFT([.F128]; 11)" office:value-type="string" office:string-value="49 19.18836" calcext:value-type="string">
            <text:p>49 19.18836</text:p>
          </table:table-cell>
          <table:table-cell table:formula="of:=RIGHT([.F128]; 13)" office:value-type="string" office:string-value="-124 19.05780" calcext:value-type="string">
            <text:p>-124 19.05780</text:p>
          </table:table-cell>
          <table:table-cell table:formula="of:=ROUND(LEFT([.G128]; 2) + RIGHT([.G128]; 8) / 60; 5)" office:value-type="float" office:value="49.31981" calcext:value-type="float">
            <text:p>49.31981</text:p>
          </table:table-cell>
          <table:table-cell table:formula="of:=ROUND(LEFT([.H128]; 4) + RIGHT([.H128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4" calcext:value-type="float">
            <text:p>52.4</text:p>
          </table:table-cell>
          <table:table-cell office:value-type="float" office:value="12.09" calcext:value-type="float">
            <text:p>12.09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86" calcext:value-type="float">
            <text:p>-56.86</text:p>
          </table:table-cell>
          <table:table-cell office:value-type="string" calcext:value-type="string">
            <text:p>49 19.18868 -124 19.05776</text:p>
          </table:table-cell>
          <table:table-cell table:formula="of:=LEFT([.F129]; 11)" office:value-type="string" office:string-value="49 19.18868" calcext:value-type="string">
            <text:p>49 19.18868</text:p>
          </table:table-cell>
          <table:table-cell table:formula="of:=RIGHT([.F129]; 13)" office:value-type="string" office:string-value="-124 19.05776" calcext:value-type="string">
            <text:p>-124 19.05776</text:p>
          </table:table-cell>
          <table:table-cell table:formula="of:=ROUND(LEFT([.G129]; 2) + RIGHT([.G129]; 8) / 60; 5)" office:value-type="float" office:value="49.31981" calcext:value-type="float">
            <text:p>49.31981</text:p>
          </table:table-cell>
          <table:table-cell table:formula="of:=ROUND(LEFT([.H129]; 4) + RIGHT([.H129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38" calcext:value-type="float">
            <text:p>52.38</text:p>
          </table:table-cell>
          <table:table-cell office:value-type="float" office:value="11.89" calcext:value-type="float">
            <text:p>11.89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8" calcext:value-type="float">
            <text:p>-56.8</text:p>
          </table:table-cell>
          <table:table-cell office:value-type="string" calcext:value-type="string">
            <text:p>49 19.18892 -124 19.05755</text:p>
          </table:table-cell>
          <table:table-cell table:formula="of:=LEFT([.F130]; 11)" office:value-type="string" office:string-value="49 19.18892" calcext:value-type="string">
            <text:p>49 19.18892</text:p>
          </table:table-cell>
          <table:table-cell table:formula="of:=RIGHT([.F130]; 13)" office:value-type="string" office:string-value="-124 19.05755" calcext:value-type="string">
            <text:p>-124 19.05755</text:p>
          </table:table-cell>
          <table:table-cell table:formula="of:=ROUND(LEFT([.G130]; 2) + RIGHT([.G130]; 8) / 60; 5)" office:value-type="float" office:value="49.31982" calcext:value-type="float">
            <text:p>49.31982</text:p>
          </table:table-cell>
          <table:table-cell table:formula="of:=ROUND(LEFT([.H130]; 4) + RIGHT([.H130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56" calcext:value-type="float">
            <text:p>52.56</text:p>
          </table:table-cell>
          <table:table-cell office:value-type="float" office:value="12.03" calcext:value-type="float">
            <text:p>12.03</text:p>
          </table:table-cell>
          <table:table-cell office:value-type="float" office:value="1020.11" calcext:value-type="float">
            <text:p>1020.11</text:p>
          </table:table-cell>
          <table:table-cell office:value-type="float" office:value="-56.73" calcext:value-type="float">
            <text:p>-56.73</text:p>
          </table:table-cell>
          <table:table-cell office:value-type="string" calcext:value-type="string">
            <text:p>49 19.18887 -124 19.05725</text:p>
          </table:table-cell>
          <table:table-cell table:formula="of:=LEFT([.F131]; 11)" office:value-type="string" office:string-value="49 19.18887" calcext:value-type="string">
            <text:p>49 19.18887</text:p>
          </table:table-cell>
          <table:table-cell table:formula="of:=RIGHT([.F131]; 13)" office:value-type="string" office:string-value="-124 19.05725" calcext:value-type="string">
            <text:p>-124 19.05725</text:p>
          </table:table-cell>
          <table:table-cell table:formula="of:=ROUND(LEFT([.G131]; 2) + RIGHT([.G131]; 8) / 60; 5)" office:value-type="float" office:value="49.31981" calcext:value-type="float">
            <text:p>49.31981</text:p>
          </table:table-cell>
          <table:table-cell table:formula="of:=ROUND(LEFT([.H131]; 4) + RIGHT([.H131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12.01" calcext:value-type="float">
            <text:p>12.01</text:p>
          </table:table-cell>
          <table:table-cell office:value-type="float" office:value="1020.12" calcext:value-type="float">
            <text:p>1020.12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49 19.18873 -124 19.05726</text:p>
          </table:table-cell>
          <table:table-cell table:formula="of:=LEFT([.F132]; 11)" office:value-type="string" office:string-value="49 19.18873" calcext:value-type="string">
            <text:p>49 19.18873</text:p>
          </table:table-cell>
          <table:table-cell table:formula="of:=RIGHT([.F132]; 13)" office:value-type="string" office:string-value="-124 19.05726" calcext:value-type="string">
            <text:p>-124 19.05726</text:p>
          </table:table-cell>
          <table:table-cell table:formula="of:=ROUND(LEFT([.G132]; 2) + RIGHT([.G132]; 8) / 60; 5)" office:value-type="float" office:value="49.31981" calcext:value-type="float">
            <text:p>49.31981</text:p>
          </table:table-cell>
          <table:table-cell table:formula="of:=ROUND(LEFT([.H132]; 4) + RIGHT([.H132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82" calcext:value-type="float">
            <text:p>52.82</text:p>
          </table:table-cell>
          <table:table-cell office:value-type="float" office:value="11.98" calcext:value-type="float">
            <text:p>11.98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83" calcext:value-type="float">
            <text:p>-56.83</text:p>
          </table:table-cell>
          <table:table-cell office:value-type="string" calcext:value-type="string">
            <text:p>49 19.18871 -124 19.05735</text:p>
          </table:table-cell>
          <table:table-cell table:formula="of:=LEFT([.F133]; 11)" office:value-type="string" office:string-value="49 19.18871" calcext:value-type="string">
            <text:p>49 19.18871</text:p>
          </table:table-cell>
          <table:table-cell table:formula="of:=RIGHT([.F133]; 13)" office:value-type="string" office:string-value="-124 19.05735" calcext:value-type="string">
            <text:p>-124 19.05735</text:p>
          </table:table-cell>
          <table:table-cell table:formula="of:=ROUND(LEFT([.G133]; 2) + RIGHT([.G133]; 8) / 60; 5)" office:value-type="float" office:value="49.31981" calcext:value-type="float">
            <text:p>49.31981</text:p>
          </table:table-cell>
          <table:table-cell table:formula="of:=ROUND(LEFT([.H133]; 4) + RIGHT([.H133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88" calcext:value-type="float">
            <text:p>52.88</text:p>
          </table:table-cell>
          <table:table-cell office:value-type="float" office:value="11.95" calcext:value-type="float">
            <text:p>11.95</text:p>
          </table:table-cell>
          <table:table-cell office:value-type="float" office:value="1020.1" calcext:value-type="float">
            <text:p>1020.1</text:p>
          </table:table-cell>
          <table:table-cell office:value-type="float" office:value="-57.07" calcext:value-type="float">
            <text:p>-57.07</text:p>
          </table:table-cell>
          <table:table-cell office:value-type="string" calcext:value-type="string">
            <text:p>49 19.18874 -124 19.05739</text:p>
          </table:table-cell>
          <table:table-cell table:formula="of:=LEFT([.F134]; 11)" office:value-type="string" office:string-value="49 19.18874" calcext:value-type="string">
            <text:p>49 19.18874</text:p>
          </table:table-cell>
          <table:table-cell table:formula="of:=RIGHT([.F134]; 13)" office:value-type="string" office:string-value="-124 19.05739" calcext:value-type="string">
            <text:p>-124 19.05739</text:p>
          </table:table-cell>
          <table:table-cell table:formula="of:=ROUND(LEFT([.G134]; 2) + RIGHT([.G134]; 8) / 60; 5)" office:value-type="float" office:value="49.31981" calcext:value-type="float">
            <text:p>49.31981</text:p>
          </table:table-cell>
          <table:table-cell table:formula="of:=ROUND(LEFT([.H134]; 4) + RIGHT([.H134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2.95" calcext:value-type="float">
            <text:p>52.95</text:p>
          </table:table-cell>
          <table:table-cell office:value-type="float" office:value="11.94" calcext:value-type="float">
            <text:p>11.94</text:p>
          </table:table-cell>
          <table:table-cell office:value-type="float" office:value="1020.09" calcext:value-type="float">
            <text:p>1020.09</text:p>
          </table:table-cell>
          <table:table-cell office:value-type="float" office:value="-56.81" calcext:value-type="float">
            <text:p>-56.81</text:p>
          </table:table-cell>
          <table:table-cell office:value-type="string" calcext:value-type="string">
            <text:p>49 19.18871 -124 19.05736</text:p>
          </table:table-cell>
          <table:table-cell table:formula="of:=LEFT([.F135]; 11)" office:value-type="string" office:string-value="49 19.18871" calcext:value-type="string">
            <text:p>49 19.18871</text:p>
          </table:table-cell>
          <table:table-cell table:formula="of:=RIGHT([.F135]; 13)" office:value-type="string" office:string-value="-124 19.05736" calcext:value-type="string">
            <text:p>-124 19.05736</text:p>
          </table:table-cell>
          <table:table-cell table:formula="of:=ROUND(LEFT([.G135]; 2) + RIGHT([.G135]; 8) / 60; 5)" office:value-type="float" office:value="49.31981" calcext:value-type="float">
            <text:p>49.31981</text:p>
          </table:table-cell>
          <table:table-cell table:formula="of:=ROUND(LEFT([.H135]; 4) + RIGHT([.H135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2.97" calcext:value-type="float">
            <text:p>52.97</text:p>
          </table:table-cell>
          <table:table-cell office:value-type="float" office:value="11.93" calcext:value-type="float">
            <text:p>11.93</text:p>
          </table:table-cell>
          <table:table-cell office:value-type="float" office:value="1020.09" calcext:value-type="float">
            <text:p>1020.09</text:p>
          </table:table-cell>
          <table:table-cell office:value-type="float" office:value="-56.77" calcext:value-type="float">
            <text:p>-56.77</text:p>
          </table:table-cell>
          <table:table-cell office:value-type="string" calcext:value-type="string">
            <text:p>49 19.18865 -124 19.05749</text:p>
          </table:table-cell>
          <table:table-cell table:formula="of:=LEFT([.F136]; 11)" office:value-type="string" office:string-value="49 19.18865" calcext:value-type="string">
            <text:p>49 19.18865</text:p>
          </table:table-cell>
          <table:table-cell table:formula="of:=RIGHT([.F136]; 13)" office:value-type="string" office:string-value="-124 19.05749" calcext:value-type="string">
            <text:p>-124 19.05749</text:p>
          </table:table-cell>
          <table:table-cell table:formula="of:=ROUND(LEFT([.G136]; 2) + RIGHT([.G136]; 8) / 60; 5)" office:value-type="float" office:value="49.31981" calcext:value-type="float">
            <text:p>49.31981</text:p>
          </table:table-cell>
          <table:table-cell table:formula="of:=ROUND(LEFT([.H136]; 4) + RIGHT([.H136]; 8) / 60; 5)" office:value-type="float" office:value="-123.68238" calcext:value-type="float">
            <text:p>-123.68238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3.01" calcext:value-type="float">
            <text:p>53.01</text:p>
          </table:table-cell>
          <table:table-cell office:value-type="float" office:value="11.91" calcext:value-type="float">
            <text:p>11.91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81" calcext:value-type="float">
            <text:p>-56.81</text:p>
          </table:table-cell>
          <table:table-cell office:value-type="string" calcext:value-type="string">
            <text:p>49 19.18859 -124 19.05756</text:p>
          </table:table-cell>
          <table:table-cell table:formula="of:=LEFT([.F137]; 11)" office:value-type="string" office:string-value="49 19.18859" calcext:value-type="string">
            <text:p>49 19.18859</text:p>
          </table:table-cell>
          <table:table-cell table:formula="of:=RIGHT([.F137]; 13)" office:value-type="string" office:string-value="-124 19.05756" calcext:value-type="string">
            <text:p>-124 19.05756</text:p>
          </table:table-cell>
          <table:table-cell table:formula="of:=ROUND(LEFT([.G137]; 2) + RIGHT([.G137]; 8) / 60; 5)" office:value-type="float" office:value="49.31981" calcext:value-type="float">
            <text:p>49.31981</text:p>
          </table:table-cell>
          <table:table-cell table:formula="of:=ROUND(LEFT([.H137]; 4) + RIGHT([.H137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3.2" calcext:value-type="float">
            <text:p>53.2</text:p>
          </table:table-cell>
          <table:table-cell office:value-type="float" office:value="11.89" calcext:value-type="float">
            <text:p>11.89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69" calcext:value-type="float">
            <text:p>-56.69</text:p>
          </table:table-cell>
          <table:table-cell office:value-type="string" calcext:value-type="string">
            <text:p>49 19.18839 -124 19.05770</text:p>
          </table:table-cell>
          <table:table-cell table:formula="of:=LEFT([.F138]; 11)" office:value-type="string" office:string-value="49 19.18839" calcext:value-type="string">
            <text:p>49 19.18839</text:p>
          </table:table-cell>
          <table:table-cell table:formula="of:=RIGHT([.F138]; 13)" office:value-type="string" office:string-value="-124 19.05770" calcext:value-type="string">
            <text:p>-124 19.05770</text:p>
          </table:table-cell>
          <table:table-cell table:formula="of:=ROUND(LEFT([.G138]; 2) + RIGHT([.G138]; 8) / 60; 5)" office:value-type="float" office:value="49.31981" calcext:value-type="float">
            <text:p>49.31981</text:p>
          </table:table-cell>
          <table:table-cell table:formula="of:=ROUND(LEFT([.H138]; 4) + RIGHT([.H138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3.44" calcext:value-type="float">
            <text:p>53.44</text:p>
          </table:table-cell>
          <table:table-cell office:value-type="float" office:value="11.87" calcext:value-type="float">
            <text:p>11.87</text:p>
          </table:table-cell>
          <table:table-cell office:value-type="float" office:value="1020.12" calcext:value-type="float">
            <text:p>1020.12</text:p>
          </table:table-cell>
          <table:table-cell office:value-type="float" office:value="-57.16" calcext:value-type="float">
            <text:p>-57.16</text:p>
          </table:table-cell>
          <table:table-cell office:value-type="string" calcext:value-type="string">
            <text:p>49 19.18837 -124 19.05787</text:p>
          </table:table-cell>
          <table:table-cell table:formula="of:=LEFT([.F139]; 11)" office:value-type="string" office:string-value="49 19.18837" calcext:value-type="string">
            <text:p>49 19.18837</text:p>
          </table:table-cell>
          <table:table-cell table:formula="of:=RIGHT([.F139]; 13)" office:value-type="string" office:string-value="-124 19.05787" calcext:value-type="string">
            <text:p>-124 19.05787</text:p>
          </table:table-cell>
          <table:table-cell table:formula="of:=ROUND(LEFT([.G139]; 2) + RIGHT([.G139]; 8) / 60; 5)" office:value-type="float" office:value="49.31981" calcext:value-type="float">
            <text:p>49.31981</text:p>
          </table:table-cell>
          <table:table-cell table:formula="of:=ROUND(LEFT([.H139]; 4) + RIGHT([.H139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3.65" calcext:value-type="float">
            <text:p>53.65</text:p>
          </table:table-cell>
          <table:table-cell office:value-type="float" office:value="11.85" calcext:value-type="float">
            <text:p>11.85</text:p>
          </table:table-cell>
          <table:table-cell office:value-type="float" office:value="1020.1" calcext:value-type="float">
            <text:p>1020.1</text:p>
          </table:table-cell>
          <table:table-cell office:value-type="float" office:value="-56.65" calcext:value-type="float">
            <text:p>-56.65</text:p>
          </table:table-cell>
          <table:table-cell office:value-type="string" calcext:value-type="string">
            <text:p>49 19.18835 -124 19.05791</text:p>
          </table:table-cell>
          <table:table-cell table:formula="of:=LEFT([.F140]; 11)" office:value-type="string" office:string-value="49 19.18835" calcext:value-type="string">
            <text:p>49 19.18835</text:p>
          </table:table-cell>
          <table:table-cell table:formula="of:=RIGHT([.F140]; 13)" office:value-type="string" office:string-value="-124 19.05791" calcext:value-type="string">
            <text:p>-124 19.05791</text:p>
          </table:table-cell>
          <table:table-cell table:formula="of:=ROUND(LEFT([.G140]; 2) + RIGHT([.G140]; 8) / 60; 5)" office:value-type="float" office:value="49.31981" calcext:value-type="float">
            <text:p>49.31981</text:p>
          </table:table-cell>
          <table:table-cell table:formula="of:=ROUND(LEFT([.H140]; 4) + RIGHT([.H140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3.7" calcext:value-type="float">
            <text:p>53.7</text:p>
          </table:table-cell>
          <table:table-cell office:value-type="float" office:value="11.83" calcext:value-type="float">
            <text:p>11.83</text:p>
          </table:table-cell>
          <table:table-cell office:value-type="float" office:value="1020.08" calcext:value-type="float">
            <text:p>1020.08</text:p>
          </table:table-cell>
          <table:table-cell office:value-type="float" office:value="-56.76" calcext:value-type="float">
            <text:p>-56.76</text:p>
          </table:table-cell>
          <table:table-cell office:value-type="string" calcext:value-type="string">
            <text:p>49 19.18859 -124 19.05813</text:p>
          </table:table-cell>
          <table:table-cell table:formula="of:=LEFT([.F141]; 11)" office:value-type="string" office:string-value="49 19.18859" calcext:value-type="string">
            <text:p>49 19.18859</text:p>
          </table:table-cell>
          <table:table-cell table:formula="of:=RIGHT([.F141]; 13)" office:value-type="string" office:string-value="-124 19.05813" calcext:value-type="string">
            <text:p>-124 19.05813</text:p>
          </table:table-cell>
          <table:table-cell table:formula="of:=ROUND(LEFT([.G141]; 2) + RIGHT([.G141]; 8) / 60; 5)" office:value-type="float" office:value="49.31981" calcext:value-type="float">
            <text:p>49.31981</text:p>
          </table:table-cell>
          <table:table-cell table:formula="of:=ROUND(LEFT([.H141]; 4) + RIGHT([.H141]; 8) / 60; 5)" office:value-type="float" office:value="-123.68236" calcext:value-type="float">
            <text:p>-123.68236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3.76" calcext:value-type="float">
            <text:p>53.76</text:p>
          </table:table-cell>
          <table:table-cell office:value-type="float" office:value="11.82" calcext:value-type="float">
            <text:p>11.82</text:p>
          </table:table-cell>
          <table:table-cell office:value-type="float" office:value="1020.17" calcext:value-type="float">
            <text:p>1020.17</text:p>
          </table:table-cell>
          <table:table-cell office:value-type="float" office:value="-57.55" calcext:value-type="float">
            <text:p>-57.55</text:p>
          </table:table-cell>
          <table:table-cell office:value-type="string" calcext:value-type="string">
            <text:p>49 19.18866 -124 19.05830</text:p>
          </table:table-cell>
          <table:table-cell table:formula="of:=LEFT([.F142]; 11)" office:value-type="string" office:string-value="49 19.18866" calcext:value-type="string">
            <text:p>49 19.18866</text:p>
          </table:table-cell>
          <table:table-cell table:formula="of:=RIGHT([.F142]; 13)" office:value-type="string" office:string-value="-124 19.05830" calcext:value-type="string">
            <text:p>-124 19.05830</text:p>
          </table:table-cell>
          <table:table-cell table:formula="of:=ROUND(LEFT([.G142]; 2) + RIGHT([.G142]; 8) / 60; 5)" office:value-type="float" office:value="49.31981" calcext:value-type="float">
            <text:p>49.31981</text:p>
          </table:table-cell>
          <table:table-cell table:formula="of:=ROUND(LEFT([.H142]; 4) + RIGHT([.H142]; 8) / 60; 5)" office:value-type="float" office:value="-123.68236" calcext:value-type="float">
            <text:p>-123.68236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3.97" calcext:value-type="float">
            <text:p>53.97</text:p>
          </table:table-cell>
          <table:table-cell office:value-type="float" office:value="11.81" calcext:value-type="float">
            <text:p>11.81</text:p>
          </table:table-cell>
          <table:table-cell office:value-type="float" office:value="1020.29" calcext:value-type="float">
            <text:p>1020.29</text:p>
          </table:table-cell>
          <table:table-cell office:value-type="float" office:value="-56.43" calcext:value-type="float">
            <text:p>-56.43</text:p>
          </table:table-cell>
          <table:table-cell office:value-type="string" calcext:value-type="string">
            <text:p>49 19.18858 -124 19.05822</text:p>
          </table:table-cell>
          <table:table-cell table:formula="of:=LEFT([.F143]; 11)" office:value-type="string" office:string-value="49 19.18858" calcext:value-type="string">
            <text:p>49 19.18858</text:p>
          </table:table-cell>
          <table:table-cell table:formula="of:=RIGHT([.F143]; 13)" office:value-type="string" office:string-value="-124 19.05822" calcext:value-type="string">
            <text:p>-124 19.05822</text:p>
          </table:table-cell>
          <table:table-cell table:formula="of:=ROUND(LEFT([.G143]; 2) + RIGHT([.G143]; 8) / 60; 5)" office:value-type="float" office:value="49.31981" calcext:value-type="float">
            <text:p>49.31981</text:p>
          </table:table-cell>
          <table:table-cell table:formula="of:=ROUND(LEFT([.H143]; 4) + RIGHT([.H143]; 8) / 60; 5)" office:value-type="float" office:value="-123.68236" calcext:value-type="float">
            <text:p>-123.68236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4.1" calcext:value-type="float">
            <text:p>54.1</text:p>
          </table:table-cell>
          <table:table-cell office:value-type="float" office:value="11.79" calcext:value-type="float">
            <text:p>11.79</text:p>
          </table:table-cell>
          <table:table-cell office:value-type="float" office:value="1020.29" calcext:value-type="float">
            <text:p>1020.29</text:p>
          </table:table-cell>
          <table:table-cell office:value-type="float" office:value="-58.39" calcext:value-type="float">
            <text:p>-58.39</text:p>
          </table:table-cell>
          <table:table-cell office:value-type="string" calcext:value-type="string">
            <text:p>49 19.18867 -124 19.05820</text:p>
          </table:table-cell>
          <table:table-cell table:formula="of:=LEFT([.F144]; 11)" office:value-type="string" office:string-value="49 19.18867" calcext:value-type="string">
            <text:p>49 19.18867</text:p>
          </table:table-cell>
          <table:table-cell table:formula="of:=RIGHT([.F144]; 13)" office:value-type="string" office:string-value="-124 19.05820" calcext:value-type="string">
            <text:p>-124 19.05820</text:p>
          </table:table-cell>
          <table:table-cell table:formula="of:=ROUND(LEFT([.G144]; 2) + RIGHT([.G144]; 8) / 60; 5)" office:value-type="float" office:value="49.31981" calcext:value-type="float">
            <text:p>49.31981</text:p>
          </table:table-cell>
          <table:table-cell table:formula="of:=ROUND(LEFT([.H144]; 4) + RIGHT([.H144]; 8) / 60; 5)" office:value-type="float" office:value="-123.68236" calcext:value-type="float">
            <text:p>-123.68236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4.09" calcext:value-type="float">
            <text:p>54.09</text:p>
          </table:table-cell>
          <table:table-cell office:value-type="float" office:value="11.78" calcext:value-type="float">
            <text:p>11.78</text:p>
          </table:table-cell>
          <table:table-cell office:value-type="float" office:value="1020.28" calcext:value-type="float">
            <text:p>1020.28</text:p>
          </table:table-cell>
          <table:table-cell office:value-type="float" office:value="-58.4" calcext:value-type="float">
            <text:p>-58.4</text:p>
          </table:table-cell>
          <table:table-cell office:value-type="string" calcext:value-type="string">
            <text:p>49 19.18860 -124 19.05803</text:p>
          </table:table-cell>
          <table:table-cell table:formula="of:=LEFT([.F145]; 11)" office:value-type="string" office:string-value="49 19.18860" calcext:value-type="string">
            <text:p>49 19.18860</text:p>
          </table:table-cell>
          <table:table-cell table:formula="of:=RIGHT([.F145]; 13)" office:value-type="string" office:string-value="-124 19.05803" calcext:value-type="string">
            <text:p>-124 19.05803</text:p>
          </table:table-cell>
          <table:table-cell table:formula="of:=ROUND(LEFT([.G145]; 2) + RIGHT([.G145]; 8) / 60; 5)" office:value-type="float" office:value="49.31981" calcext:value-type="float">
            <text:p>49.31981</text:p>
          </table:table-cell>
          <table:table-cell table:formula="of:=ROUND(LEFT([.H145]; 4) + RIGHT([.H145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3.57" calcext:value-type="float">
            <text:p>363.57</text:p>
          </table:table-cell>
          <table:table-cell office:value-type="float" office:value="54.13" calcext:value-type="float">
            <text:p>54.13</text:p>
          </table:table-cell>
          <table:table-cell office:value-type="float" office:value="11.77" calcext:value-type="float">
            <text:p>11.77</text:p>
          </table:table-cell>
          <table:table-cell office:value-type="float" office:value="1020.26" calcext:value-type="float">
            <text:p>1020.26</text:p>
          </table:table-cell>
          <table:table-cell office:value-type="float" office:value="-58.09" calcext:value-type="float">
            <text:p>-58.09</text:p>
          </table:table-cell>
          <table:table-cell office:value-type="string" calcext:value-type="string">
            <text:p>49 19.18871 -124 19.05796</text:p>
          </table:table-cell>
          <table:table-cell table:formula="of:=LEFT([.F146]; 11)" office:value-type="string" office:string-value="49 19.18871" calcext:value-type="string">
            <text:p>49 19.18871</text:p>
          </table:table-cell>
          <table:table-cell table:formula="of:=RIGHT([.F146]; 13)" office:value-type="string" office:string-value="-124 19.05796" calcext:value-type="string">
            <text:p>-124 19.05796</text:p>
          </table:table-cell>
          <table:table-cell table:formula="of:=ROUND(LEFT([.G146]; 2) + RIGHT([.G146]; 8) / 60; 5)" office:value-type="float" office:value="49.31981" calcext:value-type="float">
            <text:p>49.31981</text:p>
          </table:table-cell>
          <table:table-cell table:formula="of:=ROUND(LEFT([.H146]; 4) + RIGHT([.H146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4.29" calcext:value-type="float">
            <text:p>54.29</text:p>
          </table:table-cell>
          <table:table-cell office:value-type="float" office:value="11.76" calcext:value-type="float">
            <text:p>11.76</text:p>
          </table:table-cell>
          <table:table-cell office:value-type="float" office:value="1020.29" calcext:value-type="float">
            <text:p>1020.29</text:p>
          </table:table-cell>
          <table:table-cell office:value-type="float" office:value="-58.34" calcext:value-type="float">
            <text:p>-58.34</text:p>
          </table:table-cell>
          <table:table-cell office:value-type="string" calcext:value-type="string">
            <text:p>49 19.18871 -124 19.05795</text:p>
          </table:table-cell>
          <table:table-cell table:formula="of:=LEFT([.F147]; 11)" office:value-type="string" office:string-value="49 19.18871" calcext:value-type="string">
            <text:p>49 19.18871</text:p>
          </table:table-cell>
          <table:table-cell table:formula="of:=RIGHT([.F147]; 13)" office:value-type="string" office:string-value="-124 19.05795" calcext:value-type="string">
            <text:p>-124 19.05795</text:p>
          </table:table-cell>
          <table:table-cell table:formula="of:=ROUND(LEFT([.G147]; 2) + RIGHT([.G147]; 8) / 60; 5)" office:value-type="float" office:value="49.31981" calcext:value-type="float">
            <text:p>49.31981</text:p>
          </table:table-cell>
          <table:table-cell table:formula="of:=ROUND(LEFT([.H147]; 4) + RIGHT([.H147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4.42" calcext:value-type="float">
            <text:p>54.42</text:p>
          </table:table-cell>
          <table:table-cell office:value-type="float" office:value="11.75" calcext:value-type="float">
            <text:p>11.75</text:p>
          </table:table-cell>
          <table:table-cell office:value-type="float" office:value="1020.27" calcext:value-type="float">
            <text:p>1020.27</text:p>
          </table:table-cell>
          <table:table-cell office:value-type="float" office:value="-58.3" calcext:value-type="float">
            <text:p>-58.3</text:p>
          </table:table-cell>
          <table:table-cell office:value-type="string" calcext:value-type="string">
            <text:p>49 19.18864 -124 19.05785</text:p>
          </table:table-cell>
          <table:table-cell table:formula="of:=LEFT([.F148]; 11)" office:value-type="string" office:string-value="49 19.18864" calcext:value-type="string">
            <text:p>49 19.18864</text:p>
          </table:table-cell>
          <table:table-cell table:formula="of:=RIGHT([.F148]; 13)" office:value-type="string" office:string-value="-124 19.05785" calcext:value-type="string">
            <text:p>-124 19.05785</text:p>
          </table:table-cell>
          <table:table-cell table:formula="of:=ROUND(LEFT([.G148]; 2) + RIGHT([.G148]; 8) / 60; 5)" office:value-type="float" office:value="49.31981" calcext:value-type="float">
            <text:p>49.31981</text:p>
          </table:table-cell>
          <table:table-cell table:formula="of:=ROUND(LEFT([.H148]; 4) + RIGHT([.H148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4.64" calcext:value-type="float">
            <text:p>54.64</text:p>
          </table:table-cell>
          <table:table-cell office:value-type="float" office:value="11.74" calcext:value-type="float">
            <text:p>11.74</text:p>
          </table:table-cell>
          <table:table-cell office:value-type="float" office:value="1020.28" calcext:value-type="float">
            <text:p>1020.28</text:p>
          </table:table-cell>
          <table:table-cell office:value-type="float" office:value="-58.39" calcext:value-type="float">
            <text:p>-58.39</text:p>
          </table:table-cell>
          <table:table-cell office:value-type="string" calcext:value-type="string">
            <text:p>49 19.18864 -124 19.05775</text:p>
          </table:table-cell>
          <table:table-cell table:formula="of:=LEFT([.F149]; 11)" office:value-type="string" office:string-value="49 19.18864" calcext:value-type="string">
            <text:p>49 19.18864</text:p>
          </table:table-cell>
          <table:table-cell table:formula="of:=RIGHT([.F149]; 13)" office:value-type="string" office:string-value="-124 19.05775" calcext:value-type="string">
            <text:p>-124 19.05775</text:p>
          </table:table-cell>
          <table:table-cell table:formula="of:=ROUND(LEFT([.G149]; 2) + RIGHT([.G149]; 8) / 60; 5)" office:value-type="float" office:value="49.31981" calcext:value-type="float">
            <text:p>49.31981</text:p>
          </table:table-cell>
          <table:table-cell table:formula="of:=ROUND(LEFT([.H149]; 4) + RIGHT([.H149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4.99" calcext:value-type="float">
            <text:p>54.99</text:p>
          </table:table-cell>
          <table:table-cell office:value-type="float" office:value="11.73" calcext:value-type="float">
            <text:p>11.73</text:p>
          </table:table-cell>
          <table:table-cell office:value-type="float" office:value="1020.26" calcext:value-type="float">
            <text:p>1020.26</text:p>
          </table:table-cell>
          <table:table-cell office:value-type="float" office:value="-58.23" calcext:value-type="float">
            <text:p>-58.23</text:p>
          </table:table-cell>
          <table:table-cell office:value-type="string" calcext:value-type="string">
            <text:p>49 19.18857 -124 19.05771</text:p>
          </table:table-cell>
          <table:table-cell table:formula="of:=LEFT([.F150]; 11)" office:value-type="string" office:string-value="49 19.18857" calcext:value-type="string">
            <text:p>49 19.18857</text:p>
          </table:table-cell>
          <table:table-cell table:formula="of:=RIGHT([.F150]; 13)" office:value-type="string" office:string-value="-124 19.05771" calcext:value-type="string">
            <text:p>-124 19.05771</text:p>
          </table:table-cell>
          <table:table-cell table:formula="of:=ROUND(LEFT([.G150]; 2) + RIGHT([.G150]; 8) / 60; 5)" office:value-type="float" office:value="49.31981" calcext:value-type="float">
            <text:p>49.31981</text:p>
          </table:table-cell>
          <table:table-cell table:formula="of:=ROUND(LEFT([.H150]; 4) + RIGHT([.H150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5.11" calcext:value-type="float">
            <text:p>55.11</text:p>
          </table:table-cell>
          <table:table-cell office:value-type="float" office:value="11.73" calcext:value-type="float">
            <text:p>11.73</text:p>
          </table:table-cell>
          <table:table-cell office:value-type="float" office:value="1020.27" calcext:value-type="float">
            <text:p>1020.27</text:p>
          </table:table-cell>
          <table:table-cell office:value-type="float" office:value="-58.36" calcext:value-type="float">
            <text:p>-58.36</text:p>
          </table:table-cell>
          <table:table-cell office:value-type="string" calcext:value-type="string">
            <text:p>49 19.18855 -124 19.05770</text:p>
          </table:table-cell>
          <table:table-cell table:formula="of:=LEFT([.F151]; 11)" office:value-type="string" office:string-value="49 19.18855" calcext:value-type="string">
            <text:p>49 19.18855</text:p>
          </table:table-cell>
          <table:table-cell table:formula="of:=RIGHT([.F151]; 13)" office:value-type="string" office:string-value="-124 19.05770" calcext:value-type="string">
            <text:p>-124 19.05770</text:p>
          </table:table-cell>
          <table:table-cell table:formula="of:=ROUND(LEFT([.G151]; 2) + RIGHT([.G151]; 8) / 60; 5)" office:value-type="float" office:value="49.31981" calcext:value-type="float">
            <text:p>49.31981</text:p>
          </table:table-cell>
          <table:table-cell table:formula="of:=ROUND(LEFT([.H151]; 4) + RIGHT([.H151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5.24" calcext:value-type="float">
            <text:p>55.24</text:p>
          </table:table-cell>
          <table:table-cell office:value-type="float" office:value="11.72" calcext:value-type="float">
            <text:p>11.72</text:p>
          </table:table-cell>
          <table:table-cell office:value-type="float" office:value="1020.25" calcext:value-type="float">
            <text:p>1020.25</text:p>
          </table:table-cell>
          <table:table-cell office:value-type="float" office:value="-57.97" calcext:value-type="float">
            <text:p>-57.97</text:p>
          </table:table-cell>
          <table:table-cell office:value-type="string" calcext:value-type="string">
            <text:p>49 19.18825 -124 19.05777</text:p>
          </table:table-cell>
          <table:table-cell table:formula="of:=LEFT([.F152]; 11)" office:value-type="string" office:string-value="49 19.18825" calcext:value-type="string">
            <text:p>49 19.18825</text:p>
          </table:table-cell>
          <table:table-cell table:formula="of:=RIGHT([.F152]; 13)" office:value-type="string" office:string-value="-124 19.05777" calcext:value-type="string">
            <text:p>-124 19.05777</text:p>
          </table:table-cell>
          <table:table-cell table:formula="of:=ROUND(LEFT([.G152]; 2) + RIGHT([.G152]; 8) / 60; 5)" office:value-type="float" office:value="49.3198" calcext:value-type="float">
            <text:p>49.3198</text:p>
          </table:table-cell>
          <table:table-cell table:formula="of:=ROUND(LEFT([.H152]; 4) + RIGHT([.H152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5.36" calcext:value-type="float">
            <text:p>55.36</text:p>
          </table:table-cell>
          <table:table-cell office:value-type="float" office:value="11.72" calcext:value-type="float">
            <text:p>11.72</text:p>
          </table:table-cell>
          <table:table-cell office:value-type="float" office:value="1020.26" calcext:value-type="float">
            <text:p>1020.26</text:p>
          </table:table-cell>
          <table:table-cell office:value-type="float" office:value="-58.1" calcext:value-type="float">
            <text:p>-58.1</text:p>
          </table:table-cell>
          <table:table-cell office:value-type="string" calcext:value-type="string">
            <text:p>49 19.18771 -124 19.05773</text:p>
          </table:table-cell>
          <table:table-cell table:formula="of:=LEFT([.F153]; 11)" office:value-type="string" office:string-value="49 19.18771" calcext:value-type="string">
            <text:p>49 19.18771</text:p>
          </table:table-cell>
          <table:table-cell table:formula="of:=RIGHT([.F153]; 13)" office:value-type="string" office:string-value="-124 19.05773" calcext:value-type="string">
            <text:p>-124 19.05773</text:p>
          </table:table-cell>
          <table:table-cell table:formula="of:=ROUND(LEFT([.G153]; 2) + RIGHT([.G153]; 8) / 60; 5)" office:value-type="float" office:value="49.3198" calcext:value-type="float">
            <text:p>49.3198</text:p>
          </table:table-cell>
          <table:table-cell table:formula="of:=ROUND(LEFT([.H153]; 4) + RIGHT([.H153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5.71" calcext:value-type="float">
            <text:p>55.71</text:p>
          </table:table-cell>
          <table:table-cell office:value-type="float" office:value="11.71" calcext:value-type="float">
            <text:p>11.71</text:p>
          </table:table-cell>
          <table:table-cell office:value-type="float" office:value="1020.26" calcext:value-type="float">
            <text:p>1020.26</text:p>
          </table:table-cell>
          <table:table-cell office:value-type="float" office:value="-58.24" calcext:value-type="float">
            <text:p>-58.24</text:p>
          </table:table-cell>
          <table:table-cell office:value-type="string" calcext:value-type="string">
            <text:p>49 19.18683 -124 19.05802</text:p>
          </table:table-cell>
          <table:table-cell table:formula="of:=LEFT([.F154]; 11)" office:value-type="string" office:string-value="49 19.18683" calcext:value-type="string">
            <text:p>49 19.18683</text:p>
          </table:table-cell>
          <table:table-cell table:formula="of:=RIGHT([.F154]; 13)" office:value-type="string" office:string-value="-124 19.05802" calcext:value-type="string">
            <text:p>-124 19.05802</text:p>
          </table:table-cell>
          <table:table-cell table:formula="of:=ROUND(LEFT([.G154]; 2) + RIGHT([.G154]; 8) / 60; 5)" office:value-type="float" office:value="49.31978" calcext:value-type="float">
            <text:p>49.31978</text:p>
          </table:table-cell>
          <table:table-cell table:formula="of:=ROUND(LEFT([.H154]; 4) + RIGHT([.H154]; 8) / 60; 5)" office:value-type="float" office:value="-123.68237" calcext:value-type="float">
            <text:p>-123.68237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5.97" calcext:value-type="float">
            <text:p>55.97</text:p>
          </table:table-cell>
          <table:table-cell office:value-type="float" office:value="11.71" calcext:value-type="float">
            <text:p>11.71</text:p>
          </table:table-cell>
          <table:table-cell office:value-type="float" office:value="1020.24" calcext:value-type="float">
            <text:p>1020.24</text:p>
          </table:table-cell>
          <table:table-cell office:value-type="float" office:value="-58.14" calcext:value-type="float">
            <text:p>-58.14</text:p>
          </table:table-cell>
          <table:table-cell office:value-type="string" calcext:value-type="string">
            <text:p>49 19.18603 -124 19.05857</text:p>
          </table:table-cell>
          <table:table-cell table:formula="of:=LEFT([.F155]; 11)" office:value-type="string" office:string-value="49 19.18603" calcext:value-type="string">
            <text:p>49 19.18603</text:p>
          </table:table-cell>
          <table:table-cell table:formula="of:=RIGHT([.F155]; 13)" office:value-type="string" office:string-value="-124 19.05857" calcext:value-type="string">
            <text:p>-124 19.05857</text:p>
          </table:table-cell>
          <table:table-cell table:formula="of:=ROUND(LEFT([.G155]; 2) + RIGHT([.G155]; 8) / 60; 5)" office:value-type="float" office:value="49.31977" calcext:value-type="float">
            <text:p>49.31977</text:p>
          </table:table-cell>
          <table:table-cell table:formula="of:=ROUND(LEFT([.H155]; 4) + RIGHT([.H155]; 8) / 60; 5)" office:value-type="float" office:value="-123.68236" calcext:value-type="float">
            <text:p>-123.68236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6.16" calcext:value-type="float">
            <text:p>56.16</text:p>
          </table:table-cell>
          <table:table-cell office:value-type="float" office:value="11.7" calcext:value-type="float">
            <text:p>11.7</text:p>
          </table:table-cell>
          <table:table-cell office:value-type="float" office:value="1020.25" calcext:value-type="float">
            <text:p>1020.25</text:p>
          </table:table-cell>
          <table:table-cell office:value-type="float" office:value="-58.14" calcext:value-type="float">
            <text:p>-58.14</text:p>
          </table:table-cell>
          <table:table-cell office:value-type="string" calcext:value-type="string">
            <text:p>49 19.18557 -124 19.05915</text:p>
          </table:table-cell>
          <table:table-cell table:formula="of:=LEFT([.F156]; 11)" office:value-type="string" office:string-value="49 19.18557" calcext:value-type="string">
            <text:p>49 19.18557</text:p>
          </table:table-cell>
          <table:table-cell table:formula="of:=RIGHT([.F156]; 13)" office:value-type="string" office:string-value="-124 19.05915" calcext:value-type="string">
            <text:p>-124 19.05915</text:p>
          </table:table-cell>
          <table:table-cell table:formula="of:=ROUND(LEFT([.G156]; 2) + RIGHT([.G156]; 8) / 60; 5)" office:value-type="float" office:value="49.31976" calcext:value-type="float">
            <text:p>49.31976</text:p>
          </table:table-cell>
          <table:table-cell table:formula="of:=ROUND(LEFT([.H156]; 4) + RIGHT([.H156]; 8) / 60; 5)" office:value-type="float" office:value="-123.68235" calcext:value-type="float">
            <text:p>-123.68235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6.16" calcext:value-type="float">
            <text:p>56.16</text:p>
          </table:table-cell>
          <table:table-cell office:value-type="float" office:value="11.7" calcext:value-type="float">
            <text:p>11.7</text:p>
          </table:table-cell>
          <table:table-cell office:value-type="float" office:value="1020.27" calcext:value-type="float">
            <text:p>1020.27</text:p>
          </table:table-cell>
          <table:table-cell office:value-type="float" office:value="-58.21" calcext:value-type="float">
            <text:p>-58.21</text:p>
          </table:table-cell>
          <table:table-cell office:value-type="string" calcext:value-type="string">
            <text:p>49 19.18567 -124 19.05872</text:p>
          </table:table-cell>
          <table:table-cell table:formula="of:=LEFT([.F157]; 11)" office:value-type="string" office:string-value="49 19.18567" calcext:value-type="string">
            <text:p>49 19.18567</text:p>
          </table:table-cell>
          <table:table-cell table:formula="of:=RIGHT([.F157]; 13)" office:value-type="string" office:string-value="-124 19.05872" calcext:value-type="string">
            <text:p>-124 19.05872</text:p>
          </table:table-cell>
          <table:table-cell table:formula="of:=ROUND(LEFT([.G157]; 2) + RIGHT([.G157]; 8) / 60; 5)" office:value-type="float" office:value="49.31976" calcext:value-type="float">
            <text:p>49.31976</text:p>
          </table:table-cell>
          <table:table-cell table:formula="of:=ROUND(LEFT([.H157]; 4) + RIGHT([.H157]; 8) / 60; 5)" office:value-type="float" office:value="-123.68235" calcext:value-type="float">
            <text:p>-123.68235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59.34" calcext:value-type="float">
            <text:p>59.34</text:p>
          </table:table-cell>
          <table:table-cell office:value-type="float" office:value="11.71" calcext:value-type="float">
            <text:p>11.71</text:p>
          </table:table-cell>
          <table:table-cell office:value-type="float" office:value="1020.24" calcext:value-type="float">
            <text:p>1020.24</text:p>
          </table:table-cell>
          <table:table-cell office:value-type="float" office:value="-58.37" calcext:value-type="float">
            <text:p>-58.37</text:p>
          </table:table-cell>
          <table:table-cell office:value-type="string" calcext:value-type="string">
            <text:p>49 19.18563 -124 19.05535</text:p>
          </table:table-cell>
          <table:table-cell table:formula="of:=LEFT([.F158]; 11)" office:value-type="string" office:string-value="49 19.18563" calcext:value-type="string">
            <text:p>49 19.18563</text:p>
          </table:table-cell>
          <table:table-cell table:formula="of:=RIGHT([.F158]; 13)" office:value-type="string" office:string-value="-124 19.05535" calcext:value-type="string">
            <text:p>-124 19.05535</text:p>
          </table:table-cell>
          <table:table-cell table:formula="of:=ROUND(LEFT([.G158]; 2) + RIGHT([.G158]; 8) / 60; 5)" office:value-type="float" office:value="49.31976" calcext:value-type="float">
            <text:p>49.31976</text:p>
          </table:table-cell>
          <table:table-cell table:formula="of:=ROUND(LEFT([.H158]; 4) + RIGHT([.H158]; 8) / 60; 5)" office:value-type="float" office:value="-123.68241" calcext:value-type="float">
            <text:p>-123.68241</text:p>
          </table:table-cell>
        </table:table-row>
        <table:table-row table:style-name="ro1">
          <table:table-cell office:value-type="float" office:value="366.02" calcext:value-type="float">
            <text:p>366.02</text:p>
          </table:table-cell>
          <table:table-cell office:value-type="float" office:value="61.16" calcext:value-type="float">
            <text:p>61.16</text:p>
          </table:table-cell>
          <table:table-cell office:value-type="float" office:value="11.71" calcext:value-type="float">
            <text:p>11.71</text:p>
          </table:table-cell>
          <table:table-cell office:value-type="float" office:value="1020.27" calcext:value-type="float">
            <text:p>1020.27</text:p>
          </table:table-cell>
          <table:table-cell office:value-type="float" office:value="-58.44" calcext:value-type="float">
            <text:p>-58.44</text:p>
          </table:table-cell>
          <table:table-cell office:value-type="string" calcext:value-type="string">
            <text:p>49 19.18498 -124 19.04572</text:p>
          </table:table-cell>
          <table:table-cell table:formula="of:=LEFT([.F159]; 11)" office:value-type="string" office:string-value="49 19.18498" calcext:value-type="string">
            <text:p>49 19.18498</text:p>
          </table:table-cell>
          <table:table-cell table:formula="of:=RIGHT([.F159]; 13)" office:value-type="string" office:string-value="-124 19.04572" calcext:value-type="string">
            <text:p>-124 19.04572</text:p>
          </table:table-cell>
          <table:table-cell table:formula="of:=ROUND(LEFT([.G159]; 2) + RIGHT([.G159]; 8) / 60; 5)" office:value-type="float" office:value="49.31975" calcext:value-type="float">
            <text:p>49.31975</text:p>
          </table:table-cell>
          <table:table-cell table:formula="of:=ROUND(LEFT([.H159]; 4) + RIGHT([.H159]; 8) / 60; 5)" office:value-type="float" office:value="-123.68257" calcext:value-type="float">
            <text:p>-123.68257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1.08" calcext:value-type="float">
            <text:p>61.08</text:p>
          </table:table-cell>
          <table:table-cell office:value-type="float" office:value="11.72" calcext:value-type="float">
            <text:p>11.72</text:p>
          </table:table-cell>
          <table:table-cell office:value-type="float" office:value="1020.36" calcext:value-type="float">
            <text:p>1020.36</text:p>
          </table:table-cell>
          <table:table-cell office:value-type="float" office:value="-58.86" calcext:value-type="float">
            <text:p>-58.86</text:p>
          </table:table-cell>
          <table:table-cell office:value-type="string" calcext:value-type="string">
            <text:p>49 19.18492 -124 19.03788</text:p>
          </table:table-cell>
          <table:table-cell table:formula="of:=LEFT([.F160]; 11)" office:value-type="string" office:string-value="49 19.18492" calcext:value-type="string">
            <text:p>49 19.18492</text:p>
          </table:table-cell>
          <table:table-cell table:formula="of:=RIGHT([.F160]; 13)" office:value-type="string" office:string-value="-124 19.03788" calcext:value-type="string">
            <text:p>-124 19.03788</text:p>
          </table:table-cell>
          <table:table-cell table:formula="of:=ROUND(LEFT([.G160]; 2) + RIGHT([.G160]; 8) / 60; 5)" office:value-type="float" office:value="49.31975" calcext:value-type="float">
            <text:p>49.31975</text:p>
          </table:table-cell>
          <table:table-cell table:formula="of:=ROUND(LEFT([.H160]; 4) + RIGHT([.H160]; 8) / 60; 5)" office:value-type="float" office:value="-123.6827" calcext:value-type="float">
            <text:p>-123.6827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1.5" calcext:value-type="float">
            <text:p>61.5</text:p>
          </table:table-cell>
          <table:table-cell office:value-type="float" office:value="11.73" calcext:value-type="float">
            <text:p>11.73</text:p>
          </table:table-cell>
          <table:table-cell office:value-type="float" office:value="1020.33" calcext:value-type="float">
            <text:p>1020.33</text:p>
          </table:table-cell>
          <table:table-cell office:value-type="float" office:value="-58.9" calcext:value-type="float">
            <text:p>-58.9</text:p>
          </table:table-cell>
          <table:table-cell office:value-type="string" calcext:value-type="string">
            <text:p>49 19.18423 -124 19.02970</text:p>
          </table:table-cell>
          <table:table-cell table:formula="of:=LEFT([.F161]; 11)" office:value-type="string" office:string-value="49 19.18423" calcext:value-type="string">
            <text:p>49 19.18423</text:p>
          </table:table-cell>
          <table:table-cell table:formula="of:=RIGHT([.F161]; 13)" office:value-type="string" office:string-value="-124 19.02970" calcext:value-type="string">
            <text:p>-124 19.02970</text:p>
          </table:table-cell>
          <table:table-cell table:formula="of:=ROUND(LEFT([.G161]; 2) + RIGHT([.G161]; 8) / 60; 5)" office:value-type="float" office:value="49.31974" calcext:value-type="float">
            <text:p>49.31974</text:p>
          </table:table-cell>
          <table:table-cell table:formula="of:=ROUND(LEFT([.H161]; 4) + RIGHT([.H161]; 8) / 60; 5)" office:value-type="float" office:value="-123.68284" calcext:value-type="float">
            <text:p>-123.6828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1.47" calcext:value-type="float">
            <text:p>61.47</text:p>
          </table:table-cell>
          <table:table-cell office:value-type="float" office:value="11.73" calcext:value-type="float">
            <text:p>11.73</text:p>
          </table:table-cell>
          <table:table-cell office:value-type="float" office:value="1020.36" calcext:value-type="float">
            <text:p>1020.36</text:p>
          </table:table-cell>
          <table:table-cell office:value-type="float" office:value="-59.2" calcext:value-type="float">
            <text:p>-59.2</text:p>
          </table:table-cell>
          <table:table-cell office:value-type="string" calcext:value-type="string">
            <text:p>49 19.18386 -124 19.02375</text:p>
          </table:table-cell>
          <table:table-cell table:formula="of:=LEFT([.F162]; 11)" office:value-type="string" office:string-value="49 19.18386" calcext:value-type="string">
            <text:p>49 19.18386</text:p>
          </table:table-cell>
          <table:table-cell table:formula="of:=RIGHT([.F162]; 13)" office:value-type="string" office:string-value="-124 19.02375" calcext:value-type="string">
            <text:p>-124 19.02375</text:p>
          </table:table-cell>
          <table:table-cell table:formula="of:=ROUND(LEFT([.G162]; 2) + RIGHT([.G162]; 8) / 60; 5)" office:value-type="float" office:value="49.31973" calcext:value-type="float">
            <text:p>49.31973</text:p>
          </table:table-cell>
          <table:table-cell table:formula="of:=ROUND(LEFT([.H162]; 4) + RIGHT([.H162]; 8) / 60; 5)" office:value-type="float" office:value="-123.68294" calcext:value-type="float">
            <text:p>-123.6829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1.15" calcext:value-type="float">
            <text:p>61.15</text:p>
          </table:table-cell>
          <table:table-cell office:value-type="float" office:value="11.73" calcext:value-type="float">
            <text:p>11.73</text:p>
          </table:table-cell>
          <table:table-cell office:value-type="float" office:value="1020.36" calcext:value-type="float">
            <text:p>1020.36</text:p>
          </table:table-cell>
          <table:table-cell office:value-type="float" office:value="-59.25" calcext:value-type="float">
            <text:p>-59.25</text:p>
          </table:table-cell>
          <table:table-cell office:value-type="string" calcext:value-type="string">
            <text:p>49 19.18374 -124 19.02028</text:p>
          </table:table-cell>
          <table:table-cell table:formula="of:=LEFT([.F163]; 11)" office:value-type="string" office:string-value="49 19.18374" calcext:value-type="string">
            <text:p>49 19.18374</text:p>
          </table:table-cell>
          <table:table-cell table:formula="of:=RIGHT([.F163]; 13)" office:value-type="string" office:string-value="-124 19.02028" calcext:value-type="string">
            <text:p>-124 19.02028</text:p>
          </table:table-cell>
          <table:table-cell table:formula="of:=ROUND(LEFT([.G163]; 2) + RIGHT([.G163]; 8) / 60; 5)" office:value-type="float" office:value="49.31973" calcext:value-type="float">
            <text:p>49.31973</text:p>
          </table:table-cell>
          <table:table-cell table:formula="of:=ROUND(LEFT([.H163]; 4) + RIGHT([.H163]; 8) / 60; 5)" office:value-type="float" office:value="-123.683" calcext:value-type="float">
            <text:p>-123.68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0.64" calcext:value-type="float">
            <text:p>60.64</text:p>
          </table:table-cell>
          <table:table-cell office:value-type="float" office:value="11.74" calcext:value-type="float">
            <text:p>11.74</text:p>
          </table:table-cell>
          <table:table-cell office:value-type="float" office:value="1020.36" calcext:value-type="float">
            <text:p>1020.36</text:p>
          </table:table-cell>
          <table:table-cell office:value-type="float" office:value="-59.18" calcext:value-type="float">
            <text:p>-59.18</text:p>
          </table:table-cell>
          <table:table-cell office:value-type="string" calcext:value-type="string">
            <text:p>49 19.18355 -124 19.01780</text:p>
          </table:table-cell>
          <table:table-cell table:formula="of:=LEFT([.F164]; 11)" office:value-type="string" office:string-value="49 19.18355" calcext:value-type="string">
            <text:p>49 19.18355</text:p>
          </table:table-cell>
          <table:table-cell table:formula="of:=RIGHT([.F164]; 13)" office:value-type="string" office:string-value="-124 19.01780" calcext:value-type="string">
            <text:p>-124 19.01780</text:p>
          </table:table-cell>
          <table:table-cell table:formula="of:=ROUND(LEFT([.G164]; 2) + RIGHT([.G164]; 8) / 60; 5)" office:value-type="float" office:value="49.31973" calcext:value-type="float">
            <text:p>49.31973</text:p>
          </table:table-cell>
          <table:table-cell table:formula="of:=ROUND(LEFT([.H164]; 4) + RIGHT([.H164]; 8) / 60; 5)" office:value-type="float" office:value="-123.68304" calcext:value-type="float">
            <text:p>-123.6830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0.05" calcext:value-type="float">
            <text:p>60.05</text:p>
          </table:table-cell>
          <table:table-cell office:value-type="float" office:value="11.74" calcext:value-type="float">
            <text:p>11.74</text:p>
          </table:table-cell>
          <table:table-cell office:value-type="float" office:value="1020.34" calcext:value-type="float">
            <text:p>1020.34</text:p>
          </table:table-cell>
          <table:table-cell office:value-type="float" office:value="-58.8" calcext:value-type="float">
            <text:p>-58.8</text:p>
          </table:table-cell>
          <table:table-cell office:value-type="string" calcext:value-type="string">
            <text:p>49 19.18221 -124 19.01535</text:p>
          </table:table-cell>
          <table:table-cell table:formula="of:=LEFT([.F165]; 11)" office:value-type="string" office:string-value="49 19.18221" calcext:value-type="string">
            <text:p>49 19.18221</text:p>
          </table:table-cell>
          <table:table-cell table:formula="of:=RIGHT([.F165]; 13)" office:value-type="string" office:string-value="-124 19.01535" calcext:value-type="string">
            <text:p>-124 19.01535</text:p>
          </table:table-cell>
          <table:table-cell table:formula="of:=ROUND(LEFT([.G165]; 2) + RIGHT([.G165]; 8) / 60; 5)" office:value-type="float" office:value="49.3197" calcext:value-type="float">
            <text:p>49.3197</text:p>
          </table:table-cell>
          <table:table-cell table:formula="of:=ROUND(LEFT([.H165]; 4) + RIGHT([.H165]; 8) / 60; 5)" office:value-type="float" office:value="-123.68308" calcext:value-type="float">
            <text:p>-123.6830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49" calcext:value-type="float">
            <text:p>59.49</text:p>
          </table:table-cell>
          <table:table-cell office:value-type="float" office:value="11.74" calcext:value-type="float">
            <text:p>11.74</text:p>
          </table:table-cell>
          <table:table-cell office:value-type="float" office:value="1020.27" calcext:value-type="float">
            <text:p>1020.27</text:p>
          </table:table-cell>
          <table:table-cell office:value-type="float" office:value="-58.17" calcext:value-type="float">
            <text:p>-58.17</text:p>
          </table:table-cell>
          <table:table-cell office:value-type="string" calcext:value-type="string">
            <text:p>49 19.17734 -124 19.01406</text:p>
          </table:table-cell>
          <table:table-cell table:formula="of:=LEFT([.F166]; 11)" office:value-type="string" office:string-value="49 19.17734" calcext:value-type="string">
            <text:p>49 19.17734</text:p>
          </table:table-cell>
          <table:table-cell table:formula="of:=RIGHT([.F166]; 13)" office:value-type="string" office:string-value="-124 19.01406" calcext:value-type="string">
            <text:p>-124 19.01406</text:p>
          </table:table-cell>
          <table:table-cell table:formula="of:=ROUND(LEFT([.G166]; 2) + RIGHT([.G166]; 8) / 60; 5)" office:value-type="float" office:value="49.31962" calcext:value-type="float">
            <text:p>49.31962</text:p>
          </table:table-cell>
          <table:table-cell table:formula="of:=ROUND(LEFT([.H166]; 4) + RIGHT([.H166]; 8) / 60; 5)" office:value-type="float" office:value="-123.6831" calcext:value-type="float">
            <text:p>-123.6831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24" calcext:value-type="float">
            <text:p>59.24</text:p>
          </table:table-cell>
          <table:table-cell office:value-type="float" office:value="11.74" calcext:value-type="float">
            <text:p>11.74</text:p>
          </table:table-cell>
          <table:table-cell office:value-type="float" office:value="1020.15" calcext:value-type="float">
            <text:p>1020.15</text:p>
          </table:table-cell>
          <table:table-cell office:value-type="float" office:value="-57.1" calcext:value-type="float">
            <text:p>-57.1</text:p>
          </table:table-cell>
          <table:table-cell office:value-type="string" calcext:value-type="string">
            <text:p>49 19.16904 -124 19.01363</text:p>
          </table:table-cell>
          <table:table-cell table:formula="of:=LEFT([.F167]; 11)" office:value-type="string" office:string-value="49 19.16904" calcext:value-type="string">
            <text:p>49 19.16904</text:p>
          </table:table-cell>
          <table:table-cell table:formula="of:=RIGHT([.F167]; 13)" office:value-type="string" office:string-value="-124 19.01363" calcext:value-type="string">
            <text:p>-124 19.01363</text:p>
          </table:table-cell>
          <table:table-cell table:formula="of:=ROUND(LEFT([.G167]; 2) + RIGHT([.G167]; 8) / 60; 5)" office:value-type="float" office:value="49.31948" calcext:value-type="float">
            <text:p>49.31948</text:p>
          </table:table-cell>
          <table:table-cell table:formula="of:=ROUND(LEFT([.H167]; 4) + RIGHT([.H167]; 8) / 60; 5)" office:value-type="float" office:value="-123.68311" calcext:value-type="float">
            <text:p>-123.68311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13" calcext:value-type="float">
            <text:p>59.13</text:p>
          </table:table-cell>
          <table:table-cell office:value-type="float" office:value="11.74" calcext:value-type="float">
            <text:p>11.74</text:p>
          </table:table-cell>
          <table:table-cell office:value-type="float" office:value="1020.04" calcext:value-type="float">
            <text:p>1020.04</text:p>
          </table:table-cell>
          <table:table-cell office:value-type="float" office:value="-56.04" calcext:value-type="float">
            <text:p>-56.04</text:p>
          </table:table-cell>
          <table:table-cell office:value-type="string" calcext:value-type="string">
            <text:p>49 19.15249 -124 19.01302</text:p>
          </table:table-cell>
          <table:table-cell table:formula="of:=LEFT([.F168]; 11)" office:value-type="string" office:string-value="49 19.15249" calcext:value-type="string">
            <text:p>49 19.15249</text:p>
          </table:table-cell>
          <table:table-cell table:formula="of:=RIGHT([.F168]; 13)" office:value-type="string" office:string-value="-124 19.01302" calcext:value-type="string">
            <text:p>-124 19.01302</text:p>
          </table:table-cell>
          <table:table-cell table:formula="of:=ROUND(LEFT([.G168]; 2) + RIGHT([.G168]; 8) / 60; 5)" office:value-type="float" office:value="49.31921" calcext:value-type="float">
            <text:p>49.31921</text:p>
          </table:table-cell>
          <table:table-cell table:formula="of:=ROUND(LEFT([.H168]; 4) + RIGHT([.H168]; 8) / 60; 5)" office:value-type="float" office:value="-123.68312" calcext:value-type="float">
            <text:p>-123.68312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8" calcext:value-type="float">
            <text:p>59.8</text:p>
          </table:table-cell>
          <table:table-cell office:value-type="float" office:value="11.75" calcext:value-type="float">
            <text:p>11.75</text:p>
          </table:table-cell>
          <table:table-cell office:value-type="float" office:value="1019.98" calcext:value-type="float">
            <text:p>1019.98</text:p>
          </table:table-cell>
          <table:table-cell office:value-type="float" office:value="-55.74" calcext:value-type="float">
            <text:p>-55.74</text:p>
          </table:table-cell>
          <table:table-cell office:value-type="string" calcext:value-type="string">
            <text:p>49 19.14113 -124 19.01030</text:p>
          </table:table-cell>
          <table:table-cell table:formula="of:=LEFT([.F169]; 11)" office:value-type="string" office:string-value="49 19.14113" calcext:value-type="string">
            <text:p>49 19.14113</text:p>
          </table:table-cell>
          <table:table-cell table:formula="of:=RIGHT([.F169]; 13)" office:value-type="string" office:string-value="-124 19.01030" calcext:value-type="string">
            <text:p>-124 19.01030</text:p>
          </table:table-cell>
          <table:table-cell table:formula="of:=ROUND(LEFT([.G169]; 2) + RIGHT([.G169]; 8) / 60; 5)" office:value-type="float" office:value="49.31902" calcext:value-type="float">
            <text:p>49.31902</text:p>
          </table:table-cell>
          <table:table-cell table:formula="of:=ROUND(LEFT([.H169]; 4) + RIGHT([.H169]; 8) / 60; 5)" office:value-type="float" office:value="-123.68316" calcext:value-type="float">
            <text:p>-123.6831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1.04" calcext:value-type="float">
            <text:p>61.04</text:p>
          </table:table-cell>
          <table:table-cell office:value-type="float" office:value="11.76" calcext:value-type="float">
            <text:p>11.76</text:p>
          </table:table-cell>
          <table:table-cell office:value-type="float" office:value="1019.95" calcext:value-type="float">
            <text:p>1019.95</text:p>
          </table:table-cell>
          <table:table-cell office:value-type="float" office:value="-55.49" calcext:value-type="float">
            <text:p>-55.49</text:p>
          </table:table-cell>
          <table:table-cell office:value-type="string" calcext:value-type="string">
            <text:p>49 19.12942 -124 19.00318</text:p>
          </table:table-cell>
          <table:table-cell table:formula="of:=LEFT([.F170]; 11)" office:value-type="string" office:string-value="49 19.12942" calcext:value-type="string">
            <text:p>49 19.12942</text:p>
          </table:table-cell>
          <table:table-cell table:formula="of:=RIGHT([.F170]; 13)" office:value-type="string" office:string-value="-124 19.00318" calcext:value-type="string">
            <text:p>-124 19.00318</text:p>
          </table:table-cell>
          <table:table-cell table:formula="of:=ROUND(LEFT([.G170]; 2) + RIGHT([.G170]; 8) / 60; 5)" office:value-type="float" office:value="49.31882" calcext:value-type="float">
            <text:p>49.31882</text:p>
          </table:table-cell>
          <table:table-cell table:formula="of:=ROUND(LEFT([.H170]; 4) + RIGHT([.H170]; 8) / 60; 5)" office:value-type="float" office:value="-123.68328" calcext:value-type="float">
            <text:p>-123.6832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1.73" calcext:value-type="float">
            <text:p>61.73</text:p>
          </table:table-cell>
          <table:table-cell office:value-type="float" office:value="11.76" calcext:value-type="float">
            <text:p>11.76</text:p>
          </table:table-cell>
          <table:table-cell office:value-type="float" office:value="1019.93" calcext:value-type="float">
            <text:p>1019.93</text:p>
          </table:table-cell>
          <table:table-cell office:value-type="float" office:value="-55.55" calcext:value-type="float">
            <text:p>-55.55</text:p>
          </table:table-cell>
          <table:table-cell office:value-type="string" calcext:value-type="string">
            <text:p>49 19.12050 -124 18.99427</text:p>
          </table:table-cell>
          <table:table-cell table:formula="of:=LEFT([.F171]; 11)" office:value-type="string" office:string-value="49 19.12050" calcext:value-type="string">
            <text:p>49 19.12050</text:p>
          </table:table-cell>
          <table:table-cell table:formula="of:=RIGHT([.F171]; 13)" office:value-type="string" office:string-value="-124 18.99427" calcext:value-type="string">
            <text:p>-124 18.99427</text:p>
          </table:table-cell>
          <table:table-cell table:formula="of:=ROUND(LEFT([.G171]; 2) + RIGHT([.G171]; 8) / 60; 5)" office:value-type="float" office:value="49.31868" calcext:value-type="float">
            <text:p>49.31868</text:p>
          </table:table-cell>
          <table:table-cell table:formula="of:=ROUND(LEFT([.H171]; 4) + RIGHT([.H171]; 8) / 60; 5)" office:value-type="float" office:value="-123.68343" calcext:value-type="float">
            <text:p>-123.6834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1.39" calcext:value-type="float">
            <text:p>61.39</text:p>
          </table:table-cell>
          <table:table-cell office:value-type="float" office:value="11.77" calcext:value-type="float">
            <text:p>11.77</text:p>
          </table:table-cell>
          <table:table-cell office:value-type="float" office:value="1019.94" calcext:value-type="float">
            <text:p>1019.94</text:p>
          </table:table-cell>
          <table:table-cell office:value-type="float" office:value="-55.29" calcext:value-type="float">
            <text:p>-55.29</text:p>
          </table:table-cell>
          <table:table-cell office:value-type="string" calcext:value-type="string">
            <text:p>49 19.11263 -124 18.98283</text:p>
          </table:table-cell>
          <table:table-cell table:formula="of:=LEFT([.F172]; 11)" office:value-type="string" office:string-value="49 19.11263" calcext:value-type="string">
            <text:p>49 19.11263</text:p>
          </table:table-cell>
          <table:table-cell table:formula="of:=RIGHT([.F172]; 13)" office:value-type="string" office:string-value="-124 18.98283" calcext:value-type="string">
            <text:p>-124 18.98283</text:p>
          </table:table-cell>
          <table:table-cell table:formula="of:=ROUND(LEFT([.G172]; 2) + RIGHT([.G172]; 8) / 60; 5)" office:value-type="float" office:value="49.31854" calcext:value-type="float">
            <text:p>49.31854</text:p>
          </table:table-cell>
          <table:table-cell table:formula="of:=ROUND(LEFT([.H172]; 4) + RIGHT([.H172]; 8) / 60; 5)" office:value-type="float" office:value="-123.68362" calcext:value-type="float">
            <text:p>-123.68362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0.65" calcext:value-type="float">
            <text:p>60.65</text:p>
          </table:table-cell>
          <table:table-cell office:value-type="float" office:value="11.77" calcext:value-type="float">
            <text:p>11.77</text:p>
          </table:table-cell>
          <table:table-cell office:value-type="float" office:value="1019.91" calcext:value-type="float">
            <text:p>1019.91</text:p>
          </table:table-cell>
          <table:table-cell office:value-type="float" office:value="-55.16" calcext:value-type="float">
            <text:p>-55.16</text:p>
          </table:table-cell>
          <table:table-cell office:value-type="string" calcext:value-type="string">
            <text:p>49 19.10617 -124 18.96971</text:p>
          </table:table-cell>
          <table:table-cell table:formula="of:=LEFT([.F173]; 11)" office:value-type="string" office:string-value="49 19.10617" calcext:value-type="string">
            <text:p>49 19.10617</text:p>
          </table:table-cell>
          <table:table-cell table:formula="of:=RIGHT([.F173]; 13)" office:value-type="string" office:string-value="-124 18.96971" calcext:value-type="string">
            <text:p>-124 18.96971</text:p>
          </table:table-cell>
          <table:table-cell table:formula="of:=ROUND(LEFT([.G173]; 2) + RIGHT([.G173]; 8) / 60; 5)" office:value-type="float" office:value="49.31844" calcext:value-type="float">
            <text:p>49.31844</text:p>
          </table:table-cell>
          <table:table-cell table:formula="of:=ROUND(LEFT([.H173]; 4) + RIGHT([.H173]; 8) / 60; 5)" office:value-type="float" office:value="-123.68384" calcext:value-type="float">
            <text:p>-123.6838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60.11" calcext:value-type="float">
            <text:p>60.11</text:p>
          </table:table-cell>
          <table:table-cell office:value-type="float" office:value="11.78" calcext:value-type="float">
            <text:p>11.78</text:p>
          </table:table-cell>
          <table:table-cell office:value-type="float" office:value="1019.87" calcext:value-type="float">
            <text:p>1019.87</text:p>
          </table:table-cell>
          <table:table-cell office:value-type="float" office:value="-55.23" calcext:value-type="float">
            <text:p>-55.23</text:p>
          </table:table-cell>
          <table:table-cell office:value-type="string" calcext:value-type="string">
            <text:p>49 19.10176 -124 18.95490</text:p>
          </table:table-cell>
          <table:table-cell table:formula="of:=LEFT([.F174]; 11)" office:value-type="string" office:string-value="49 19.10176" calcext:value-type="string">
            <text:p>49 19.10176</text:p>
          </table:table-cell>
          <table:table-cell table:formula="of:=RIGHT([.F174]; 13)" office:value-type="string" office:string-value="-124 18.95490" calcext:value-type="string">
            <text:p>-124 18.95490</text:p>
          </table:table-cell>
          <table:table-cell table:formula="of:=ROUND(LEFT([.G174]; 2) + RIGHT([.G174]; 8) / 60; 5)" office:value-type="float" office:value="49.31836" calcext:value-type="float">
            <text:p>49.31836</text:p>
          </table:table-cell>
          <table:table-cell table:formula="of:=ROUND(LEFT([.H174]; 4) + RIGHT([.H174]; 8) / 60; 5)" office:value-type="float" office:value="-123.68409" calcext:value-type="float">
            <text:p>-123.68409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84" calcext:value-type="float">
            <text:p>59.84</text:p>
          </table:table-cell>
          <table:table-cell office:value-type="float" office:value="11.78" calcext:value-type="float">
            <text:p>11.78</text:p>
          </table:table-cell>
          <table:table-cell office:value-type="float" office:value="1019.93" calcext:value-type="float">
            <text:p>1019.93</text:p>
          </table:table-cell>
          <table:table-cell office:value-type="float" office:value="-55.53" calcext:value-type="float">
            <text:p>-55.53</text:p>
          </table:table-cell>
          <table:table-cell office:value-type="string" calcext:value-type="string">
            <text:p>49 19.09911 -124 18.93870</text:p>
          </table:table-cell>
          <table:table-cell table:formula="of:=LEFT([.F175]; 11)" office:value-type="string" office:string-value="49 19.09911" calcext:value-type="string">
            <text:p>49 19.09911</text:p>
          </table:table-cell>
          <table:table-cell table:formula="of:=RIGHT([.F175]; 13)" office:value-type="string" office:string-value="-124 18.93870" calcext:value-type="string">
            <text:p>-124 18.93870</text:p>
          </table:table-cell>
          <table:table-cell table:formula="of:=ROUND(LEFT([.G175]; 2) + RIGHT([.G175]; 8) / 60; 5)" office:value-type="float" office:value="49.31832" calcext:value-type="float">
            <text:p>49.31832</text:p>
          </table:table-cell>
          <table:table-cell table:formula="of:=ROUND(LEFT([.H175]; 4) + RIGHT([.H175]; 8) / 60; 5)" office:value-type="float" office:value="-123.68436" calcext:value-type="float">
            <text:p>-123.6843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7" calcext:value-type="float">
            <text:p>59.7</text:p>
          </table:table-cell>
          <table:table-cell office:value-type="float" office:value="11.78" calcext:value-type="float">
            <text:p>11.78</text:p>
          </table:table-cell>
          <table:table-cell office:value-type="float" office:value="1020.01" calcext:value-type="float">
            <text:p>1020.01</text:p>
          </table:table-cell>
          <table:table-cell office:value-type="float" office:value="-56.2" calcext:value-type="float">
            <text:p>-56.2</text:p>
          </table:table-cell>
          <table:table-cell office:value-type="string" calcext:value-type="string">
            <text:p>49 19.09820 -124 18.91568</text:p>
          </table:table-cell>
          <table:table-cell table:formula="of:=LEFT([.F176]; 11)" office:value-type="string" office:string-value="49 19.09820" calcext:value-type="string">
            <text:p>49 19.09820</text:p>
          </table:table-cell>
          <table:table-cell table:formula="of:=RIGHT([.F176]; 13)" office:value-type="string" office:string-value="-124 18.91568" calcext:value-type="string">
            <text:p>-124 18.91568</text:p>
          </table:table-cell>
          <table:table-cell table:formula="of:=ROUND(LEFT([.G176]; 2) + RIGHT([.G176]; 8) / 60; 5)" office:value-type="float" office:value="49.3183" calcext:value-type="float">
            <text:p>49.3183</text:p>
          </table:table-cell>
          <table:table-cell table:formula="of:=ROUND(LEFT([.H176]; 4) + RIGHT([.H176]; 8) / 60; 5)" office:value-type="float" office:value="-123.68474" calcext:value-type="float">
            <text:p>-123.6847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61" calcext:value-type="float">
            <text:p>59.61</text:p>
          </table:table-cell>
          <table:table-cell office:value-type="float" office:value="11.78" calcext:value-type="float">
            <text:p>11.78</text:p>
          </table:table-cell>
          <table:table-cell office:value-type="float" office:value="1020.02" calcext:value-type="float">
            <text:p>1020.02</text:p>
          </table:table-cell>
          <table:table-cell office:value-type="float" office:value="-56.48" calcext:value-type="float">
            <text:p>-56.48</text:p>
          </table:table-cell>
          <table:table-cell office:value-type="string" calcext:value-type="string">
            <text:p>49 19.09669 -124 18.90446</text:p>
          </table:table-cell>
          <table:table-cell table:formula="of:=LEFT([.F177]; 11)" office:value-type="string" office:string-value="49 19.09669" calcext:value-type="string">
            <text:p>49 19.09669</text:p>
          </table:table-cell>
          <table:table-cell table:formula="of:=RIGHT([.F177]; 13)" office:value-type="string" office:string-value="-124 18.90446" calcext:value-type="string">
            <text:p>-124 18.90446</text:p>
          </table:table-cell>
          <table:table-cell table:formula="of:=ROUND(LEFT([.G177]; 2) + RIGHT([.G177]; 8) / 60; 5)" office:value-type="float" office:value="49.31828" calcext:value-type="float">
            <text:p>49.31828</text:p>
          </table:table-cell>
          <table:table-cell table:formula="of:=ROUND(LEFT([.H177]; 4) + RIGHT([.H177]; 8) / 60; 5)" office:value-type="float" office:value="-123.68493" calcext:value-type="float">
            <text:p>-123.6849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44" calcext:value-type="float">
            <text:p>59.44</text:p>
          </table:table-cell>
          <table:table-cell office:value-type="float" office:value="11.78" calcext:value-type="float">
            <text:p>11.78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-56.39" calcext:value-type="float">
            <text:p>-56.39</text:p>
          </table:table-cell>
          <table:table-cell office:value-type="string" calcext:value-type="string">
            <text:p>49 19.09306 -124 18.89759</text:p>
          </table:table-cell>
          <table:table-cell table:formula="of:=LEFT([.F178]; 11)" office:value-type="string" office:string-value="49 19.09306" calcext:value-type="string">
            <text:p>49 19.09306</text:p>
          </table:table-cell>
          <table:table-cell table:formula="of:=RIGHT([.F178]; 13)" office:value-type="string" office:string-value="-124 18.89759" calcext:value-type="string">
            <text:p>-124 18.89759</text:p>
          </table:table-cell>
          <table:table-cell table:formula="of:=ROUND(LEFT([.G178]; 2) + RIGHT([.G178]; 8) / 60; 5)" office:value-type="float" office:value="49.31822" calcext:value-type="float">
            <text:p>49.31822</text:p>
          </table:table-cell>
          <table:table-cell table:formula="of:=ROUND(LEFT([.H178]; 4) + RIGHT([.H178]; 8) / 60; 5)" office:value-type="float" office:value="-123.68504" calcext:value-type="float">
            <text:p>-123.6850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25" calcext:value-type="float">
            <text:p>59.25</text:p>
          </table:table-cell>
          <table:table-cell office:value-type="float" office:value="11.78" calcext:value-type="float">
            <text:p>11.78</text:p>
          </table:table-cell>
          <table:table-cell office:value-type="float" office:value="1020.01" calcext:value-type="float">
            <text:p>1020.01</text:p>
          </table:table-cell>
          <table:table-cell office:value-type="float" office:value="-55.83" calcext:value-type="float">
            <text:p>-55.83</text:p>
          </table:table-cell>
          <table:table-cell office:value-type="string" calcext:value-type="string">
            <text:p>49 19.08814 -124 18.89542</text:p>
          </table:table-cell>
          <table:table-cell table:formula="of:=LEFT([.F179]; 11)" office:value-type="string" office:string-value="49 19.08814" calcext:value-type="string">
            <text:p>49 19.08814</text:p>
          </table:table-cell>
          <table:table-cell table:formula="of:=RIGHT([.F179]; 13)" office:value-type="string" office:string-value="-124 18.89542" calcext:value-type="string">
            <text:p>-124 18.89542</text:p>
          </table:table-cell>
          <table:table-cell table:formula="of:=ROUND(LEFT([.G179]; 2) + RIGHT([.G179]; 8) / 60; 5)" office:value-type="float" office:value="49.31814" calcext:value-type="float">
            <text:p>49.31814</text:p>
          </table:table-cell>
          <table:table-cell table:formula="of:=ROUND(LEFT([.H179]; 4) + RIGHT([.H179]; 8) / 60; 5)" office:value-type="float" office:value="-123.68508" calcext:value-type="float">
            <text:p>-123.6850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09" calcext:value-type="float">
            <text:p>59.09</text:p>
          </table:table-cell>
          <table:table-cell office:value-type="float" office:value="11.79" calcext:value-type="float">
            <text:p>11.79</text:p>
          </table:table-cell>
          <table:table-cell office:value-type="float" office:value="1019.87" calcext:value-type="float">
            <text:p>1019.87</text:p>
          </table:table-cell>
          <table:table-cell office:value-type="float" office:value="-54.84" calcext:value-type="float">
            <text:p>-54.84</text:p>
          </table:table-cell>
          <table:table-cell office:value-type="string" calcext:value-type="string">
            <text:p>49 19.08044 -124 18.89931</text:p>
          </table:table-cell>
          <table:table-cell table:formula="of:=LEFT([.F180]; 11)" office:value-type="string" office:string-value="49 19.08044" calcext:value-type="string">
            <text:p>49 19.08044</text:p>
          </table:table-cell>
          <table:table-cell table:formula="of:=RIGHT([.F180]; 13)" office:value-type="string" office:string-value="-124 18.89931" calcext:value-type="string">
            <text:p>-124 18.89931</text:p>
          </table:table-cell>
          <table:table-cell table:formula="of:=ROUND(LEFT([.G180]; 2) + RIGHT([.G180]; 8) / 60; 5)" office:value-type="float" office:value="49.31801" calcext:value-type="float">
            <text:p>49.31801</text:p>
          </table:table-cell>
          <table:table-cell table:formula="of:=ROUND(LEFT([.H180]; 4) + RIGHT([.H180]; 8) / 60; 5)" office:value-type="float" office:value="-123.68501" calcext:value-type="float">
            <text:p>-123.68501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92" calcext:value-type="float">
            <text:p>58.92</text:p>
          </table:table-cell>
          <table:table-cell office:value-type="float" office:value="11.8" calcext:value-type="float">
            <text:p>11.8</text:p>
          </table:table-cell>
          <table:table-cell office:value-type="float" office:value="1019.73" calcext:value-type="float">
            <text:p>1019.73</text:p>
          </table:table-cell>
          <table:table-cell office:value-type="float" office:value="-53.34" calcext:value-type="float">
            <text:p>-53.34</text:p>
          </table:table-cell>
          <table:table-cell office:value-type="string" calcext:value-type="string">
            <text:p>49 19.07058 -124 18.91033</text:p>
          </table:table-cell>
          <table:table-cell table:formula="of:=LEFT([.F181]; 11)" office:value-type="string" office:string-value="49 19.07058" calcext:value-type="string">
            <text:p>49 19.07058</text:p>
          </table:table-cell>
          <table:table-cell table:formula="of:=RIGHT([.F181]; 13)" office:value-type="string" office:string-value="-124 18.91033" calcext:value-type="string">
            <text:p>-124 18.91033</text:p>
          </table:table-cell>
          <table:table-cell table:formula="of:=ROUND(LEFT([.G181]; 2) + RIGHT([.G181]; 8) / 60; 5)" office:value-type="float" office:value="49.31784" calcext:value-type="float">
            <text:p>49.31784</text:p>
          </table:table-cell>
          <table:table-cell table:formula="of:=ROUND(LEFT([.H181]; 4) + RIGHT([.H181]; 8) / 60; 5)" office:value-type="float" office:value="-123.68483" calcext:value-type="float">
            <text:p>-123.6848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82" calcext:value-type="float">
            <text:p>58.82</text:p>
          </table:table-cell>
          <table:table-cell office:value-type="float" office:value="11.8" calcext:value-type="float">
            <text:p>11.8</text:p>
          </table:table-cell>
          <table:table-cell office:value-type="float" office:value="1019.59" calcext:value-type="float">
            <text:p>1019.59</text:p>
          </table:table-cell>
          <table:table-cell office:value-type="float" office:value="-51.86" calcext:value-type="float">
            <text:p>-51.86</text:p>
          </table:table-cell>
          <table:table-cell office:value-type="string" calcext:value-type="string">
            <text:p>49 19.05866 -124 18.92437</text:p>
          </table:table-cell>
          <table:table-cell table:formula="of:=LEFT([.F182]; 11)" office:value-type="string" office:string-value="49 19.05866" calcext:value-type="string">
            <text:p>49 19.05866</text:p>
          </table:table-cell>
          <table:table-cell table:formula="of:=RIGHT([.F182]; 13)" office:value-type="string" office:string-value="-124 18.92437" calcext:value-type="string">
            <text:p>-124 18.92437</text:p>
          </table:table-cell>
          <table:table-cell table:formula="of:=ROUND(LEFT([.G182]; 2) + RIGHT([.G182]; 8) / 60; 5)" office:value-type="float" office:value="49.31764" calcext:value-type="float">
            <text:p>49.31764</text:p>
          </table:table-cell>
          <table:table-cell table:formula="of:=ROUND(LEFT([.H182]; 4) + RIGHT([.H182]; 8) / 60; 5)" office:value-type="float" office:value="-123.68459" calcext:value-type="float">
            <text:p>-123.68459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67" calcext:value-type="float">
            <text:p>58.67</text:p>
          </table:table-cell>
          <table:table-cell office:value-type="float" office:value="11.81" calcext:value-type="float">
            <text:p>11.81</text:p>
          </table:table-cell>
          <table:table-cell office:value-type="float" office:value="1019.44" calcext:value-type="float">
            <text:p>1019.44</text:p>
          </table:table-cell>
          <table:table-cell office:value-type="float" office:value="-51.37" calcext:value-type="float">
            <text:p>-51.37</text:p>
          </table:table-cell>
          <table:table-cell office:value-type="string" calcext:value-type="string">
            <text:p>49 19.04577 -124 18.93995</text:p>
          </table:table-cell>
          <table:table-cell table:formula="of:=LEFT([.F183]; 11)" office:value-type="string" office:string-value="49 19.04577" calcext:value-type="string">
            <text:p>49 19.04577</text:p>
          </table:table-cell>
          <table:table-cell table:formula="of:=RIGHT([.F183]; 13)" office:value-type="string" office:string-value="-124 18.93995" calcext:value-type="string">
            <text:p>-124 18.93995</text:p>
          </table:table-cell>
          <table:table-cell table:formula="of:=ROUND(LEFT([.G183]; 2) + RIGHT([.G183]; 8) / 60; 5)" office:value-type="float" office:value="49.31743" calcext:value-type="float">
            <text:p>49.31743</text:p>
          </table:table-cell>
          <table:table-cell table:formula="of:=ROUND(LEFT([.H183]; 4) + RIGHT([.H183]; 8) / 60; 5)" office:value-type="float" office:value="-123.68433" calcext:value-type="float">
            <text:p>-123.6843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55" calcext:value-type="float">
            <text:p>58.55</text:p>
          </table:table-cell>
          <table:table-cell office:value-type="float" office:value="11.8" calcext:value-type="float">
            <text:p>11.8</text:p>
          </table:table-cell>
          <table:table-cell office:value-type="float" office:value="1019.36" calcext:value-type="float">
            <text:p>1019.36</text:p>
          </table:table-cell>
          <table:table-cell office:value-type="float" office:value="-50.36" calcext:value-type="float">
            <text:p>-50.36</text:p>
          </table:table-cell>
          <table:table-cell office:value-type="string" calcext:value-type="string">
            <text:p>49 19.03336 -124 18.95523</text:p>
          </table:table-cell>
          <table:table-cell table:formula="of:=LEFT([.F184]; 11)" office:value-type="string" office:string-value="49 19.03336" calcext:value-type="string">
            <text:p>49 19.03336</text:p>
          </table:table-cell>
          <table:table-cell table:formula="of:=RIGHT([.F184]; 13)" office:value-type="string" office:string-value="-124 18.95523" calcext:value-type="string">
            <text:p>-124 18.95523</text:p>
          </table:table-cell>
          <table:table-cell table:formula="of:=ROUND(LEFT([.G184]; 2) + RIGHT([.G184]; 8) / 60; 5)" office:value-type="float" office:value="49.31722" calcext:value-type="float">
            <text:p>49.31722</text:p>
          </table:table-cell>
          <table:table-cell table:formula="of:=ROUND(LEFT([.H184]; 4) + RIGHT([.H184]; 8) / 60; 5)" office:value-type="float" office:value="-123.68408" calcext:value-type="float">
            <text:p>-123.6840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41" calcext:value-type="float">
            <text:p>58.41</text:p>
          </table:table-cell>
          <table:table-cell office:value-type="float" office:value="11.81" calcext:value-type="float">
            <text:p>11.81</text:p>
          </table:table-cell>
          <table:table-cell office:value-type="float" office:value="1019.21" calcext:value-type="float">
            <text:p>1019.21</text:p>
          </table:table-cell>
          <table:table-cell office:value-type="float" office:value="-49.23" calcext:value-type="float">
            <text:p>-49.23</text:p>
          </table:table-cell>
          <table:table-cell office:value-type="string" calcext:value-type="string">
            <text:p>49 19.01628 -124 18.97806</text:p>
          </table:table-cell>
          <table:table-cell table:formula="of:=LEFT([.F185]; 11)" office:value-type="string" office:string-value="49 19.01628" calcext:value-type="string">
            <text:p>49 19.01628</text:p>
          </table:table-cell>
          <table:table-cell table:formula="of:=RIGHT([.F185]; 13)" office:value-type="string" office:string-value="-124 18.97806" calcext:value-type="string">
            <text:p>-124 18.97806</text:p>
          </table:table-cell>
          <table:table-cell table:formula="of:=ROUND(LEFT([.G185]; 2) + RIGHT([.G185]; 8) / 60; 5)" office:value-type="float" office:value="49.31694" calcext:value-type="float">
            <text:p>49.31694</text:p>
          </table:table-cell>
          <table:table-cell table:formula="of:=ROUND(LEFT([.H185]; 4) + RIGHT([.H185]; 8) / 60; 5)" office:value-type="float" office:value="-123.6837" calcext:value-type="float">
            <text:p>-123.6837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34" calcext:value-type="float">
            <text:p>58.34</text:p>
          </table:table-cell>
          <table:table-cell office:value-type="float" office:value="11.81" calcext:value-type="float">
            <text:p>11.81</text:p>
          </table:table-cell>
          <table:table-cell office:value-type="float" office:value="1019.11" calcext:value-type="float">
            <text:p>1019.11</text:p>
          </table:table-cell>
          <table:table-cell office:value-type="float" office:value="-48.77" calcext:value-type="float">
            <text:p>-48.77</text:p>
          </table:table-cell>
          <table:table-cell office:value-type="string" calcext:value-type="string">
            <text:p>49 19.00484 -124 18.99333</text:p>
          </table:table-cell>
          <table:table-cell table:formula="of:=LEFT([.F186]; 11)" office:value-type="string" office:string-value="49 19.00484" calcext:value-type="string">
            <text:p>49 19.00484</text:p>
          </table:table-cell>
          <table:table-cell table:formula="of:=RIGHT([.F186]; 13)" office:value-type="string" office:string-value="-124 18.99333" calcext:value-type="string">
            <text:p>-124 18.99333</text:p>
          </table:table-cell>
          <table:table-cell table:formula="of:=ROUND(LEFT([.G186]; 2) + RIGHT([.G186]; 8) / 60; 5)" office:value-type="float" office:value="49.31675" calcext:value-type="float">
            <text:p>49.31675</text:p>
          </table:table-cell>
          <table:table-cell table:formula="of:=ROUND(LEFT([.H186]; 4) + RIGHT([.H186]; 8) / 60; 5)" office:value-type="float" office:value="-123.68344" calcext:value-type="float">
            <text:p>-123.68344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38" calcext:value-type="float">
            <text:p>58.38</text:p>
          </table:table-cell>
          <table:table-cell office:value-type="float" office:value="11.82" calcext:value-type="float">
            <text:p>11.82</text:p>
          </table:table-cell>
          <table:table-cell office:value-type="float" office:value="1018.97" calcext:value-type="float">
            <text:p>1018.97</text:p>
          </table:table-cell>
          <table:table-cell office:value-type="float" office:value="-47.47" calcext:value-type="float">
            <text:p>-47.47</text:p>
          </table:table-cell>
          <table:table-cell office:value-type="string" calcext:value-type="string">
            <text:p>49 18.99335 -124 19.00986</text:p>
          </table:table-cell>
          <table:table-cell table:formula="of:=LEFT([.F187]; 11)" office:value-type="string" office:string-value="49 18.99335" calcext:value-type="string">
            <text:p>49 18.99335</text:p>
          </table:table-cell>
          <table:table-cell table:formula="of:=RIGHT([.F187]; 13)" office:value-type="string" office:string-value="-124 19.00986" calcext:value-type="string">
            <text:p>-124 19.00986</text:p>
          </table:table-cell>
          <table:table-cell table:formula="of:=ROUND(LEFT([.G187]; 2) + RIGHT([.G187]; 8) / 60; 5)" office:value-type="float" office:value="49.31656" calcext:value-type="float">
            <text:p>49.31656</text:p>
          </table:table-cell>
          <table:table-cell table:formula="of:=ROUND(LEFT([.H187]; 4) + RIGHT([.H187]; 8) / 60; 5)" office:value-type="float" office:value="-123.68317" calcext:value-type="float">
            <text:p>-123.68317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55" calcext:value-type="float">
            <text:p>58.55</text:p>
          </table:table-cell>
          <table:table-cell office:value-type="float" office:value="11.83" calcext:value-type="float">
            <text:p>11.83</text:p>
          </table:table-cell>
          <table:table-cell office:value-type="float" office:value="1018.83" calcext:value-type="float">
            <text:p>1018.83</text:p>
          </table:table-cell>
          <table:table-cell office:value-type="float" office:value="-46.37" calcext:value-type="float">
            <text:p>-46.37</text:p>
          </table:table-cell>
          <table:table-cell office:value-type="string" calcext:value-type="string">
            <text:p>49 18.98160 -124 19.02740</text:p>
          </table:table-cell>
          <table:table-cell table:formula="of:=LEFT([.F188]; 11)" office:value-type="string" office:string-value="49 18.98160" calcext:value-type="string">
            <text:p>49 18.98160</text:p>
          </table:table-cell>
          <table:table-cell table:formula="of:=RIGHT([.F188]; 13)" office:value-type="string" office:string-value="-124 19.02740" calcext:value-type="string">
            <text:p>-124 19.02740</text:p>
          </table:table-cell>
          <table:table-cell table:formula="of:=ROUND(LEFT([.G188]; 2) + RIGHT([.G188]; 8) / 60; 5)" office:value-type="float" office:value="49.31636" calcext:value-type="float">
            <text:p>49.31636</text:p>
          </table:table-cell>
          <table:table-cell table:formula="of:=ROUND(LEFT([.H188]; 4) + RIGHT([.H188]; 8) / 60; 5)" office:value-type="float" office:value="-123.68288" calcext:value-type="float">
            <text:p>-123.6828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64" calcext:value-type="float">
            <text:p>58.64</text:p>
          </table:table-cell>
          <table:table-cell office:value-type="float" office:value="11.83" calcext:value-type="float">
            <text:p>11.83</text:p>
          </table:table-cell>
          <table:table-cell office:value-type="float" office:value="1018.72" calcext:value-type="float">
            <text:p>1018.72</text:p>
          </table:table-cell>
          <table:table-cell office:value-type="float" office:value="-45.54" calcext:value-type="float">
            <text:p>-45.54</text:p>
          </table:table-cell>
          <table:table-cell office:value-type="string" calcext:value-type="string">
            <text:p>49 18.96926 -124 19.04494</text:p>
          </table:table-cell>
          <table:table-cell table:formula="of:=LEFT([.F189]; 11)" office:value-type="string" office:string-value="49 18.96926" calcext:value-type="string">
            <text:p>49 18.96926</text:p>
          </table:table-cell>
          <table:table-cell table:formula="of:=RIGHT([.F189]; 13)" office:value-type="string" office:string-value="-124 19.04494" calcext:value-type="string">
            <text:p>-124 19.04494</text:p>
          </table:table-cell>
          <table:table-cell table:formula="of:=ROUND(LEFT([.G189]; 2) + RIGHT([.G189]; 8) / 60; 5)" office:value-type="float" office:value="49.31615" calcext:value-type="float">
            <text:p>49.31615</text:p>
          </table:table-cell>
          <table:table-cell table:formula="of:=ROUND(LEFT([.H189]; 4) + RIGHT([.H189]; 8) / 60; 5)" office:value-type="float" office:value="-123.68258" calcext:value-type="float">
            <text:p>-123.6825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63" calcext:value-type="float">
            <text:p>58.63</text:p>
          </table:table-cell>
          <table:table-cell office:value-type="float" office:value="11.84" calcext:value-type="float">
            <text:p>11.84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-44.26" calcext:value-type="float">
            <text:p>-44.26</text:p>
          </table:table-cell>
          <table:table-cell office:value-type="string" calcext:value-type="string">
            <text:p>49 18.95689 -124 19.06327</text:p>
          </table:table-cell>
          <table:table-cell table:formula="of:=LEFT([.F190]; 11)" office:value-type="string" office:string-value="49 18.95689" calcext:value-type="string">
            <text:p>49 18.95689</text:p>
          </table:table-cell>
          <table:table-cell table:formula="of:=RIGHT([.F190]; 13)" office:value-type="string" office:string-value="-124 19.06327" calcext:value-type="string">
            <text:p>-124 19.06327</text:p>
          </table:table-cell>
          <table:table-cell table:formula="of:=ROUND(LEFT([.G190]; 2) + RIGHT([.G190]; 8) / 60; 5)" office:value-type="float" office:value="49.31595" calcext:value-type="float">
            <text:p>49.31595</text:p>
          </table:table-cell>
          <table:table-cell table:formula="of:=ROUND(LEFT([.H190]; 4) + RIGHT([.H190]; 8) / 60; 5)" office:value-type="float" office:value="-123.68228" calcext:value-type="float">
            <text:p>-123.68228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9" calcext:value-type="float">
            <text:p>58.9</text:p>
          </table:table-cell>
          <table:table-cell office:value-type="float" office:value="11.84" calcext:value-type="float">
            <text:p>11.84</text:p>
          </table:table-cell>
          <table:table-cell office:value-type="float" office:value="1018.53" calcext:value-type="float">
            <text:p>1018.53</text:p>
          </table:table-cell>
          <table:table-cell office:value-type="float" office:value="-43.43" calcext:value-type="float">
            <text:p>-43.43</text:p>
          </table:table-cell>
          <table:table-cell office:value-type="string" calcext:value-type="string">
            <text:p>49 18.94454 -124 19.08185</text:p>
          </table:table-cell>
          <table:table-cell table:formula="of:=LEFT([.F191]; 11)" office:value-type="string" office:string-value="49 18.94454" calcext:value-type="string">
            <text:p>49 18.94454</text:p>
          </table:table-cell>
          <table:table-cell table:formula="of:=RIGHT([.F191]; 13)" office:value-type="string" office:string-value="-124 19.08185" calcext:value-type="string">
            <text:p>-124 19.08185</text:p>
          </table:table-cell>
          <table:table-cell table:formula="of:=ROUND(LEFT([.G191]; 2) + RIGHT([.G191]; 8) / 60; 5)" office:value-type="float" office:value="49.31574" calcext:value-type="float">
            <text:p>49.31574</text:p>
          </table:table-cell>
          <table:table-cell table:formula="of:=ROUND(LEFT([.H191]; 4) + RIGHT([.H191]; 8) / 60; 5)" office:value-type="float" office:value="-123.68197" calcext:value-type="float">
            <text:p>-123.68197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97" calcext:value-type="float">
            <text:p>58.97</text:p>
          </table:table-cell>
          <table:table-cell office:value-type="float" office:value="11.85" calcext:value-type="float">
            <text:p>11.85</text:p>
          </table:table-cell>
          <table:table-cell office:value-type="float" office:value="1018.44" calcext:value-type="float">
            <text:p>1018.44</text:p>
          </table:table-cell>
          <table:table-cell office:value-type="float" office:value="-42.9" calcext:value-type="float">
            <text:p>-42.9</text:p>
          </table:table-cell>
          <table:table-cell office:value-type="string" calcext:value-type="string">
            <text:p>49 18.93250 -124 19.10015</text:p>
          </table:table-cell>
          <table:table-cell table:formula="of:=LEFT([.F192]; 11)" office:value-type="string" office:string-value="49 18.93250" calcext:value-type="string">
            <text:p>49 18.93250</text:p>
          </table:table-cell>
          <table:table-cell table:formula="of:=RIGHT([.F192]; 13)" office:value-type="string" office:string-value="-124 19.10015" calcext:value-type="string">
            <text:p>-124 19.10015</text:p>
          </table:table-cell>
          <table:table-cell table:formula="of:=ROUND(LEFT([.G192]; 2) + RIGHT([.G192]; 8) / 60; 5)" office:value-type="float" office:value="49.31554" calcext:value-type="float">
            <text:p>49.31554</text:p>
          </table:table-cell>
          <table:table-cell table:formula="of:=ROUND(LEFT([.H192]; 4) + RIGHT([.H192]; 8) / 60; 5)" office:value-type="float" office:value="-123.68166" calcext:value-type="float">
            <text:p>-123.6816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99" calcext:value-type="float">
            <text:p>58.99</text:p>
          </table:table-cell>
          <table:table-cell office:value-type="float" office:value="11.85" calcext:value-type="float">
            <text:p>11.85</text:p>
          </table:table-cell>
          <table:table-cell office:value-type="float" office:value="1018.28" calcext:value-type="float">
            <text:p>1018.28</text:p>
          </table:table-cell>
          <table:table-cell office:value-type="float" office:value="-41.52" calcext:value-type="float">
            <text:p>-41.52</text:p>
          </table:table-cell>
          <table:table-cell office:value-type="string" calcext:value-type="string">
            <text:p>49 18.91481 -124 19.12720</text:p>
          </table:table-cell>
          <table:table-cell table:formula="of:=LEFT([.F193]; 11)" office:value-type="string" office:string-value="49 18.91481" calcext:value-type="string">
            <text:p>49 18.91481</text:p>
          </table:table-cell>
          <table:table-cell table:formula="of:=RIGHT([.F193]; 13)" office:value-type="string" office:string-value="-124 19.12720" calcext:value-type="string">
            <text:p>-124 19.12720</text:p>
          </table:table-cell>
          <table:table-cell table:formula="of:=ROUND(LEFT([.G193]; 2) + RIGHT([.G193]; 8) / 60; 5)" office:value-type="float" office:value="49.31525" calcext:value-type="float">
            <text:p>49.31525</text:p>
          </table:table-cell>
          <table:table-cell table:formula="of:=ROUND(LEFT([.H193]; 4) + RIGHT([.H193]; 8) / 60; 5)" office:value-type="float" office:value="-123.68121" calcext:value-type="float">
            <text:p>-123.68121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99" calcext:value-type="float">
            <text:p>58.99</text:p>
          </table:table-cell>
          <table:table-cell office:value-type="float" office:value="11.86" calcext:value-type="float">
            <text:p>11.86</text:p>
          </table:table-cell>
          <table:table-cell office:value-type="float" office:value="1018.16" calcext:value-type="float">
            <text:p>1018.16</text:p>
          </table:table-cell>
          <table:table-cell office:value-type="float" office:value="-40.5" calcext:value-type="float">
            <text:p>-40.5</text:p>
          </table:table-cell>
          <table:table-cell office:value-type="string" calcext:value-type="string">
            <text:p>49 18.90333 -124 19.14506</text:p>
          </table:table-cell>
          <table:table-cell table:formula="of:=LEFT([.F194]; 11)" office:value-type="string" office:string-value="49 18.90333" calcext:value-type="string">
            <text:p>49 18.90333</text:p>
          </table:table-cell>
          <table:table-cell table:formula="of:=RIGHT([.F194]; 13)" office:value-type="string" office:string-value="-124 19.14506" calcext:value-type="string">
            <text:p>-124 19.14506</text:p>
          </table:table-cell>
          <table:table-cell table:formula="of:=ROUND(LEFT([.G194]; 2) + RIGHT([.G194]; 8) / 60; 5)" office:value-type="float" office:value="49.31506" calcext:value-type="float">
            <text:p>49.31506</text:p>
          </table:table-cell>
          <table:table-cell table:formula="of:=ROUND(LEFT([.H194]; 4) + RIGHT([.H194]; 8) / 60; 5)" office:value-type="float" office:value="-123.68092" calcext:value-type="float">
            <text:p>-123.68092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02" calcext:value-type="float">
            <text:p>59.02</text:p>
          </table:table-cell>
          <table:table-cell office:value-type="float" office:value="11.86" calcext:value-type="float">
            <text:p>11.86</text:p>
          </table:table-cell>
          <table:table-cell office:value-type="float" office:value="1018.08" calcext:value-type="float">
            <text:p>1018.08</text:p>
          </table:table-cell>
          <table:table-cell office:value-type="float" office:value="-39.91" calcext:value-type="float">
            <text:p>-39.91</text:p>
          </table:table-cell>
          <table:table-cell office:value-type="string" calcext:value-type="string">
            <text:p>49 18.89177 -124 19.16300</text:p>
          </table:table-cell>
          <table:table-cell table:formula="of:=LEFT([.F195]; 11)" office:value-type="string" office:string-value="49 18.89177" calcext:value-type="string">
            <text:p>49 18.89177</text:p>
          </table:table-cell>
          <table:table-cell table:formula="of:=RIGHT([.F195]; 13)" office:value-type="string" office:string-value="-124 19.16300" calcext:value-type="string">
            <text:p>-124 19.16300</text:p>
          </table:table-cell>
          <table:table-cell table:formula="of:=ROUND(LEFT([.G195]; 2) + RIGHT([.G195]; 8) / 60; 5)" office:value-type="float" office:value="49.31486" calcext:value-type="float">
            <text:p>49.31486</text:p>
          </table:table-cell>
          <table:table-cell table:formula="of:=ROUND(LEFT([.H195]; 4) + RIGHT([.H195]; 8) / 60; 5)" office:value-type="float" office:value="-123.68062" calcext:value-type="float">
            <text:p>-123.68062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9.01" calcext:value-type="float">
            <text:p>59.01</text:p>
          </table:table-cell>
          <table:table-cell office:value-type="float" office:value="11.87" calcext:value-type="float">
            <text:p>11.87</text:p>
          </table:table-cell>
          <table:table-cell office:value-type="float" office:value="1017.96" calcext:value-type="float">
            <text:p>1017.96</text:p>
          </table:table-cell>
          <table:table-cell office:value-type="float" office:value="-39.22" calcext:value-type="float">
            <text:p>-39.22</text:p>
          </table:table-cell>
          <table:table-cell office:value-type="string" calcext:value-type="string">
            <text:p>49 18.88036 -124 19.18099</text:p>
          </table:table-cell>
          <table:table-cell table:formula="of:=LEFT([.F196]; 11)" office:value-type="string" office:string-value="49 18.88036" calcext:value-type="string">
            <text:p>49 18.88036</text:p>
          </table:table-cell>
          <table:table-cell table:formula="of:=RIGHT([.F196]; 13)" office:value-type="string" office:string-value="-124 19.18099" calcext:value-type="string">
            <text:p>-124 19.18099</text:p>
          </table:table-cell>
          <table:table-cell table:formula="of:=ROUND(LEFT([.G196]; 2) + RIGHT([.G196]; 8) / 60; 5)" office:value-type="float" office:value="49.31467" calcext:value-type="float">
            <text:p>49.31467</text:p>
          </table:table-cell>
          <table:table-cell table:formula="of:=ROUND(LEFT([.H196]; 4) + RIGHT([.H196]; 8) / 60; 5)" office:value-type="float" office:value="-123.68032" calcext:value-type="float">
            <text:p>-123.68032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9.01" calcext:value-type="float">
            <text:p>59.01</text:p>
          </table:table-cell>
          <table:table-cell office:value-type="float" office:value="11.88" calcext:value-type="float">
            <text:p>11.88</text:p>
          </table:table-cell>
          <table:table-cell office:value-type="float" office:value="1017.86" calcext:value-type="float">
            <text:p>1017.86</text:p>
          </table:table-cell>
          <table:table-cell office:value-type="float" office:value="-38.13" calcext:value-type="float">
            <text:p>-38.13</text:p>
          </table:table-cell>
          <table:table-cell office:value-type="string" calcext:value-type="string">
            <text:p>49 18.86885 -124 19.19882</text:p>
          </table:table-cell>
          <table:table-cell table:formula="of:=LEFT([.F197]; 11)" office:value-type="string" office:string-value="49 18.86885" calcext:value-type="string">
            <text:p>49 18.86885</text:p>
          </table:table-cell>
          <table:table-cell table:formula="of:=RIGHT([.F197]; 13)" office:value-type="string" office:string-value="-124 19.19882" calcext:value-type="string">
            <text:p>-124 19.19882</text:p>
          </table:table-cell>
          <table:table-cell table:formula="of:=ROUND(LEFT([.G197]; 2) + RIGHT([.G197]; 8) / 60; 5)" office:value-type="float" office:value="49.31448" calcext:value-type="float">
            <text:p>49.31448</text:p>
          </table:table-cell>
          <table:table-cell table:formula="of:=ROUND(LEFT([.H197]; 4) + RIGHT([.H197]; 8) / 60; 5)" office:value-type="float" office:value="-123.68002" calcext:value-type="float">
            <text:p>-123.68002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97" calcext:value-type="float">
            <text:p>58.97</text:p>
          </table:table-cell>
          <table:table-cell office:value-type="float" office:value="11.88" calcext:value-type="float">
            <text:p>11.88</text:p>
          </table:table-cell>
          <table:table-cell office:value-type="float" office:value="1017.73" calcext:value-type="float">
            <text:p>1017.73</text:p>
          </table:table-cell>
          <table:table-cell office:value-type="float" office:value="-37.68" calcext:value-type="float">
            <text:p>-37.68</text:p>
          </table:table-cell>
          <table:table-cell office:value-type="string" calcext:value-type="string">
            <text:p>49 18.85711 -124 19.21675</text:p>
          </table:table-cell>
          <table:table-cell table:formula="of:=LEFT([.F198]; 11)" office:value-type="string" office:string-value="49 18.85711" calcext:value-type="string">
            <text:p>49 18.85711</text:p>
          </table:table-cell>
          <table:table-cell table:formula="of:=RIGHT([.F198]; 13)" office:value-type="string" office:string-value="-124 19.21675" calcext:value-type="string">
            <text:p>-124 19.21675</text:p>
          </table:table-cell>
          <table:table-cell table:formula="of:=ROUND(LEFT([.G198]; 2) + RIGHT([.G198]; 8) / 60; 5)" office:value-type="float" office:value="49.31429" calcext:value-type="float">
            <text:p>49.31429</text:p>
          </table:table-cell>
          <table:table-cell table:formula="of:=ROUND(LEFT([.H198]; 4) + RIGHT([.H198]; 8) / 60; 5)" office:value-type="float" office:value="-123.67972" calcext:value-type="float">
            <text:p>-123.67972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93" calcext:value-type="float">
            <text:p>58.93</text:p>
          </table:table-cell>
          <table:table-cell office:value-type="float" office:value="11.89" calcext:value-type="float">
            <text:p>11.89</text:p>
          </table:table-cell>
          <table:table-cell office:value-type="float" office:value="1017.61" calcext:value-type="float">
            <text:p>1017.61</text:p>
          </table:table-cell>
          <table:table-cell office:value-type="float" office:value="-35.97" calcext:value-type="float">
            <text:p>-35.97</text:p>
          </table:table-cell>
          <table:table-cell office:value-type="string" calcext:value-type="string">
            <text:p>49 18.84543 -124 19.23477</text:p>
          </table:table-cell>
          <table:table-cell table:formula="of:=LEFT([.F199]; 11)" office:value-type="string" office:string-value="49 18.84543" calcext:value-type="string">
            <text:p>49 18.84543</text:p>
          </table:table-cell>
          <table:table-cell table:formula="of:=RIGHT([.F199]; 13)" office:value-type="string" office:string-value="-124 19.23477" calcext:value-type="string">
            <text:p>-124 19.23477</text:p>
          </table:table-cell>
          <table:table-cell table:formula="of:=ROUND(LEFT([.G199]; 2) + RIGHT([.G199]; 8) / 60; 5)" office:value-type="float" office:value="49.31409" calcext:value-type="float">
            <text:p>49.31409</text:p>
          </table:table-cell>
          <table:table-cell table:formula="of:=ROUND(LEFT([.H199]; 4) + RIGHT([.H199]; 8) / 60; 5)" office:value-type="float" office:value="-123.67942" calcext:value-type="float">
            <text:p>-123.67942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78" calcext:value-type="float">
            <text:p>58.78</text:p>
          </table:table-cell>
          <table:table-cell office:value-type="float" office:value="11.89" calcext:value-type="float">
            <text:p>11.89</text:p>
          </table:table-cell>
          <table:table-cell office:value-type="float" office:value="1017.51" calcext:value-type="float">
            <text:p>1017.51</text:p>
          </table:table-cell>
          <table:table-cell office:value-type="float" office:value="-35.31" calcext:value-type="float">
            <text:p>-35.31</text:p>
          </table:table-cell>
          <table:table-cell office:value-type="string" calcext:value-type="string">
            <text:p>49 18.83359 -124 19.25229</text:p>
          </table:table-cell>
          <table:table-cell table:formula="of:=LEFT([.F200]; 11)" office:value-type="string" office:string-value="49 18.83359" calcext:value-type="string">
            <text:p>49 18.83359</text:p>
          </table:table-cell>
          <table:table-cell table:formula="of:=RIGHT([.F200]; 13)" office:value-type="string" office:string-value="-124 19.25229" calcext:value-type="string">
            <text:p>-124 19.25229</text:p>
          </table:table-cell>
          <table:table-cell table:formula="of:=ROUND(LEFT([.G200]; 2) + RIGHT([.G200]; 8) / 60; 5)" office:value-type="float" office:value="49.31389" calcext:value-type="float">
            <text:p>49.31389</text:p>
          </table:table-cell>
          <table:table-cell table:formula="of:=ROUND(LEFT([.H200]; 4) + RIGHT([.H200]; 8) / 60; 5)" office:value-type="float" office:value="-123.67913" calcext:value-type="float">
            <text:p>-123.6791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69" calcext:value-type="float">
            <text:p>58.69</text:p>
          </table:table-cell>
          <table:table-cell office:value-type="float" office:value="11.9" calcext:value-type="float">
            <text:p>11.9</text:p>
          </table:table-cell>
          <table:table-cell office:value-type="float" office:value="1017.44" calcext:value-type="float">
            <text:p>1017.44</text:p>
          </table:table-cell>
          <table:table-cell office:value-type="float" office:value="-34.42" calcext:value-type="float">
            <text:p>-34.42</text:p>
          </table:table-cell>
          <table:table-cell office:value-type="string" calcext:value-type="string">
            <text:p>49 18.82119 -124 19.26854</text:p>
          </table:table-cell>
          <table:table-cell table:formula="of:=LEFT([.F201]; 11)" office:value-type="string" office:string-value="49 18.82119" calcext:value-type="string">
            <text:p>49 18.82119</text:p>
          </table:table-cell>
          <table:table-cell table:formula="of:=RIGHT([.F201]; 13)" office:value-type="string" office:string-value="-124 19.26854" calcext:value-type="string">
            <text:p>-124 19.26854</text:p>
          </table:table-cell>
          <table:table-cell table:formula="of:=ROUND(LEFT([.G201]; 2) + RIGHT([.G201]; 8) / 60; 5)" office:value-type="float" office:value="49.31369" calcext:value-type="float">
            <text:p>49.31369</text:p>
          </table:table-cell>
          <table:table-cell table:formula="of:=ROUND(LEFT([.H201]; 4) + RIGHT([.H201]; 8) / 60; 5)" office:value-type="float" office:value="-123.67886" calcext:value-type="float">
            <text:p>-123.67886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6" calcext:value-type="float">
            <text:p>58.6</text:p>
          </table:table-cell>
          <table:table-cell office:value-type="float" office:value="11.91" calcext:value-type="float">
            <text:p>11.91</text:p>
          </table:table-cell>
          <table:table-cell office:value-type="float" office:value="1017.34" calcext:value-type="float">
            <text:p>1017.34</text:p>
          </table:table-cell>
          <table:table-cell office:value-type="float" office:value="-33.83" calcext:value-type="float">
            <text:p>-33.83</text:p>
          </table:table-cell>
          <table:table-cell office:value-type="string" calcext:value-type="string">
            <text:p>49 18.80181 -124 19.28971</text:p>
          </table:table-cell>
          <table:table-cell table:formula="of:=LEFT([.F202]; 11)" office:value-type="string" office:string-value="49 18.80181" calcext:value-type="string">
            <text:p>49 18.80181</text:p>
          </table:table-cell>
          <table:table-cell table:formula="of:=RIGHT([.F202]; 13)" office:value-type="string" office:string-value="-124 19.28971" calcext:value-type="string">
            <text:p>-124 19.28971</text:p>
          </table:table-cell>
          <table:table-cell table:formula="of:=ROUND(LEFT([.G202]; 2) + RIGHT([.G202]; 8) / 60; 5)" office:value-type="float" office:value="49.31336" calcext:value-type="float">
            <text:p>49.31336</text:p>
          </table:table-cell>
          <table:table-cell table:formula="of:=ROUND(LEFT([.H202]; 4) + RIGHT([.H202]; 8) / 60; 5)" office:value-type="float" office:value="-123.6785" calcext:value-type="float">
            <text:p>-123.6785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55" calcext:value-type="float">
            <text:p>58.55</text:p>
          </table:table-cell>
          <table:table-cell office:value-type="float" office:value="11.92" calcext:value-type="float">
            <text:p>11.92</text:p>
          </table:table-cell>
          <table:table-cell office:value-type="float" office:value="1017.26" calcext:value-type="float">
            <text:p>1017.26</text:p>
          </table:table-cell>
          <table:table-cell office:value-type="float" office:value="-33.25" calcext:value-type="float">
            <text:p>-33.25</text:p>
          </table:table-cell>
          <table:table-cell office:value-type="string" calcext:value-type="string">
            <text:p>49 18.78912 -124 19.30080</text:p>
          </table:table-cell>
          <table:table-cell table:formula="of:=LEFT([.F203]; 11)" office:value-type="string" office:string-value="49 18.78912" calcext:value-type="string">
            <text:p>49 18.78912</text:p>
          </table:table-cell>
          <table:table-cell table:formula="of:=RIGHT([.F203]; 13)" office:value-type="string" office:string-value="-124 19.30080" calcext:value-type="string">
            <text:p>-124 19.30080</text:p>
          </table:table-cell>
          <table:table-cell table:formula="of:=ROUND(LEFT([.G203]; 2) + RIGHT([.G203]; 8) / 60; 5)" office:value-type="float" office:value="49.31315" calcext:value-type="float">
            <text:p>49.31315</text:p>
          </table:table-cell>
          <table:table-cell table:formula="of:=ROUND(LEFT([.H203]; 4) + RIGHT([.H203]; 8) / 60; 5)" office:value-type="float" office:value="-123.67832" calcext:value-type="float">
            <text:p>-123.67832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52" calcext:value-type="float">
            <text:p>58.52</text:p>
          </table:table-cell>
          <table:table-cell office:value-type="float" office:value="11.92" calcext:value-type="float">
            <text:p>11.92</text:p>
          </table:table-cell>
          <table:table-cell office:value-type="float" office:value="1017.24" calcext:value-type="float">
            <text:p>1017.24</text:p>
          </table:table-cell>
          <table:table-cell office:value-type="float" office:value="-33.07" calcext:value-type="float">
            <text:p>-33.07</text:p>
          </table:table-cell>
          <table:table-cell office:value-type="string" calcext:value-type="string">
            <text:p>49 18.77728 -124 19.31029</text:p>
          </table:table-cell>
          <table:table-cell table:formula="of:=LEFT([.F204]; 11)" office:value-type="string" office:string-value="49 18.77728" calcext:value-type="string">
            <text:p>49 18.77728</text:p>
          </table:table-cell>
          <table:table-cell table:formula="of:=RIGHT([.F204]; 13)" office:value-type="string" office:string-value="-124 19.31029" calcext:value-type="string">
            <text:p>-124 19.31029</text:p>
          </table:table-cell>
          <table:table-cell table:formula="of:=ROUND(LEFT([.G204]; 2) + RIGHT([.G204]; 8) / 60; 5)" office:value-type="float" office:value="49.31295" calcext:value-type="float">
            <text:p>49.31295</text:p>
          </table:table-cell>
          <table:table-cell table:formula="of:=ROUND(LEFT([.H204]; 4) + RIGHT([.H204]; 8) / 60; 5)" office:value-type="float" office:value="-123.67816" calcext:value-type="float">
            <text:p>-123.67816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48" calcext:value-type="float">
            <text:p>58.48</text:p>
          </table:table-cell>
          <table:table-cell office:value-type="float" office:value="11.92" calcext:value-type="float">
            <text:p>11.92</text:p>
          </table:table-cell>
          <table:table-cell office:value-type="float" office:value="1017.16" calcext:value-type="float">
            <text:p>1017.16</text:p>
          </table:table-cell>
          <table:table-cell office:value-type="float" office:value="-32.71" calcext:value-type="float">
            <text:p>-32.71</text:p>
          </table:table-cell>
          <table:table-cell office:value-type="string" calcext:value-type="string">
            <text:p>49 18.76612 -124 19.31804</text:p>
          </table:table-cell>
          <table:table-cell table:formula="of:=LEFT([.F205]; 11)" office:value-type="string" office:string-value="49 18.76612" calcext:value-type="string">
            <text:p>49 18.76612</text:p>
          </table:table-cell>
          <table:table-cell table:formula="of:=RIGHT([.F205]; 13)" office:value-type="string" office:string-value="-124 19.31804" calcext:value-type="string">
            <text:p>-124 19.31804</text:p>
          </table:table-cell>
          <table:table-cell table:formula="of:=ROUND(LEFT([.G205]; 2) + RIGHT([.G205]; 8) / 60; 5)" office:value-type="float" office:value="49.31277" calcext:value-type="float">
            <text:p>49.31277</text:p>
          </table:table-cell>
          <table:table-cell table:formula="of:=ROUND(LEFT([.H205]; 4) + RIGHT([.H205]; 8) / 60; 5)" office:value-type="float" office:value="-123.67803" calcext:value-type="float">
            <text:p>-123.6780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46" calcext:value-type="float">
            <text:p>58.46</text:p>
          </table:table-cell>
          <table:table-cell office:value-type="float" office:value="11.93" calcext:value-type="float">
            <text:p>11.93</text:p>
          </table:table-cell>
          <table:table-cell office:value-type="float" office:value="1017.18" calcext:value-type="float">
            <text:p>1017.18</text:p>
          </table:table-cell>
          <table:table-cell office:value-type="float" office:value="-32.58" calcext:value-type="float">
            <text:p>-32.58</text:p>
          </table:table-cell>
          <table:table-cell office:value-type="string" calcext:value-type="string">
            <text:p>49 18.75591 -124 19.32412</text:p>
          </table:table-cell>
          <table:table-cell table:formula="of:=LEFT([.F206]; 11)" office:value-type="string" office:string-value="49 18.75591" calcext:value-type="string">
            <text:p>49 18.75591</text:p>
          </table:table-cell>
          <table:table-cell table:formula="of:=RIGHT([.F206]; 13)" office:value-type="string" office:string-value="-124 19.32412" calcext:value-type="string">
            <text:p>-124 19.32412</text:p>
          </table:table-cell>
          <table:table-cell table:formula="of:=ROUND(LEFT([.G206]; 2) + RIGHT([.G206]; 8) / 60; 5)" office:value-type="float" office:value="49.3126" calcext:value-type="float">
            <text:p>49.3126</text:p>
          </table:table-cell>
          <table:table-cell table:formula="of:=ROUND(LEFT([.H206]; 4) + RIGHT([.H206]; 8) / 60; 5)" office:value-type="float" office:value="-123.67793" calcext:value-type="float">
            <text:p>-123.6779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45" calcext:value-type="float">
            <text:p>58.45</text:p>
          </table:table-cell>
          <table:table-cell office:value-type="float" office:value="11.93" calcext:value-type="float">
            <text:p>11.93</text:p>
          </table:table-cell>
          <table:table-cell office:value-type="float" office:value="1017.17" calcext:value-type="float">
            <text:p>1017.17</text:p>
          </table:table-cell>
          <table:table-cell office:value-type="float" office:value="-32.52" calcext:value-type="float">
            <text:p>-32.52</text:p>
          </table:table-cell>
          <table:table-cell office:value-type="string" calcext:value-type="string">
            <text:p>49 18.74834 -124 19.32829</text:p>
          </table:table-cell>
          <table:table-cell table:formula="of:=LEFT([.F207]; 11)" office:value-type="string" office:string-value="49 18.74834" calcext:value-type="string">
            <text:p>49 18.74834</text:p>
          </table:table-cell>
          <table:table-cell table:formula="of:=RIGHT([.F207]; 13)" office:value-type="string" office:string-value="-124 19.32829" calcext:value-type="string">
            <text:p>-124 19.32829</text:p>
          </table:table-cell>
          <table:table-cell table:formula="of:=ROUND(LEFT([.G207]; 2) + RIGHT([.G207]; 8) / 60; 5)" office:value-type="float" office:value="49.31247" calcext:value-type="float">
            <text:p>49.31247</text:p>
          </table:table-cell>
          <table:table-cell table:formula="of:=ROUND(LEFT([.H207]; 4) + RIGHT([.H207]; 8) / 60; 5)" office:value-type="float" office:value="-123.67786" calcext:value-type="float">
            <text:p>-123.67786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45" calcext:value-type="float">
            <text:p>58.45</text:p>
          </table:table-cell>
          <table:table-cell office:value-type="float" office:value="11.94" calcext:value-type="float">
            <text:p>11.94</text:p>
          </table:table-cell>
          <table:table-cell office:value-type="float" office:value="1017.2" calcext:value-type="float">
            <text:p>1017.2</text:p>
          </table:table-cell>
          <table:table-cell office:value-type="float" office:value="-32.72" calcext:value-type="float">
            <text:p>-32.72</text:p>
          </table:table-cell>
          <table:table-cell office:value-type="string" calcext:value-type="string">
            <text:p>49 18.74422 -124 19.33015</text:p>
          </table:table-cell>
          <table:table-cell table:formula="of:=LEFT([.F208]; 11)" office:value-type="string" office:string-value="49 18.74422" calcext:value-type="string">
            <text:p>49 18.74422</text:p>
          </table:table-cell>
          <table:table-cell table:formula="of:=RIGHT([.F208]; 13)" office:value-type="string" office:string-value="-124 19.33015" calcext:value-type="string">
            <text:p>-124 19.33015</text:p>
          </table:table-cell>
          <table:table-cell table:formula="of:=ROUND(LEFT([.G208]; 2) + RIGHT([.G208]; 8) / 60; 5)" office:value-type="float" office:value="49.3124" calcext:value-type="float">
            <text:p>49.3124</text:p>
          </table:table-cell>
          <table:table-cell table:formula="of:=ROUND(LEFT([.H208]; 4) + RIGHT([.H208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43" calcext:value-type="float">
            <text:p>58.43</text:p>
          </table:table-cell>
          <table:table-cell office:value-type="float" office:value="11.95" calcext:value-type="float">
            <text:p>11.95</text:p>
          </table:table-cell>
          <table:table-cell office:value-type="float" office:value="1017.21" calcext:value-type="float">
            <text:p>1017.21</text:p>
          </table:table-cell>
          <table:table-cell office:value-type="float" office:value="-32.85" calcext:value-type="float">
            <text:p>-32.85</text:p>
          </table:table-cell>
          <table:table-cell office:value-type="string" calcext:value-type="string">
            <text:p>49 18.74369 -124 19.33040</text:p>
          </table:table-cell>
          <table:table-cell table:formula="of:=LEFT([.F209]; 11)" office:value-type="string" office:string-value="49 18.74369" calcext:value-type="string">
            <text:p>49 18.74369</text:p>
          </table:table-cell>
          <table:table-cell table:formula="of:=RIGHT([.F209]; 13)" office:value-type="string" office:string-value="-124 19.33040" calcext:value-type="string">
            <text:p>-124 19.33040</text:p>
          </table:table-cell>
          <table:table-cell table:formula="of:=ROUND(LEFT([.G209]; 2) + RIGHT([.G209]; 8) / 60; 5)" office:value-type="float" office:value="49.31239" calcext:value-type="float">
            <text:p>49.31239</text:p>
          </table:table-cell>
          <table:table-cell table:formula="of:=ROUND(LEFT([.H209]; 4) + RIGHT([.H209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39" calcext:value-type="float">
            <text:p>58.39</text:p>
          </table:table-cell>
          <table:table-cell office:value-type="float" office:value="11.95" calcext:value-type="float">
            <text:p>11.95</text:p>
          </table:table-cell>
          <table:table-cell office:value-type="float" office:value="1017.21" calcext:value-type="float">
            <text:p>1017.21</text:p>
          </table:table-cell>
          <table:table-cell office:value-type="float" office:value="-32.66" calcext:value-type="float">
            <text:p>-32.66</text:p>
          </table:table-cell>
          <table:table-cell office:value-type="string" calcext:value-type="string">
            <text:p>49 18.74378 -124 19.33058</text:p>
          </table:table-cell>
          <table:table-cell table:formula="of:=LEFT([.F210]; 11)" office:value-type="string" office:string-value="49 18.74378" calcext:value-type="string">
            <text:p>49 18.74378</text:p>
          </table:table-cell>
          <table:table-cell table:formula="of:=RIGHT([.F210]; 13)" office:value-type="string" office:string-value="-124 19.33058" calcext:value-type="string">
            <text:p>-124 19.33058</text:p>
          </table:table-cell>
          <table:table-cell table:formula="of:=ROUND(LEFT([.G210]; 2) + RIGHT([.G210]; 8) / 60; 5)" office:value-type="float" office:value="49.3124" calcext:value-type="float">
            <text:p>49.3124</text:p>
          </table:table-cell>
          <table:table-cell table:formula="of:=ROUND(LEFT([.H210]; 4) + RIGHT([.H210]; 8) / 60; 5)" office:value-type="float" office:value="-123.67782" calcext:value-type="float">
            <text:p>-123.67782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38" calcext:value-type="float">
            <text:p>58.38</text:p>
          </table:table-cell>
          <table:table-cell office:value-type="float" office:value="11.96" calcext:value-type="float">
            <text:p>11.96</text:p>
          </table:table-cell>
          <table:table-cell office:value-type="float" office:value="1017.18" calcext:value-type="float">
            <text:p>1017.18</text:p>
          </table:table-cell>
          <table:table-cell office:value-type="float" office:value="-33.02" calcext:value-type="float">
            <text:p>-33.02</text:p>
          </table:table-cell>
          <table:table-cell office:value-type="string" calcext:value-type="string">
            <text:p>49 18.74375 -124 19.33054</text:p>
          </table:table-cell>
          <table:table-cell table:formula="of:=LEFT([.F211]; 11)" office:value-type="string" office:string-value="49 18.74375" calcext:value-type="string">
            <text:p>49 18.74375</text:p>
          </table:table-cell>
          <table:table-cell table:formula="of:=RIGHT([.F211]; 13)" office:value-type="string" office:string-value="-124 19.33054" calcext:value-type="string">
            <text:p>-124 19.33054</text:p>
          </table:table-cell>
          <table:table-cell table:formula="of:=ROUND(LEFT([.G211]; 2) + RIGHT([.G211]; 8) / 60; 5)" office:value-type="float" office:value="49.3124" calcext:value-type="float">
            <text:p>49.3124</text:p>
          </table:table-cell>
          <table:table-cell table:formula="of:=ROUND(LEFT([.H211]; 4) + RIGHT([.H211]; 8) / 60; 5)" office:value-type="float" office:value="-123.67782" calcext:value-type="float">
            <text:p>-123.67782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38" calcext:value-type="float">
            <text:p>58.38</text:p>
          </table:table-cell>
          <table:table-cell office:value-type="float" office:value="11.96" calcext:value-type="float">
            <text:p>11.96</text:p>
          </table:table-cell>
          <table:table-cell office:value-type="float" office:value="1017.22" calcext:value-type="float">
            <text:p>1017.22</text:p>
          </table:table-cell>
          <table:table-cell office:value-type="float" office:value="-32.71" calcext:value-type="float">
            <text:p>-32.71</text:p>
          </table:table-cell>
          <table:table-cell office:value-type="string" calcext:value-type="string">
            <text:p>49 18.74367 -124 19.33032</text:p>
          </table:table-cell>
          <table:table-cell table:formula="of:=LEFT([.F212]; 11)" office:value-type="string" office:string-value="49 18.74367" calcext:value-type="string">
            <text:p>49 18.74367</text:p>
          </table:table-cell>
          <table:table-cell table:formula="of:=RIGHT([.F212]; 13)" office:value-type="string" office:string-value="-124 19.33032" calcext:value-type="string">
            <text:p>-124 19.33032</text:p>
          </table:table-cell>
          <table:table-cell table:formula="of:=ROUND(LEFT([.G212]; 2) + RIGHT([.G212]; 8) / 60; 5)" office:value-type="float" office:value="49.31239" calcext:value-type="float">
            <text:p>49.31239</text:p>
          </table:table-cell>
          <table:table-cell table:formula="of:=ROUND(LEFT([.H212]; 4) + RIGHT([.H212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35" calcext:value-type="float">
            <text:p>58.35</text:p>
          </table:table-cell>
          <table:table-cell office:value-type="float" office:value="11.96" calcext:value-type="float">
            <text:p>11.96</text:p>
          </table:table-cell>
          <table:table-cell office:value-type="float" office:value="1017.19" calcext:value-type="float">
            <text:p>1017.19</text:p>
          </table:table-cell>
          <table:table-cell office:value-type="float" office:value="-32.82" calcext:value-type="float">
            <text:p>-32.82</text:p>
          </table:table-cell>
          <table:table-cell office:value-type="string" calcext:value-type="string">
            <text:p>49 18.74365 -124 19.33031</text:p>
          </table:table-cell>
          <table:table-cell table:formula="of:=LEFT([.F213]; 11)" office:value-type="string" office:string-value="49 18.74365" calcext:value-type="string">
            <text:p>49 18.74365</text:p>
          </table:table-cell>
          <table:table-cell table:formula="of:=RIGHT([.F213]; 13)" office:value-type="string" office:string-value="-124 19.33031" calcext:value-type="string">
            <text:p>-124 19.33031</text:p>
          </table:table-cell>
          <table:table-cell table:formula="of:=ROUND(LEFT([.G213]; 2) + RIGHT([.G213]; 8) / 60; 5)" office:value-type="float" office:value="49.31239" calcext:value-type="float">
            <text:p>49.31239</text:p>
          </table:table-cell>
          <table:table-cell table:formula="of:=ROUND(LEFT([.H213]; 4) + RIGHT([.H213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3" calcext:value-type="float">
            <text:p>58.3</text:p>
          </table:table-cell>
          <table:table-cell office:value-type="float" office:value="11.97" calcext:value-type="float">
            <text:p>11.97</text:p>
          </table:table-cell>
          <table:table-cell office:value-type="float" office:value="1017.19" calcext:value-type="float">
            <text:p>1017.19</text:p>
          </table:table-cell>
          <table:table-cell office:value-type="float" office:value="-32.89" calcext:value-type="float">
            <text:p>-32.89</text:p>
          </table:table-cell>
          <table:table-cell office:value-type="string" calcext:value-type="string">
            <text:p>49 18.74369 -124 19.33033</text:p>
          </table:table-cell>
          <table:table-cell table:formula="of:=LEFT([.F214]; 11)" office:value-type="string" office:string-value="49 18.74369" calcext:value-type="string">
            <text:p>49 18.74369</text:p>
          </table:table-cell>
          <table:table-cell table:formula="of:=RIGHT([.F214]; 13)" office:value-type="string" office:string-value="-124 19.33033" calcext:value-type="string">
            <text:p>-124 19.33033</text:p>
          </table:table-cell>
          <table:table-cell table:formula="of:=ROUND(LEFT([.G214]; 2) + RIGHT([.G214]; 8) / 60; 5)" office:value-type="float" office:value="49.31239" calcext:value-type="float">
            <text:p>49.31239</text:p>
          </table:table-cell>
          <table:table-cell table:formula="of:=ROUND(LEFT([.H214]; 4) + RIGHT([.H214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27" calcext:value-type="float">
            <text:p>58.27</text:p>
          </table:table-cell>
          <table:table-cell office:value-type="float" office:value="11.98" calcext:value-type="float">
            <text:p>11.98</text:p>
          </table:table-cell>
          <table:table-cell office:value-type="float" office:value="1017.19" calcext:value-type="float">
            <text:p>1017.19</text:p>
          </table:table-cell>
          <table:table-cell office:value-type="float" office:value="-32.84" calcext:value-type="float">
            <text:p>-32.84</text:p>
          </table:table-cell>
          <table:table-cell office:value-type="string" calcext:value-type="string">
            <text:p>49 18.74364 -124 19.33029</text:p>
          </table:table-cell>
          <table:table-cell table:formula="of:=LEFT([.F215]; 11)" office:value-type="string" office:string-value="49 18.74364" calcext:value-type="string">
            <text:p>49 18.74364</text:p>
          </table:table-cell>
          <table:table-cell table:formula="of:=RIGHT([.F215]; 13)" office:value-type="string" office:string-value="-124 19.33029" calcext:value-type="string">
            <text:p>-124 19.33029</text:p>
          </table:table-cell>
          <table:table-cell table:formula="of:=ROUND(LEFT([.G215]; 2) + RIGHT([.G215]; 8) / 60; 5)" office:value-type="float" office:value="49.31239" calcext:value-type="float">
            <text:p>49.31239</text:p>
          </table:table-cell>
          <table:table-cell table:formula="of:=ROUND(LEFT([.H215]; 4) + RIGHT([.H215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25" calcext:value-type="float">
            <text:p>58.25</text:p>
          </table:table-cell>
          <table:table-cell office:value-type="float" office:value="11.99" calcext:value-type="float">
            <text:p>11.99</text:p>
          </table:table-cell>
          <table:table-cell office:value-type="float" office:value="1017.23" calcext:value-type="float">
            <text:p>1017.23</text:p>
          </table:table-cell>
          <table:table-cell office:value-type="float" office:value="-32.75" calcext:value-type="float">
            <text:p>-32.75</text:p>
          </table:table-cell>
          <table:table-cell office:value-type="string" calcext:value-type="string">
            <text:p>49 18.74367 -124 19.33033</text:p>
          </table:table-cell>
          <table:table-cell table:formula="of:=LEFT([.F216]; 11)" office:value-type="string" office:string-value="49 18.74367" calcext:value-type="string">
            <text:p>49 18.74367</text:p>
          </table:table-cell>
          <table:table-cell table:formula="of:=RIGHT([.F216]; 13)" office:value-type="string" office:string-value="-124 19.33033" calcext:value-type="string">
            <text:p>-124 19.33033</text:p>
          </table:table-cell>
          <table:table-cell table:formula="of:=ROUND(LEFT([.G216]; 2) + RIGHT([.G216]; 8) / 60; 5)" office:value-type="float" office:value="49.31239" calcext:value-type="float">
            <text:p>49.31239</text:p>
          </table:table-cell>
          <table:table-cell table:formula="of:=ROUND(LEFT([.H216]; 4) + RIGHT([.H216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23" calcext:value-type="float">
            <text:p>58.23</text:p>
          </table:table-cell>
          <table:table-cell office:value-type="float" office:value="11.99" calcext:value-type="float">
            <text:p>11.99</text:p>
          </table:table-cell>
          <table:table-cell office:value-type="float" office:value="1017.2" calcext:value-type="float">
            <text:p>1017.2</text:p>
          </table:table-cell>
          <table:table-cell office:value-type="float" office:value="-32.92" calcext:value-type="float">
            <text:p>-32.92</text:p>
          </table:table-cell>
          <table:table-cell office:value-type="string" calcext:value-type="string">
            <text:p>49 18.74357 -124 19.33015</text:p>
          </table:table-cell>
          <table:table-cell table:formula="of:=LEFT([.F217]; 11)" office:value-type="string" office:string-value="49 18.74357" calcext:value-type="string">
            <text:p>49 18.74357</text:p>
          </table:table-cell>
          <table:table-cell table:formula="of:=RIGHT([.F217]; 13)" office:value-type="string" office:string-value="-124 19.33015" calcext:value-type="string">
            <text:p>-124 19.33015</text:p>
          </table:table-cell>
          <table:table-cell table:formula="of:=ROUND(LEFT([.G217]; 2) + RIGHT([.G217]; 8) / 60; 5)" office:value-type="float" office:value="49.31239" calcext:value-type="float">
            <text:p>49.31239</text:p>
          </table:table-cell>
          <table:table-cell table:formula="of:=ROUND(LEFT([.H217]; 4) + RIGHT([.H217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68.46" calcext:value-type="float">
            <text:p>368.46</text:p>
          </table:table-cell>
          <table:table-cell office:value-type="float" office:value="58.21" calcext:value-type="float">
            <text:p>58.21</text:p>
          </table:table-cell>
          <table:table-cell office:value-type="float" office:value="12" calcext:value-type="float">
            <text:p>12</text:p>
          </table:table-cell>
          <table:table-cell office:value-type="float" office:value="1017.22" calcext:value-type="float">
            <text:p>1017.22</text:p>
          </table:table-cell>
          <table:table-cell office:value-type="float" office:value="-32.81" calcext:value-type="float">
            <text:p>-32.81</text:p>
          </table:table-cell>
          <table:table-cell office:value-type="string" calcext:value-type="string">
            <text:p>49 18.74356 -124 19.33016</text:p>
          </table:table-cell>
          <table:table-cell table:formula="of:=LEFT([.F218]; 11)" office:value-type="string" office:string-value="49 18.74356" calcext:value-type="string">
            <text:p>49 18.74356</text:p>
          </table:table-cell>
          <table:table-cell table:formula="of:=RIGHT([.F218]; 13)" office:value-type="string" office:string-value="-124 19.33016" calcext:value-type="string">
            <text:p>-124 19.33016</text:p>
          </table:table-cell>
          <table:table-cell table:formula="of:=ROUND(LEFT([.G218]; 2) + RIGHT([.G218]; 8) / 60; 5)" office:value-type="float" office:value="49.31239" calcext:value-type="float">
            <text:p>49.31239</text:p>
          </table:table-cell>
          <table:table-cell table:formula="of:=ROUND(LEFT([.H218]; 4) + RIGHT([.H218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23" calcext:value-type="float">
            <text:p>58.23</text:p>
          </table:table-cell>
          <table:table-cell office:value-type="float" office:value="12" calcext:value-type="float">
            <text:p>12</text:p>
          </table:table-cell>
          <table:table-cell office:value-type="float" office:value="1017.21" calcext:value-type="float">
            <text:p>1017.21</text:p>
          </table:table-cell>
          <table:table-cell office:value-type="float" office:value="-32.82" calcext:value-type="float">
            <text:p>-32.82</text:p>
          </table:table-cell>
          <table:table-cell office:value-type="string" calcext:value-type="string">
            <text:p>49 18.74351 -124 19.33011</text:p>
          </table:table-cell>
          <table:table-cell table:formula="of:=LEFT([.F219]; 11)" office:value-type="string" office:string-value="49 18.74351" calcext:value-type="string">
            <text:p>49 18.74351</text:p>
          </table:table-cell>
          <table:table-cell table:formula="of:=RIGHT([.F219]; 13)" office:value-type="string" office:string-value="-124 19.33011" calcext:value-type="string">
            <text:p>-124 19.33011</text:p>
          </table:table-cell>
          <table:table-cell table:formula="of:=ROUND(LEFT([.G219]; 2) + RIGHT([.G219]; 8) / 60; 5)" office:value-type="float" office:value="49.31239" calcext:value-type="float">
            <text:p>49.31239</text:p>
          </table:table-cell>
          <table:table-cell table:formula="of:=ROUND(LEFT([.H219]; 4) + RIGHT([.H219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77" calcext:value-type="float">
            <text:p>58.77</text:p>
          </table:table-cell>
          <table:table-cell office:value-type="float" office:value="12.03" calcext:value-type="float">
            <text:p>12.03</text:p>
          </table:table-cell>
          <table:table-cell office:value-type="float" office:value="1017.22" calcext:value-type="float">
            <text:p>1017.22</text:p>
          </table:table-cell>
          <table:table-cell office:value-type="float" office:value="-32.81" calcext:value-type="float">
            <text:p>-32.81</text:p>
          </table:table-cell>
          <table:table-cell office:value-type="string" calcext:value-type="string">
            <text:p>49 18.74352 -124 19.33016</text:p>
          </table:table-cell>
          <table:table-cell table:formula="of:=LEFT([.F220]; 11)" office:value-type="string" office:string-value="49 18.74352" calcext:value-type="string">
            <text:p>49 18.74352</text:p>
          </table:table-cell>
          <table:table-cell table:formula="of:=RIGHT([.F220]; 13)" office:value-type="string" office:string-value="-124 19.33016" calcext:value-type="string">
            <text:p>-124 19.33016</text:p>
          </table:table-cell>
          <table:table-cell table:formula="of:=ROUND(LEFT([.G220]; 2) + RIGHT([.G220]; 8) / 60; 5)" office:value-type="float" office:value="49.31239" calcext:value-type="float">
            <text:p>49.31239</text:p>
          </table:table-cell>
          <table:table-cell table:formula="of:=ROUND(LEFT([.H220]; 4) + RIGHT([.H220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94" calcext:value-type="float">
            <text:p>58.94</text:p>
          </table:table-cell>
          <table:table-cell office:value-type="float" office:value="12.03" calcext:value-type="float">
            <text:p>12.03</text:p>
          </table:table-cell>
          <table:table-cell office:value-type="float" office:value="1017.2" calcext:value-type="float">
            <text:p>1017.2</text:p>
          </table:table-cell>
          <table:table-cell office:value-type="float" office:value="-32.69" calcext:value-type="float">
            <text:p>-32.69</text:p>
          </table:table-cell>
          <table:table-cell office:value-type="string" calcext:value-type="string">
            <text:p>49 18.74320 -124 19.33023</text:p>
          </table:table-cell>
          <table:table-cell table:formula="of:=LEFT([.F221]; 11)" office:value-type="string" office:string-value="49 18.74320" calcext:value-type="string">
            <text:p>49 18.74320</text:p>
          </table:table-cell>
          <table:table-cell table:formula="of:=RIGHT([.F221]; 13)" office:value-type="string" office:string-value="-124 19.33023" calcext:value-type="string">
            <text:p>-124 19.33023</text:p>
          </table:table-cell>
          <table:table-cell table:formula="of:=ROUND(LEFT([.G221]; 2) + RIGHT([.G221]; 8) / 60; 5)" office:value-type="float" office:value="49.31239" calcext:value-type="float">
            <text:p>49.31239</text:p>
          </table:table-cell>
          <table:table-cell table:formula="of:=ROUND(LEFT([.H221]; 4) + RIGHT([.H221]; 8) / 60; 5)" office:value-type="float" office:value="-123.67783" calcext:value-type="float">
            <text:p>-123.6778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97" calcext:value-type="float">
            <text:p>58.97</text:p>
          </table:table-cell>
          <table:table-cell office:value-type="float" office:value="12.05" calcext:value-type="float">
            <text:p>12.05</text:p>
          </table:table-cell>
          <table:table-cell office:value-type="float" office:value="1017.18" calcext:value-type="float">
            <text:p>1017.18</text:p>
          </table:table-cell>
          <table:table-cell office:value-type="float" office:value="-32.73" calcext:value-type="float">
            <text:p>-32.73</text:p>
          </table:table-cell>
          <table:table-cell office:value-type="string" calcext:value-type="string">
            <text:p>49 18.74192 -124 19.33069</text:p>
          </table:table-cell>
          <table:table-cell table:formula="of:=LEFT([.F222]; 11)" office:value-type="string" office:string-value="49 18.74192" calcext:value-type="string">
            <text:p>49 18.74192</text:p>
          </table:table-cell>
          <table:table-cell table:formula="of:=RIGHT([.F222]; 13)" office:value-type="string" office:string-value="-124 19.33069" calcext:value-type="string">
            <text:p>-124 19.33069</text:p>
          </table:table-cell>
          <table:table-cell table:formula="of:=ROUND(LEFT([.G222]; 2) + RIGHT([.G222]; 8) / 60; 5)" office:value-type="float" office:value="49.31237" calcext:value-type="float">
            <text:p>49.31237</text:p>
          </table:table-cell>
          <table:table-cell table:formula="of:=ROUND(LEFT([.H222]; 4) + RIGHT([.H222]; 8) / 60; 5)" office:value-type="float" office:value="-123.67782" calcext:value-type="float">
            <text:p>-123.67782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93" calcext:value-type="float">
            <text:p>58.93</text:p>
          </table:table-cell>
          <table:table-cell office:value-type="float" office:value="12.05" calcext:value-type="float">
            <text:p>12.05</text:p>
          </table:table-cell>
          <table:table-cell office:value-type="float" office:value="1017.15" calcext:value-type="float">
            <text:p>1017.15</text:p>
          </table:table-cell>
          <table:table-cell office:value-type="float" office:value="-32.4" calcext:value-type="float">
            <text:p>-32.4</text:p>
          </table:table-cell>
          <table:table-cell office:value-type="string" calcext:value-type="string">
            <text:p>49 18.73820 -124 19.33236</text:p>
          </table:table-cell>
          <table:table-cell table:formula="of:=LEFT([.F223]; 11)" office:value-type="string" office:string-value="49 18.73820" calcext:value-type="string">
            <text:p>49 18.73820</text:p>
          </table:table-cell>
          <table:table-cell table:formula="of:=RIGHT([.F223]; 13)" office:value-type="string" office:string-value="-124 19.33236" calcext:value-type="string">
            <text:p>-124 19.33236</text:p>
          </table:table-cell>
          <table:table-cell table:formula="of:=ROUND(LEFT([.G223]; 2) + RIGHT([.G223]; 8) / 60; 5)" office:value-type="float" office:value="49.3123" calcext:value-type="float">
            <text:p>49.3123</text:p>
          </table:table-cell>
          <table:table-cell table:formula="of:=ROUND(LEFT([.H223]; 4) + RIGHT([.H223]; 8) / 60; 5)" office:value-type="float" office:value="-123.67779" calcext:value-type="float">
            <text:p>-123.67779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85" calcext:value-type="float">
            <text:p>58.85</text:p>
          </table:table-cell>
          <table:table-cell office:value-type="float" office:value="12.06" calcext:value-type="float">
            <text:p>12.06</text:p>
          </table:table-cell>
          <table:table-cell office:value-type="float" office:value="1017.07" calcext:value-type="float">
            <text:p>1017.07</text:p>
          </table:table-cell>
          <table:table-cell office:value-type="float" office:value="-31.58" calcext:value-type="float">
            <text:p>-31.58</text:p>
          </table:table-cell>
          <table:table-cell office:value-type="string" calcext:value-type="string">
            <text:p>49 18.73126 -124 19.33493</text:p>
          </table:table-cell>
          <table:table-cell table:formula="of:=LEFT([.F224]; 11)" office:value-type="string" office:string-value="49 18.73126" calcext:value-type="string">
            <text:p>49 18.73126</text:p>
          </table:table-cell>
          <table:table-cell table:formula="of:=RIGHT([.F224]; 13)" office:value-type="string" office:string-value="-124 19.33493" calcext:value-type="string">
            <text:p>-124 19.33493</text:p>
          </table:table-cell>
          <table:table-cell table:formula="of:=ROUND(LEFT([.G224]; 2) + RIGHT([.G224]; 8) / 60; 5)" office:value-type="float" office:value="49.31219" calcext:value-type="float">
            <text:p>49.31219</text:p>
          </table:table-cell>
          <table:table-cell table:formula="of:=ROUND(LEFT([.H224]; 4) + RIGHT([.H224]; 8) / 60; 5)" office:value-type="float" office:value="-123.67775" calcext:value-type="float">
            <text:p>-123.67775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79" calcext:value-type="float">
            <text:p>58.79</text:p>
          </table:table-cell>
          <table:table-cell office:value-type="float" office:value="12.07" calcext:value-type="float">
            <text:p>12.07</text:p>
          </table:table-cell>
          <table:table-cell office:value-type="float" office:value="1017" calcext:value-type="float">
            <text:p>1017</text:p>
          </table:table-cell>
          <table:table-cell office:value-type="float" office:value="-30.76" calcext:value-type="float">
            <text:p>-30.76</text:p>
          </table:table-cell>
          <table:table-cell office:value-type="string" calcext:value-type="string">
            <text:p>49 18.72235 -124 19.33881</text:p>
          </table:table-cell>
          <table:table-cell table:formula="of:=LEFT([.F225]; 11)" office:value-type="string" office:string-value="49 18.72235" calcext:value-type="string">
            <text:p>49 18.72235</text:p>
          </table:table-cell>
          <table:table-cell table:formula="of:=RIGHT([.F225]; 13)" office:value-type="string" office:string-value="-124 19.33881" calcext:value-type="string">
            <text:p>-124 19.33881</text:p>
          </table:table-cell>
          <table:table-cell table:formula="of:=ROUND(LEFT([.G225]; 2) + RIGHT([.G225]; 8) / 60; 5)" office:value-type="float" office:value="49.31204" calcext:value-type="float">
            <text:p>49.31204</text:p>
          </table:table-cell>
          <table:table-cell table:formula="of:=ROUND(LEFT([.H225]; 4) + RIGHT([.H225]; 8) / 60; 5)" office:value-type="float" office:value="-123.67769" calcext:value-type="float">
            <text:p>-123.67769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75" calcext:value-type="float">
            <text:p>58.75</text:p>
          </table:table-cell>
          <table:table-cell office:value-type="float" office:value="12.08" calcext:value-type="float">
            <text:p>12.08</text:p>
          </table:table-cell>
          <table:table-cell office:value-type="float" office:value="1016.84" calcext:value-type="float">
            <text:p>1016.84</text:p>
          </table:table-cell>
          <table:table-cell office:value-type="float" office:value="-29.42" calcext:value-type="float">
            <text:p>-29.42</text:p>
          </table:table-cell>
          <table:table-cell office:value-type="string" calcext:value-type="string">
            <text:p>49 18.71044 -124 19.34376</text:p>
          </table:table-cell>
          <table:table-cell table:formula="of:=LEFT([.F226]; 11)" office:value-type="string" office:string-value="49 18.71044" calcext:value-type="string">
            <text:p>49 18.71044</text:p>
          </table:table-cell>
          <table:table-cell table:formula="of:=RIGHT([.F226]; 13)" office:value-type="string" office:string-value="-124 19.34376" calcext:value-type="string">
            <text:p>-124 19.34376</text:p>
          </table:table-cell>
          <table:table-cell table:formula="of:=ROUND(LEFT([.G226]; 2) + RIGHT([.G226]; 8) / 60; 5)" office:value-type="float" office:value="49.31184" calcext:value-type="float">
            <text:p>49.31184</text:p>
          </table:table-cell>
          <table:table-cell table:formula="of:=ROUND(LEFT([.H226]; 4) + RIGHT([.H226]; 8) / 60; 5)" office:value-type="float" office:value="-123.6776" calcext:value-type="float">
            <text:p>-123.6776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72" calcext:value-type="float">
            <text:p>58.72</text:p>
          </table:table-cell>
          <table:table-cell office:value-type="float" office:value="12.09" calcext:value-type="float">
            <text:p>12.09</text:p>
          </table:table-cell>
          <table:table-cell office:value-type="float" office:value="1016.7" calcext:value-type="float">
            <text:p>1016.7</text:p>
          </table:table-cell>
          <table:table-cell office:value-type="float" office:value="-28.45" calcext:value-type="float">
            <text:p>-28.45</text:p>
          </table:table-cell>
          <table:table-cell office:value-type="string" calcext:value-type="string">
            <text:p>49 18.69600 -124 19.34974</text:p>
          </table:table-cell>
          <table:table-cell table:formula="of:=LEFT([.F227]; 11)" office:value-type="string" office:string-value="49 18.69600" calcext:value-type="string">
            <text:p>49 18.69600</text:p>
          </table:table-cell>
          <table:table-cell table:formula="of:=RIGHT([.F227]; 13)" office:value-type="string" office:string-value="-124 19.34974" calcext:value-type="string">
            <text:p>-124 19.34974</text:p>
          </table:table-cell>
          <table:table-cell table:formula="of:=ROUND(LEFT([.G227]; 2) + RIGHT([.G227]; 8) / 60; 5)" office:value-type="float" office:value="49.3116" calcext:value-type="float">
            <text:p>49.3116</text:p>
          </table:table-cell>
          <table:table-cell table:formula="of:=ROUND(LEFT([.H227]; 4) + RIGHT([.H227]; 8) / 60; 5)" office:value-type="float" office:value="-123.6775" calcext:value-type="float">
            <text:p>-123.6775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72" calcext:value-type="float">
            <text:p>58.72</text:p>
          </table:table-cell>
          <table:table-cell office:value-type="float" office:value="12.1" calcext:value-type="float">
            <text:p>12.1</text:p>
          </table:table-cell>
          <table:table-cell office:value-type="float" office:value="1016.55" calcext:value-type="float">
            <text:p>1016.55</text:p>
          </table:table-cell>
          <table:table-cell office:value-type="float" office:value="-27.15" calcext:value-type="float">
            <text:p>-27.15</text:p>
          </table:table-cell>
          <table:table-cell office:value-type="string" calcext:value-type="string">
            <text:p>49 18.67154 -124 19.36007</text:p>
          </table:table-cell>
          <table:table-cell table:formula="of:=LEFT([.F228]; 11)" office:value-type="string" office:string-value="49 18.67154" calcext:value-type="string">
            <text:p>49 18.67154</text:p>
          </table:table-cell>
          <table:table-cell table:formula="of:=RIGHT([.F228]; 13)" office:value-type="string" office:string-value="-124 19.36007" calcext:value-type="string">
            <text:p>-124 19.36007</text:p>
          </table:table-cell>
          <table:table-cell table:formula="of:=ROUND(LEFT([.G228]; 2) + RIGHT([.G228]; 8) / 60; 5)" office:value-type="float" office:value="49.31119" calcext:value-type="float">
            <text:p>49.31119</text:p>
          </table:table-cell>
          <table:table-cell table:formula="of:=ROUND(LEFT([.H228]; 4) + RIGHT([.H228]; 8) / 60; 5)" office:value-type="float" office:value="-123.67733" calcext:value-type="float">
            <text:p>-123.67733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74" calcext:value-type="float">
            <text:p>58.74</text:p>
          </table:table-cell>
          <table:table-cell office:value-type="float" office:value="12.1" calcext:value-type="float">
            <text:p>12.1</text:p>
          </table:table-cell>
          <table:table-cell office:value-type="float" office:value="1016.39" calcext:value-type="float">
            <text:p>1016.39</text:p>
          </table:table-cell>
          <table:table-cell office:value-type="float" office:value="-25.77" calcext:value-type="float">
            <text:p>-25.77</text:p>
          </table:table-cell>
          <table:table-cell office:value-type="string" calcext:value-type="string">
            <text:p>49 18.65388 -124 19.36753</text:p>
          </table:table-cell>
          <table:table-cell table:formula="of:=LEFT([.F229]; 11)" office:value-type="string" office:string-value="49 18.65388" calcext:value-type="string">
            <text:p>49 18.65388</text:p>
          </table:table-cell>
          <table:table-cell table:formula="of:=RIGHT([.F229]; 13)" office:value-type="string" office:string-value="-124 19.36753" calcext:value-type="string">
            <text:p>-124 19.36753</text:p>
          </table:table-cell>
          <table:table-cell table:formula="of:=ROUND(LEFT([.G229]; 2) + RIGHT([.G229]; 8) / 60; 5)" office:value-type="float" office:value="49.3109" calcext:value-type="float">
            <text:p>49.3109</text:p>
          </table:table-cell>
          <table:table-cell table:formula="of:=ROUND(LEFT([.H229]; 4) + RIGHT([.H229]; 8) / 60; 5)" office:value-type="float" office:value="-123.67721" calcext:value-type="float">
            <text:p>-123.67721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96" calcext:value-type="float">
            <text:p>58.96</text:p>
          </table:table-cell>
          <table:table-cell office:value-type="float" office:value="12.11" calcext:value-type="float">
            <text:p>12.11</text:p>
          </table:table-cell>
          <table:table-cell office:value-type="float" office:value="1016.2" calcext:value-type="float">
            <text:p>1016.2</text:p>
          </table:table-cell>
          <table:table-cell office:value-type="float" office:value="-23.98" calcext:value-type="float">
            <text:p>-23.98</text:p>
          </table:table-cell>
          <table:table-cell office:value-type="string" calcext:value-type="string">
            <text:p>49 18.63609 -124 19.37523</text:p>
          </table:table-cell>
          <table:table-cell table:formula="of:=LEFT([.F230]; 11)" office:value-type="string" office:string-value="49 18.63609" calcext:value-type="string">
            <text:p>49 18.63609</text:p>
          </table:table-cell>
          <table:table-cell table:formula="of:=RIGHT([.F230]; 13)" office:value-type="string" office:string-value="-124 19.37523" calcext:value-type="string">
            <text:p>-124 19.37523</text:p>
          </table:table-cell>
          <table:table-cell table:formula="of:=ROUND(LEFT([.G230]; 2) + RIGHT([.G230]; 8) / 60; 5)" office:value-type="float" office:value="49.3106" calcext:value-type="float">
            <text:p>49.3106</text:p>
          </table:table-cell>
          <table:table-cell table:formula="of:=ROUND(LEFT([.H230]; 4) + RIGHT([.H230]; 8) / 60; 5)" office:value-type="float" office:value="-123.67708" calcext:value-type="float">
            <text:p>-123.67708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9.05" calcext:value-type="float">
            <text:p>59.05</text:p>
          </table:table-cell>
          <table:table-cell office:value-type="float" office:value="12.12" calcext:value-type="float">
            <text:p>12.12</text:p>
          </table:table-cell>
          <table:table-cell office:value-type="float" office:value="1016.04" calcext:value-type="float">
            <text:p>1016.04</text:p>
          </table:table-cell>
          <table:table-cell office:value-type="float" office:value="-22.73" calcext:value-type="float">
            <text:p>-22.73</text:p>
          </table:table-cell>
          <table:table-cell office:value-type="string" calcext:value-type="string">
            <text:p>49 18.61827 -124 19.38290</text:p>
          </table:table-cell>
          <table:table-cell table:formula="of:=LEFT([.F231]; 11)" office:value-type="string" office:string-value="49 18.61827" calcext:value-type="string">
            <text:p>49 18.61827</text:p>
          </table:table-cell>
          <table:table-cell table:formula="of:=RIGHT([.F231]; 13)" office:value-type="string" office:string-value="-124 19.38290" calcext:value-type="string">
            <text:p>-124 19.38290</text:p>
          </table:table-cell>
          <table:table-cell table:formula="of:=ROUND(LEFT([.G231]; 2) + RIGHT([.G231]; 8) / 60; 5)" office:value-type="float" office:value="49.3103" calcext:value-type="float">
            <text:p>49.3103</text:p>
          </table:table-cell>
          <table:table-cell table:formula="of:=ROUND(LEFT([.H231]; 4) + RIGHT([.H231]; 8) / 60; 5)" office:value-type="float" office:value="-123.67695" calcext:value-type="float">
            <text:p>-123.67695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9.01" calcext:value-type="float">
            <text:p>59.01</text:p>
          </table:table-cell>
          <table:table-cell office:value-type="float" office:value="12.14" calcext:value-type="float">
            <text:p>12.14</text:p>
          </table:table-cell>
          <table:table-cell office:value-type="float" office:value="1015.81" calcext:value-type="float">
            <text:p>1015.81</text:p>
          </table:table-cell>
          <table:table-cell office:value-type="float" office:value="-21.71" calcext:value-type="float">
            <text:p>-21.71</text:p>
          </table:table-cell>
          <table:table-cell office:value-type="string" calcext:value-type="string">
            <text:p>49 18.60050 -124 19.39037</text:p>
          </table:table-cell>
          <table:table-cell table:formula="of:=LEFT([.F232]; 11)" office:value-type="string" office:string-value="49 18.60050" calcext:value-type="string">
            <text:p>49 18.60050</text:p>
          </table:table-cell>
          <table:table-cell table:formula="of:=RIGHT([.F232]; 13)" office:value-type="string" office:string-value="-124 19.39037" calcext:value-type="string">
            <text:p>-124 19.39037</text:p>
          </table:table-cell>
          <table:table-cell table:formula="of:=ROUND(LEFT([.G232]; 2) + RIGHT([.G232]; 8) / 60; 5)" office:value-type="float" office:value="49.31001" calcext:value-type="float">
            <text:p>49.31001</text:p>
          </table:table-cell>
          <table:table-cell table:formula="of:=ROUND(LEFT([.H232]; 4) + RIGHT([.H232]; 8) / 60; 5)" office:value-type="float" office:value="-123.67683" calcext:value-type="float">
            <text:p>-123.67683</text:p>
          </table:table-cell>
        </table:table-row>
        <table:table-row table:style-name="ro1">
          <table:table-cell office:value-type="float" office:value="373.34" calcext:value-type="float">
            <text:p>373.34</text:p>
          </table:table-cell>
          <table:table-cell office:value-type="float" office:value="59" calcext:value-type="float">
            <text:p>59</text:p>
          </table:table-cell>
          <table:table-cell office:value-type="float" office:value="12.15" calcext:value-type="float">
            <text:p>12.15</text:p>
          </table:table-cell>
          <table:table-cell office:value-type="float" office:value="1015.77" calcext:value-type="float">
            <text:p>1015.77</text:p>
          </table:table-cell>
          <table:table-cell office:value-type="float" office:value="-19.83" calcext:value-type="float">
            <text:p>-19.83</text:p>
          </table:table-cell>
          <table:table-cell office:value-type="string" calcext:value-type="string">
            <text:p>49 18.58291 -124 19.39760</text:p>
          </table:table-cell>
          <table:table-cell table:formula="of:=LEFT([.F233]; 11)" office:value-type="string" office:string-value="49 18.58291" calcext:value-type="string">
            <text:p>49 18.58291</text:p>
          </table:table-cell>
          <table:table-cell table:formula="of:=RIGHT([.F233]; 13)" office:value-type="string" office:string-value="-124 19.39760" calcext:value-type="string">
            <text:p>-124 19.39760</text:p>
          </table:table-cell>
          <table:table-cell table:formula="of:=ROUND(LEFT([.G233]; 2) + RIGHT([.G233]; 8) / 60; 5)" office:value-type="float" office:value="49.30972" calcext:value-type="float">
            <text:p>49.30972</text:p>
          </table:table-cell>
          <table:table-cell table:formula="of:=ROUND(LEFT([.H233]; 4) + RIGHT([.H233]; 8) / 60; 5)" office:value-type="float" office:value="-123.67671" calcext:value-type="float">
            <text:p>-123.67671</text:p>
          </table:table-cell>
        </table:table-row>
        <table:table-row table:style-name="ro1">
          <table:table-cell office:value-type="float" office:value="370.9" calcext:value-type="float">
            <text:p>370.9</text:p>
          </table:table-cell>
          <table:table-cell office:value-type="float" office:value="58.98" calcext:value-type="float">
            <text:p>58.98</text:p>
          </table:table-cell>
          <table:table-cell office:value-type="float" office:value="12.15" calcext:value-type="float">
            <text:p>12.15</text:p>
          </table:table-cell>
          <table:table-cell office:value-type="float" office:value="1015.56" calcext:value-type="float">
            <text:p>1015.56</text:p>
          </table:table-cell>
          <table:table-cell office:value-type="float" office:value="-18.87" calcext:value-type="float">
            <text:p>-18.87</text:p>
          </table:table-cell>
          <table:table-cell office:value-type="string" calcext:value-type="string">
            <text:p>49 18.56636 -124 19.40427</text:p>
          </table:table-cell>
          <table:table-cell table:formula="of:=LEFT([.F234]; 11)" office:value-type="string" office:string-value="49 18.56636" calcext:value-type="string">
            <text:p>49 18.56636</text:p>
          </table:table-cell>
          <table:table-cell table:formula="of:=RIGHT([.F234]; 13)" office:value-type="string" office:string-value="-124 19.40427" calcext:value-type="string">
            <text:p>-124 19.40427</text:p>
          </table:table-cell>
          <table:table-cell table:formula="of:=ROUND(LEFT([.G234]; 2) + RIGHT([.G234]; 8) / 60; 5)" office:value-type="float" office:value="49.30944" calcext:value-type="float">
            <text:p>49.30944</text:p>
          </table:table-cell>
          <table:table-cell table:formula="of:=ROUND(LEFT([.H234]; 4) + RIGHT([.H234]; 8) / 60; 5)" office:value-type="float" office:value="-123.6766" calcext:value-type="float">
            <text:p>-123.6766</text:p>
          </table:table-cell>
        </table:table-row>
        <table:table-row table:style-name="ro1">
          <table:table-cell office:value-type="float" office:value="373.34" calcext:value-type="float">
            <text:p>373.34</text:p>
          </table:table-cell>
          <table:table-cell office:value-type="float" office:value="58.93" calcext:value-type="float">
            <text:p>58.93</text:p>
          </table:table-cell>
          <table:table-cell office:value-type="float" office:value="12.16" calcext:value-type="float">
            <text:p>12.16</text:p>
          </table:table-cell>
          <table:table-cell office:value-type="float" office:value="1015.41" calcext:value-type="float">
            <text:p>1015.41</text:p>
          </table:table-cell>
          <table:table-cell office:value-type="float" office:value="-17.8" calcext:value-type="float">
            <text:p>-17.8</text:p>
          </table:table-cell>
          <table:table-cell office:value-type="string" calcext:value-type="string">
            <text:p>49 18.55019 -124 19.41087</text:p>
          </table:table-cell>
          <table:table-cell table:formula="of:=LEFT([.F235]; 11)" office:value-type="string" office:string-value="49 18.55019" calcext:value-type="string">
            <text:p>49 18.55019</text:p>
          </table:table-cell>
          <table:table-cell table:formula="of:=RIGHT([.F235]; 13)" office:value-type="string" office:string-value="-124 19.41087" calcext:value-type="string">
            <text:p>-124 19.41087</text:p>
          </table:table-cell>
          <table:table-cell table:formula="of:=ROUND(LEFT([.G235]; 2) + RIGHT([.G235]; 8) / 60; 5)" office:value-type="float" office:value="49.30917" calcext:value-type="float">
            <text:p>49.30917</text:p>
          </table:table-cell>
          <table:table-cell table:formula="of:=ROUND(LEFT([.H235]; 4) + RIGHT([.H235]; 8) / 60; 5)" office:value-type="float" office:value="-123.67649" calcext:value-type="float">
            <text:p>-123.67649</text:p>
          </table:table-cell>
        </table:table-row>
        <table:table-row table:style-name="ro1">
          <table:table-cell office:value-type="float" office:value="373.34" calcext:value-type="float">
            <text:p>373.34</text:p>
          </table:table-cell>
          <table:table-cell office:value-type="float" office:value="58.86" calcext:value-type="float">
            <text:p>58.86</text:p>
          </table:table-cell>
          <table:table-cell office:value-type="float" office:value="12.17" calcext:value-type="float">
            <text:p>12.17</text:p>
          </table:table-cell>
          <table:table-cell office:value-type="float" office:value="1015.19" calcext:value-type="float">
            <text:p>1015.19</text:p>
          </table:table-cell>
          <table:table-cell office:value-type="float" office:value="-15.82" calcext:value-type="float">
            <text:p>-15.82</text:p>
          </table:table-cell>
          <table:table-cell office:value-type="string" calcext:value-type="string">
            <text:p>49 18.52613 -124 19.42091</text:p>
          </table:table-cell>
          <table:table-cell table:formula="of:=LEFT([.F236]; 11)" office:value-type="string" office:string-value="49 18.52613" calcext:value-type="string">
            <text:p>49 18.52613</text:p>
          </table:table-cell>
          <table:table-cell table:formula="of:=RIGHT([.F236]; 13)" office:value-type="string" office:string-value="-124 19.42091" calcext:value-type="string">
            <text:p>-124 19.42091</text:p>
          </table:table-cell>
          <table:table-cell table:formula="of:=ROUND(LEFT([.G236]; 2) + RIGHT([.G236]; 8) / 60; 5)" office:value-type="float" office:value="49.30877" calcext:value-type="float">
            <text:p>49.30877</text:p>
          </table:table-cell>
          <table:table-cell table:formula="of:=ROUND(LEFT([.H236]; 4) + RIGHT([.H236]; 8) / 60; 5)" office:value-type="float" office:value="-123.67632" calcext:value-type="float">
            <text:p>-123.67632</text:p>
          </table:table-cell>
        </table:table-row>
        <table:table-row table:style-name="ro1">
          <table:table-cell office:value-type="float" office:value="373.34" calcext:value-type="float">
            <text:p>373.34</text:p>
          </table:table-cell>
          <table:table-cell office:value-type="float" office:value="58.79" calcext:value-type="float">
            <text:p>58.79</text:p>
          </table:table-cell>
          <table:table-cell office:value-type="float" office:value="12.18" calcext:value-type="float">
            <text:p>12.18</text:p>
          </table:table-cell>
          <table:table-cell office:value-type="float" office:value="1015.03" calcext:value-type="float">
            <text:p>1015.03</text:p>
          </table:table-cell>
          <table:table-cell office:value-type="float" office:value="-14.22" calcext:value-type="float">
            <text:p>-14.22</text:p>
          </table:table-cell>
          <table:table-cell office:value-type="string" calcext:value-type="string">
            <text:p>49 18.50997 -124 19.42765</text:p>
          </table:table-cell>
          <table:table-cell table:formula="of:=LEFT([.F237]; 11)" office:value-type="string" office:string-value="49 18.50997" calcext:value-type="string">
            <text:p>49 18.50997</text:p>
          </table:table-cell>
          <table:table-cell table:formula="of:=RIGHT([.F237]; 13)" office:value-type="string" office:string-value="-124 19.42765" calcext:value-type="string">
            <text:p>-124 19.42765</text:p>
          </table:table-cell>
          <table:table-cell table:formula="of:=ROUND(LEFT([.G237]; 2) + RIGHT([.G237]; 8) / 60; 5)" office:value-type="float" office:value="49.3085" calcext:value-type="float">
            <text:p>49.3085</text:p>
          </table:table-cell>
          <table:table-cell table:formula="of:=ROUND(LEFT([.H237]; 4) + RIGHT([.H237]; 8) / 60; 5)" office:value-type="float" office:value="-123.67621" calcext:value-type="float">
            <text:p>-123.67621</text:p>
          </table:table-cell>
        </table:table-row>
        <table:table-row table:style-name="ro1">
          <table:table-cell office:value-type="float" office:value="373.34" calcext:value-type="float">
            <text:p>373.34</text:p>
          </table:table-cell>
          <table:table-cell office:value-type="float" office:value="58.72" calcext:value-type="float">
            <text:p>58.72</text:p>
          </table:table-cell>
          <table:table-cell office:value-type="float" office:value="12.18" calcext:value-type="float">
            <text:p>12.18</text:p>
          </table:table-cell>
          <table:table-cell office:value-type="float" office:value="1014.78" calcext:value-type="float">
            <text:p>1014.78</text:p>
          </table:table-cell>
          <table:table-cell office:value-type="float" office:value="-12.46" calcext:value-type="float">
            <text:p>-12.46</text:p>
          </table:table-cell>
          <table:table-cell office:value-type="string" calcext:value-type="string">
            <text:p>49 18.49366 -124 19.43448</text:p>
          </table:table-cell>
          <table:table-cell table:formula="of:=LEFT([.F238]; 11)" office:value-type="string" office:string-value="49 18.49366" calcext:value-type="string">
            <text:p>49 18.49366</text:p>
          </table:table-cell>
          <table:table-cell table:formula="of:=RIGHT([.F238]; 13)" office:value-type="string" office:string-value="-124 19.43448" calcext:value-type="string">
            <text:p>-124 19.43448</text:p>
          </table:table-cell>
          <table:table-cell table:formula="of:=ROUND(LEFT([.G238]; 2) + RIGHT([.G238]; 8) / 60; 5)" office:value-type="float" office:value="49.30823" calcext:value-type="float">
            <text:p>49.30823</text:p>
          </table:table-cell>
          <table:table-cell table:formula="of:=ROUND(LEFT([.H238]; 4) + RIGHT([.H238]; 8) / 60; 5)" office:value-type="float" office:value="-123.67609" calcext:value-type="float">
            <text:p>-123.67609</text:p>
          </table:table-cell>
        </table:table-row>
        <table:table-row table:style-name="ro1">
          <table:table-cell office:value-type="float" office:value="373.34" calcext:value-type="float">
            <text:p>373.34</text:p>
          </table:table-cell>
          <table:table-cell office:value-type="float" office:value="58.69" calcext:value-type="float">
            <text:p>58.69</text:p>
          </table:table-cell>
          <table:table-cell office:value-type="float" office:value="12.19" calcext:value-type="float">
            <text:p>12.19</text:p>
          </table:table-cell>
          <table:table-cell office:value-type="float" office:value="1014.72" calcext:value-type="float">
            <text:p>1014.72</text:p>
          </table:table-cell>
          <table:table-cell office:value-type="float" office:value="-11.81" calcext:value-type="float">
            <text:p>-11.81</text:p>
          </table:table-cell>
          <table:table-cell office:value-type="string" calcext:value-type="string">
            <text:p>49 18.47714 -124 19.44137</text:p>
          </table:table-cell>
          <table:table-cell table:formula="of:=LEFT([.F239]; 11)" office:value-type="string" office:string-value="49 18.47714" calcext:value-type="string">
            <text:p>49 18.47714</text:p>
          </table:table-cell>
          <table:table-cell table:formula="of:=RIGHT([.F239]; 13)" office:value-type="string" office:string-value="-124 19.44137" calcext:value-type="string">
            <text:p>-124 19.44137</text:p>
          </table:table-cell>
          <table:table-cell table:formula="of:=ROUND(LEFT([.G239]; 2) + RIGHT([.G239]; 8) / 60; 5)" office:value-type="float" office:value="49.30795" calcext:value-type="float">
            <text:p>49.30795</text:p>
          </table:table-cell>
          <table:table-cell table:formula="of:=ROUND(LEFT([.H239]; 4) + RIGHT([.H239]; 8) / 60; 5)" office:value-type="float" office:value="-123.67598" calcext:value-type="float">
            <text:p>-123.67598</text:p>
          </table:table-cell>
        </table:table-row>
        <table:table-row table:style-name="ro1">
          <table:table-cell office:value-type="float" office:value="373.34" calcext:value-type="float">
            <text:p>373.34</text:p>
          </table:table-cell>
          <table:table-cell office:value-type="float" office:value="58.64" calcext:value-type="float">
            <text:p>58.64</text:p>
          </table:table-cell>
          <table:table-cell office:value-type="float" office:value="12.2" calcext:value-type="float">
            <text:p>12.2</text:p>
          </table:table-cell>
          <table:table-cell office:value-type="float" office:value="1014.58" calcext:value-type="float">
            <text:p>1014.58</text:p>
          </table:table-cell>
          <table:table-cell office:value-type="float" office:value="-10.84" calcext:value-type="float">
            <text:p>-10.84</text:p>
          </table:table-cell>
          <table:table-cell office:value-type="string" calcext:value-type="string">
            <text:p>49 18.46103 -124 19.44814</text:p>
          </table:table-cell>
          <table:table-cell table:formula="of:=LEFT([.F240]; 11)" office:value-type="string" office:string-value="49 18.46103" calcext:value-type="string">
            <text:p>49 18.46103</text:p>
          </table:table-cell>
          <table:table-cell table:formula="of:=RIGHT([.F240]; 13)" office:value-type="string" office:string-value="-124 19.44814" calcext:value-type="string">
            <text:p>-124 19.44814</text:p>
          </table:table-cell>
          <table:table-cell table:formula="of:=ROUND(LEFT([.G240]; 2) + RIGHT([.G240]; 8) / 60; 5)" office:value-type="float" office:value="49.30768" calcext:value-type="float">
            <text:p>49.30768</text:p>
          </table:table-cell>
          <table:table-cell table:formula="of:=ROUND(LEFT([.H240]; 4) + RIGHT([.H240]; 8) / 60; 5)" office:value-type="float" office:value="-123.67586" calcext:value-type="float">
            <text:p>-123.67586</text:p>
          </table:table-cell>
        </table:table-row>
        <table:table-row table:style-name="ro1">
          <table:table-cell office:value-type="float" office:value="373.34" calcext:value-type="float">
            <text:p>373.34</text:p>
          </table:table-cell>
          <table:table-cell office:value-type="float" office:value="58.61" calcext:value-type="float">
            <text:p>58.61</text:p>
          </table:table-cell>
          <table:table-cell office:value-type="float" office:value="12.2" calcext:value-type="float">
            <text:p>12.2</text:p>
          </table:table-cell>
          <table:table-cell office:value-type="float" office:value="1014.43" calcext:value-type="float">
            <text:p>1014.43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49 18.44459 -124 19.45504</text:p>
          </table:table-cell>
          <table:table-cell table:formula="of:=LEFT([.F241]; 11)" office:value-type="string" office:string-value="49 18.44459" calcext:value-type="string">
            <text:p>49 18.44459</text:p>
          </table:table-cell>
          <table:table-cell table:formula="of:=RIGHT([.F241]; 13)" office:value-type="string" office:string-value="-124 19.45504" calcext:value-type="string">
            <text:p>-124 19.45504</text:p>
          </table:table-cell>
          <table:table-cell table:formula="of:=ROUND(LEFT([.G241]; 2) + RIGHT([.G241]; 8) / 60; 5)" office:value-type="float" office:value="49.30741" calcext:value-type="float">
            <text:p>49.30741</text:p>
          </table:table-cell>
          <table:table-cell table:formula="of:=ROUND(LEFT([.H241]; 4) + RIGHT([.H241]; 8) / 60; 5)" office:value-type="float" office:value="-123.67575" calcext:value-type="float">
            <text:p>-123.67575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" calcext:value-type="float">
            <text:p>58.6</text:p>
          </table:table-cell>
          <table:table-cell office:value-type="float" office:value="12.21" calcext:value-type="float">
            <text:p>12.21</text:p>
          </table:table-cell>
          <table:table-cell office:value-type="float" office:value="1014.2" calcext:value-type="float">
            <text:p>1014.2</text:p>
          </table:table-cell>
          <table:table-cell office:value-type="float" office:value="-7.28" calcext:value-type="float">
            <text:p>-7.28</text:p>
          </table:table-cell>
          <table:table-cell office:value-type="string" calcext:value-type="string">
            <text:p>49 18.42728 -124 19.46339</text:p>
          </table:table-cell>
          <table:table-cell table:formula="of:=LEFT([.F242]; 11)" office:value-type="string" office:string-value="49 18.42728" calcext:value-type="string">
            <text:p>49 18.42728</text:p>
          </table:table-cell>
          <table:table-cell table:formula="of:=RIGHT([.F242]; 13)" office:value-type="string" office:string-value="-124 19.46339" calcext:value-type="string">
            <text:p>-124 19.46339</text:p>
          </table:table-cell>
          <table:table-cell table:formula="of:=ROUND(LEFT([.G242]; 2) + RIGHT([.G242]; 8) / 60; 5)" office:value-type="float" office:value="49.30712" calcext:value-type="float">
            <text:p>49.30712</text:p>
          </table:table-cell>
          <table:table-cell table:formula="of:=ROUND(LEFT([.H242]; 4) + RIGHT([.H242]; 8) / 60; 5)" office:value-type="float" office:value="-123.67561" calcext:value-type="float">
            <text:p>-123.67561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1" calcext:value-type="float">
            <text:p>58.61</text:p>
          </table:table-cell>
          <table:table-cell office:value-type="float" office:value="12.21" calcext:value-type="float">
            <text:p>12.21</text:p>
          </table:table-cell>
          <table:table-cell office:value-type="float" office:value="1013.97" calcext:value-type="float">
            <text:p>1013.97</text:p>
          </table:table-cell>
          <table:table-cell office:value-type="float" office:value="-5.08" calcext:value-type="float">
            <text:p>-5.08</text:p>
          </table:table-cell>
          <table:table-cell office:value-type="string" calcext:value-type="string">
            <text:p>49 18.40929 -124 19.47443</text:p>
          </table:table-cell>
          <table:table-cell table:formula="of:=LEFT([.F243]; 11)" office:value-type="string" office:string-value="49 18.40929" calcext:value-type="string">
            <text:p>49 18.40929</text:p>
          </table:table-cell>
          <table:table-cell table:formula="of:=RIGHT([.F243]; 13)" office:value-type="string" office:string-value="-124 19.47443" calcext:value-type="string">
            <text:p>-124 19.47443</text:p>
          </table:table-cell>
          <table:table-cell table:formula="of:=ROUND(LEFT([.G243]; 2) + RIGHT([.G243]; 8) / 60; 5)" office:value-type="float" office:value="49.30682" calcext:value-type="float">
            <text:p>49.30682</text:p>
          </table:table-cell>
          <table:table-cell table:formula="of:=ROUND(LEFT([.H243]; 4) + RIGHT([.H243]; 8) / 60; 5)" office:value-type="float" office:value="-123.67543" calcext:value-type="float">
            <text:p>-123.67543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1" calcext:value-type="float">
            <text:p>58.61</text:p>
          </table:table-cell>
          <table:table-cell office:value-type="float" office:value="12.22" calcext:value-type="float">
            <text:p>12.22</text:p>
          </table:table-cell>
          <table:table-cell office:value-type="float" office:value="1013.67" calcext:value-type="float">
            <text:p>1013.67</text:p>
          </table:table-cell>
          <table:table-cell office:value-type="float" office:value="-3.32" calcext:value-type="float">
            <text:p>-3.32</text:p>
          </table:table-cell>
          <table:table-cell office:value-type="string" calcext:value-type="string">
            <text:p>49 18.39106 -124 19.48862</text:p>
          </table:table-cell>
          <table:table-cell table:formula="of:=LEFT([.F244]; 11)" office:value-type="string" office:string-value="49 18.39106" calcext:value-type="string">
            <text:p>49 18.39106</text:p>
          </table:table-cell>
          <table:table-cell table:formula="of:=RIGHT([.F244]; 13)" office:value-type="string" office:string-value="-124 19.48862" calcext:value-type="string">
            <text:p>-124 19.48862</text:p>
          </table:table-cell>
          <table:table-cell table:formula="of:=ROUND(LEFT([.G244]; 2) + RIGHT([.G244]; 8) / 60; 5)" office:value-type="float" office:value="49.30652" calcext:value-type="float">
            <text:p>49.30652</text:p>
          </table:table-cell>
          <table:table-cell table:formula="of:=ROUND(LEFT([.H244]; 4) + RIGHT([.H244]; 8) / 60; 5)" office:value-type="float" office:value="-123.67519" calcext:value-type="float">
            <text:p>-123.67519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3" calcext:value-type="float">
            <text:p>58.63</text:p>
          </table:table-cell>
          <table:table-cell office:value-type="float" office:value="12.23" calcext:value-type="float">
            <text:p>12.23</text:p>
          </table:table-cell>
          <table:table-cell office:value-type="float" office:value="1013.37" calcext:value-type="float">
            <text:p>1013.37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49 18.36491 -124 19.51424</text:p>
          </table:table-cell>
          <table:table-cell table:formula="of:=LEFT([.F245]; 11)" office:value-type="string" office:string-value="49 18.36491" calcext:value-type="string">
            <text:p>49 18.36491</text:p>
          </table:table-cell>
          <table:table-cell table:formula="of:=RIGHT([.F245]; 13)" office:value-type="string" office:string-value="-124 19.51424" calcext:value-type="string">
            <text:p>-124 19.51424</text:p>
          </table:table-cell>
          <table:table-cell table:formula="of:=ROUND(LEFT([.G245]; 2) + RIGHT([.G245]; 8) / 60; 5)" office:value-type="float" office:value="49.30608" calcext:value-type="float">
            <text:p>49.30608</text:p>
          </table:table-cell>
          <table:table-cell table:formula="of:=ROUND(LEFT([.H245]; 4) + RIGHT([.H245]; 8) / 60; 5)" office:value-type="float" office:value="-123.67476" calcext:value-type="float">
            <text:p>-123.67476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7" calcext:value-type="float">
            <text:p>58.7</text:p>
          </table:table-cell>
          <table:table-cell office:value-type="float" office:value="12.24" calcext:value-type="float">
            <text:p>12.24</text:p>
          </table:table-cell>
          <table:table-cell office:value-type="float" office:value="1013.16" calcext:value-type="float">
            <text:p>1013.1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49 18.34901 -124 19.53400</text:p>
          </table:table-cell>
          <table:table-cell table:formula="of:=LEFT([.F246]; 11)" office:value-type="string" office:string-value="49 18.34901" calcext:value-type="string">
            <text:p>49 18.34901</text:p>
          </table:table-cell>
          <table:table-cell table:formula="of:=RIGHT([.F246]; 13)" office:value-type="string" office:string-value="-124 19.53400" calcext:value-type="string">
            <text:p>-124 19.53400</text:p>
          </table:table-cell>
          <table:table-cell table:formula="of:=ROUND(LEFT([.G246]; 2) + RIGHT([.G246]; 8) / 60; 5)" office:value-type="float" office:value="49.30582" calcext:value-type="float">
            <text:p>49.30582</text:p>
          </table:table-cell>
          <table:table-cell table:formula="of:=ROUND(LEFT([.H246]; 4) + RIGHT([.H246]; 8) / 60; 5)" office:value-type="float" office:value="-123.67443" calcext:value-type="float">
            <text:p>-123.67443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72" calcext:value-type="float">
            <text:p>58.72</text:p>
          </table:table-cell>
          <table:table-cell office:value-type="float" office:value="12.25" calcext:value-type="float">
            <text:p>12.25</text:p>
          </table:table-cell>
          <table:table-cell office:value-type="float" office:value="1012.94" calcext:value-type="float">
            <text:p>1012.94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49 18.33467 -124 19.55562</text:p>
          </table:table-cell>
          <table:table-cell table:formula="of:=LEFT([.F247]; 11)" office:value-type="string" office:string-value="49 18.33467" calcext:value-type="string">
            <text:p>49 18.33467</text:p>
          </table:table-cell>
          <table:table-cell table:formula="of:=RIGHT([.F247]; 13)" office:value-type="string" office:string-value="-124 19.55562" calcext:value-type="string">
            <text:p>-124 19.55562</text:p>
          </table:table-cell>
          <table:table-cell table:formula="of:=ROUND(LEFT([.G247]; 2) + RIGHT([.G247]; 8) / 60; 5)" office:value-type="float" office:value="49.30558" calcext:value-type="float">
            <text:p>49.30558</text:p>
          </table:table-cell>
          <table:table-cell table:formula="of:=ROUND(LEFT([.H247]; 4) + RIGHT([.H247]; 8) / 60; 5)" office:value-type="float" office:value="-123.67407" calcext:value-type="float">
            <text:p>-123.6740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4" calcext:value-type="float">
            <text:p>58.64</text:p>
          </table:table-cell>
          <table:table-cell office:value-type="float" office:value="12.27" calcext:value-type="float">
            <text:p>12.27</text:p>
          </table:table-cell>
          <table:table-cell office:value-type="float" office:value="1012.65" calcext:value-type="float">
            <text:p>1012.65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49 18.32115 -124 19.57912</text:p>
          </table:table-cell>
          <table:table-cell table:formula="of:=LEFT([.F248]; 11)" office:value-type="string" office:string-value="49 18.32115" calcext:value-type="string">
            <text:p>49 18.32115</text:p>
          </table:table-cell>
          <table:table-cell table:formula="of:=RIGHT([.F248]; 13)" office:value-type="string" office:string-value="-124 19.57912" calcext:value-type="string">
            <text:p>-124 19.57912</text:p>
          </table:table-cell>
          <table:table-cell table:formula="of:=ROUND(LEFT([.G248]; 2) + RIGHT([.G248]; 8) / 60; 5)" office:value-type="float" office:value="49.30535" calcext:value-type="float">
            <text:p>49.30535</text:p>
          </table:table-cell>
          <table:table-cell table:formula="of:=ROUND(LEFT([.H248]; 4) + RIGHT([.H248]; 8) / 60; 5)" office:value-type="float" office:value="-123.67368" calcext:value-type="float">
            <text:p>-123.67368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56" calcext:value-type="float">
            <text:p>58.56</text:p>
          </table:table-cell>
          <table:table-cell office:value-type="float" office:value="12.28" calcext:value-type="float">
            <text:p>12.28</text:p>
          </table:table-cell>
          <table:table-cell office:value-type="float" office:value="1012.41" calcext:value-type="float">
            <text:p>1012.41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49 18.30871 -124 19.60398</text:p>
          </table:table-cell>
          <table:table-cell table:formula="of:=LEFT([.F249]; 11)" office:value-type="string" office:string-value="49 18.30871" calcext:value-type="string">
            <text:p>49 18.30871</text:p>
          </table:table-cell>
          <table:table-cell table:formula="of:=RIGHT([.F249]; 13)" office:value-type="string" office:string-value="-124 19.60398" calcext:value-type="string">
            <text:p>-124 19.60398</text:p>
          </table:table-cell>
          <table:table-cell table:formula="of:=ROUND(LEFT([.G249]; 2) + RIGHT([.G249]; 8) / 60; 5)" office:value-type="float" office:value="49.30515" calcext:value-type="float">
            <text:p>49.30515</text:p>
          </table:table-cell>
          <table:table-cell table:formula="of:=ROUND(LEFT([.H249]; 4) + RIGHT([.H249]; 8) / 60; 5)" office:value-type="float" office:value="-123.67327" calcext:value-type="float">
            <text:p>-123.6732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53" calcext:value-type="float">
            <text:p>58.53</text:p>
          </table:table-cell>
          <table:table-cell office:value-type="float" office:value="12.29" calcext:value-type="float">
            <text:p>12.29</text:p>
          </table:table-cell>
          <table:table-cell office:value-type="float" office:value="1012.14" calcext:value-type="float">
            <text:p>1012.14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49 18.29821 -124 19.63060</text:p>
          </table:table-cell>
          <table:table-cell table:formula="of:=LEFT([.F250]; 11)" office:value-type="string" office:string-value="49 18.29821" calcext:value-type="string">
            <text:p>49 18.29821</text:p>
          </table:table-cell>
          <table:table-cell table:formula="of:=RIGHT([.F250]; 13)" office:value-type="string" office:string-value="-124 19.63060" calcext:value-type="string">
            <text:p>-124 19.63060</text:p>
          </table:table-cell>
          <table:table-cell table:formula="of:=ROUND(LEFT([.G250]; 2) + RIGHT([.G250]; 8) / 60; 5)" office:value-type="float" office:value="49.30497" calcext:value-type="float">
            <text:p>49.30497</text:p>
          </table:table-cell>
          <table:table-cell table:formula="of:=ROUND(LEFT([.H250]; 4) + RIGHT([.H250]; 8) / 60; 5)" office:value-type="float" office:value="-123.67282" calcext:value-type="float">
            <text:p>-123.67282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59" calcext:value-type="float">
            <text:p>58.59</text:p>
          </table:table-cell>
          <table:table-cell office:value-type="float" office:value="12.3" calcext:value-type="float">
            <text:p>12.3</text:p>
          </table:table-cell>
          <table:table-cell office:value-type="float" office:value="1011.95" calcext:value-type="float">
            <text:p>1011.95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49 18.28905 -124 19.65853</text:p>
          </table:table-cell>
          <table:table-cell table:formula="of:=LEFT([.F251]; 11)" office:value-type="string" office:string-value="49 18.28905" calcext:value-type="string">
            <text:p>49 18.28905</text:p>
          </table:table-cell>
          <table:table-cell table:formula="of:=RIGHT([.F251]; 13)" office:value-type="string" office:string-value="-124 19.65853" calcext:value-type="string">
            <text:p>-124 19.65853</text:p>
          </table:table-cell>
          <table:table-cell table:formula="of:=ROUND(LEFT([.G251]; 2) + RIGHT([.G251]; 8) / 60; 5)" office:value-type="float" office:value="49.30482" calcext:value-type="float">
            <text:p>49.30482</text:p>
          </table:table-cell>
          <table:table-cell table:formula="of:=ROUND(LEFT([.H251]; 4) + RIGHT([.H251]; 8) / 60; 5)" office:value-type="float" office:value="-123.67236" calcext:value-type="float">
            <text:p>-123.67236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7" calcext:value-type="float">
            <text:p>58.67</text:p>
          </table:table-cell>
          <table:table-cell office:value-type="float" office:value="12.32" calcext:value-type="float">
            <text:p>12.32</text:p>
          </table:table-cell>
          <table:table-cell office:value-type="float" office:value="1011.67" calcext:value-type="float">
            <text:p>1011.67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9 18.28203 -124 19.68807</text:p>
          </table:table-cell>
          <table:table-cell table:formula="of:=LEFT([.F252]; 11)" office:value-type="string" office:string-value="49 18.28203" calcext:value-type="string">
            <text:p>49 18.28203</text:p>
          </table:table-cell>
          <table:table-cell table:formula="of:=RIGHT([.F252]; 13)" office:value-type="string" office:string-value="-124 19.68807" calcext:value-type="string">
            <text:p>-124 19.68807</text:p>
          </table:table-cell>
          <table:table-cell table:formula="of:=ROUND(LEFT([.G252]; 2) + RIGHT([.G252]; 8) / 60; 5)" office:value-type="float" office:value="49.3047" calcext:value-type="float">
            <text:p>49.3047</text:p>
          </table:table-cell>
          <table:table-cell table:formula="of:=ROUND(LEFT([.H252]; 4) + RIGHT([.H252]; 8) / 60; 5)" office:value-type="float" office:value="-123.67187" calcext:value-type="float">
            <text:p>-123.6718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71" calcext:value-type="float">
            <text:p>58.71</text:p>
          </table:table-cell>
          <table:table-cell office:value-type="float" office:value="12.32" calcext:value-type="float">
            <text:p>12.32</text:p>
          </table:table-cell>
          <table:table-cell office:value-type="float" office:value="1011.35" calcext:value-type="float">
            <text:p>1011.35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49 18.27488 -124 19.73520</text:p>
          </table:table-cell>
          <table:table-cell table:formula="of:=LEFT([.F253]; 11)" office:value-type="string" office:string-value="49 18.27488" calcext:value-type="string">
            <text:p>49 18.27488</text:p>
          </table:table-cell>
          <table:table-cell table:formula="of:=RIGHT([.F253]; 13)" office:value-type="string" office:string-value="-124 19.73520" calcext:value-type="string">
            <text:p>-124 19.73520</text:p>
          </table:table-cell>
          <table:table-cell table:formula="of:=ROUND(LEFT([.G253]; 2) + RIGHT([.G253]; 8) / 60; 5)" office:value-type="float" office:value="49.30458" calcext:value-type="float">
            <text:p>49.30458</text:p>
          </table:table-cell>
          <table:table-cell table:formula="of:=ROUND(LEFT([.H253]; 4) + RIGHT([.H253]; 8) / 60; 5)" office:value-type="float" office:value="-123.67108" calcext:value-type="float">
            <text:p>-123.67108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73" calcext:value-type="float">
            <text:p>58.73</text:p>
          </table:table-cell>
          <table:table-cell office:value-type="float" office:value="12.33" calcext:value-type="float">
            <text:p>12.33</text:p>
          </table:table-cell>
          <table:table-cell office:value-type="float" office:value="1011.14" calcext:value-type="float">
            <text:p>1011.14</text:p>
          </table:table-cell>
          <table:table-cell office:value-type="float" office:value="17.73" calcext:value-type="float">
            <text:p>17.73</text:p>
          </table:table-cell>
          <table:table-cell office:value-type="string" calcext:value-type="string">
            <text:p>49 18.27292 -124 19.76824</text:p>
          </table:table-cell>
          <table:table-cell table:formula="of:=LEFT([.F254]; 11)" office:value-type="string" office:string-value="49 18.27292" calcext:value-type="string">
            <text:p>49 18.27292</text:p>
          </table:table-cell>
          <table:table-cell table:formula="of:=RIGHT([.F254]; 13)" office:value-type="string" office:string-value="-124 19.76824" calcext:value-type="string">
            <text:p>-124 19.76824</text:p>
          </table:table-cell>
          <table:table-cell table:formula="of:=ROUND(LEFT([.G254]; 2) + RIGHT([.G254]; 8) / 60; 5)" office:value-type="float" office:value="49.30455" calcext:value-type="float">
            <text:p>49.30455</text:p>
          </table:table-cell>
          <table:table-cell table:formula="of:=ROUND(LEFT([.H254]; 4) + RIGHT([.H254]; 8) / 60; 5)" office:value-type="float" office:value="-123.67053" calcext:value-type="float">
            <text:p>-123.67053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72" calcext:value-type="float">
            <text:p>58.72</text:p>
          </table:table-cell>
          <table:table-cell office:value-type="float" office:value="12.35" calcext:value-type="float">
            <text:p>12.35</text:p>
          </table:table-cell>
          <table:table-cell office:value-type="float" office:value="1011.04" calcext:value-type="float">
            <text:p>1011.04</text:p>
          </table:table-cell>
          <table:table-cell office:value-type="float" office:value="18.78" calcext:value-type="float">
            <text:p>18.78</text:p>
          </table:table-cell>
          <table:table-cell office:value-type="string" calcext:value-type="string">
            <text:p>49 18.27220 -124 19.80193</text:p>
          </table:table-cell>
          <table:table-cell table:formula="of:=LEFT([.F255]; 11)" office:value-type="string" office:string-value="49 18.27220" calcext:value-type="string">
            <text:p>49 18.27220</text:p>
          </table:table-cell>
          <table:table-cell table:formula="of:=RIGHT([.F255]; 13)" office:value-type="string" office:string-value="-124 19.80193" calcext:value-type="string">
            <text:p>-124 19.80193</text:p>
          </table:table-cell>
          <table:table-cell table:formula="of:=ROUND(LEFT([.G255]; 2) + RIGHT([.G255]; 8) / 60; 5)" office:value-type="float" office:value="49.30454" calcext:value-type="float">
            <text:p>49.30454</text:p>
          </table:table-cell>
          <table:table-cell table:formula="of:=ROUND(LEFT([.H255]; 4) + RIGHT([.H255]; 8) / 60; 5)" office:value-type="float" office:value="-123.66997" calcext:value-type="float">
            <text:p>-123.66997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71" calcext:value-type="float">
            <text:p>58.71</text:p>
          </table:table-cell>
          <table:table-cell office:value-type="float" office:value="12.35" calcext:value-type="float">
            <text:p>12.35</text:p>
          </table:table-cell>
          <table:table-cell office:value-type="float" office:value="1010.89" calcext:value-type="float">
            <text:p>1010.89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49 18.27258 -124 19.83567</text:p>
          </table:table-cell>
          <table:table-cell table:formula="of:=LEFT([.F256]; 11)" office:value-type="string" office:string-value="49 18.27258" calcext:value-type="string">
            <text:p>49 18.27258</text:p>
          </table:table-cell>
          <table:table-cell table:formula="of:=RIGHT([.F256]; 13)" office:value-type="string" office:string-value="-124 19.83567" calcext:value-type="string">
            <text:p>-124 19.83567</text:p>
          </table:table-cell>
          <table:table-cell table:formula="of:=ROUND(LEFT([.G256]; 2) + RIGHT([.G256]; 8) / 60; 5)" office:value-type="float" office:value="49.30454" calcext:value-type="float">
            <text:p>49.30454</text:p>
          </table:table-cell>
          <table:table-cell table:formula="of:=ROUND(LEFT([.H256]; 4) + RIGHT([.H256]; 8) / 60; 5)" office:value-type="float" office:value="-123.66941" calcext:value-type="float">
            <text:p>-123.66941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7" calcext:value-type="float">
            <text:p>58.7</text:p>
          </table:table-cell>
          <table:table-cell office:value-type="float" office:value="12.36" calcext:value-type="float">
            <text:p>12.36</text:p>
          </table:table-cell>
          <table:table-cell office:value-type="float" office:value="1010.81" calcext:value-type="float">
            <text:p>1010.81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49 18.27321 -124 19.86956</text:p>
          </table:table-cell>
          <table:table-cell table:formula="of:=LEFT([.F257]; 11)" office:value-type="string" office:string-value="49 18.27321" calcext:value-type="string">
            <text:p>49 18.27321</text:p>
          </table:table-cell>
          <table:table-cell table:formula="of:=RIGHT([.F257]; 13)" office:value-type="string" office:string-value="-124 19.86956" calcext:value-type="string">
            <text:p>-124 19.86956</text:p>
          </table:table-cell>
          <table:table-cell table:formula="of:=ROUND(LEFT([.G257]; 2) + RIGHT([.G257]; 8) / 60; 5)" office:value-type="float" office:value="49.30455" calcext:value-type="float">
            <text:p>49.30455</text:p>
          </table:table-cell>
          <table:table-cell table:formula="of:=ROUND(LEFT([.H257]; 4) + RIGHT([.H257]; 8) / 60; 5)" office:value-type="float" office:value="-123.66884" calcext:value-type="float">
            <text:p>-123.66884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9" calcext:value-type="float">
            <text:p>58.69</text:p>
          </table:table-cell>
          <table:table-cell office:value-type="float" office:value="12.37" calcext:value-type="float">
            <text:p>12.37</text:p>
          </table:table-cell>
          <table:table-cell office:value-type="float" office:value="1010.81" calcext:value-type="float">
            <text:p>1010.81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49 18.27410 -124 19.90304</text:p>
          </table:table-cell>
          <table:table-cell table:formula="of:=LEFT([.F258]; 11)" office:value-type="string" office:string-value="49 18.27410" calcext:value-type="string">
            <text:p>49 18.27410</text:p>
          </table:table-cell>
          <table:table-cell table:formula="of:=RIGHT([.F258]; 13)" office:value-type="string" office:string-value="-124 19.90304" calcext:value-type="string">
            <text:p>-124 19.90304</text:p>
          </table:table-cell>
          <table:table-cell table:formula="of:=ROUND(LEFT([.G258]; 2) + RIGHT([.G258]; 8) / 60; 5)" office:value-type="float" office:value="49.30457" calcext:value-type="float">
            <text:p>49.30457</text:p>
          </table:table-cell>
          <table:table-cell table:formula="of:=ROUND(LEFT([.H258]; 4) + RIGHT([.H258]; 8) / 60; 5)" office:value-type="float" office:value="-123.66828" calcext:value-type="float">
            <text:p>-123.66828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65" calcext:value-type="float">
            <text:p>58.65</text:p>
          </table:table-cell>
          <table:table-cell office:value-type="float" office:value="12.37" calcext:value-type="float">
            <text:p>12.37</text:p>
          </table:table-cell>
          <table:table-cell office:value-type="float" office:value="1010.73" calcext:value-type="float">
            <text:p>1010.73</text:p>
          </table:table-cell>
          <table:table-cell office:value-type="float" office:value="20.84" calcext:value-type="float">
            <text:p>20.84</text:p>
          </table:table-cell>
          <table:table-cell office:value-type="string" calcext:value-type="string">
            <text:p>49 18.27476 -124 19.93578</text:p>
          </table:table-cell>
          <table:table-cell table:formula="of:=LEFT([.F259]; 11)" office:value-type="string" office:string-value="49 18.27476" calcext:value-type="string">
            <text:p>49 18.27476</text:p>
          </table:table-cell>
          <table:table-cell table:formula="of:=RIGHT([.F259]; 13)" office:value-type="string" office:string-value="-124 19.93578" calcext:value-type="string">
            <text:p>-124 19.93578</text:p>
          </table:table-cell>
          <table:table-cell table:formula="of:=ROUND(LEFT([.G259]; 2) + RIGHT([.G259]; 8) / 60; 5)" office:value-type="float" office:value="49.30458" calcext:value-type="float">
            <text:p>49.30458</text:p>
          </table:table-cell>
          <table:table-cell table:formula="of:=ROUND(LEFT([.H259]; 4) + RIGHT([.H259]; 8) / 60; 5)" office:value-type="float" office:value="-123.66774" calcext:value-type="float">
            <text:p>-123.66774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64" calcext:value-type="float">
            <text:p>58.64</text:p>
          </table:table-cell>
          <table:table-cell office:value-type="float" office:value="12.38" calcext:value-type="float">
            <text:p>12.38</text:p>
          </table:table-cell>
          <table:table-cell office:value-type="float" office:value="1010.69" calcext:value-type="float">
            <text:p>1010.69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49 18.27541 -124 19.96849</text:p>
          </table:table-cell>
          <table:table-cell table:formula="of:=LEFT([.F260]; 11)" office:value-type="string" office:string-value="49 18.27541" calcext:value-type="string">
            <text:p>49 18.27541</text:p>
          </table:table-cell>
          <table:table-cell table:formula="of:=RIGHT([.F260]; 13)" office:value-type="string" office:string-value="-124 19.96849" calcext:value-type="string">
            <text:p>-124 19.96849</text:p>
          </table:table-cell>
          <table:table-cell table:formula="of:=ROUND(LEFT([.G260]; 2) + RIGHT([.G260]; 8) / 60; 5)" office:value-type="float" office:value="49.30459" calcext:value-type="float">
            <text:p>49.30459</text:p>
          </table:table-cell>
          <table:table-cell table:formula="of:=ROUND(LEFT([.H260]; 4) + RIGHT([.H260]; 8) / 60; 5)" office:value-type="float" office:value="-123.66719" calcext:value-type="float">
            <text:p>-123.66719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66" calcext:value-type="float">
            <text:p>58.66</text:p>
          </table:table-cell>
          <table:table-cell office:value-type="float" office:value="12.39" calcext:value-type="float">
            <text:p>12.39</text:p>
          </table:table-cell>
          <table:table-cell office:value-type="float" office:value="1010.66" calcext:value-type="float">
            <text:p>1010.66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49 18.27621 -124 20.01711</text:p>
          </table:table-cell>
          <table:table-cell table:formula="of:=LEFT([.F261]; 11)" office:value-type="string" office:string-value="49 18.27621" calcext:value-type="string">
            <text:p>49 18.27621</text:p>
          </table:table-cell>
          <table:table-cell table:formula="of:=RIGHT([.F261]; 13)" office:value-type="string" office:string-value="-124 20.01711" calcext:value-type="string">
            <text:p>-124 20.01711</text:p>
          </table:table-cell>
          <table:table-cell table:formula="of:=ROUND(LEFT([.G261]; 2) + RIGHT([.G261]; 8) / 60; 5)" office:value-type="float" office:value="49.3046" calcext:value-type="float">
            <text:p>49.3046</text:p>
          </table:table-cell>
          <table:table-cell table:formula="of:=ROUND(LEFT([.H261]; 4) + RIGHT([.H261]; 8) / 60; 5)" office:value-type="float" office:value="-123.66638" calcext:value-type="float">
            <text:p>-123.66638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66" calcext:value-type="float">
            <text:p>58.66</text:p>
          </table:table-cell>
          <table:table-cell office:value-type="float" office:value="12.39" calcext:value-type="float">
            <text:p>12.39</text:p>
          </table:table-cell>
          <table:table-cell office:value-type="float" office:value="1010.65" calcext:value-type="float">
            <text:p>1010.65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49 18.27644 -124 20.04918</text:p>
          </table:table-cell>
          <table:table-cell table:formula="of:=LEFT([.F262]; 11)" office:value-type="string" office:string-value="49 18.27644" calcext:value-type="string">
            <text:p>49 18.27644</text:p>
          </table:table-cell>
          <table:table-cell table:formula="of:=RIGHT([.F262]; 13)" office:value-type="string" office:string-value="-124 20.04918" calcext:value-type="string">
            <text:p>-124 20.04918</text:p>
          </table:table-cell>
          <table:table-cell table:formula="of:=ROUND(LEFT([.G262]; 2) + RIGHT([.G262]; 8) / 60; 5)" office:value-type="float" office:value="49.30461" calcext:value-type="float">
            <text:p>49.30461</text:p>
          </table:table-cell>
          <table:table-cell table:formula="of:=ROUND(LEFT([.H262]; 4) + RIGHT([.H262]; 8) / 60; 5)" office:value-type="float" office:value="-123.66585" calcext:value-type="float">
            <text:p>-123.66585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68" calcext:value-type="float">
            <text:p>58.68</text:p>
          </table:table-cell>
          <table:table-cell office:value-type="float" office:value="12.4" calcext:value-type="float">
            <text:p>12.4</text:p>
          </table:table-cell>
          <table:table-cell office:value-type="float" office:value="1010.6" calcext:value-type="float">
            <text:p>1010.6</text:p>
          </table:table-cell>
          <table:table-cell office:value-type="float" office:value="21.83" calcext:value-type="float">
            <text:p>21.83</text:p>
          </table:table-cell>
          <table:table-cell office:value-type="string" calcext:value-type="string">
            <text:p>49 18.27687 -124 20.08129</text:p>
          </table:table-cell>
          <table:table-cell table:formula="of:=LEFT([.F263]; 11)" office:value-type="string" office:string-value="49 18.27687" calcext:value-type="string">
            <text:p>49 18.27687</text:p>
          </table:table-cell>
          <table:table-cell table:formula="of:=RIGHT([.F263]; 13)" office:value-type="string" office:string-value="-124 20.08129" calcext:value-type="string">
            <text:p>-124 20.08129</text:p>
          </table:table-cell>
          <table:table-cell table:formula="of:=ROUND(LEFT([.G263]; 2) + RIGHT([.G263]; 8) / 60; 5)" office:value-type="float" office:value="49.30461" calcext:value-type="float">
            <text:p>49.30461</text:p>
          </table:table-cell>
          <table:table-cell table:formula="of:=ROUND(LEFT([.H263]; 4) + RIGHT([.H263]; 8) / 60; 5)" office:value-type="float" office:value="-123.66531" calcext:value-type="float">
            <text:p>-123.66531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72" calcext:value-type="float">
            <text:p>58.72</text:p>
          </table:table-cell>
          <table:table-cell office:value-type="float" office:value="12.4" calcext:value-type="float">
            <text:p>12.4</text:p>
          </table:table-cell>
          <table:table-cell office:value-type="float" office:value="1010.62" calcext:value-type="float">
            <text:p>1010.62</text:p>
          </table:table-cell>
          <table:table-cell office:value-type="float" office:value="22.27" calcext:value-type="float">
            <text:p>22.27</text:p>
          </table:table-cell>
          <table:table-cell office:value-type="string" calcext:value-type="string">
            <text:p>49 18.27725 -124 20.11391</text:p>
          </table:table-cell>
          <table:table-cell table:formula="of:=LEFT([.F264]; 11)" office:value-type="string" office:string-value="49 18.27725" calcext:value-type="string">
            <text:p>49 18.27725</text:p>
          </table:table-cell>
          <table:table-cell table:formula="of:=RIGHT([.F264]; 13)" office:value-type="string" office:string-value="-124 20.11391" calcext:value-type="string">
            <text:p>-124 20.11391</text:p>
          </table:table-cell>
          <table:table-cell table:formula="of:=ROUND(LEFT([.G264]; 2) + RIGHT([.G264]; 8) / 60; 5)" office:value-type="float" office:value="49.30462" calcext:value-type="float">
            <text:p>49.30462</text:p>
          </table:table-cell>
          <table:table-cell table:formula="of:=ROUND(LEFT([.H264]; 4) + RIGHT([.H264]; 8) / 60; 5)" office:value-type="float" office:value="-123.66477" calcext:value-type="float">
            <text:p>-123.66477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74" calcext:value-type="float">
            <text:p>58.74</text:p>
          </table:table-cell>
          <table:table-cell office:value-type="float" office:value="12.41" calcext:value-type="float">
            <text:p>12.41</text:p>
          </table:table-cell>
          <table:table-cell office:value-type="float" office:value="1010.55" calcext:value-type="float">
            <text:p>1010.55</text:p>
          </table:table-cell>
          <table:table-cell office:value-type="float" office:value="22.12" calcext:value-type="float">
            <text:p>22.12</text:p>
          </table:table-cell>
          <table:table-cell office:value-type="string" calcext:value-type="string">
            <text:p>49 18.27717 -124 20.14720</text:p>
          </table:table-cell>
          <table:table-cell table:formula="of:=LEFT([.F265]; 11)" office:value-type="string" office:string-value="49 18.27717" calcext:value-type="string">
            <text:p>49 18.27717</text:p>
          </table:table-cell>
          <table:table-cell table:formula="of:=RIGHT([.F265]; 13)" office:value-type="string" office:string-value="-124 20.14720" calcext:value-type="string">
            <text:p>-124 20.14720</text:p>
          </table:table-cell>
          <table:table-cell table:formula="of:=ROUND(LEFT([.G265]; 2) + RIGHT([.G265]; 8) / 60; 5)" office:value-type="float" office:value="49.30462" calcext:value-type="float">
            <text:p>49.30462</text:p>
          </table:table-cell>
          <table:table-cell table:formula="of:=ROUND(LEFT([.H265]; 4) + RIGHT([.H265]; 8) / 60; 5)" office:value-type="float" office:value="-123.66421" calcext:value-type="float">
            <text:p>-123.66421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72" calcext:value-type="float">
            <text:p>58.72</text:p>
          </table:table-cell>
          <table:table-cell office:value-type="float" office:value="12.42" calcext:value-type="float">
            <text:p>12.42</text:p>
          </table:table-cell>
          <table:table-cell office:value-type="float" office:value="1010.51" calcext:value-type="float">
            <text:p>1010.51</text:p>
          </table:table-cell>
          <table:table-cell office:value-type="float" office:value="23.17" calcext:value-type="float">
            <text:p>23.17</text:p>
          </table:table-cell>
          <table:table-cell office:value-type="string" calcext:value-type="string">
            <text:p>49 18.27605 -124 20.18024</text:p>
          </table:table-cell>
          <table:table-cell table:formula="of:=LEFT([.F266]; 11)" office:value-type="string" office:string-value="49 18.27605" calcext:value-type="string">
            <text:p>49 18.27605</text:p>
          </table:table-cell>
          <table:table-cell table:formula="of:=RIGHT([.F266]; 13)" office:value-type="string" office:string-value="-124 20.18024" calcext:value-type="string">
            <text:p>-124 20.18024</text:p>
          </table:table-cell>
          <table:table-cell table:formula="of:=ROUND(LEFT([.G266]; 2) + RIGHT([.G266]; 8) / 60; 5)" office:value-type="float" office:value="49.3046" calcext:value-type="float">
            <text:p>49.3046</text:p>
          </table:table-cell>
          <table:table-cell table:formula="of:=ROUND(LEFT([.H266]; 4) + RIGHT([.H266]; 8) / 60; 5)" office:value-type="float" office:value="-123.66366" calcext:value-type="float">
            <text:p>-123.66366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79" calcext:value-type="float">
            <text:p>58.79</text:p>
          </table:table-cell>
          <table:table-cell office:value-type="float" office:value="12.43" calcext:value-type="float">
            <text:p>12.43</text:p>
          </table:table-cell>
          <table:table-cell office:value-type="float" office:value="1010.5" calcext:value-type="float">
            <text:p>1010.5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49 18.27501 -124 20.21310</text:p>
          </table:table-cell>
          <table:table-cell table:formula="of:=LEFT([.F267]; 11)" office:value-type="string" office:string-value="49 18.27501" calcext:value-type="string">
            <text:p>49 18.27501</text:p>
          </table:table-cell>
          <table:table-cell table:formula="of:=RIGHT([.F267]; 13)" office:value-type="string" office:string-value="-124 20.21310" calcext:value-type="string">
            <text:p>-124 20.21310</text:p>
          </table:table-cell>
          <table:table-cell table:formula="of:=ROUND(LEFT([.G267]; 2) + RIGHT([.G267]; 8) / 60; 5)" office:value-type="float" office:value="49.30458" calcext:value-type="float">
            <text:p>49.30458</text:p>
          </table:table-cell>
          <table:table-cell table:formula="of:=ROUND(LEFT([.H267]; 4) + RIGHT([.H267]; 8) / 60; 5)" office:value-type="float" office:value="-123.66312" calcext:value-type="float">
            <text:p>-123.66312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91" calcext:value-type="float">
            <text:p>58.91</text:p>
          </table:table-cell>
          <table:table-cell office:value-type="float" office:value="12.45" calcext:value-type="float">
            <text:p>12.45</text:p>
          </table:table-cell>
          <table:table-cell office:value-type="float" office:value="1010.45" calcext:value-type="float">
            <text:p>1010.45</text:p>
          </table:table-cell>
          <table:table-cell office:value-type="float" office:value="23.07" calcext:value-type="float">
            <text:p>23.07</text:p>
          </table:table-cell>
          <table:table-cell office:value-type="string" calcext:value-type="string">
            <text:p>49 18.27457 -124 20.24631</text:p>
          </table:table-cell>
          <table:table-cell table:formula="of:=LEFT([.F268]; 11)" office:value-type="string" office:string-value="49 18.27457" calcext:value-type="string">
            <text:p>49 18.27457</text:p>
          </table:table-cell>
          <table:table-cell table:formula="of:=RIGHT([.F268]; 13)" office:value-type="string" office:string-value="-124 20.24631" calcext:value-type="string">
            <text:p>-124 20.24631</text:p>
          </table:table-cell>
          <table:table-cell table:formula="of:=ROUND(LEFT([.G268]; 2) + RIGHT([.G268]; 8) / 60; 5)" office:value-type="float" office:value="49.30458" calcext:value-type="float">
            <text:p>49.30458</text:p>
          </table:table-cell>
          <table:table-cell table:formula="of:=ROUND(LEFT([.H268]; 4) + RIGHT([.H268]; 8) / 60; 5)" office:value-type="float" office:value="-123.66256" calcext:value-type="float">
            <text:p>-123.66256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97" calcext:value-type="float">
            <text:p>58.97</text:p>
          </table:table-cell>
          <table:table-cell office:value-type="float" office:value="12.46" calcext:value-type="float">
            <text:p>12.46</text:p>
          </table:table-cell>
          <table:table-cell office:value-type="float" office:value="1010.36" calcext:value-type="float">
            <text:p>1010.36</text:p>
          </table:table-cell>
          <table:table-cell office:value-type="float" office:value="23.83" calcext:value-type="float">
            <text:p>23.83</text:p>
          </table:table-cell>
          <table:table-cell office:value-type="string" calcext:value-type="string">
            <text:p>49 18.27489 -124 20.28011</text:p>
          </table:table-cell>
          <table:table-cell table:formula="of:=LEFT([.F269]; 11)" office:value-type="string" office:string-value="49 18.27489" calcext:value-type="string">
            <text:p>49 18.27489</text:p>
          </table:table-cell>
          <table:table-cell table:formula="of:=RIGHT([.F269]; 13)" office:value-type="string" office:string-value="-124 20.28011" calcext:value-type="string">
            <text:p>-124 20.28011</text:p>
          </table:table-cell>
          <table:table-cell table:formula="of:=ROUND(LEFT([.G269]; 2) + RIGHT([.G269]; 8) / 60; 5)" office:value-type="float" office:value="49.30458" calcext:value-type="float">
            <text:p>49.30458</text:p>
          </table:table-cell>
          <table:table-cell table:formula="of:=ROUND(LEFT([.H269]; 4) + RIGHT([.H269]; 8) / 60; 5)" office:value-type="float" office:value="-123.662" calcext:value-type="float">
            <text:p>-123.662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9" calcext:value-type="float">
            <text:p>59.09</text:p>
          </table:table-cell>
          <table:table-cell office:value-type="float" office:value="12.47" calcext:value-type="float">
            <text:p>12.47</text:p>
          </table:table-cell>
          <table:table-cell office:value-type="float" office:value="1010.41" calcext:value-type="float">
            <text:p>1010.41</text:p>
          </table:table-cell>
          <table:table-cell office:value-type="float" office:value="23.61" calcext:value-type="float">
            <text:p>23.61</text:p>
          </table:table-cell>
          <table:table-cell office:value-type="string" calcext:value-type="string">
            <text:p>49 18.27534 -124 20.33086</text:p>
          </table:table-cell>
          <table:table-cell table:formula="of:=LEFT([.F270]; 11)" office:value-type="string" office:string-value="49 18.27534" calcext:value-type="string">
            <text:p>49 18.27534</text:p>
          </table:table-cell>
          <table:table-cell table:formula="of:=RIGHT([.F270]; 13)" office:value-type="string" office:string-value="-124 20.33086" calcext:value-type="string">
            <text:p>-124 20.33086</text:p>
          </table:table-cell>
          <table:table-cell table:formula="of:=ROUND(LEFT([.G270]; 2) + RIGHT([.G270]; 8) / 60; 5)" office:value-type="float" office:value="49.30459" calcext:value-type="float">
            <text:p>49.30459</text:p>
          </table:table-cell>
          <table:table-cell table:formula="of:=ROUND(LEFT([.H270]; 4) + RIGHT([.H270]; 8) / 60; 5)" office:value-type="float" office:value="-123.66115" calcext:value-type="float">
            <text:p>-123.66115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8" calcext:value-type="float">
            <text:p>59.08</text:p>
          </table:table-cell>
          <table:table-cell office:value-type="float" office:value="12.48" calcext:value-type="float">
            <text:p>12.48</text:p>
          </table:table-cell>
          <table:table-cell office:value-type="float" office:value="1010.45" calcext:value-type="float">
            <text:p>1010.45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49 18.27562 -124 20.36472</text:p>
          </table:table-cell>
          <table:table-cell table:formula="of:=LEFT([.F271]; 11)" office:value-type="string" office:string-value="49 18.27562" calcext:value-type="string">
            <text:p>49 18.27562</text:p>
          </table:table-cell>
          <table:table-cell table:formula="of:=RIGHT([.F271]; 13)" office:value-type="string" office:string-value="-124 20.36472" calcext:value-type="string">
            <text:p>-124 20.36472</text:p>
          </table:table-cell>
          <table:table-cell table:formula="of:=ROUND(LEFT([.G271]; 2) + RIGHT([.G271]; 8) / 60; 5)" office:value-type="float" office:value="49.30459" calcext:value-type="float">
            <text:p>49.30459</text:p>
          </table:table-cell>
          <table:table-cell table:formula="of:=ROUND(LEFT([.H271]; 4) + RIGHT([.H271]; 8) / 60; 5)" office:value-type="float" office:value="-123.66059" calcext:value-type="float">
            <text:p>-123.66059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3" calcext:value-type="float">
            <text:p>59.03</text:p>
          </table:table-cell>
          <table:table-cell office:value-type="float" office:value="12.49" calcext:value-type="float">
            <text:p>12.49</text:p>
          </table:table-cell>
          <table:table-cell office:value-type="float" office:value="1010.5" calcext:value-type="float">
            <text:p>1010.5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49 18.27592 -124 20.39853</text:p>
          </table:table-cell>
          <table:table-cell table:formula="of:=LEFT([.F272]; 11)" office:value-type="string" office:string-value="49 18.27592" calcext:value-type="string">
            <text:p>49 18.27592</text:p>
          </table:table-cell>
          <table:table-cell table:formula="of:=RIGHT([.F272]; 13)" office:value-type="string" office:string-value="-124 20.39853" calcext:value-type="string">
            <text:p>-124 20.39853</text:p>
          </table:table-cell>
          <table:table-cell table:formula="of:=ROUND(LEFT([.G272]; 2) + RIGHT([.G272]; 8) / 60; 5)" office:value-type="float" office:value="49.3046" calcext:value-type="float">
            <text:p>49.3046</text:p>
          </table:table-cell>
          <table:table-cell table:formula="of:=ROUND(LEFT([.H272]; 4) + RIGHT([.H272]; 8) / 60; 5)" office:value-type="float" office:value="-123.66002" calcext:value-type="float">
            <text:p>-123.66002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1" calcext:value-type="float">
            <text:p>59.01</text:p>
          </table:table-cell>
          <table:table-cell office:value-type="float" office:value="12.5" calcext:value-type="float">
            <text:p>12.5</text:p>
          </table:table-cell>
          <table:table-cell office:value-type="float" office:value="1010.64" calcext:value-type="float">
            <text:p>1010.64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49 18.27623 -124 20.43229</text:p>
          </table:table-cell>
          <table:table-cell table:formula="of:=LEFT([.F273]; 11)" office:value-type="string" office:string-value="49 18.27623" calcext:value-type="string">
            <text:p>49 18.27623</text:p>
          </table:table-cell>
          <table:table-cell table:formula="of:=RIGHT([.F273]; 13)" office:value-type="string" office:string-value="-124 20.43229" calcext:value-type="string">
            <text:p>-124 20.43229</text:p>
          </table:table-cell>
          <table:table-cell table:formula="of:=ROUND(LEFT([.G273]; 2) + RIGHT([.G273]; 8) / 60; 5)" office:value-type="float" office:value="49.3046" calcext:value-type="float">
            <text:p>49.3046</text:p>
          </table:table-cell>
          <table:table-cell table:formula="of:=ROUND(LEFT([.H273]; 4) + RIGHT([.H273]; 8) / 60; 5)" office:value-type="float" office:value="-123.65946" calcext:value-type="float">
            <text:p>-123.65946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1" calcext:value-type="float">
            <text:p>59.01</text:p>
          </table:table-cell>
          <table:table-cell office:value-type="float" office:value="12.51" calcext:value-type="float">
            <text:p>12.51</text:p>
          </table:table-cell>
          <table:table-cell office:value-type="float" office:value="1010.7" calcext:value-type="float">
            <text:p>1010.7</text:p>
          </table:table-cell>
          <table:table-cell office:value-type="float" office:value="20.84" calcext:value-type="float">
            <text:p>20.84</text:p>
          </table:table-cell>
          <table:table-cell office:value-type="string" calcext:value-type="string">
            <text:p>49 18.27657 -124 20.46508</text:p>
          </table:table-cell>
          <table:table-cell table:formula="of:=LEFT([.F274]; 11)" office:value-type="string" office:string-value="49 18.27657" calcext:value-type="string">
            <text:p>49 18.27657</text:p>
          </table:table-cell>
          <table:table-cell table:formula="of:=RIGHT([.F274]; 13)" office:value-type="string" office:string-value="-124 20.46508" calcext:value-type="string">
            <text:p>-124 20.46508</text:p>
          </table:table-cell>
          <table:table-cell table:formula="of:=ROUND(LEFT([.G274]; 2) + RIGHT([.G274]; 8) / 60; 5)" office:value-type="float" office:value="49.30461" calcext:value-type="float">
            <text:p>49.30461</text:p>
          </table:table-cell>
          <table:table-cell table:formula="of:=ROUND(LEFT([.H274]; 4) + RIGHT([.H274]; 8) / 60; 5)" office:value-type="float" office:value="-123.65892" calcext:value-type="float">
            <text:p>-123.65892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4" calcext:value-type="float">
            <text:p>59.04</text:p>
          </table:table-cell>
          <table:table-cell office:value-type="float" office:value="12.52" calcext:value-type="float">
            <text:p>12.52</text:p>
          </table:table-cell>
          <table:table-cell office:value-type="float" office:value="1010.72" calcext:value-type="float">
            <text:p>1010.72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49 18.27699 -124 20.49741</text:p>
          </table:table-cell>
          <table:table-cell table:formula="of:=LEFT([.F275]; 11)" office:value-type="string" office:string-value="49 18.27699" calcext:value-type="string">
            <text:p>49 18.27699</text:p>
          </table:table-cell>
          <table:table-cell table:formula="of:=RIGHT([.F275]; 13)" office:value-type="string" office:string-value="-124 20.49741" calcext:value-type="string">
            <text:p>-124 20.49741</text:p>
          </table:table-cell>
          <table:table-cell table:formula="of:=ROUND(LEFT([.G275]; 2) + RIGHT([.G275]; 8) / 60; 5)" office:value-type="float" office:value="49.30462" calcext:value-type="float">
            <text:p>49.30462</text:p>
          </table:table-cell>
          <table:table-cell table:formula="of:=ROUND(LEFT([.H275]; 4) + RIGHT([.H275]; 8) / 60; 5)" office:value-type="float" office:value="-123.65838" calcext:value-type="float">
            <text:p>-123.65838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8" calcext:value-type="float">
            <text:p>59.08</text:p>
          </table:table-cell>
          <table:table-cell office:value-type="float" office:value="12.52" calcext:value-type="float">
            <text:p>12.52</text:p>
          </table:table-cell>
          <table:table-cell office:value-type="float" office:value="1010.8" calcext:value-type="float">
            <text:p>1010.8</text:p>
          </table:table-cell>
          <table:table-cell office:value-type="float" office:value="21.44" calcext:value-type="float">
            <text:p>21.44</text:p>
          </table:table-cell>
          <table:table-cell office:value-type="string" calcext:value-type="string">
            <text:p>49 18.27745 -124 20.52972</text:p>
          </table:table-cell>
          <table:table-cell table:formula="of:=LEFT([.F276]; 11)" office:value-type="string" office:string-value="49 18.27745" calcext:value-type="string">
            <text:p>49 18.27745</text:p>
          </table:table-cell>
          <table:table-cell table:formula="of:=RIGHT([.F276]; 13)" office:value-type="string" office:string-value="-124 20.52972" calcext:value-type="string">
            <text:p>-124 20.52972</text:p>
          </table:table-cell>
          <table:table-cell table:formula="of:=ROUND(LEFT([.G276]; 2) + RIGHT([.G276]; 8) / 60; 5)" office:value-type="float" office:value="49.30462" calcext:value-type="float">
            <text:p>49.30462</text:p>
          </table:table-cell>
          <table:table-cell table:formula="of:=ROUND(LEFT([.H276]; 4) + RIGHT([.H276]; 8) / 60; 5)" office:value-type="float" office:value="-123.65784" calcext:value-type="float">
            <text:p>-123.65784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1" calcext:value-type="float">
            <text:p>59.1</text:p>
          </table:table-cell>
          <table:table-cell office:value-type="float" office:value="12.53" calcext:value-type="float">
            <text:p>12.53</text:p>
          </table:table-cell>
          <table:table-cell office:value-type="float" office:value="1010.76" calcext:value-type="float">
            <text:p>1010.76</text:p>
          </table:table-cell>
          <table:table-cell office:value-type="float" office:value="20.78" calcext:value-type="float">
            <text:p>20.78</text:p>
          </table:table-cell>
          <table:table-cell office:value-type="string" calcext:value-type="string">
            <text:p>49 18.27788 -124 20.56179</text:p>
          </table:table-cell>
          <table:table-cell table:formula="of:=LEFT([.F277]; 11)" office:value-type="string" office:string-value="49 18.27788" calcext:value-type="string">
            <text:p>49 18.27788</text:p>
          </table:table-cell>
          <table:table-cell table:formula="of:=RIGHT([.F277]; 13)" office:value-type="string" office:string-value="-124 20.56179" calcext:value-type="string">
            <text:p>-124 20.56179</text:p>
          </table:table-cell>
          <table:table-cell table:formula="of:=ROUND(LEFT([.G277]; 2) + RIGHT([.G277]; 8) / 60; 5)" office:value-type="float" office:value="49.30463" calcext:value-type="float">
            <text:p>49.30463</text:p>
          </table:table-cell>
          <table:table-cell table:formula="of:=ROUND(LEFT([.H277]; 4) + RIGHT([.H277]; 8) / 60; 5)" office:value-type="float" office:value="-123.6573" calcext:value-type="float">
            <text:p>-123.6573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9" calcext:value-type="float">
            <text:p>59.09</text:p>
          </table:table-cell>
          <table:table-cell office:value-type="float" office:value="12.55" calcext:value-type="float">
            <text:p>12.55</text:p>
          </table:table-cell>
          <table:table-cell office:value-type="float" office:value="1010.66" calcext:value-type="float">
            <text:p>1010.66</text:p>
          </table:table-cell>
          <table:table-cell office:value-type="float" office:value="21.59" calcext:value-type="float">
            <text:p>21.59</text:p>
          </table:table-cell>
          <table:table-cell office:value-type="string" calcext:value-type="string">
            <text:p>49 18.27844 -124 20.60952</text:p>
          </table:table-cell>
          <table:table-cell table:formula="of:=LEFT([.F278]; 11)" office:value-type="string" office:string-value="49 18.27844" calcext:value-type="string">
            <text:p>49 18.27844</text:p>
          </table:table-cell>
          <table:table-cell table:formula="of:=RIGHT([.F278]; 13)" office:value-type="string" office:string-value="-124 20.60952" calcext:value-type="string">
            <text:p>-124 20.60952</text:p>
          </table:table-cell>
          <table:table-cell table:formula="of:=ROUND(LEFT([.G278]; 2) + RIGHT([.G278]; 8) / 60; 5)" office:value-type="float" office:value="49.30464" calcext:value-type="float">
            <text:p>49.30464</text:p>
          </table:table-cell>
          <table:table-cell table:formula="of:=ROUND(LEFT([.H278]; 4) + RIGHT([.H278]; 8) / 60; 5)" office:value-type="float" office:value="-123.65651" calcext:value-type="float">
            <text:p>-123.65651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8" calcext:value-type="float">
            <text:p>59.08</text:p>
          </table:table-cell>
          <table:table-cell office:value-type="float" office:value="12.56" calcext:value-type="float">
            <text:p>12.56</text:p>
          </table:table-cell>
          <table:table-cell office:value-type="float" office:value="1010.56" calcext:value-type="float">
            <text:p>1010.56</text:p>
          </table:table-cell>
          <table:table-cell office:value-type="float" office:value="22.34" calcext:value-type="float">
            <text:p>22.34</text:p>
          </table:table-cell>
          <table:table-cell office:value-type="string" calcext:value-type="string">
            <text:p>49 18.27884 -124 20.64159</text:p>
          </table:table-cell>
          <table:table-cell table:formula="of:=LEFT([.F279]; 11)" office:value-type="string" office:string-value="49 18.27884" calcext:value-type="string">
            <text:p>49 18.27884</text:p>
          </table:table-cell>
          <table:table-cell table:formula="of:=RIGHT([.F279]; 13)" office:value-type="string" office:string-value="-124 20.64159" calcext:value-type="string">
            <text:p>-124 20.64159</text:p>
          </table:table-cell>
          <table:table-cell table:formula="of:=ROUND(LEFT([.G279]; 2) + RIGHT([.G279]; 8) / 60; 5)" office:value-type="float" office:value="49.30465" calcext:value-type="float">
            <text:p>49.30465</text:p>
          </table:table-cell>
          <table:table-cell table:formula="of:=ROUND(LEFT([.H279]; 4) + RIGHT([.H279]; 8) / 60; 5)" office:value-type="float" office:value="-123.65597" calcext:value-type="float">
            <text:p>-123.65597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5" calcext:value-type="float">
            <text:p>59.05</text:p>
          </table:table-cell>
          <table:table-cell office:value-type="float" office:value="12.57" calcext:value-type="float">
            <text:p>12.57</text:p>
          </table:table-cell>
          <table:table-cell office:value-type="float" office:value="1010.43" calcext:value-type="float">
            <text:p>1010.43</text:p>
          </table:table-cell>
          <table:table-cell office:value-type="float" office:value="23.39" calcext:value-type="float">
            <text:p>23.39</text:p>
          </table:table-cell>
          <table:table-cell office:value-type="string" calcext:value-type="string">
            <text:p>49 18.27931 -124 20.67364</text:p>
          </table:table-cell>
          <table:table-cell table:formula="of:=LEFT([.F280]; 11)" office:value-type="string" office:string-value="49 18.27931" calcext:value-type="string">
            <text:p>49 18.27931</text:p>
          </table:table-cell>
          <table:table-cell table:formula="of:=RIGHT([.F280]; 13)" office:value-type="string" office:string-value="-124 20.67364" calcext:value-type="string">
            <text:p>-124 20.67364</text:p>
          </table:table-cell>
          <table:table-cell table:formula="of:=ROUND(LEFT([.G280]; 2) + RIGHT([.G280]; 8) / 60; 5)" office:value-type="float" office:value="49.30466" calcext:value-type="float">
            <text:p>49.30466</text:p>
          </table:table-cell>
          <table:table-cell table:formula="of:=ROUND(LEFT([.H280]; 4) + RIGHT([.H280]; 8) / 60; 5)" office:value-type="float" office:value="-123.65544" calcext:value-type="float">
            <text:p>-123.65544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.02" calcext:value-type="float">
            <text:p>59.02</text:p>
          </table:table-cell>
          <table:table-cell office:value-type="float" office:value="12.58" calcext:value-type="float">
            <text:p>12.58</text:p>
          </table:table-cell>
          <table:table-cell office:value-type="float" office:value="1010.38" calcext:value-type="float">
            <text:p>1010.38</text:p>
          </table:table-cell>
          <table:table-cell office:value-type="float" office:value="24.08" calcext:value-type="float">
            <text:p>24.08</text:p>
          </table:table-cell>
          <table:table-cell office:value-type="string" calcext:value-type="string">
            <text:p>49 18.27975 -124 20.70555</text:p>
          </table:table-cell>
          <table:table-cell table:formula="of:=LEFT([.F281]; 11)" office:value-type="string" office:string-value="49 18.27975" calcext:value-type="string">
            <text:p>49 18.27975</text:p>
          </table:table-cell>
          <table:table-cell table:formula="of:=RIGHT([.F281]; 13)" office:value-type="string" office:string-value="-124 20.70555" calcext:value-type="string">
            <text:p>-124 20.70555</text:p>
          </table:table-cell>
          <table:table-cell table:formula="of:=ROUND(LEFT([.G281]; 2) + RIGHT([.G281]; 8) / 60; 5)" office:value-type="float" office:value="49.30466" calcext:value-type="float">
            <text:p>49.30466</text:p>
          </table:table-cell>
          <table:table-cell table:formula="of:=ROUND(LEFT([.H281]; 4) + RIGHT([.H281]; 8) / 60; 5)" office:value-type="float" office:value="-123.65491" calcext:value-type="float">
            <text:p>-123.65491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9" calcext:value-type="float">
            <text:p>59</text:p>
          </table:table-cell>
          <table:table-cell office:value-type="float" office:value="12.58" calcext:value-type="float">
            <text:p>12.58</text:p>
          </table:table-cell>
          <table:table-cell office:value-type="float" office:value="1010.31" calcext:value-type="float">
            <text:p>1010.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9 18.28009 -124 20.73748</text:p>
          </table:table-cell>
          <table:table-cell table:formula="of:=LEFT([.F282]; 11)" office:value-type="string" office:string-value="49 18.28009" calcext:value-type="string">
            <text:p>49 18.28009</text:p>
          </table:table-cell>
          <table:table-cell table:formula="of:=RIGHT([.F282]; 13)" office:value-type="string" office:string-value="-124 20.73748" calcext:value-type="string">
            <text:p>-124 20.73748</text:p>
          </table:table-cell>
          <table:table-cell table:formula="of:=ROUND(LEFT([.G282]; 2) + RIGHT([.G282]; 8) / 60; 5)" office:value-type="float" office:value="49.30467" calcext:value-type="float">
            <text:p>49.30467</text:p>
          </table:table-cell>
          <table:table-cell table:formula="of:=ROUND(LEFT([.H282]; 4) + RIGHT([.H282]; 8) / 60; 5)" office:value-type="float" office:value="-123.65438" calcext:value-type="float">
            <text:p>-123.65438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96" calcext:value-type="float">
            <text:p>58.96</text:p>
          </table:table-cell>
          <table:table-cell office:value-type="float" office:value="12.59" calcext:value-type="float">
            <text:p>12.59</text:p>
          </table:table-cell>
          <table:table-cell office:value-type="float" office:value="1010.15" calcext:value-type="float">
            <text:p>1010.15</text:p>
          </table:table-cell>
          <table:table-cell office:value-type="float" office:value="25.75" calcext:value-type="float">
            <text:p>25.75</text:p>
          </table:table-cell>
          <table:table-cell office:value-type="string" calcext:value-type="string">
            <text:p>49 18.28042 -124 20.76911</text:p>
          </table:table-cell>
          <table:table-cell table:formula="of:=LEFT([.F283]; 11)" office:value-type="string" office:string-value="49 18.28042" calcext:value-type="string">
            <text:p>49 18.28042</text:p>
          </table:table-cell>
          <table:table-cell table:formula="of:=RIGHT([.F283]; 13)" office:value-type="string" office:string-value="-124 20.76911" calcext:value-type="string">
            <text:p>-124 20.76911</text:p>
          </table:table-cell>
          <table:table-cell table:formula="of:=ROUND(LEFT([.G283]; 2) + RIGHT([.G283]; 8) / 60; 5)" office:value-type="float" office:value="49.30467" calcext:value-type="float">
            <text:p>49.30467</text:p>
          </table:table-cell>
          <table:table-cell table:formula="of:=ROUND(LEFT([.H283]; 4) + RIGHT([.H283]; 8) / 60; 5)" office:value-type="float" office:value="-123.65385" calcext:value-type="float">
            <text:p>-123.65385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93" calcext:value-type="float">
            <text:p>58.93</text:p>
          </table:table-cell>
          <table:table-cell office:value-type="float" office:value="12.6" calcext:value-type="float">
            <text:p>12.6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26.35" calcext:value-type="float">
            <text:p>26.35</text:p>
          </table:table-cell>
          <table:table-cell office:value-type="string" calcext:value-type="string">
            <text:p>49 18.28085 -124 20.80043</text:p>
          </table:table-cell>
          <table:table-cell table:formula="of:=LEFT([.F284]; 11)" office:value-type="string" office:string-value="49 18.28085" calcext:value-type="string">
            <text:p>49 18.28085</text:p>
          </table:table-cell>
          <table:table-cell table:formula="of:=RIGHT([.F284]; 13)" office:value-type="string" office:string-value="-124 20.80043" calcext:value-type="string">
            <text:p>-124 20.80043</text:p>
          </table:table-cell>
          <table:table-cell table:formula="of:=ROUND(LEFT([.G284]; 2) + RIGHT([.G284]; 8) / 60; 5)" office:value-type="float" office:value="49.30468" calcext:value-type="float">
            <text:p>49.30468</text:p>
          </table:table-cell>
          <table:table-cell table:formula="of:=ROUND(LEFT([.H284]; 4) + RIGHT([.H284]; 8) / 60; 5)" office:value-type="float" office:value="-123.65333" calcext:value-type="float">
            <text:p>-123.65333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95" calcext:value-type="float">
            <text:p>58.95</text:p>
          </table:table-cell>
          <table:table-cell office:value-type="float" office:value="12.6" calcext:value-type="float">
            <text:p>12.6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26.83" calcext:value-type="float">
            <text:p>26.83</text:p>
          </table:table-cell>
          <table:table-cell office:value-type="string" calcext:value-type="string">
            <text:p>49 18.28136 -124 20.83190</text:p>
          </table:table-cell>
          <table:table-cell table:formula="of:=LEFT([.F285]; 11)" office:value-type="string" office:string-value="49 18.28136" calcext:value-type="string">
            <text:p>49 18.28136</text:p>
          </table:table-cell>
          <table:table-cell table:formula="of:=RIGHT([.F285]; 13)" office:value-type="string" office:string-value="-124 20.83190" calcext:value-type="string">
            <text:p>-124 20.83190</text:p>
          </table:table-cell>
          <table:table-cell table:formula="of:=ROUND(LEFT([.G285]; 2) + RIGHT([.G285]; 8) / 60; 5)" office:value-type="float" office:value="49.30469" calcext:value-type="float">
            <text:p>49.30469</text:p>
          </table:table-cell>
          <table:table-cell table:formula="of:=ROUND(LEFT([.H285]; 4) + RIGHT([.H285]; 8) / 60; 5)" office:value-type="float" office:value="-123.6528" calcext:value-type="float">
            <text:p>-123.6528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93" calcext:value-type="float">
            <text:p>58.93</text:p>
          </table:table-cell>
          <table:table-cell office:value-type="float" office:value="12.62" calcext:value-type="float">
            <text:p>12.62</text:p>
          </table:table-cell>
          <table:table-cell office:value-type="float" office:value="1009.96" calcext:value-type="float">
            <text:p>1009.96</text:p>
          </table:table-cell>
          <table:table-cell office:value-type="float" office:value="27.56" calcext:value-type="float">
            <text:p>27.56</text:p>
          </table:table-cell>
          <table:table-cell office:value-type="string" calcext:value-type="string">
            <text:p>49 18.28315 -124 20.88044</text:p>
          </table:table-cell>
          <table:table-cell table:formula="of:=LEFT([.F286]; 11)" office:value-type="string" office:string-value="49 18.28315" calcext:value-type="string">
            <text:p>49 18.28315</text:p>
          </table:table-cell>
          <table:table-cell table:formula="of:=RIGHT([.F286]; 13)" office:value-type="string" office:string-value="-124 20.88044" calcext:value-type="string">
            <text:p>-124 20.88044</text:p>
          </table:table-cell>
          <table:table-cell table:formula="of:=ROUND(LEFT([.G286]; 2) + RIGHT([.G286]; 8) / 60; 5)" office:value-type="float" office:value="49.30472" calcext:value-type="float">
            <text:p>49.30472</text:p>
          </table:table-cell>
          <table:table-cell table:formula="of:=ROUND(LEFT([.H286]; 4) + RIGHT([.H286]; 8) / 60; 5)" office:value-type="float" office:value="-123.65199" calcext:value-type="float">
            <text:p>-123.65199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89" calcext:value-type="float">
            <text:p>58.89</text:p>
          </table:table-cell>
          <table:table-cell office:value-type="float" office:value="12.62" calcext:value-type="float">
            <text:p>12.62</text:p>
          </table:table-cell>
          <table:table-cell office:value-type="float" office:value="1009.91" calcext:value-type="float">
            <text:p>1009.91</text:p>
          </table:table-cell>
          <table:table-cell office:value-type="float" office:value="28.33" calcext:value-type="float">
            <text:p>28.33</text:p>
          </table:table-cell>
          <table:table-cell office:value-type="string" calcext:value-type="string">
            <text:p>49 18.28572 -124 20.91362</text:p>
          </table:table-cell>
          <table:table-cell table:formula="of:=LEFT([.F287]; 11)" office:value-type="string" office:string-value="49 18.28572" calcext:value-type="string">
            <text:p>49 18.28572</text:p>
          </table:table-cell>
          <table:table-cell table:formula="of:=RIGHT([.F287]; 13)" office:value-type="string" office:string-value="-124 20.91362" calcext:value-type="string">
            <text:p>-124 20.91362</text:p>
          </table:table-cell>
          <table:table-cell table:formula="of:=ROUND(LEFT([.G287]; 2) + RIGHT([.G287]; 8) / 60; 5)" office:value-type="float" office:value="49.30476" calcext:value-type="float">
            <text:p>49.30476</text:p>
          </table:table-cell>
          <table:table-cell table:formula="of:=ROUND(LEFT([.H287]; 4) + RIGHT([.H287]; 8) / 60; 5)" office:value-type="float" office:value="-123.65144" calcext:value-type="float">
            <text:p>-123.65144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86" calcext:value-type="float">
            <text:p>58.86</text:p>
          </table:table-cell>
          <table:table-cell office:value-type="float" office:value="12.64" calcext:value-type="float">
            <text:p>12.64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28.81" calcext:value-type="float">
            <text:p>28.81</text:p>
          </table:table-cell>
          <table:table-cell office:value-type="string" calcext:value-type="string">
            <text:p>49 18.28906 -124 20.94700</text:p>
          </table:table-cell>
          <table:table-cell table:formula="of:=LEFT([.F288]; 11)" office:value-type="string" office:string-value="49 18.28906" calcext:value-type="string">
            <text:p>49 18.28906</text:p>
          </table:table-cell>
          <table:table-cell table:formula="of:=RIGHT([.F288]; 13)" office:value-type="string" office:string-value="-124 20.94700" calcext:value-type="string">
            <text:p>-124 20.94700</text:p>
          </table:table-cell>
          <table:table-cell table:formula="of:=ROUND(LEFT([.G288]; 2) + RIGHT([.G288]; 8) / 60; 5)" office:value-type="float" office:value="49.30482" calcext:value-type="float">
            <text:p>49.30482</text:p>
          </table:table-cell>
          <table:table-cell table:formula="of:=ROUND(LEFT([.H288]; 4) + RIGHT([.H288]; 8) / 60; 5)" office:value-type="float" office:value="-123.65088" calcext:value-type="float">
            <text:p>-123.65088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86" calcext:value-type="float">
            <text:p>58.86</text:p>
          </table:table-cell>
          <table:table-cell office:value-type="float" office:value="12.65" calcext:value-type="float">
            <text:p>12.65</text:p>
          </table:table-cell>
          <table:table-cell office:value-type="float" office:value="1009.79" calcext:value-type="float">
            <text:p>1009.79</text:p>
          </table:table-cell>
          <table:table-cell office:value-type="float" office:value="29.56" calcext:value-type="float">
            <text:p>29.56</text:p>
          </table:table-cell>
          <table:table-cell office:value-type="string" calcext:value-type="string">
            <text:p>49 18.29338 -124 20.98039</text:p>
          </table:table-cell>
          <table:table-cell table:formula="of:=LEFT([.F289]; 11)" office:value-type="string" office:string-value="49 18.29338" calcext:value-type="string">
            <text:p>49 18.29338</text:p>
          </table:table-cell>
          <table:table-cell table:formula="of:=RIGHT([.F289]; 13)" office:value-type="string" office:string-value="-124 20.98039" calcext:value-type="string">
            <text:p>-124 20.98039</text:p>
          </table:table-cell>
          <table:table-cell table:formula="of:=ROUND(LEFT([.G289]; 2) + RIGHT([.G289]; 8) / 60; 5)" office:value-type="float" office:value="49.30489" calcext:value-type="float">
            <text:p>49.30489</text:p>
          </table:table-cell>
          <table:table-cell table:formula="of:=ROUND(LEFT([.H289]; 4) + RIGHT([.H289]; 8) / 60; 5)" office:value-type="float" office:value="-123.65033" calcext:value-type="float">
            <text:p>-123.65033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87" calcext:value-type="float">
            <text:p>58.87</text:p>
          </table:table-cell>
          <table:table-cell office:value-type="float" office:value="12.67" calcext:value-type="float">
            <text:p>12.67</text:p>
          </table:table-cell>
          <table:table-cell office:value-type="float" office:value="1009.71" calcext:value-type="float">
            <text:p>1009.71</text:p>
          </table:table-cell>
          <table:table-cell office:value-type="float" office:value="29.65" calcext:value-type="float">
            <text:p>29.65</text:p>
          </table:table-cell>
          <table:table-cell office:value-type="string" calcext:value-type="string">
            <text:p>49 18.29856 -124 21.01314</text:p>
          </table:table-cell>
          <table:table-cell table:formula="of:=LEFT([.F290]; 11)" office:value-type="string" office:string-value="49 18.29856" calcext:value-type="string">
            <text:p>49 18.29856</text:p>
          </table:table-cell>
          <table:table-cell table:formula="of:=RIGHT([.F290]; 13)" office:value-type="string" office:string-value="-124 21.01314" calcext:value-type="string">
            <text:p>-124 21.01314</text:p>
          </table:table-cell>
          <table:table-cell table:formula="of:=ROUND(LEFT([.G290]; 2) + RIGHT([.G290]; 8) / 60; 5)" office:value-type="float" office:value="49.30498" calcext:value-type="float">
            <text:p>49.30498</text:p>
          </table:table-cell>
          <table:table-cell table:formula="of:=ROUND(LEFT([.H290]; 4) + RIGHT([.H290]; 8) / 60; 5)" office:value-type="float" office:value="-123.64978" calcext:value-type="float">
            <text:p>-123.64978</text:p>
          </table:table-cell>
        </table:table-row>
        <table:table-row table:style-name="ro1">
          <table:table-cell office:value-type="float" office:value="378.22" calcext:value-type="float">
            <text:p>378.22</text:p>
          </table:table-cell>
          <table:table-cell office:value-type="float" office:value="58.92" calcext:value-type="float">
            <text:p>58.92</text:p>
          </table:table-cell>
          <table:table-cell office:value-type="float" office:value="12.67" calcext:value-type="float">
            <text:p>12.67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30.03" calcext:value-type="float">
            <text:p>30.03</text:p>
          </table:table-cell>
          <table:table-cell office:value-type="string" calcext:value-type="string">
            <text:p>49 18.30367 -124 21.04565</text:p>
          </table:table-cell>
          <table:table-cell table:formula="of:=LEFT([.F291]; 11)" office:value-type="string" office:string-value="49 18.30367" calcext:value-type="string">
            <text:p>49 18.30367</text:p>
          </table:table-cell>
          <table:table-cell table:formula="of:=RIGHT([.F291]; 13)" office:value-type="string" office:string-value="-124 21.04565" calcext:value-type="string">
            <text:p>-124 21.04565</text:p>
          </table:table-cell>
          <table:table-cell table:formula="of:=ROUND(LEFT([.G291]; 2) + RIGHT([.G291]; 8) / 60; 5)" office:value-type="float" office:value="49.30506" calcext:value-type="float">
            <text:p>49.30506</text:p>
          </table:table-cell>
          <table:table-cell table:formula="of:=ROUND(LEFT([.H291]; 4) + RIGHT([.H291]; 8) / 60; 5)" office:value-type="float" office:value="-123.64924" calcext:value-type="float">
            <text:p>-123.64924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92" calcext:value-type="float">
            <text:p>58.92</text:p>
          </table:table-cell>
          <table:table-cell office:value-type="float" office:value="12.69" calcext:value-type="float">
            <text:p>12.69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30.41" calcext:value-type="float">
            <text:p>30.41</text:p>
          </table:table-cell>
          <table:table-cell office:value-type="string" calcext:value-type="string">
            <text:p>49 18.30867 -124 21.07799</text:p>
          </table:table-cell>
          <table:table-cell table:formula="of:=LEFT([.F292]; 11)" office:value-type="string" office:string-value="49 18.30867" calcext:value-type="string">
            <text:p>49 18.30867</text:p>
          </table:table-cell>
          <table:table-cell table:formula="of:=RIGHT([.F292]; 13)" office:value-type="string" office:string-value="-124 21.07799" calcext:value-type="string">
            <text:p>-124 21.07799</text:p>
          </table:table-cell>
          <table:table-cell table:formula="of:=ROUND(LEFT([.G292]; 2) + RIGHT([.G292]; 8) / 60; 5)" office:value-type="float" office:value="49.30514" calcext:value-type="float">
            <text:p>49.30514</text:p>
          </table:table-cell>
          <table:table-cell table:formula="of:=ROUND(LEFT([.H292]; 4) + RIGHT([.H292]; 8) / 60; 5)" office:value-type="float" office:value="-123.6487" calcext:value-type="float">
            <text:p>-123.648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91" calcext:value-type="float">
            <text:p>58.91</text:p>
          </table:table-cell>
          <table:table-cell office:value-type="float" office:value="12.7" calcext:value-type="float">
            <text:p>12.7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30.36" calcext:value-type="float">
            <text:p>30.36</text:p>
          </table:table-cell>
          <table:table-cell office:value-type="string" calcext:value-type="string">
            <text:p>49 18.31390 -124 21.11005</text:p>
          </table:table-cell>
          <table:table-cell table:formula="of:=LEFT([.F293]; 11)" office:value-type="string" office:string-value="49 18.31390" calcext:value-type="string">
            <text:p>49 18.31390</text:p>
          </table:table-cell>
          <table:table-cell table:formula="of:=RIGHT([.F293]; 13)" office:value-type="string" office:string-value="-124 21.11005" calcext:value-type="string">
            <text:p>-124 21.11005</text:p>
          </table:table-cell>
          <table:table-cell table:formula="of:=ROUND(LEFT([.G293]; 2) + RIGHT([.G293]; 8) / 60; 5)" office:value-type="float" office:value="49.30523" calcext:value-type="float">
            <text:p>49.30523</text:p>
          </table:table-cell>
          <table:table-cell table:formula="of:=ROUND(LEFT([.H293]; 4) + RIGHT([.H293]; 8) / 60; 5)" office:value-type="float" office:value="-123.64817" calcext:value-type="float">
            <text:p>-123.6481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92" calcext:value-type="float">
            <text:p>58.92</text:p>
          </table:table-cell>
          <table:table-cell office:value-type="float" office:value="12.72" calcext:value-type="float">
            <text:p>12.72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30.68" calcext:value-type="float">
            <text:p>30.68</text:p>
          </table:table-cell>
          <table:table-cell office:value-type="string" calcext:value-type="string">
            <text:p>49 18.31908 -124 21.14197</text:p>
          </table:table-cell>
          <table:table-cell table:formula="of:=LEFT([.F294]; 11)" office:value-type="string" office:string-value="49 18.31908" calcext:value-type="string">
            <text:p>49 18.31908</text:p>
          </table:table-cell>
          <table:table-cell table:formula="of:=RIGHT([.F294]; 13)" office:value-type="string" office:string-value="-124 21.14197" calcext:value-type="string">
            <text:p>-124 21.14197</text:p>
          </table:table-cell>
          <table:table-cell table:formula="of:=ROUND(LEFT([.G294]; 2) + RIGHT([.G294]; 8) / 60; 5)" office:value-type="float" office:value="49.30532" calcext:value-type="float">
            <text:p>49.30532</text:p>
          </table:table-cell>
          <table:table-cell table:formula="of:=ROUND(LEFT([.H294]; 4) + RIGHT([.H294]; 8) / 60; 5)" office:value-type="float" office:value="-123.64763" calcext:value-type="float">
            <text:p>-123.64763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91" calcext:value-type="float">
            <text:p>58.91</text:p>
          </table:table-cell>
          <table:table-cell office:value-type="float" office:value="12.73" calcext:value-type="float">
            <text:p>12.73</text:p>
          </table:table-cell>
          <table:table-cell office:value-type="float" office:value="1009.53" calcext:value-type="float">
            <text:p>1009.53</text:p>
          </table:table-cell>
          <table:table-cell office:value-type="float" office:value="31.23" calcext:value-type="float">
            <text:p>31.23</text:p>
          </table:table-cell>
          <table:table-cell office:value-type="string" calcext:value-type="string">
            <text:p>49 18.32667 -124 21.19034</text:p>
          </table:table-cell>
          <table:table-cell table:formula="of:=LEFT([.F295]; 11)" office:value-type="string" office:string-value="49 18.32667" calcext:value-type="string">
            <text:p>49 18.32667</text:p>
          </table:table-cell>
          <table:table-cell table:formula="of:=RIGHT([.F295]; 13)" office:value-type="string" office:string-value="-124 21.19034" calcext:value-type="string">
            <text:p>-124 21.19034</text:p>
          </table:table-cell>
          <table:table-cell table:formula="of:=ROUND(LEFT([.G295]; 2) + RIGHT([.G295]; 8) / 60; 5)" office:value-type="float" office:value="49.30544" calcext:value-type="float">
            <text:p>49.30544</text:p>
          </table:table-cell>
          <table:table-cell table:formula="of:=ROUND(LEFT([.H295]; 4) + RIGHT([.H295]; 8) / 60; 5)" office:value-type="float" office:value="-123.64683" calcext:value-type="float">
            <text:p>-123.64683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91" calcext:value-type="float">
            <text:p>58.91</text:p>
          </table:table-cell>
          <table:table-cell office:value-type="float" office:value="12.74" calcext:value-type="float">
            <text:p>12.74</text:p>
          </table:table-cell>
          <table:table-cell office:value-type="float" office:value="1009.51" calcext:value-type="float">
            <text:p>1009.51</text:p>
          </table:table-cell>
          <table:table-cell office:value-type="float" office:value="31.39" calcext:value-type="float">
            <text:p>31.39</text:p>
          </table:table-cell>
          <table:table-cell office:value-type="string" calcext:value-type="string">
            <text:p>49 18.33114 -124 21.22267</text:p>
          </table:table-cell>
          <table:table-cell table:formula="of:=LEFT([.F296]; 11)" office:value-type="string" office:string-value="49 18.33114" calcext:value-type="string">
            <text:p>49 18.33114</text:p>
          </table:table-cell>
          <table:table-cell table:formula="of:=RIGHT([.F296]; 13)" office:value-type="string" office:string-value="-124 21.22267" calcext:value-type="string">
            <text:p>-124 21.22267</text:p>
          </table:table-cell>
          <table:table-cell table:formula="of:=ROUND(LEFT([.G296]; 2) + RIGHT([.G296]; 8) / 60; 5)" office:value-type="float" office:value="49.30552" calcext:value-type="float">
            <text:p>49.30552</text:p>
          </table:table-cell>
          <table:table-cell table:formula="of:=ROUND(LEFT([.H296]; 4) + RIGHT([.H296]; 8) / 60; 5)" office:value-type="float" office:value="-123.64629" calcext:value-type="float">
            <text:p>-123.64629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89" calcext:value-type="float">
            <text:p>58.89</text:p>
          </table:table-cell>
          <table:table-cell office:value-type="float" office:value="12.75" calcext:value-type="float">
            <text:p>12.75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31.51" calcext:value-type="float">
            <text:p>31.51</text:p>
          </table:table-cell>
          <table:table-cell office:value-type="string" calcext:value-type="string">
            <text:p>49 18.33507 -124 21.25446</text:p>
          </table:table-cell>
          <table:table-cell table:formula="of:=LEFT([.F297]; 11)" office:value-type="string" office:string-value="49 18.33507" calcext:value-type="string">
            <text:p>49 18.33507</text:p>
          </table:table-cell>
          <table:table-cell table:formula="of:=RIGHT([.F297]; 13)" office:value-type="string" office:string-value="-124 21.25446" calcext:value-type="string">
            <text:p>-124 21.25446</text:p>
          </table:table-cell>
          <table:table-cell table:formula="of:=ROUND(LEFT([.G297]; 2) + RIGHT([.G297]; 8) / 60; 5)" office:value-type="float" office:value="49.30558" calcext:value-type="float">
            <text:p>49.30558</text:p>
          </table:table-cell>
          <table:table-cell table:formula="of:=ROUND(LEFT([.H297]; 4) + RIGHT([.H297]; 8) / 60; 5)" office:value-type="float" office:value="-123.64576" calcext:value-type="float">
            <text:p>-123.64576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84" calcext:value-type="float">
            <text:p>58.84</text:p>
          </table:table-cell>
          <table:table-cell office:value-type="float" office:value="12.76" calcext:value-type="float">
            <text:p>12.76</text:p>
          </table:table-cell>
          <table:table-cell office:value-type="float" office:value="1009.43" calcext:value-type="float">
            <text:p>1009.43</text:p>
          </table:table-cell>
          <table:table-cell office:value-type="float" office:value="31.41" calcext:value-type="float">
            <text:p>31.41</text:p>
          </table:table-cell>
          <table:table-cell office:value-type="string" calcext:value-type="string">
            <text:p>49 18.33850 -124 21.28509</text:p>
          </table:table-cell>
          <table:table-cell table:formula="of:=LEFT([.F298]; 11)" office:value-type="string" office:string-value="49 18.33850" calcext:value-type="string">
            <text:p>49 18.33850</text:p>
          </table:table-cell>
          <table:table-cell table:formula="of:=RIGHT([.F298]; 13)" office:value-type="string" office:string-value="-124 21.28509" calcext:value-type="string">
            <text:p>-124 21.28509</text:p>
          </table:table-cell>
          <table:table-cell table:formula="of:=ROUND(LEFT([.G298]; 2) + RIGHT([.G298]; 8) / 60; 5)" office:value-type="float" office:value="49.30564" calcext:value-type="float">
            <text:p>49.30564</text:p>
          </table:table-cell>
          <table:table-cell table:formula="of:=ROUND(LEFT([.H298]; 4) + RIGHT([.H298]; 8) / 60; 5)" office:value-type="float" office:value="-123.64525" calcext:value-type="float">
            <text:p>-123.64525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79" calcext:value-type="float">
            <text:p>58.79</text:p>
          </table:table-cell>
          <table:table-cell office:value-type="float" office:value="12.77" calcext:value-type="float">
            <text:p>12.77</text:p>
          </table:table-cell>
          <table:table-cell office:value-type="float" office:value="1009.43" calcext:value-type="float">
            <text:p>1009.43</text:p>
          </table:table-cell>
          <table:table-cell office:value-type="float" office:value="31.71" calcext:value-type="float">
            <text:p>31.71</text:p>
          </table:table-cell>
          <table:table-cell office:value-type="string" calcext:value-type="string">
            <text:p>49 18.34139 -124 21.31371</text:p>
          </table:table-cell>
          <table:table-cell table:formula="of:=LEFT([.F299]; 11)" office:value-type="string" office:string-value="49 18.34139" calcext:value-type="string">
            <text:p>49 18.34139</text:p>
          </table:table-cell>
          <table:table-cell table:formula="of:=RIGHT([.F299]; 13)" office:value-type="string" office:string-value="-124 21.31371" calcext:value-type="string">
            <text:p>-124 21.31371</text:p>
          </table:table-cell>
          <table:table-cell table:formula="of:=ROUND(LEFT([.G299]; 2) + RIGHT([.G299]; 8) / 60; 5)" office:value-type="float" office:value="49.30569" calcext:value-type="float">
            <text:p>49.30569</text:p>
          </table:table-cell>
          <table:table-cell table:formula="of:=ROUND(LEFT([.H299]; 4) + RIGHT([.H299]; 8) / 60; 5)" office:value-type="float" office:value="-123.64477" calcext:value-type="float">
            <text:p>-123.6447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76" calcext:value-type="float">
            <text:p>58.76</text:p>
          </table:table-cell>
          <table:table-cell office:value-type="float" office:value="12.78" calcext:value-type="float">
            <text:p>12.78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31.49" calcext:value-type="float">
            <text:p>31.49</text:p>
          </table:table-cell>
          <table:table-cell office:value-type="string" calcext:value-type="string">
            <text:p>49 18.34340 -124 21.33982</text:p>
          </table:table-cell>
          <table:table-cell table:formula="of:=LEFT([.F300]; 11)" office:value-type="string" office:string-value="49 18.34340" calcext:value-type="string">
            <text:p>49 18.34340</text:p>
          </table:table-cell>
          <table:table-cell table:formula="of:=RIGHT([.F300]; 13)" office:value-type="string" office:string-value="-124 21.33982" calcext:value-type="string">
            <text:p>-124 21.33982</text:p>
          </table:table-cell>
          <table:table-cell table:formula="of:=ROUND(LEFT([.G300]; 2) + RIGHT([.G300]; 8) / 60; 5)" office:value-type="float" office:value="49.30572" calcext:value-type="float">
            <text:p>49.30572</text:p>
          </table:table-cell>
          <table:table-cell table:formula="of:=ROUND(LEFT([.H300]; 4) + RIGHT([.H300]; 8) / 60; 5)" office:value-type="float" office:value="-123.64434" calcext:value-type="float">
            <text:p>-123.64434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77" calcext:value-type="float">
            <text:p>58.77</text:p>
          </table:table-cell>
          <table:table-cell office:value-type="float" office:value="12.79" calcext:value-type="float">
            <text:p>12.79</text:p>
          </table:table-cell>
          <table:table-cell office:value-type="float" office:value="1009.53" calcext:value-type="float">
            <text:p>1009.53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49 18.34486 -124 21.36040</text:p>
          </table:table-cell>
          <table:table-cell table:formula="of:=LEFT([.F301]; 11)" office:value-type="string" office:string-value="49 18.34486" calcext:value-type="string">
            <text:p>49 18.34486</text:p>
          </table:table-cell>
          <table:table-cell table:formula="of:=RIGHT([.F301]; 13)" office:value-type="string" office:string-value="-124 21.36040" calcext:value-type="string">
            <text:p>-124 21.36040</text:p>
          </table:table-cell>
          <table:table-cell table:formula="of:=ROUND(LEFT([.G301]; 2) + RIGHT([.G301]; 8) / 60; 5)" office:value-type="float" office:value="49.30575" calcext:value-type="float">
            <text:p>49.30575</text:p>
          </table:table-cell>
          <table:table-cell table:formula="of:=ROUND(LEFT([.H301]; 4) + RIGHT([.H301]; 8) / 60; 5)" office:value-type="float" office:value="-123.64399" calcext:value-type="float">
            <text:p>-123.64399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76" calcext:value-type="float">
            <text:p>58.76</text:p>
          </table:table-cell>
          <table:table-cell office:value-type="float" office:value="12.8" calcext:value-type="float">
            <text:p>12.8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30.65" calcext:value-type="float">
            <text:p>30.65</text:p>
          </table:table-cell>
          <table:table-cell office:value-type="string" calcext:value-type="string">
            <text:p>49 18.34549 -124 21.37519</text:p>
          </table:table-cell>
          <table:table-cell table:formula="of:=LEFT([.F302]; 11)" office:value-type="string" office:string-value="49 18.34549" calcext:value-type="string">
            <text:p>49 18.34549</text:p>
          </table:table-cell>
          <table:table-cell table:formula="of:=RIGHT([.F302]; 13)" office:value-type="string" office:string-value="-124 21.37519" calcext:value-type="string">
            <text:p>-124 21.37519</text:p>
          </table:table-cell>
          <table:table-cell table:formula="of:=ROUND(LEFT([.G302]; 2) + RIGHT([.G302]; 8) / 60; 5)" office:value-type="float" office:value="49.30576" calcext:value-type="float">
            <text:p>49.30576</text:p>
          </table:table-cell>
          <table:table-cell table:formula="of:=ROUND(LEFT([.H302]; 4) + RIGHT([.H302]; 8) / 60; 5)" office:value-type="float" office:value="-123.64375" calcext:value-type="float">
            <text:p>-123.64375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71" calcext:value-type="float">
            <text:p>58.71</text:p>
          </table:table-cell>
          <table:table-cell office:value-type="float" office:value="12.81" calcext:value-type="float">
            <text:p>12.81</text:p>
          </table:table-cell>
          <table:table-cell office:value-type="float" office:value="1009.58" calcext:value-type="float">
            <text:p>1009.58</text:p>
          </table:table-cell>
          <table:table-cell office:value-type="float" office:value="30.22" calcext:value-type="float">
            <text:p>30.22</text:p>
          </table:table-cell>
          <table:table-cell office:value-type="string" calcext:value-type="string">
            <text:p>49 18.34038 -124 21.38610</text:p>
          </table:table-cell>
          <table:table-cell table:formula="of:=LEFT([.F303]; 11)" office:value-type="string" office:string-value="49 18.34038" calcext:value-type="string">
            <text:p>49 18.34038</text:p>
          </table:table-cell>
          <table:table-cell table:formula="of:=RIGHT([.F303]; 13)" office:value-type="string" office:string-value="-124 21.38610" calcext:value-type="string">
            <text:p>-124 21.38610</text:p>
          </table:table-cell>
          <table:table-cell table:formula="of:=ROUND(LEFT([.G303]; 2) + RIGHT([.G303]; 8) / 60; 5)" office:value-type="float" office:value="49.30567" calcext:value-type="float">
            <text:p>49.30567</text:p>
          </table:table-cell>
          <table:table-cell table:formula="of:=ROUND(LEFT([.H303]; 4) + RIGHT([.H303]; 8) / 60; 5)" office:value-type="float" office:value="-123.64357" calcext:value-type="float">
            <text:p>-123.6435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3" calcext:value-type="float">
            <text:p>58.63</text:p>
          </table:table-cell>
          <table:table-cell office:value-type="float" office:value="12.83" calcext:value-type="float">
            <text:p>12.83</text:p>
          </table:table-cell>
          <table:table-cell office:value-type="float" office:value="1009.59" calcext:value-type="float">
            <text:p>1009.59</text:p>
          </table:table-cell>
          <table:table-cell office:value-type="float" office:value="30.47" calcext:value-type="float">
            <text:p>30.47</text:p>
          </table:table-cell>
          <table:table-cell office:value-type="string" calcext:value-type="string">
            <text:p>49 18.33403 -124 21.38800</text:p>
          </table:table-cell>
          <table:table-cell table:formula="of:=LEFT([.F304]; 11)" office:value-type="string" office:string-value="49 18.33403" calcext:value-type="string">
            <text:p>49 18.33403</text:p>
          </table:table-cell>
          <table:table-cell table:formula="of:=RIGHT([.F304]; 13)" office:value-type="string" office:string-value="-124 21.38800" calcext:value-type="string">
            <text:p>-124 21.38800</text:p>
          </table:table-cell>
          <table:table-cell table:formula="of:=ROUND(LEFT([.G304]; 2) + RIGHT([.G304]; 8) / 60; 5)" office:value-type="float" office:value="49.30557" calcext:value-type="float">
            <text:p>49.30557</text:p>
          </table:table-cell>
          <table:table-cell table:formula="of:=ROUND(LEFT([.H304]; 4) + RIGHT([.H304]; 8) / 60; 5)" office:value-type="float" office:value="-123.64353" calcext:value-type="float">
            <text:p>-123.64353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1" calcext:value-type="float">
            <text:p>58.61</text:p>
          </table:table-cell>
          <table:table-cell office:value-type="float" office:value="12.84" calcext:value-type="float">
            <text:p>12.84</text:p>
          </table:table-cell>
          <table:table-cell office:value-type="float" office:value="1009.57" calcext:value-type="float">
            <text:p>1009.57</text:p>
          </table:table-cell>
          <table:table-cell office:value-type="float" office:value="30.74" calcext:value-type="float">
            <text:p>30.74</text:p>
          </table:table-cell>
          <table:table-cell office:value-type="string" calcext:value-type="string">
            <text:p>49 18.32522 -124 21.38897</text:p>
          </table:table-cell>
          <table:table-cell table:formula="of:=LEFT([.F305]; 11)" office:value-type="string" office:string-value="49 18.32522" calcext:value-type="string">
            <text:p>49 18.32522</text:p>
          </table:table-cell>
          <table:table-cell table:formula="of:=RIGHT([.F305]; 13)" office:value-type="string" office:string-value="-124 21.38897" calcext:value-type="string">
            <text:p>-124 21.38897</text:p>
          </table:table-cell>
          <table:table-cell table:formula="of:=ROUND(LEFT([.G305]; 2) + RIGHT([.G305]; 8) / 60; 5)" office:value-type="float" office:value="49.30542" calcext:value-type="float">
            <text:p>49.30542</text:p>
          </table:table-cell>
          <table:table-cell table:formula="of:=ROUND(LEFT([.H305]; 4) + RIGHT([.H305]; 8) / 60; 5)" office:value-type="float" office:value="-123.64352" calcext:value-type="float">
            <text:p>-123.64352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6" calcext:value-type="float">
            <text:p>58.6</text:p>
          </table:table-cell>
          <table:table-cell office:value-type="float" office:value="12.86" calcext:value-type="float">
            <text:p>12.86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30.95" calcext:value-type="float">
            <text:p>30.95</text:p>
          </table:table-cell>
          <table:table-cell office:value-type="string" calcext:value-type="string">
            <text:p>49 18.31521 -124 21.38957</text:p>
          </table:table-cell>
          <table:table-cell table:formula="of:=LEFT([.F306]; 11)" office:value-type="string" office:string-value="49 18.31521" calcext:value-type="string">
            <text:p>49 18.31521</text:p>
          </table:table-cell>
          <table:table-cell table:formula="of:=RIGHT([.F306]; 13)" office:value-type="string" office:string-value="-124 21.38957" calcext:value-type="string">
            <text:p>-124 21.38957</text:p>
          </table:table-cell>
          <table:table-cell table:formula="of:=ROUND(LEFT([.G306]; 2) + RIGHT([.G306]; 8) / 60; 5)" office:value-type="float" office:value="49.30525" calcext:value-type="float">
            <text:p>49.30525</text:p>
          </table:table-cell>
          <table:table-cell table:formula="of:=ROUND(LEFT([.H306]; 4) + RIGHT([.H306]; 8) / 60; 5)" office:value-type="float" office:value="-123.64351" calcext:value-type="float">
            <text:p>-123.64351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58" calcext:value-type="float">
            <text:p>58.58</text:p>
          </table:table-cell>
          <table:table-cell office:value-type="float" office:value="12.87" calcext:value-type="float">
            <text:p>12.87</text:p>
          </table:table-cell>
          <table:table-cell office:value-type="float" office:value="1009.5" calcext:value-type="float">
            <text:p>1009.5</text:p>
          </table:table-cell>
          <table:table-cell office:value-type="float" office:value="31.27" calcext:value-type="float">
            <text:p>31.27</text:p>
          </table:table-cell>
          <table:table-cell office:value-type="string" calcext:value-type="string">
            <text:p>49 18.30483 -124 21.38992</text:p>
          </table:table-cell>
          <table:table-cell table:formula="of:=LEFT([.F307]; 11)" office:value-type="string" office:string-value="49 18.30483" calcext:value-type="string">
            <text:p>49 18.30483</text:p>
          </table:table-cell>
          <table:table-cell table:formula="of:=RIGHT([.F307]; 13)" office:value-type="string" office:string-value="-124 21.38992" calcext:value-type="string">
            <text:p>-124 21.38992</text:p>
          </table:table-cell>
          <table:table-cell table:formula="of:=ROUND(LEFT([.G307]; 2) + RIGHT([.G307]; 8) / 60; 5)" office:value-type="float" office:value="49.30508" calcext:value-type="float">
            <text:p>49.30508</text:p>
          </table:table-cell>
          <table:table-cell table:formula="of:=ROUND(LEFT([.H307]; 4) + RIGHT([.H307]; 8) / 60; 5)" office:value-type="float" office:value="-123.6435" calcext:value-type="float">
            <text:p>-123.6435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54" calcext:value-type="float">
            <text:p>58.54</text:p>
          </table:table-cell>
          <table:table-cell office:value-type="float" office:value="12.88" calcext:value-type="float">
            <text:p>12.88</text:p>
          </table:table-cell>
          <table:table-cell office:value-type="float" office:value="1009.45" calcext:value-type="float">
            <text:p>1009.45</text:p>
          </table:table-cell>
          <table:table-cell office:value-type="float" office:value="31.91" calcext:value-type="float">
            <text:p>31.91</text:p>
          </table:table-cell>
          <table:table-cell office:value-type="string" calcext:value-type="string">
            <text:p>49 18.29421 -124 21.39042</text:p>
          </table:table-cell>
          <table:table-cell table:formula="of:=LEFT([.F308]; 11)" office:value-type="string" office:string-value="49 18.29421" calcext:value-type="string">
            <text:p>49 18.29421</text:p>
          </table:table-cell>
          <table:table-cell table:formula="of:=RIGHT([.F308]; 13)" office:value-type="string" office:string-value="-124 21.39042" calcext:value-type="string">
            <text:p>-124 21.39042</text:p>
          </table:table-cell>
          <table:table-cell table:formula="of:=ROUND(LEFT([.G308]; 2) + RIGHT([.G308]; 8) / 60; 5)" office:value-type="float" office:value="49.3049" calcext:value-type="float">
            <text:p>49.3049</text:p>
          </table:table-cell>
          <table:table-cell table:formula="of:=ROUND(LEFT([.H308]; 4) + RIGHT([.H308]; 8) / 60; 5)" office:value-type="float" office:value="-123.64349" calcext:value-type="float">
            <text:p>-123.64349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49" calcext:value-type="float">
            <text:p>58.49</text:p>
          </table:table-cell>
          <table:table-cell office:value-type="float" office:value="12.89" calcext:value-type="float">
            <text:p>12.89</text:p>
          </table:table-cell>
          <table:table-cell office:value-type="float" office:value="1009.35" calcext:value-type="float">
            <text:p>1009.35</text:p>
          </table:table-cell>
          <table:table-cell office:value-type="float" office:value="32.94" calcext:value-type="float">
            <text:p>32.94</text:p>
          </table:table-cell>
          <table:table-cell office:value-type="string" calcext:value-type="string">
            <text:p>49 18.28333 -124 21.39107</text:p>
          </table:table-cell>
          <table:table-cell table:formula="of:=LEFT([.F309]; 11)" office:value-type="string" office:string-value="49 18.28333" calcext:value-type="string">
            <text:p>49 18.28333</text:p>
          </table:table-cell>
          <table:table-cell table:formula="of:=RIGHT([.F309]; 13)" office:value-type="string" office:string-value="-124 21.39107" calcext:value-type="string">
            <text:p>-124 21.39107</text:p>
          </table:table-cell>
          <table:table-cell table:formula="of:=ROUND(LEFT([.G309]; 2) + RIGHT([.G309]; 8) / 60; 5)" office:value-type="float" office:value="49.30472" calcext:value-type="float">
            <text:p>49.30472</text:p>
          </table:table-cell>
          <table:table-cell table:formula="of:=ROUND(LEFT([.H309]; 4) + RIGHT([.H309]; 8) / 60; 5)" office:value-type="float" office:value="-123.64348" calcext:value-type="float">
            <text:p>-123.64348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41" calcext:value-type="float">
            <text:p>58.41</text:p>
          </table:table-cell>
          <table:table-cell office:value-type="float" office:value="12.94" calcext:value-type="float">
            <text:p>12.94</text:p>
          </table:table-cell>
          <table:table-cell office:value-type="float" office:value="1009.25" calcext:value-type="float">
            <text:p>1009.25</text:p>
          </table:table-cell>
          <table:table-cell office:value-type="float" office:value="33.47" calcext:value-type="float">
            <text:p>33.47</text:p>
          </table:table-cell>
          <table:table-cell office:value-type="string" calcext:value-type="string">
            <text:p>49 18.27227 -124 21.39197</text:p>
          </table:table-cell>
          <table:table-cell table:formula="of:=LEFT([.F310]; 11)" office:value-type="string" office:string-value="49 18.27227" calcext:value-type="string">
            <text:p>49 18.27227</text:p>
          </table:table-cell>
          <table:table-cell table:formula="of:=RIGHT([.F310]; 13)" office:value-type="string" office:string-value="-124 21.39197" calcext:value-type="string">
            <text:p>-124 21.39197</text:p>
          </table:table-cell>
          <table:table-cell table:formula="of:=ROUND(LEFT([.G310]; 2) + RIGHT([.G310]; 8) / 60; 5)" office:value-type="float" office:value="49.30454" calcext:value-type="float">
            <text:p>49.30454</text:p>
          </table:table-cell>
          <table:table-cell table:formula="of:=ROUND(LEFT([.H310]; 4) + RIGHT([.H310]; 8) / 60; 5)" office:value-type="float" office:value="-123.64347" calcext:value-type="float">
            <text:p>-123.6434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8.22" calcext:value-type="float">
            <text:p>58.22</text:p>
          </table:table-cell>
          <table:table-cell office:value-type="float" office:value="12.97" calcext:value-type="float">
            <text:p>12.97</text:p>
          </table:table-cell>
          <table:table-cell office:value-type="float" office:value="1009.22" calcext:value-type="float">
            <text:p>1009.22</text:p>
          </table:table-cell>
          <table:table-cell office:value-type="float" office:value="33.85" calcext:value-type="float">
            <text:p>33.85</text:p>
          </table:table-cell>
          <table:table-cell office:value-type="string" calcext:value-type="string">
            <text:p>49 18.25608 -124 21.39338</text:p>
          </table:table-cell>
          <table:table-cell table:formula="of:=LEFT([.F311]; 11)" office:value-type="string" office:string-value="49 18.25608" calcext:value-type="string">
            <text:p>49 18.25608</text:p>
          </table:table-cell>
          <table:table-cell table:formula="of:=RIGHT([.F311]; 13)" office:value-type="string" office:string-value="-124 21.39338" calcext:value-type="string">
            <text:p>-124 21.39338</text:p>
          </table:table-cell>
          <table:table-cell table:formula="of:=ROUND(LEFT([.G311]; 2) + RIGHT([.G311]; 8) / 60; 5)" office:value-type="float" office:value="49.30427" calcext:value-type="float">
            <text:p>49.30427</text:p>
          </table:table-cell>
          <table:table-cell table:formula="of:=ROUND(LEFT([.H311]; 4) + RIGHT([.H311]; 8) / 60; 5)" office:value-type="float" office:value="-123.64344" calcext:value-type="float">
            <text:p>-123.64344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86" calcext:value-type="float">
            <text:p>57.86</text:p>
          </table:table-cell>
          <table:table-cell office:value-type="float" office:value="13" calcext:value-type="float">
            <text:p>13</text:p>
          </table:table-cell>
          <table:table-cell office:value-type="float" office:value="1009.21" calcext:value-type="float">
            <text:p>1009.21</text:p>
          </table:table-cell>
          <table:table-cell office:value-type="float" office:value="33.68" calcext:value-type="float">
            <text:p>33.68</text:p>
          </table:table-cell>
          <table:table-cell office:value-type="string" calcext:value-type="string">
            <text:p>49 18.24591 -124 21.39561</text:p>
          </table:table-cell>
          <table:table-cell table:formula="of:=LEFT([.F312]; 11)" office:value-type="string" office:string-value="49 18.24591" calcext:value-type="string">
            <text:p>49 18.24591</text:p>
          </table:table-cell>
          <table:table-cell table:formula="of:=RIGHT([.F312]; 13)" office:value-type="string" office:string-value="-124 21.39561" calcext:value-type="string">
            <text:p>-124 21.39561</text:p>
          </table:table-cell>
          <table:table-cell table:formula="of:=ROUND(LEFT([.G312]; 2) + RIGHT([.G312]; 8) / 60; 5)" office:value-type="float" office:value="49.3041" calcext:value-type="float">
            <text:p>49.3041</text:p>
          </table:table-cell>
          <table:table-cell table:formula="of:=ROUND(LEFT([.H312]; 4) + RIGHT([.H312]; 8) / 60; 5)" office:value-type="float" office:value="-123.64341" calcext:value-type="float">
            <text:p>-123.64341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58" calcext:value-type="float">
            <text:p>57.58</text:p>
          </table:table-cell>
          <table:table-cell office:value-type="float" office:value="13.04" calcext:value-type="float">
            <text:p>13.04</text:p>
          </table:table-cell>
          <table:table-cell office:value-type="float" office:value="1009.21" calcext:value-type="float">
            <text:p>1009.21</text:p>
          </table:table-cell>
          <table:table-cell office:value-type="float" office:value="33.82" calcext:value-type="float">
            <text:p>33.82</text:p>
          </table:table-cell>
          <table:table-cell office:value-type="string" calcext:value-type="string">
            <text:p>49 18.23633 -124 21.39985</text:p>
          </table:table-cell>
          <table:table-cell table:formula="of:=LEFT([.F313]; 11)" office:value-type="string" office:string-value="49 18.23633" calcext:value-type="string">
            <text:p>49 18.23633</text:p>
          </table:table-cell>
          <table:table-cell table:formula="of:=RIGHT([.F313]; 13)" office:value-type="string" office:string-value="-124 21.39985" calcext:value-type="string">
            <text:p>-124 21.39985</text:p>
          </table:table-cell>
          <table:table-cell table:formula="of:=ROUND(LEFT([.G313]; 2) + RIGHT([.G313]; 8) / 60; 5)" office:value-type="float" office:value="49.30394" calcext:value-type="float">
            <text:p>49.30394</text:p>
          </table:table-cell>
          <table:table-cell table:formula="of:=ROUND(LEFT([.H313]; 4) + RIGHT([.H313]; 8) / 60; 5)" office:value-type="float" office:value="-123.64334" calcext:value-type="float">
            <text:p>-123.64334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48" calcext:value-type="float">
            <text:p>57.48</text:p>
          </table:table-cell>
          <table:table-cell office:value-type="float" office:value="13.09" calcext:value-type="float">
            <text:p>13.09</text:p>
          </table:table-cell>
          <table:table-cell office:value-type="float" office:value="1009.26" calcext:value-type="float">
            <text:p>1009.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9 18.22737 -124 21.40521</text:p>
          </table:table-cell>
          <table:table-cell table:formula="of:=LEFT([.F314]; 11)" office:value-type="string" office:string-value="49 18.22737" calcext:value-type="string">
            <text:p>49 18.22737</text:p>
          </table:table-cell>
          <table:table-cell table:formula="of:=RIGHT([.F314]; 13)" office:value-type="string" office:string-value="-124 21.40521" calcext:value-type="string">
            <text:p>-124 21.40521</text:p>
          </table:table-cell>
          <table:table-cell table:formula="of:=ROUND(LEFT([.G314]; 2) + RIGHT([.G314]; 8) / 60; 5)" office:value-type="float" office:value="49.30379" calcext:value-type="float">
            <text:p>49.30379</text:p>
          </table:table-cell>
          <table:table-cell table:formula="of:=ROUND(LEFT([.H314]; 4) + RIGHT([.H314]; 8) / 60; 5)" office:value-type="float" office:value="-123.64325" calcext:value-type="float">
            <text:p>-123.64325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45" calcext:value-type="float">
            <text:p>57.45</text:p>
          </table:table-cell>
          <table:table-cell office:value-type="float" office:value="13.12" calcext:value-type="float">
            <text:p>13.12</text:p>
          </table:table-cell>
          <table:table-cell office:value-type="float" office:value="1009.33" calcext:value-type="float">
            <text:p>1009.33</text:p>
          </table:table-cell>
          <table:table-cell office:value-type="float" office:value="32.22" calcext:value-type="float">
            <text:p>32.22</text:p>
          </table:table-cell>
          <table:table-cell office:value-type="string" calcext:value-type="string">
            <text:p>49 18.21770 -124 21.40919</text:p>
          </table:table-cell>
          <table:table-cell table:formula="of:=LEFT([.F315]; 11)" office:value-type="string" office:string-value="49 18.21770" calcext:value-type="string">
            <text:p>49 18.21770</text:p>
          </table:table-cell>
          <table:table-cell table:formula="of:=RIGHT([.F315]; 13)" office:value-type="string" office:string-value="-124 21.40919" calcext:value-type="string">
            <text:p>-124 21.40919</text:p>
          </table:table-cell>
          <table:table-cell table:formula="of:=ROUND(LEFT([.G315]; 2) + RIGHT([.G315]; 8) / 60; 5)" office:value-type="float" office:value="49.30363" calcext:value-type="float">
            <text:p>49.30363</text:p>
          </table:table-cell>
          <table:table-cell table:formula="of:=ROUND(LEFT([.H315]; 4) + RIGHT([.H315]; 8) / 60; 5)" office:value-type="float" office:value="-123.64318" calcext:value-type="float">
            <text:p>-123.64318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4" calcext:value-type="float">
            <text:p>57.4</text:p>
          </table:table-cell>
          <table:table-cell office:value-type="float" office:value="13.14" calcext:value-type="float">
            <text:p>13.14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33.03" calcext:value-type="float">
            <text:p>33.03</text:p>
          </table:table-cell>
          <table:table-cell office:value-type="string" calcext:value-type="string">
            <text:p>49 18.20775 -124 21.41327</text:p>
          </table:table-cell>
          <table:table-cell table:formula="of:=LEFT([.F316]; 11)" office:value-type="string" office:string-value="49 18.20775" calcext:value-type="string">
            <text:p>49 18.20775</text:p>
          </table:table-cell>
          <table:table-cell table:formula="of:=RIGHT([.F316]; 13)" office:value-type="string" office:string-value="-124 21.41327" calcext:value-type="string">
            <text:p>-124 21.41327</text:p>
          </table:table-cell>
          <table:table-cell table:formula="of:=ROUND(LEFT([.G316]; 2) + RIGHT([.G316]; 8) / 60; 5)" office:value-type="float" office:value="49.30346" calcext:value-type="float">
            <text:p>49.30346</text:p>
          </table:table-cell>
          <table:table-cell table:formula="of:=ROUND(LEFT([.H316]; 4) + RIGHT([.H316]; 8) / 60; 5)" office:value-type="float" office:value="-123.64311" calcext:value-type="float">
            <text:p>-123.64311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31" calcext:value-type="float">
            <text:p>57.31</text:p>
          </table:table-cell>
          <table:table-cell office:value-type="float" office:value="13.16" calcext:value-type="float">
            <text:p>13.16</text:p>
          </table:table-cell>
          <table:table-cell office:value-type="float" office:value="1009.31" calcext:value-type="float">
            <text:p>1009.31</text:p>
          </table:table-cell>
          <table:table-cell office:value-type="float" office:value="32.86" calcext:value-type="float">
            <text:p>32.86</text:p>
          </table:table-cell>
          <table:table-cell office:value-type="string" calcext:value-type="string">
            <text:p>49 18.19760 -124 21.41600</text:p>
          </table:table-cell>
          <table:table-cell table:formula="of:=LEFT([.F317]; 11)" office:value-type="string" office:string-value="49 18.19760" calcext:value-type="string">
            <text:p>49 18.19760</text:p>
          </table:table-cell>
          <table:table-cell table:formula="of:=RIGHT([.F317]; 13)" office:value-type="string" office:string-value="-124 21.41600" calcext:value-type="string">
            <text:p>-124 21.41600</text:p>
          </table:table-cell>
          <table:table-cell table:formula="of:=ROUND(LEFT([.G317]; 2) + RIGHT([.G317]; 8) / 60; 5)" office:value-type="float" office:value="49.30329" calcext:value-type="float">
            <text:p>49.30329</text:p>
          </table:table-cell>
          <table:table-cell table:formula="of:=ROUND(LEFT([.H317]; 4) + RIGHT([.H317]; 8) / 60; 5)" office:value-type="float" office:value="-123.64307" calcext:value-type="float">
            <text:p>-123.6430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25" calcext:value-type="float">
            <text:p>57.25</text:p>
          </table:table-cell>
          <table:table-cell office:value-type="float" office:value="13.18" calcext:value-type="float">
            <text:p>13.18</text:p>
          </table:table-cell>
          <table:table-cell office:value-type="float" office:value="1009.3" calcext:value-type="float">
            <text:p>1009.3</text:p>
          </table:table-cell>
          <table:table-cell office:value-type="float" office:value="32.83" calcext:value-type="float">
            <text:p>32.83</text:p>
          </table:table-cell>
          <table:table-cell office:value-type="string" calcext:value-type="string">
            <text:p>49 18.18771 -124 21.41567</text:p>
          </table:table-cell>
          <table:table-cell table:formula="of:=LEFT([.F318]; 11)" office:value-type="string" office:string-value="49 18.18771" calcext:value-type="string">
            <text:p>49 18.18771</text:p>
          </table:table-cell>
          <table:table-cell table:formula="of:=RIGHT([.F318]; 13)" office:value-type="string" office:string-value="-124 21.41567" calcext:value-type="string">
            <text:p>-124 21.41567</text:p>
          </table:table-cell>
          <table:table-cell table:formula="of:=ROUND(LEFT([.G318]; 2) + RIGHT([.G318]; 8) / 60; 5)" office:value-type="float" office:value="49.30313" calcext:value-type="float">
            <text:p>49.30313</text:p>
          </table:table-cell>
          <table:table-cell table:formula="of:=ROUND(LEFT([.H318]; 4) + RIGHT([.H318]; 8) / 60; 5)" office:value-type="float" office:value="-123.64307" calcext:value-type="float">
            <text:p>-123.6430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23" calcext:value-type="float">
            <text:p>57.23</text:p>
          </table:table-cell>
          <table:table-cell office:value-type="float" office:value="13.2" calcext:value-type="float">
            <text:p>13.2</text:p>
          </table:table-cell>
          <table:table-cell office:value-type="float" office:value="1009.33" calcext:value-type="float">
            <text:p>1009.33</text:p>
          </table:table-cell>
          <table:table-cell office:value-type="float" office:value="32.82" calcext:value-type="float">
            <text:p>32.82</text:p>
          </table:table-cell>
          <table:table-cell office:value-type="string" calcext:value-type="string">
            <text:p>49 18.17266 -124 21.40686</text:p>
          </table:table-cell>
          <table:table-cell table:formula="of:=LEFT([.F319]; 11)" office:value-type="string" office:string-value="49 18.17266" calcext:value-type="string">
            <text:p>49 18.17266</text:p>
          </table:table-cell>
          <table:table-cell table:formula="of:=RIGHT([.F319]; 13)" office:value-type="string" office:string-value="-124 21.40686" calcext:value-type="string">
            <text:p>-124 21.40686</text:p>
          </table:table-cell>
          <table:table-cell table:formula="of:=ROUND(LEFT([.G319]; 2) + RIGHT([.G319]; 8) / 60; 5)" office:value-type="float" office:value="49.30288" calcext:value-type="float">
            <text:p>49.30288</text:p>
          </table:table-cell>
          <table:table-cell table:formula="of:=ROUND(LEFT([.H319]; 4) + RIGHT([.H319]; 8) / 60; 5)" office:value-type="float" office:value="-123.64322" calcext:value-type="float">
            <text:p>-123.64322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27" calcext:value-type="float">
            <text:p>57.27</text:p>
          </table:table-cell>
          <table:table-cell office:value-type="float" office:value="13.21" calcext:value-type="float">
            <text:p>13.21</text:p>
          </table:table-cell>
          <table:table-cell office:value-type="float" office:value="1009.28" calcext:value-type="float">
            <text:p>1009.28</text:p>
          </table:table-cell>
          <table:table-cell office:value-type="float" office:value="33.18" calcext:value-type="float">
            <text:p>33.18</text:p>
          </table:table-cell>
          <table:table-cell office:value-type="string" calcext:value-type="string">
            <text:p>49 18.16261 -124 21.39942</text:p>
          </table:table-cell>
          <table:table-cell table:formula="of:=LEFT([.F320]; 11)" office:value-type="string" office:string-value="49 18.16261" calcext:value-type="string">
            <text:p>49 18.16261</text:p>
          </table:table-cell>
          <table:table-cell table:formula="of:=RIGHT([.F320]; 13)" office:value-type="string" office:string-value="-124 21.39942" calcext:value-type="string">
            <text:p>-124 21.39942</text:p>
          </table:table-cell>
          <table:table-cell table:formula="of:=ROUND(LEFT([.G320]; 2) + RIGHT([.G320]; 8) / 60; 5)" office:value-type="float" office:value="49.30271" calcext:value-type="float">
            <text:p>49.30271</text:p>
          </table:table-cell>
          <table:table-cell table:formula="of:=ROUND(LEFT([.H320]; 4) + RIGHT([.H320]; 8) / 60; 5)" office:value-type="float" office:value="-123.64334" calcext:value-type="float">
            <text:p>-123.64334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38" calcext:value-type="float">
            <text:p>57.38</text:p>
          </table:table-cell>
          <table:table-cell office:value-type="float" office:value="13.23" calcext:value-type="float">
            <text:p>13.23</text:p>
          </table:table-cell>
          <table:table-cell office:value-type="float" office:value="1009.21" calcext:value-type="float">
            <text:p>1009.21</text:p>
          </table:table-cell>
          <table:table-cell office:value-type="float" office:value="33.68" calcext:value-type="float">
            <text:p>33.68</text:p>
          </table:table-cell>
          <table:table-cell office:value-type="string" calcext:value-type="string">
            <text:p>49 18.15270 -124 21.39208</text:p>
          </table:table-cell>
          <table:table-cell table:formula="of:=LEFT([.F321]; 11)" office:value-type="string" office:string-value="49 18.15270" calcext:value-type="string">
            <text:p>49 18.15270</text:p>
          </table:table-cell>
          <table:table-cell table:formula="of:=RIGHT([.F321]; 13)" office:value-type="string" office:string-value="-124 21.39208" calcext:value-type="string">
            <text:p>-124 21.39208</text:p>
          </table:table-cell>
          <table:table-cell table:formula="of:=ROUND(LEFT([.G321]; 2) + RIGHT([.G321]; 8) / 60; 5)" office:value-type="float" office:value="49.30255" calcext:value-type="float">
            <text:p>49.30255</text:p>
          </table:table-cell>
          <table:table-cell table:formula="of:=ROUND(LEFT([.H321]; 4) + RIGHT([.H321]; 8) / 60; 5)" office:value-type="float" office:value="-123.64347" calcext:value-type="float">
            <text:p>-123.6434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4" calcext:value-type="float">
            <text:p>57.4</text:p>
          </table:table-cell>
          <table:table-cell office:value-type="float" office:value="13.25" calcext:value-type="float">
            <text:p>13.25</text:p>
          </table:table-cell>
          <table:table-cell office:value-type="float" office:value="1009.21" calcext:value-type="float">
            <text:p>1009.21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49 18.14192 -124 21.38398</text:p>
          </table:table-cell>
          <table:table-cell table:formula="of:=LEFT([.F322]; 11)" office:value-type="string" office:string-value="49 18.14192" calcext:value-type="string">
            <text:p>49 18.14192</text:p>
          </table:table-cell>
          <table:table-cell table:formula="of:=RIGHT([.F322]; 13)" office:value-type="string" office:string-value="-124 21.38398" calcext:value-type="string">
            <text:p>-124 21.38398</text:p>
          </table:table-cell>
          <table:table-cell table:formula="of:=ROUND(LEFT([.G322]; 2) + RIGHT([.G322]; 8) / 60; 5)" office:value-type="float" office:value="49.30237" calcext:value-type="float">
            <text:p>49.30237</text:p>
          </table:table-cell>
          <table:table-cell table:formula="of:=ROUND(LEFT([.H322]; 4) + RIGHT([.H322]; 8) / 60; 5)" office:value-type="float" office:value="-123.6436" calcext:value-type="float">
            <text:p>-123.6436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52" calcext:value-type="float">
            <text:p>57.52</text:p>
          </table:table-cell>
          <table:table-cell office:value-type="float" office:value="13.27" calcext:value-type="float">
            <text:p>13.27</text:p>
          </table:table-cell>
          <table:table-cell office:value-type="float" office:value="1009.22" calcext:value-type="float">
            <text:p>1009.22</text:p>
          </table:table-cell>
          <table:table-cell office:value-type="float" office:value="33.98" calcext:value-type="float">
            <text:p>33.98</text:p>
          </table:table-cell>
          <table:table-cell office:value-type="string" calcext:value-type="string">
            <text:p>49 18.13253 -124 21.37651</text:p>
          </table:table-cell>
          <table:table-cell table:formula="of:=LEFT([.F323]; 11)" office:value-type="string" office:string-value="49 18.13253" calcext:value-type="string">
            <text:p>49 18.13253</text:p>
          </table:table-cell>
          <table:table-cell table:formula="of:=RIGHT([.F323]; 13)" office:value-type="string" office:string-value="-124 21.37651" calcext:value-type="string">
            <text:p>-124 21.37651</text:p>
          </table:table-cell>
          <table:table-cell table:formula="of:=ROUND(LEFT([.G323]; 2) + RIGHT([.G323]; 8) / 60; 5)" office:value-type="float" office:value="49.30221" calcext:value-type="float">
            <text:p>49.30221</text:p>
          </table:table-cell>
          <table:table-cell table:formula="of:=ROUND(LEFT([.H323]; 4) + RIGHT([.H323]; 8) / 60; 5)" office:value-type="float" office:value="-123.64372" calcext:value-type="float">
            <text:p>-123.64372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61" calcext:value-type="float">
            <text:p>57.61</text:p>
          </table:table-cell>
          <table:table-cell office:value-type="float" office:value="13.28" calcext:value-type="float">
            <text:p>13.28</text:p>
          </table:table-cell>
          <table:table-cell office:value-type="float" office:value="1009.23" calcext:value-type="float">
            <text:p>1009.23</text:p>
          </table:table-cell>
          <table:table-cell office:value-type="float" office:value="33.42" calcext:value-type="float">
            <text:p>33.42</text:p>
          </table:table-cell>
          <table:table-cell office:value-type="string" calcext:value-type="string">
            <text:p>49 18.12509 -124 21.36785</text:p>
          </table:table-cell>
          <table:table-cell table:formula="of:=LEFT([.F324]; 11)" office:value-type="string" office:string-value="49 18.12509" calcext:value-type="string">
            <text:p>49 18.12509</text:p>
          </table:table-cell>
          <table:table-cell table:formula="of:=RIGHT([.F324]; 13)" office:value-type="string" office:string-value="-124 21.36785" calcext:value-type="string">
            <text:p>-124 21.36785</text:p>
          </table:table-cell>
          <table:table-cell table:formula="of:=ROUND(LEFT([.G324]; 2) + RIGHT([.G324]; 8) / 60; 5)" office:value-type="float" office:value="49.30208" calcext:value-type="float">
            <text:p>49.30208</text:p>
          </table:table-cell>
          <table:table-cell table:formula="of:=ROUND(LEFT([.H324]; 4) + RIGHT([.H324]; 8) / 60; 5)" office:value-type="float" office:value="-123.64387" calcext:value-type="float">
            <text:p>-123.6438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58" calcext:value-type="float">
            <text:p>57.58</text:p>
          </table:table-cell>
          <table:table-cell office:value-type="float" office:value="13.29" calcext:value-type="float">
            <text:p>13.29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32.59" calcext:value-type="float">
            <text:p>32.59</text:p>
          </table:table-cell>
          <table:table-cell office:value-type="string" calcext:value-type="string">
            <text:p>49 18.12131 -124 21.35734</text:p>
          </table:table-cell>
          <table:table-cell table:formula="of:=LEFT([.F325]; 11)" office:value-type="string" office:string-value="49 18.12131" calcext:value-type="string">
            <text:p>49 18.12131</text:p>
          </table:table-cell>
          <table:table-cell table:formula="of:=RIGHT([.F325]; 13)" office:value-type="string" office:string-value="-124 21.35734" calcext:value-type="string">
            <text:p>-124 21.35734</text:p>
          </table:table-cell>
          <table:table-cell table:formula="of:=ROUND(LEFT([.G325]; 2) + RIGHT([.G325]; 8) / 60; 5)" office:value-type="float" office:value="49.30202" calcext:value-type="float">
            <text:p>49.30202</text:p>
          </table:table-cell>
          <table:table-cell table:formula="of:=ROUND(LEFT([.H325]; 4) + RIGHT([.H325]; 8) / 60; 5)" office:value-type="float" office:value="-123.64404" calcext:value-type="float">
            <text:p>-123.64404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57" calcext:value-type="float">
            <text:p>57.57</text:p>
          </table:table-cell>
          <table:table-cell office:value-type="float" office:value="13.3" calcext:value-type="float">
            <text:p>13.3</text:p>
          </table:table-cell>
          <table:table-cell office:value-type="float" office:value="1009.33" calcext:value-type="float">
            <text:p>1009.33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49 18.12046 -124 21.34334</text:p>
          </table:table-cell>
          <table:table-cell table:formula="of:=LEFT([.F326]; 11)" office:value-type="string" office:string-value="49 18.12046" calcext:value-type="string">
            <text:p>49 18.12046</text:p>
          </table:table-cell>
          <table:table-cell table:formula="of:=RIGHT([.F326]; 13)" office:value-type="string" office:string-value="-124 21.34334" calcext:value-type="string">
            <text:p>-124 21.34334</text:p>
          </table:table-cell>
          <table:table-cell table:formula="of:=ROUND(LEFT([.G326]; 2) + RIGHT([.G326]; 8) / 60; 5)" office:value-type="float" office:value="49.30201" calcext:value-type="float">
            <text:p>49.30201</text:p>
          </table:table-cell>
          <table:table-cell table:formula="of:=ROUND(LEFT([.H326]; 4) + RIGHT([.H326]; 8) / 60; 5)" office:value-type="float" office:value="-123.64428" calcext:value-type="float">
            <text:p>-123.64428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58" calcext:value-type="float">
            <text:p>57.58</text:p>
          </table:table-cell>
          <table:table-cell office:value-type="float" office:value="13.32" calcext:value-type="float">
            <text:p>13.32</text:p>
          </table:table-cell>
          <table:table-cell office:value-type="float" office:value="1009.46" calcext:value-type="float">
            <text:p>1009.46</text:p>
          </table:table-cell>
          <table:table-cell office:value-type="float" office:value="31.66" calcext:value-type="float">
            <text:p>31.66</text:p>
          </table:table-cell>
          <table:table-cell office:value-type="string" calcext:value-type="string">
            <text:p>49 18.11796 -124 21.29527</text:p>
          </table:table-cell>
          <table:table-cell table:formula="of:=LEFT([.F327]; 11)" office:value-type="string" office:string-value="49 18.11796" calcext:value-type="string">
            <text:p>49 18.11796</text:p>
          </table:table-cell>
          <table:table-cell table:formula="of:=RIGHT([.F327]; 13)" office:value-type="string" office:string-value="-124 21.29527" calcext:value-type="string">
            <text:p>-124 21.29527</text:p>
          </table:table-cell>
          <table:table-cell table:formula="of:=ROUND(LEFT([.G327]; 2) + RIGHT([.G327]; 8) / 60; 5)" office:value-type="float" office:value="49.30197" calcext:value-type="float">
            <text:p>49.30197</text:p>
          </table:table-cell>
          <table:table-cell table:formula="of:=ROUND(LEFT([.H327]; 4) + RIGHT([.H327]; 8) / 60; 5)" office:value-type="float" office:value="-123.64508" calcext:value-type="float">
            <text:p>-123.64508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63" calcext:value-type="float">
            <text:p>57.63</text:p>
          </table:table-cell>
          <table:table-cell office:value-type="float" office:value="13.36" calcext:value-type="float">
            <text:p>13.36</text:p>
          </table:table-cell>
          <table:table-cell office:value-type="float" office:value="1009.62" calcext:value-type="float">
            <text:p>1009.62</text:p>
          </table:table-cell>
          <table:table-cell office:value-type="float" office:value="30.06" calcext:value-type="float">
            <text:p>30.06</text:p>
          </table:table-cell>
          <table:table-cell office:value-type="string" calcext:value-type="string">
            <text:p>49 18.11682 -124 21.27782</text:p>
          </table:table-cell>
          <table:table-cell table:formula="of:=LEFT([.F328]; 11)" office:value-type="string" office:string-value="49 18.11682" calcext:value-type="string">
            <text:p>49 18.11682</text:p>
          </table:table-cell>
          <table:table-cell table:formula="of:=RIGHT([.F328]; 13)" office:value-type="string" office:string-value="-124 21.27782" calcext:value-type="string">
            <text:p>-124 21.27782</text:p>
          </table:table-cell>
          <table:table-cell table:formula="of:=ROUND(LEFT([.G328]; 2) + RIGHT([.G328]; 8) / 60; 5)" office:value-type="float" office:value="49.30195" calcext:value-type="float">
            <text:p>49.30195</text:p>
          </table:table-cell>
          <table:table-cell table:formula="of:=ROUND(LEFT([.H328]; 4) + RIGHT([.H328]; 8) / 60; 5)" office:value-type="float" office:value="-123.64537" calcext:value-type="float">
            <text:p>-123.6453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7" calcext:value-type="float">
            <text:p>57.7</text:p>
          </table:table-cell>
          <table:table-cell office:value-type="float" office:value="13.39" calcext:value-type="float">
            <text:p>13.39</text:p>
          </table:table-cell>
          <table:table-cell office:value-type="float" office:value="1009.63" calcext:value-type="float">
            <text:p>1009.63</text:p>
          </table:table-cell>
          <table:table-cell office:value-type="float" office:value="29.98" calcext:value-type="float">
            <text:p>29.98</text:p>
          </table:table-cell>
          <table:table-cell office:value-type="string" calcext:value-type="string">
            <text:p>49 18.11401 -124 21.26554</text:p>
          </table:table-cell>
          <table:table-cell table:formula="of:=LEFT([.F329]; 11)" office:value-type="string" office:string-value="49 18.11401" calcext:value-type="string">
            <text:p>49 18.11401</text:p>
          </table:table-cell>
          <table:table-cell table:formula="of:=RIGHT([.F329]; 13)" office:value-type="string" office:string-value="-124 21.26554" calcext:value-type="string">
            <text:p>-124 21.26554</text:p>
          </table:table-cell>
          <table:table-cell table:formula="of:=ROUND(LEFT([.G329]; 2) + RIGHT([.G329]; 8) / 60; 5)" office:value-type="float" office:value="49.3019" calcext:value-type="float">
            <text:p>49.3019</text:p>
          </table:table-cell>
          <table:table-cell table:formula="of:=ROUND(LEFT([.H329]; 4) + RIGHT([.H329]; 8) / 60; 5)" office:value-type="float" office:value="-123.64557" calcext:value-type="float">
            <text:p>-123.64557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88" calcext:value-type="float">
            <text:p>57.88</text:p>
          </table:table-cell>
          <table:table-cell office:value-type="float" office:value="13.42" calcext:value-type="float">
            <text:p>13.42</text:p>
          </table:table-cell>
          <table:table-cell office:value-type="float" office:value="1009.64" calcext:value-type="float">
            <text:p>1009.64</text:p>
          </table:table-cell>
          <table:table-cell office:value-type="float" office:value="29.89" calcext:value-type="float">
            <text:p>29.89</text:p>
          </table:table-cell>
          <table:table-cell office:value-type="string" calcext:value-type="string">
            <text:p>49 18.10679 -124 21.25656</text:p>
          </table:table-cell>
          <table:table-cell table:formula="of:=LEFT([.F330]; 11)" office:value-type="string" office:string-value="49 18.10679" calcext:value-type="string">
            <text:p>49 18.10679</text:p>
          </table:table-cell>
          <table:table-cell table:formula="of:=RIGHT([.F330]; 13)" office:value-type="string" office:string-value="-124 21.25656" calcext:value-type="string">
            <text:p>-124 21.25656</text:p>
          </table:table-cell>
          <table:table-cell table:formula="of:=ROUND(LEFT([.G330]; 2) + RIGHT([.G330]; 8) / 60; 5)" office:value-type="float" office:value="49.30178" calcext:value-type="float">
            <text:p>49.30178</text:p>
          </table:table-cell>
          <table:table-cell table:formula="of:=ROUND(LEFT([.H330]; 4) + RIGHT([.H330]; 8) / 60; 5)" office:value-type="float" office:value="-123.64572" calcext:value-type="float">
            <text:p>-123.64572</text:p>
          </table:table-cell>
        </table:table-row>
        <table:table-row table:style-name="ro1">
          <table:table-cell office:value-type="float" office:value="375.78" calcext:value-type="float">
            <text:p>375.78</text:p>
          </table:table-cell>
          <table:table-cell office:value-type="float" office:value="57.63" calcext:value-type="float">
            <text:p>57.63</text:p>
          </table:table-cell>
          <table:table-cell office:value-type="float" office:value="13.46" calcext:value-type="float">
            <text:p>13.46</text:p>
          </table:table-cell>
          <table:table-cell office:value-type="float" office:value="1009.65" calcext:value-type="float">
            <text:p>1009.65</text:p>
          </table:table-cell>
          <table:table-cell office:value-type="float" office:value="30.01" calcext:value-type="float">
            <text:p>30.01</text:p>
          </table:table-cell>
          <table:table-cell office:value-type="string" calcext:value-type="string">
            <text:p>49 18.09907 -124 21.25506</text:p>
          </table:table-cell>
          <table:table-cell table:formula="of:=LEFT([.F331]; 11)" office:value-type="string" office:string-value="49 18.09907" calcext:value-type="string">
            <text:p>49 18.09907</text:p>
          </table:table-cell>
          <table:table-cell table:formula="of:=RIGHT([.F331]; 13)" office:value-type="string" office:string-value="-124 21.25506" calcext:value-type="string">
            <text:p>-124 21.25506</text:p>
          </table:table-cell>
          <table:table-cell table:formula="of:=ROUND(LEFT([.G331]; 2) + RIGHT([.G331]; 8) / 60; 5)" office:value-type="float" office:value="49.30165" calcext:value-type="float">
            <text:p>49.30165</text:p>
          </table:table-cell>
          <table:table-cell table:formula="of:=ROUND(LEFT([.H331]; 4) + RIGHT([.H331]; 8) / 60; 5)" office:value-type="float" office:value="-123.64575" calcext:value-type="float">
            <text:p>-123.64575</text:p>
          </table:table-cell>
        </table:table-row>
        <table:table-row table:style-name="ro1">
          <table:table-cell office:value-type="float" office:value="41.24" calcext:value-type="float">
            <text:p>41.24</text:p>
          </table:table-cell>
          <table:table-cell table:number-columns-repeated="9"/>
        </table:table-row>
        <table:table-row table:style-name="ro1">
          <table:table-cell office:value-type="float" office:value="41.23" calcext:value-type="float">
            <text:p>41.23</text:p>
          </table:table-cell>
          <table:table-cell table:number-columns-repeated="9"/>
        </table:table-row>
        <table:table-row table:style-name="ro1">
          <table:table-cell office:value-type="float" office:value="41.21" calcext:value-type="float">
            <text:p>41.21</text:p>
          </table:table-cell>
          <table:table-cell table:number-columns-repeated="9"/>
        </table:table-row>
        <table:table-row table:style-name="ro1">
          <table:table-cell office:value-type="float" office:value="41.18" calcext:value-type="float">
            <text:p>41.18</text:p>
          </table:table-cell>
          <table:table-cell table:number-columns-repeated="9"/>
        </table:table-row>
        <table:table-row table:style-name="ro1">
          <table:table-cell office:value-type="float" office:value="41.16" calcext:value-type="float">
            <text:p>41.16</text:p>
          </table:table-cell>
          <table:table-cell table:number-columns-repeated="9"/>
        </table:table-row>
        <table:table-row table:style-name="ro1">
          <table:table-cell office:value-type="float" office:value="41.13" calcext:value-type="float">
            <text:p>41.13</text:p>
          </table:table-cell>
          <table:table-cell table:number-columns-repeated="9"/>
        </table:table-row>
        <table:table-row table:style-name="ro1">
          <table:table-cell office:value-type="float" office:value="41.1" calcext:value-type="float">
            <text:p>41.1</text:p>
          </table:table-cell>
          <table:table-cell table:number-columns-repeated="9"/>
        </table:table-row>
        <table:table-row table:style-name="ro1">
          <table:table-cell office:value-type="float" office:value="41.07" calcext:value-type="float">
            <text:p>41.07</text:p>
          </table:table-cell>
          <table:table-cell table:number-columns-repeated="9"/>
        </table:table-row>
        <table:table-row table:style-name="ro1">
          <table:table-cell office:value-type="float" office:value="41.05" calcext:value-type="float">
            <text:p>41.05</text:p>
          </table:table-cell>
          <table:table-cell table:number-columns-repeated="9"/>
        </table:table-row>
        <table:table-row table:style-name="ro1">
          <table:table-cell office:value-type="float" office:value="41.02" calcext:value-type="float">
            <text:p>41.02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0.98" calcext:value-type="float">
            <text:p>40.98</text:p>
          </table:table-cell>
          <table:table-cell table:number-columns-repeated="9"/>
        </table:table-row>
        <table:table-row table:style-name="ro1">
          <table:table-cell office:value-type="float" office:value="40.97" calcext:value-type="float">
            <text:p>40.97</text:p>
          </table:table-cell>
          <table:table-cell table:number-columns-repeated="9"/>
        </table:table-row>
        <table:table-row table:style-name="ro1">
          <table:table-cell office:value-type="float" office:value="40.95" calcext:value-type="float">
            <text:p>40.95</text:p>
          </table:table-cell>
          <table:table-cell table:number-columns-repeated="9"/>
        </table:table-row>
        <table:table-row table:style-name="ro1">
          <table:table-cell office:value-type="float" office:value="40.97" calcext:value-type="float">
            <text:p>40.97</text:p>
          </table:table-cell>
          <table:table-cell table:number-columns-repeated="9"/>
        </table:table-row>
        <table:table-row table:style-name="ro1">
          <table:table-cell office:value-type="float" office:value="40.99" calcext:value-type="float">
            <text:p>40.99</text:p>
          </table:table-cell>
          <table:table-cell table:number-columns-repeated="9"/>
        </table:table-row>
        <table:table-row table:style-name="ro1">
          <table:table-cell office:value-type="float" office:value="41.01" calcext:value-type="float">
            <text:p>41.01</text:p>
          </table:table-cell>
          <table:table-cell table:number-columns-repeated="9"/>
        </table:table-row>
        <table:table-row table:style-name="ro1">
          <table:table-cell office:value-type="float" office:value="41.15" calcext:value-type="float">
            <text:p>41.15</text:p>
          </table:table-cell>
          <table:table-cell table:number-columns-repeated="9"/>
        </table:table-row>
        <table:table-row table:style-name="ro1">
          <table:table-cell office:value-type="float" office:value="41.25" calcext:value-type="float">
            <text:p>41.25</text:p>
          </table:table-cell>
          <table:table-cell table:number-columns-repeated="9"/>
        </table:table-row>
        <table:table-row table:style-name="ro1">
          <table:table-cell office:value-type="float" office:value="41.27" calcext:value-type="float">
            <text:p>41.27</text:p>
          </table:table-cell>
          <table:table-cell table:number-columns-repeated="9"/>
        </table:table-row>
        <table:table-row table:style-name="ro1">
          <table:table-cell office:value-type="float" office:value="41.3" calcext:value-type="float">
            <text:p>41.3</text:p>
          </table:table-cell>
          <table:table-cell table:number-columns-repeated="9"/>
        </table:table-row>
        <table:table-row table:style-name="ro1">
          <table:table-cell office:value-type="float" office:value="41.34" calcext:value-type="float">
            <text:p>41.34</text:p>
          </table:table-cell>
          <table:table-cell table:number-columns-repeated="9"/>
        </table:table-row>
        <table:table-row table:style-name="ro1">
          <table:table-cell office:value-type="float" office:value="41.34" calcext:value-type="float">
            <text:p>41.34</text:p>
          </table:table-cell>
          <table:table-cell table:number-columns-repeated="9"/>
        </table:table-row>
        <table:table-row table:style-name="ro1">
          <table:table-cell office:value-type="float" office:value="41.34" calcext:value-type="float">
            <text:p>41.34</text:p>
          </table:table-cell>
          <table:table-cell table:number-columns-repeated="9"/>
        </table:table-row>
        <table:table-row table:style-name="ro1">
          <table:table-cell office:value-type="float" office:value="41.32" calcext:value-type="float">
            <text:p>41.32</text:p>
          </table:table-cell>
          <table:table-cell table:number-columns-repeated="9"/>
        </table:table-row>
        <table:table-row table:style-name="ro1">
          <table:table-cell office:value-type="float" office:value="41.27" calcext:value-type="float">
            <text:p>41.27</text:p>
          </table:table-cell>
          <table:table-cell table:number-columns-repeated="9"/>
        </table:table-row>
        <table:table-row table:style-name="ro1">
          <table:table-cell office:value-type="float" office:value="41.24" calcext:value-type="float">
            <text:p>41.24</text:p>
          </table:table-cell>
          <table:table-cell table:number-columns-repeated="9"/>
        </table:table-row>
        <table:table-row table:style-name="ro1">
          <table:table-cell office:value-type="float" office:value="41.2" calcext:value-type="float">
            <text:p>41.2</text:p>
          </table:table-cell>
          <table:table-cell table:number-columns-repeated="9"/>
        </table:table-row>
        <table:table-row table:style-name="ro1">
          <table:table-cell office:value-type="float" office:value="41.18" calcext:value-type="float">
            <text:p>41.18</text:p>
          </table:table-cell>
          <table:table-cell table:number-columns-repeated="9"/>
        </table:table-row>
        <table:table-row table:style-name="ro1">
          <table:table-cell office:value-type="float" office:value="41.16" calcext:value-type="float">
            <text:p>41.16</text:p>
          </table:table-cell>
          <table:table-cell table:number-columns-repeated="9"/>
        </table:table-row>
        <table:table-row table:style-name="ro1">
          <table:table-cell office:value-type="float" office:value="41.13" calcext:value-type="float">
            <text:p>41.13</text:p>
          </table:table-cell>
          <table:table-cell table:number-columns-repeated="9"/>
        </table:table-row>
        <table:table-row table:style-name="ro1">
          <table:table-cell office:value-type="float" office:value="41.11" calcext:value-type="float">
            <text:p>41.11</text:p>
          </table:table-cell>
          <table:table-cell table:number-columns-repeated="9"/>
        </table:table-row>
        <table:table-row table:style-name="ro1">
          <table:table-cell office:value-type="float" office:value="41.09" calcext:value-type="float">
            <text:p>41.09</text:p>
          </table:table-cell>
          <table:table-cell table:number-columns-repeated="9"/>
        </table:table-row>
        <table:table-row table:style-name="ro1">
          <table:table-cell office:value-type="float" office:value="41.06" calcext:value-type="float">
            <text:p>41.06</text:p>
          </table:table-cell>
          <table:table-cell table:number-columns-repeated="9"/>
        </table:table-row>
        <table:table-row table:style-name="ro1">
          <table:table-cell office:value-type="float" office:value="41.21" calcext:value-type="float">
            <text:p>41.21</text:p>
          </table:table-cell>
          <table:table-cell table:number-columns-repeated="9"/>
        </table:table-row>
        <table:table-row table:style-name="ro1">
          <table:table-cell office:value-type="float" office:value="41.23" calcext:value-type="float">
            <text:p>41.23</text:p>
          </table:table-cell>
          <table:table-cell table:number-columns-repeated="9"/>
        </table:table-row>
        <table:table-row table:style-name="ro1">
          <table:table-cell office:value-type="float" office:value="41.39" calcext:value-type="float">
            <text:p>41.39</text:p>
          </table:table-cell>
          <table:table-cell table:number-columns-repeated="9"/>
        </table:table-row>
        <table:table-row table:style-name="ro1">
          <table:table-cell office:value-type="float" office:value="41.42" calcext:value-type="float">
            <text:p>41.42</text:p>
          </table:table-cell>
          <table:table-cell table:number-columns-repeated="9"/>
        </table:table-row>
        <table:table-row table:style-name="ro1">
          <table:table-cell office:value-type="float" office:value="41.24" calcext:value-type="float">
            <text:p>41.24</text:p>
          </table:table-cell>
          <table:table-cell table:number-columns-repeated="9"/>
        </table:table-row>
        <table:table-row table:style-name="ro1">
          <table:table-cell office:value-type="float" office:value="41.15" calcext:value-type="float">
            <text:p>41.15</text:p>
          </table:table-cell>
          <table:table-cell table:number-columns-repeated="9"/>
        </table:table-row>
        <table:table-row table:style-name="ro1">
          <table:table-cell office:value-type="float" office:value="40.76" calcext:value-type="float">
            <text:p>40.76</text:p>
          </table:table-cell>
          <table:table-cell table:number-columns-repeated="9"/>
        </table:table-row>
        <table:table-row table:style-name="ro1">
          <table:table-cell office:value-type="float" office:value="39.71" calcext:value-type="float">
            <text:p>39.71</text:p>
          </table:table-cell>
          <table:table-cell table:number-columns-repeated="9"/>
        </table:table-row>
        <table:table-row table:style-name="ro1">
          <table:table-cell office:value-type="float" office:value="39.45" calcext:value-type="float">
            <text:p>39.45</text:p>
          </table:table-cell>
          <table:table-cell table:number-columns-repeated="9"/>
        </table:table-row>
        <table:table-row table:style-name="ro1">
          <table:table-cell office:value-type="float" office:value="39.19" calcext:value-type="float">
            <text:p>39.19</text:p>
          </table:table-cell>
          <table:table-cell table:number-columns-repeated="9"/>
        </table:table-row>
        <table:table-row table:style-name="ro1">
          <table:table-cell office:value-type="float" office:value="39.03" calcext:value-type="float">
            <text:p>39.03</text:p>
          </table:table-cell>
          <table:table-cell table:number-columns-repeated="9"/>
        </table:table-row>
        <table:table-row table:style-name="ro1">
          <table:table-cell office:value-type="float" office:value="39.04" calcext:value-type="float">
            <text:p>39.04</text:p>
          </table:table-cell>
          <table:table-cell table:number-columns-repeated="9"/>
        </table:table-row>
        <table:table-row table:style-name="ro1">
          <table:table-cell office:value-type="float" office:value="39.09" calcext:value-type="float">
            <text:p>39.09</text:p>
          </table:table-cell>
          <table:table-cell table:number-columns-repeated="9"/>
        </table:table-row>
        <table:table-row table:style-name="ro1">
          <table:table-cell office:value-type="float" office:value="39.31" calcext:value-type="float">
            <text:p>39.31</text:p>
          </table:table-cell>
          <table:table-cell table:number-columns-repeated="9"/>
        </table:table-row>
        <table:table-row table:style-name="ro1">
          <table:table-cell office:value-type="float" office:value="39.65" calcext:value-type="float">
            <text:p>39.65</text:p>
          </table:table-cell>
          <table:table-cell table:number-columns-repeated="9"/>
        </table:table-row>
        <table:table-row table:style-name="ro1">
          <table:table-cell office:value-type="float" office:value="39.97" calcext:value-type="float">
            <text:p>39.97</text:p>
          </table:table-cell>
          <table:table-cell table:number-columns-repeated="9"/>
        </table:table-row>
        <table:table-row table:style-name="ro1">
          <table:table-cell office:value-type="float" office:value="40.53" calcext:value-type="float">
            <text:p>40.53</text:p>
          </table:table-cell>
          <table:table-cell table:number-columns-repeated="9"/>
        </table:table-row>
        <table:table-row table:style-name="ro1">
          <table:table-cell office:value-type="float" office:value="40.74" calcext:value-type="float">
            <text:p>40.74</text:p>
          </table:table-cell>
          <table:table-cell table:number-columns-repeated="9"/>
        </table:table-row>
        <table:table-row table:style-name="ro1">
          <table:table-cell office:value-type="float" office:value="40.88" calcext:value-type="float">
            <text:p>40.88</text:p>
          </table:table-cell>
          <table:table-cell table:number-columns-repeated="9"/>
        </table:table-row>
        <table:table-row table:style-name="ro1">
          <table:table-cell office:value-type="float" office:value="41.03" calcext:value-type="float">
            <text:p>41.03</text:p>
          </table:table-cell>
          <table:table-cell table:number-columns-repeated="9"/>
        </table:table-row>
        <table:table-row table:style-name="ro1">
          <table:table-cell office:value-type="float" office:value="41.3" calcext:value-type="float">
            <text:p>41.3</text:p>
          </table:table-cell>
          <table:table-cell table:number-columns-repeated="9"/>
        </table:table-row>
        <table:table-row table:style-name="ro1">
          <table:table-cell office:value-type="float" office:value="41.65" calcext:value-type="float">
            <text:p>41.65</text:p>
          </table:table-cell>
          <table:table-cell table:number-columns-repeated="9"/>
        </table:table-row>
        <table:table-row table:style-name="ro1">
          <table:table-cell office:value-type="float" office:value="42.03" calcext:value-type="float">
            <text:p>42.03</text:p>
          </table:table-cell>
          <table:table-cell table:number-columns-repeated="9"/>
        </table:table-row>
        <table:table-row table:style-name="ro1">
          <table:table-cell office:value-type="float" office:value="42.21" calcext:value-type="float">
            <text:p>42.21</text:p>
          </table:table-cell>
          <table:table-cell table:number-columns-repeated="9"/>
        </table:table-row>
        <table:table-row table:style-name="ro1">
          <table:table-cell office:value-type="float" office:value="42.49" calcext:value-type="float">
            <text:p>42.49</text:p>
          </table:table-cell>
          <table:table-cell table:number-columns-repeated="9"/>
        </table:table-row>
        <table:table-row table:style-name="ro1">
          <table:table-cell office:value-type="float" office:value="42.91" calcext:value-type="float">
            <text:p>42.91</text:p>
          </table:table-cell>
          <table:table-cell table:number-columns-repeated="9"/>
        </table:table-row>
        <table:table-row table:style-name="ro1">
          <table:table-cell office:value-type="float" office:value="43.21" calcext:value-type="float">
            <text:p>43.21</text:p>
          </table:table-cell>
          <table:table-cell table:number-columns-repeated="9"/>
        </table:table-row>
        <table:table-row table:style-name="ro1">
          <table:table-cell office:value-type="float" office:value="43.39" calcext:value-type="float">
            <text:p>43.39</text:p>
          </table:table-cell>
          <table:table-cell table:number-columns-repeated="9"/>
        </table:table-row>
        <table:table-row table:style-name="ro1">
          <table:table-cell office:value-type="float" office:value="43.64" calcext:value-type="float">
            <text:p>43.64</text:p>
          </table:table-cell>
          <table:table-cell table:number-columns-repeated="9"/>
        </table:table-row>
        <table:table-row table:style-name="ro1">
          <table:table-cell office:value-type="float" office:value="43.84" calcext:value-type="float">
            <text:p>43.84</text:p>
          </table:table-cell>
          <table:table-cell table:number-columns-repeated="9"/>
        </table:table-row>
        <table:table-row table:style-name="ro1">
          <table:table-cell office:value-type="float" office:value="44.05" calcext:value-type="float">
            <text:p>44.05</text:p>
          </table:table-cell>
          <table:table-cell table:number-columns-repeated="9"/>
        </table:table-row>
        <table:table-row table:style-name="ro1">
          <table:table-cell office:value-type="float" office:value="44.25" calcext:value-type="float">
            <text:p>44.25</text:p>
          </table:table-cell>
          <table:table-cell table:number-columns-repeated="9"/>
        </table:table-row>
        <table:table-row table:style-name="ro1">
          <table:table-cell office:value-type="float" office:value="44.38" calcext:value-type="float">
            <text:p>44.38</text:p>
          </table:table-cell>
          <table:table-cell table:number-columns-repeated="9"/>
        </table:table-row>
        <table:table-row table:style-name="ro1">
          <table:table-cell office:value-type="float" office:value="44.49" calcext:value-type="float">
            <text:p>44.49</text:p>
          </table:table-cell>
          <table:table-cell table:number-columns-repeated="9"/>
        </table:table-row>
        <table:table-row table:style-name="ro1">
          <table:table-cell office:value-type="float" office:value="44.59" calcext:value-type="float">
            <text:p>44.59</text:p>
          </table:table-cell>
          <table:table-cell table:number-columns-repeated="9"/>
        </table:table-row>
        <table:table-row table:style-name="ro1">
          <table:table-cell office:value-type="float" office:value="44.66" calcext:value-type="float">
            <text:p>44.66</text:p>
          </table:table-cell>
          <table:table-cell table:number-columns-repeated="9"/>
        </table:table-row>
        <table:table-row table:style-name="ro1">
          <table:table-cell office:value-type="float" office:value="44.79" calcext:value-type="float">
            <text:p>44.79</text:p>
          </table:table-cell>
          <table:table-cell table:number-columns-repeated="9"/>
        </table:table-row>
        <table:table-row table:style-name="ro1">
          <table:table-cell office:value-type="float" office:value="44.91" calcext:value-type="float">
            <text:p>44.91</text:p>
          </table:table-cell>
          <table:table-cell table:number-columns-repeated="9"/>
        </table:table-row>
        <table:table-row table:style-name="ro1">
          <table:table-cell office:value-type="float" office:value="45.04" calcext:value-type="float">
            <text:p>45.04</text:p>
          </table:table-cell>
          <table:table-cell table:number-columns-repeated="9"/>
        </table:table-row>
        <table:table-row table:style-name="ro1">
          <table:table-cell office:value-type="float" office:value="45.26" calcext:value-type="float">
            <text:p>45.26</text:p>
          </table:table-cell>
          <table:table-cell table:number-columns-repeated="9"/>
        </table:table-row>
        <table:table-row table:style-name="ro1">
          <table:table-cell office:value-type="float" office:value="45.4" calcext:value-type="float">
            <text:p>45.4</text:p>
          </table:table-cell>
          <table:table-cell table:number-columns-repeated="9"/>
        </table:table-row>
        <table:table-row table:style-name="ro1">
          <table:table-cell office:value-type="float" office:value="45.51" calcext:value-type="float">
            <text:p>45.51</text:p>
          </table:table-cell>
          <table:table-cell table:number-columns-repeated="9"/>
        </table:table-row>
        <table:table-row table:style-name="ro1">
          <table:table-cell office:value-type="float" office:value="45.58" calcext:value-type="float">
            <text:p>45.58</text:p>
          </table:table-cell>
          <table:table-cell table:number-columns-repeated="9"/>
        </table:table-row>
        <table:table-row table:style-name="ro1">
          <table:table-cell office:value-type="float" office:value="45.76" calcext:value-type="float">
            <text:p>45.76</text:p>
          </table:table-cell>
          <table:table-cell table:number-columns-repeated="9"/>
        </table:table-row>
        <table:table-row table:style-name="ro1">
          <table:table-cell office:value-type="float" office:value="45.92" calcext:value-type="float">
            <text:p>45.92</text:p>
          </table:table-cell>
          <table:table-cell table:number-columns-repeated="9"/>
        </table:table-row>
        <table:table-row table:style-name="ro1">
          <table:table-cell office:value-type="float" office:value="46.07" calcext:value-type="float">
            <text:p>46.07</text:p>
          </table:table-cell>
          <table:table-cell table:number-columns-repeated="9"/>
        </table:table-row>
        <table:table-row table:style-name="ro1">
          <table:table-cell office:value-type="float" office:value="46.14" calcext:value-type="float">
            <text:p>46.14</text:p>
          </table:table-cell>
          <table:table-cell table:number-columns-repeated="9"/>
        </table:table-row>
        <table:table-row table:style-name="ro1">
          <table:table-cell office:value-type="float" office:value="46.23" calcext:value-type="float">
            <text:p>46.23</text:p>
          </table:table-cell>
          <table:table-cell table:number-columns-repeated="9"/>
        </table:table-row>
        <table:table-row table:style-name="ro1">
          <table:table-cell office:value-type="float" office:value="46.32" calcext:value-type="float">
            <text:p>46.32</text:p>
          </table:table-cell>
          <table:table-cell table:number-columns-repeated="9"/>
        </table:table-row>
        <table:table-row table:style-name="ro1">
          <table:table-cell office:value-type="float" office:value="46.43" calcext:value-type="float">
            <text:p>46.43</text:p>
          </table:table-cell>
          <table:table-cell table:number-columns-repeated="9"/>
        </table:table-row>
        <table:table-row table:style-name="ro1">
          <table:table-cell office:value-type="float" office:value="46.48" calcext:value-type="float">
            <text:p>46.48</text:p>
          </table:table-cell>
          <table:table-cell table:number-columns-repeated="9"/>
        </table:table-row>
        <table:table-row table:style-name="ro1">
          <table:table-cell office:value-type="float" office:value="46.56" calcext:value-type="float">
            <text:p>46.56</text:p>
          </table:table-cell>
          <table:table-cell table:number-columns-repeated="9"/>
        </table:table-row>
        <table:table-row table:style-name="ro1">
          <table:table-cell office:value-type="float" office:value="46.72" calcext:value-type="float">
            <text:p>46.72</text:p>
          </table:table-cell>
          <table:table-cell table:number-columns-repeated="9"/>
        </table:table-row>
        <table:table-row table:style-name="ro1">
          <table:table-cell office:value-type="float" office:value="46.82" calcext:value-type="float">
            <text:p>46.82</text:p>
          </table:table-cell>
          <table:table-cell table:number-columns-repeated="9"/>
        </table:table-row>
        <table:table-row table:style-name="ro1">
          <table:table-cell office:value-type="float" office:value="46.91" calcext:value-type="float">
            <text:p>46.91</text:p>
          </table:table-cell>
          <table:table-cell table:number-columns-repeated="9"/>
        </table:table-row>
        <table:table-row table:style-name="ro1">
          <table:table-cell office:value-type="float" office:value="47.01" calcext:value-type="float">
            <text:p>47.01</text:p>
          </table:table-cell>
          <table:table-cell table:number-columns-repeated="9"/>
        </table:table-row>
        <table:table-row table:style-name="ro1">
          <table:table-cell office:value-type="float" office:value="47.13" calcext:value-type="float">
            <text:p>47.13</text:p>
          </table:table-cell>
          <table:table-cell table:number-columns-repeated="9"/>
        </table:table-row>
        <table:table-row table:style-name="ro1">
          <table:table-cell office:value-type="float" office:value="47.17" calcext:value-type="float">
            <text:p>47.17</text:p>
          </table:table-cell>
          <table:table-cell table:number-columns-repeated="9"/>
        </table:table-row>
        <table:table-row table:style-name="ro1">
          <table:table-cell office:value-type="float" office:value="47.23" calcext:value-type="float">
            <text:p>47.23</text:p>
          </table:table-cell>
          <table:table-cell table:number-columns-repeated="9"/>
        </table:table-row>
        <table:table-row table:style-name="ro1">
          <table:table-cell office:value-type="float" office:value="47.33" calcext:value-type="float">
            <text:p>47.33</text:p>
          </table:table-cell>
          <table:table-cell table:number-columns-repeated="9"/>
        </table:table-row>
        <table:table-row table:style-name="ro1">
          <table:table-cell office:value-type="float" office:value="47.53" calcext:value-type="float">
            <text:p>47.53</text:p>
          </table:table-cell>
          <table:table-cell table:number-columns-repeated="9"/>
        </table:table-row>
        <table:table-row table:style-name="ro1">
          <table:table-cell office:value-type="float" office:value="47.69" calcext:value-type="float">
            <text:p>47.69</text:p>
          </table:table-cell>
          <table:table-cell table:number-columns-repeated="9"/>
        </table:table-row>
        <table:table-row table:style-name="ro1">
          <table:table-cell office:value-type="float" office:value="47.85" calcext:value-type="float">
            <text:p>47.85</text:p>
          </table:table-cell>
          <table:table-cell table:number-columns-repeated="9"/>
        </table:table-row>
        <table:table-row table:style-name="ro1">
          <table:table-cell office:value-type="float" office:value="47.98" calcext:value-type="float">
            <text:p>47.98</text:p>
          </table:table-cell>
          <table:table-cell table:number-columns-repeated="9"/>
        </table:table-row>
        <table:table-row table:style-name="ro1">
          <table:table-cell office:value-type="float" office:value="48.14" calcext:value-type="float">
            <text:p>48.14</text:p>
          </table:table-cell>
          <table:table-cell table:number-columns-repeated="9"/>
        </table:table-row>
        <table:table-row table:style-name="ro1">
          <table:table-cell office:value-type="float" office:value="48.35" calcext:value-type="float">
            <text:p>48.35</text:p>
          </table:table-cell>
          <table:table-cell table:number-columns-repeated="9"/>
        </table:table-row>
        <table:table-row table:style-name="ro1">
          <table:table-cell office:value-type="float" office:value="48.57" calcext:value-type="float">
            <text:p>48.57</text:p>
          </table:table-cell>
          <table:table-cell table:number-columns-repeated="9"/>
        </table:table-row>
        <table:table-row table:style-name="ro1">
          <table:table-cell office:value-type="float" office:value="48.73" calcext:value-type="float">
            <text:p>48.73</text:p>
          </table:table-cell>
          <table:table-cell table:number-columns-repeated="9"/>
        </table:table-row>
        <table:table-row table:style-name="ro1">
          <table:table-cell office:value-type="float" office:value="48.88" calcext:value-type="float">
            <text:p>48.88</text:p>
          </table:table-cell>
          <table:table-cell table:number-columns-repeated="9"/>
        </table:table-row>
        <table:table-row table:style-name="ro1">
          <table:table-cell office:value-type="float" office:value="49.03" calcext:value-type="float">
            <text:p>49.03</text:p>
          </table:table-cell>
          <table:table-cell table:number-columns-repeated="9"/>
        </table:table-row>
        <table:table-row table:style-name="ro1">
          <table:table-cell office:value-type="float" office:value="49.26" calcext:value-type="float">
            <text:p>49.26</text:p>
          </table:table-cell>
          <table:table-cell table:number-columns-repeated="9"/>
        </table:table-row>
        <table:table-row table:style-name="ro1">
          <table:table-cell office:value-type="float" office:value="49.43" calcext:value-type="float">
            <text:p>49.43</text:p>
          </table:table-cell>
          <table:table-cell table:number-columns-repeated="9"/>
        </table:table-row>
        <table:table-row table:style-name="ro1">
          <table:table-cell office:value-type="float" office:value="49.61" calcext:value-type="float">
            <text:p>49.61</text:p>
          </table:table-cell>
          <table:table-cell table:number-columns-repeated="9"/>
        </table:table-row>
        <table:table-row table:style-name="ro1">
          <table:table-cell office:value-type="float" office:value="49.8" calcext:value-type="float">
            <text:p>49.8</text:p>
          </table:table-cell>
          <table:table-cell table:number-columns-repeated="9"/>
        </table:table-row>
        <table:table-row table:style-name="ro1">
          <table:table-cell office:value-type="float" office:value="49.92" calcext:value-type="float">
            <text:p>49.92</text:p>
          </table:table-cell>
          <table:table-cell table:number-columns-repeated="9"/>
        </table:table-row>
        <table:table-row table:style-name="ro1">
          <table:table-cell office:value-type="float" office:value="50.05" calcext:value-type="float">
            <text:p>50.05</text:p>
          </table:table-cell>
          <table:table-cell table:number-columns-repeated="9"/>
        </table:table-row>
        <table:table-row table:style-name="ro1">
          <table:table-cell office:value-type="float" office:value="50.24" calcext:value-type="float">
            <text:p>50.24</text:p>
          </table:table-cell>
          <table:table-cell table:number-columns-repeated="9"/>
        </table:table-row>
        <table:table-row table:style-name="ro1">
          <table:table-cell office:value-type="float" office:value="50.55" calcext:value-type="float">
            <text:p>50.55</text:p>
          </table:table-cell>
          <table:table-cell table:number-columns-repeated="9"/>
        </table:table-row>
        <table:table-row table:style-name="ro1">
          <table:table-cell office:value-type="float" office:value="50.8" calcext:value-type="float">
            <text:p>50.8</text:p>
          </table:table-cell>
          <table:table-cell table:number-columns-repeated="9"/>
        </table:table-row>
        <table:table-row table:style-name="ro1">
          <table:table-cell office:value-type="float" office:value="50.95" calcext:value-type="float">
            <text:p>50.95</text:p>
          </table:table-cell>
          <table:table-cell table:number-columns-repeated="9"/>
        </table:table-row>
        <table:table-row table:style-name="ro1">
          <table:table-cell office:value-type="float" office:value="51.04" calcext:value-type="float">
            <text:p>51.04</text:p>
          </table:table-cell>
          <table:table-cell table:number-columns-repeated="9"/>
        </table:table-row>
        <table:table-row table:style-name="ro1">
          <table:table-cell office:value-type="float" office:value="51.1" calcext:value-type="float">
            <text:p>51.1</text:p>
          </table:table-cell>
          <table:table-cell table:number-columns-repeated="9"/>
        </table:table-row>
        <table:table-row table:style-name="ro1">
          <table:table-cell office:value-type="float" office:value="51.18" calcext:value-type="float">
            <text:p>51.18</text:p>
          </table:table-cell>
          <table:table-cell table:number-columns-repeated="9"/>
        </table:table-row>
        <table:table-row table:style-name="ro1">
          <table:table-cell office:value-type="float" office:value="51.36" calcext:value-type="float">
            <text:p>51.36</text:p>
          </table:table-cell>
          <table:table-cell table:number-columns-repeated="9"/>
        </table:table-row>
        <table:table-row table:style-name="ro1">
          <table:table-cell office:value-type="float" office:value="51.49" calcext:value-type="float">
            <text:p>51.49</text:p>
          </table:table-cell>
          <table:table-cell table:number-columns-repeated="9"/>
        </table:table-row>
        <table:table-row table:style-name="ro1">
          <table:table-cell office:value-type="float" office:value="51.73" calcext:value-type="float">
            <text:p>51.73</text:p>
          </table:table-cell>
          <table:table-cell table:number-columns-repeated="9"/>
        </table:table-row>
        <table:table-row table:style-name="ro1">
          <table:table-cell office:value-type="float" office:value="51.92" calcext:value-type="float">
            <text:p>51.92</text:p>
          </table:table-cell>
          <table:table-cell table:number-columns-repeated="9"/>
        </table:table-row>
        <table:table-row table:style-name="ro1">
          <table:table-cell office:value-type="float" office:value="51.98" calcext:value-type="float">
            <text:p>51.98</text:p>
          </table:table-cell>
          <table:table-cell table:number-columns-repeated="9"/>
        </table:table-row>
        <table:table-row table:style-name="ro1">
          <table:table-cell office:value-type="float" office:value="52.05" calcext:value-type="float">
            <text:p>52.05</text:p>
          </table:table-cell>
          <table:table-cell table:number-columns-repeated="9"/>
        </table:table-row>
        <table:table-row table:style-name="ro1">
          <table:table-cell office:value-type="float" office:value="52.13" calcext:value-type="float">
            <text:p>52.13</text:p>
          </table:table-cell>
          <table:table-cell table:number-columns-repeated="9"/>
        </table:table-row>
        <table:table-row table:style-name="ro1">
          <table:table-cell office:value-type="float" office:value="52.28" calcext:value-type="float">
            <text:p>52.28</text:p>
          </table:table-cell>
          <table:table-cell table:number-columns-repeated="9"/>
        </table:table-row>
        <table:table-row table:style-name="ro1">
          <table:table-cell office:value-type="float" office:value="52.37" calcext:value-type="float">
            <text:p>52.37</text:p>
          </table:table-cell>
          <table:table-cell table:number-columns-repeated="9"/>
        </table:table-row>
        <table:table-row table:style-name="ro1">
          <table:table-cell office:value-type="float" office:value="52.38" calcext:value-type="float">
            <text:p>52.38</text:p>
          </table:table-cell>
          <table:table-cell table:number-columns-repeated="9"/>
        </table:table-row>
        <table:table-row table:style-name="ro1">
          <table:table-cell office:value-type="float" office:value="52.4" calcext:value-type="float">
            <text:p>52.4</text:p>
          </table:table-cell>
          <table:table-cell table:number-columns-repeated="9"/>
        </table:table-row>
        <table:table-row table:style-name="ro1">
          <table:table-cell office:value-type="float" office:value="52.38" calcext:value-type="float">
            <text:p>52.38</text:p>
          </table:table-cell>
          <table:table-cell table:number-columns-repeated="9"/>
        </table:table-row>
        <table:table-row table:style-name="ro1">
          <table:table-cell office:value-type="float" office:value="52.56" calcext:value-type="float">
            <text:p>52.56</text:p>
          </table:table-cell>
          <table:table-cell table:number-columns-repeated="9"/>
        </table:table-row>
        <table:table-row table:style-name="ro1">
          <table:table-cell office:value-type="float" office:value="52.63" calcext:value-type="float">
            <text:p>52.63</text:p>
          </table:table-cell>
          <table:table-cell table:number-columns-repeated="9"/>
        </table:table-row>
        <table:table-row table:style-name="ro1">
          <table:table-cell office:value-type="float" office:value="52.82" calcext:value-type="float">
            <text:p>52.82</text:p>
          </table:table-cell>
          <table:table-cell table:number-columns-repeated="9"/>
        </table:table-row>
        <table:table-row table:style-name="ro1">
          <table:table-cell office:value-type="float" office:value="52.88" calcext:value-type="float">
            <text:p>52.88</text:p>
          </table:table-cell>
          <table:table-cell table:number-columns-repeated="9"/>
        </table:table-row>
        <table:table-row table:style-name="ro1">
          <table:table-cell office:value-type="float" office:value="52.95" calcext:value-type="float">
            <text:p>52.95</text:p>
          </table:table-cell>
          <table:table-cell table:number-columns-repeated="9"/>
        </table:table-row>
        <table:table-row table:style-name="ro1">
          <table:table-cell office:value-type="float" office:value="52.97" calcext:value-type="float">
            <text:p>52.97</text:p>
          </table:table-cell>
          <table:table-cell table:number-columns-repeated="9"/>
        </table:table-row>
        <table:table-row table:style-name="ro1">
          <table:table-cell office:value-type="float" office:value="53.01" calcext:value-type="float">
            <text:p>53.01</text:p>
          </table:table-cell>
          <table:table-cell table:number-columns-repeated="9"/>
        </table:table-row>
        <table:table-row table:style-name="ro1">
          <table:table-cell office:value-type="float" office:value="53.2" calcext:value-type="float">
            <text:p>53.2</text:p>
          </table:table-cell>
          <table:table-cell table:number-columns-repeated="9"/>
        </table:table-row>
        <table:table-row table:style-name="ro1">
          <table:table-cell office:value-type="float" office:value="53.44" calcext:value-type="float">
            <text:p>53.44</text:p>
          </table:table-cell>
          <table:table-cell table:number-columns-repeated="9"/>
        </table:table-row>
        <table:table-row table:style-name="ro1">
          <table:table-cell office:value-type="float" office:value="53.65" calcext:value-type="float">
            <text:p>53.65</text:p>
          </table:table-cell>
          <table:table-cell table:number-columns-repeated="9"/>
        </table:table-row>
        <table:table-row table:style-name="ro1">
          <table:table-cell office:value-type="float" office:value="53.7" calcext:value-type="float">
            <text:p>53.7</text:p>
          </table:table-cell>
          <table:table-cell table:number-columns-repeated="9"/>
        </table:table-row>
        <table:table-row table:style-name="ro1">
          <table:table-cell office:value-type="float" office:value="53.76" calcext:value-type="float">
            <text:p>53.76</text:p>
          </table:table-cell>
          <table:table-cell table:number-columns-repeated="9"/>
        </table:table-row>
        <table:table-row table:style-name="ro1">
          <table:table-cell office:value-type="float" office:value="53.97" calcext:value-type="float">
            <text:p>53.97</text:p>
          </table:table-cell>
          <table:table-cell table:number-columns-repeated="9"/>
        </table:table-row>
        <table:table-row table:style-name="ro1">
          <table:table-cell office:value-type="float" office:value="54.1" calcext:value-type="float">
            <text:p>54.1</text:p>
          </table:table-cell>
          <table:table-cell table:number-columns-repeated="9"/>
        </table:table-row>
        <table:table-row table:style-name="ro1">
          <table:table-cell office:value-type="float" office:value="54.09" calcext:value-type="float">
            <text:p>54.09</text:p>
          </table:table-cell>
          <table:table-cell table:number-columns-repeated="9"/>
        </table:table-row>
        <table:table-row table:style-name="ro1">
          <table:table-cell office:value-type="float" office:value="54.13" calcext:value-type="float">
            <text:p>54.13</text:p>
          </table:table-cell>
          <table:table-cell table:number-columns-repeated="9"/>
        </table:table-row>
        <table:table-row table:style-name="ro1">
          <table:table-cell office:value-type="float" office:value="54.29" calcext:value-type="float">
            <text:p>54.29</text:p>
          </table:table-cell>
          <table:table-cell table:number-columns-repeated="9"/>
        </table:table-row>
        <table:table-row table:style-name="ro1">
          <table:table-cell office:value-type="float" office:value="54.42" calcext:value-type="float">
            <text:p>54.42</text:p>
          </table:table-cell>
          <table:table-cell table:number-columns-repeated="9"/>
        </table:table-row>
        <table:table-row table:style-name="ro1">
          <table:table-cell office:value-type="float" office:value="54.64" calcext:value-type="float">
            <text:p>54.64</text:p>
          </table:table-cell>
          <table:table-cell table:number-columns-repeated="9"/>
        </table:table-row>
        <table:table-row table:style-name="ro1">
          <table:table-cell office:value-type="float" office:value="54.99" calcext:value-type="float">
            <text:p>54.99</text:p>
          </table:table-cell>
          <table:table-cell table:number-columns-repeated="9"/>
        </table:table-row>
        <table:table-row table:style-name="ro1">
          <table:table-cell office:value-type="float" office:value="55.11" calcext:value-type="float">
            <text:p>55.11</text:p>
          </table:table-cell>
          <table:table-cell table:number-columns-repeated="9"/>
        </table:table-row>
        <table:table-row table:style-name="ro1">
          <table:table-cell office:value-type="float" office:value="55.24" calcext:value-type="float">
            <text:p>55.24</text:p>
          </table:table-cell>
          <table:table-cell table:number-columns-repeated="9"/>
        </table:table-row>
        <table:table-row table:style-name="ro1">
          <table:table-cell office:value-type="float" office:value="55.36" calcext:value-type="float">
            <text:p>55.36</text:p>
          </table:table-cell>
          <table:table-cell table:number-columns-repeated="9"/>
        </table:table-row>
        <table:table-row table:style-name="ro1">
          <table:table-cell office:value-type="float" office:value="55.71" calcext:value-type="float">
            <text:p>55.71</text:p>
          </table:table-cell>
          <table:table-cell table:number-columns-repeated="9"/>
        </table:table-row>
        <table:table-row table:style-name="ro1">
          <table:table-cell office:value-type="float" office:value="55.97" calcext:value-type="float">
            <text:p>55.97</text:p>
          </table:table-cell>
          <table:table-cell table:number-columns-repeated="9"/>
        </table:table-row>
        <table:table-row table:style-name="ro1">
          <table:table-cell office:value-type="float" office:value="56.16" calcext:value-type="float">
            <text:p>56.16</text:p>
          </table:table-cell>
          <table:table-cell table:number-columns-repeated="9"/>
        </table:table-row>
        <table:table-row table:style-name="ro1">
          <table:table-cell office:value-type="float" office:value="56.16" calcext:value-type="float">
            <text:p>56.16</text:p>
          </table:table-cell>
          <table:table-cell table:number-columns-repeated="9"/>
        </table:table-row>
        <table:table-row table:style-name="ro1">
          <table:table-cell office:value-type="float" office:value="59.34" calcext:value-type="float">
            <text:p>59.34</text:p>
          </table:table-cell>
          <table:table-cell table:number-columns-repeated="9"/>
        </table:table-row>
        <table:table-row table:style-name="ro1">
          <table:table-cell office:value-type="float" office:value="61.16" calcext:value-type="float">
            <text:p>61.16</text:p>
          </table:table-cell>
          <table:table-cell table:number-columns-repeated="9"/>
        </table:table-row>
        <table:table-row table:style-name="ro1">
          <table:table-cell office:value-type="float" office:value="61.08" calcext:value-type="float">
            <text:p>61.08</text:p>
          </table:table-cell>
          <table:table-cell table:number-columns-repeated="9"/>
        </table:table-row>
        <table:table-row table:style-name="ro1">
          <table:table-cell office:value-type="float" office:value="61.5" calcext:value-type="float">
            <text:p>61.5</text:p>
          </table:table-cell>
          <table:table-cell table:number-columns-repeated="9"/>
        </table:table-row>
        <table:table-row table:style-name="ro1">
          <table:table-cell office:value-type="float" office:value="61.47" calcext:value-type="float">
            <text:p>61.47</text:p>
          </table:table-cell>
          <table:table-cell table:number-columns-repeated="9"/>
        </table:table-row>
        <table:table-row table:style-name="ro1">
          <table:table-cell office:value-type="float" office:value="61.15" calcext:value-type="float">
            <text:p>61.15</text:p>
          </table:table-cell>
          <table:table-cell table:number-columns-repeated="9"/>
        </table:table-row>
        <table:table-row table:style-name="ro1">
          <table:table-cell office:value-type="float" office:value="60.64" calcext:value-type="float">
            <text:p>60.64</text:p>
          </table:table-cell>
          <table:table-cell table:number-columns-repeated="9"/>
        </table:table-row>
        <table:table-row table:style-name="ro1">
          <table:table-cell office:value-type="float" office:value="60.05" calcext:value-type="float">
            <text:p>60.05</text:p>
          </table:table-cell>
          <table:table-cell table:number-columns-repeated="9"/>
        </table:table-row>
        <table:table-row table:style-name="ro1">
          <table:table-cell office:value-type="float" office:value="59.49" calcext:value-type="float">
            <text:p>59.49</text:p>
          </table:table-cell>
          <table:table-cell table:number-columns-repeated="9"/>
        </table:table-row>
        <table:table-row table:style-name="ro1">
          <table:table-cell office:value-type="float" office:value="59.24" calcext:value-type="float">
            <text:p>59.24</text:p>
          </table:table-cell>
          <table:table-cell table:number-columns-repeated="9"/>
        </table:table-row>
        <table:table-row table:style-name="ro1">
          <table:table-cell office:value-type="float" office:value="59.13" calcext:value-type="float">
            <text:p>59.13</text:p>
          </table:table-cell>
          <table:table-cell table:number-columns-repeated="9"/>
        </table:table-row>
        <table:table-row table:style-name="ro1">
          <table:table-cell office:value-type="float" office:value="59.8" calcext:value-type="float">
            <text:p>59.8</text:p>
          </table:table-cell>
          <table:table-cell table:number-columns-repeated="9"/>
        </table:table-row>
        <table:table-row table:style-name="ro1">
          <table:table-cell office:value-type="float" office:value="61.04" calcext:value-type="float">
            <text:p>61.04</text:p>
          </table:table-cell>
          <table:table-cell table:number-columns-repeated="9"/>
        </table:table-row>
        <table:table-row table:style-name="ro1">
          <table:table-cell office:value-type="float" office:value="61.73" calcext:value-type="float">
            <text:p>61.73</text:p>
          </table:table-cell>
          <table:table-cell table:number-columns-repeated="9"/>
        </table:table-row>
        <table:table-row table:style-name="ro1">
          <table:table-cell office:value-type="float" office:value="61.39" calcext:value-type="float">
            <text:p>61.39</text:p>
          </table:table-cell>
          <table:table-cell table:number-columns-repeated="9"/>
        </table:table-row>
        <table:table-row table:style-name="ro1">
          <table:table-cell office:value-type="float" office:value="60.65" calcext:value-type="float">
            <text:p>60.65</text:p>
          </table:table-cell>
          <table:table-cell table:number-columns-repeated="9"/>
        </table:table-row>
        <table:table-row table:style-name="ro1">
          <table:table-cell office:value-type="float" office:value="60.11" calcext:value-type="float">
            <text:p>60.11</text:p>
          </table:table-cell>
          <table:table-cell table:number-columns-repeated="9"/>
        </table:table-row>
        <table:table-row table:style-name="ro1">
          <table:table-cell office:value-type="float" office:value="59.84" calcext:value-type="float">
            <text:p>59.84</text:p>
          </table:table-cell>
          <table:table-cell table:number-columns-repeated="9"/>
        </table:table-row>
        <table:table-row table:style-name="ro1">
          <table:table-cell office:value-type="float" office:value="59.7" calcext:value-type="float">
            <text:p>59.7</text:p>
          </table:table-cell>
          <table:table-cell table:number-columns-repeated="9"/>
        </table:table-row>
        <table:table-row table:style-name="ro1">
          <table:table-cell office:value-type="float" office:value="59.61" calcext:value-type="float">
            <text:p>59.61</text:p>
          </table:table-cell>
          <table:table-cell table:number-columns-repeated="9"/>
        </table:table-row>
        <table:table-row table:style-name="ro1">
          <table:table-cell office:value-type="float" office:value="59.44" calcext:value-type="float">
            <text:p>59.44</text:p>
          </table:table-cell>
          <table:table-cell table:number-columns-repeated="9"/>
        </table:table-row>
        <table:table-row table:style-name="ro1">
          <table:table-cell office:value-type="float" office:value="59.25" calcext:value-type="float">
            <text:p>59.25</text:p>
          </table:table-cell>
          <table:table-cell table:number-columns-repeated="9"/>
        </table:table-row>
        <table:table-row table:style-name="ro1">
          <table:table-cell office:value-type="float" office:value="59.09" calcext:value-type="float">
            <text:p>59.09</text:p>
          </table:table-cell>
          <table:table-cell table:number-columns-repeated="9"/>
        </table:table-row>
        <table:table-row table:style-name="ro1">
          <table:table-cell office:value-type="float" office:value="58.92" calcext:value-type="float">
            <text:p>58.92</text:p>
          </table:table-cell>
          <table:table-cell table:number-columns-repeated="9"/>
        </table:table-row>
        <table:table-row table:style-name="ro1">
          <table:table-cell office:value-type="float" office:value="58.82" calcext:value-type="float">
            <text:p>58.82</text:p>
          </table:table-cell>
          <table:table-cell table:number-columns-repeated="9"/>
        </table:table-row>
        <table:table-row table:style-name="ro1">
          <table:table-cell office:value-type="float" office:value="58.67" calcext:value-type="float">
            <text:p>58.67</text:p>
          </table:table-cell>
          <table:table-cell table:number-columns-repeated="9"/>
        </table:table-row>
        <table:table-row table:style-name="ro1">
          <table:table-cell office:value-type="float" office:value="58.55" calcext:value-type="float">
            <text:p>58.55</text:p>
          </table:table-cell>
          <table:table-cell table:number-columns-repeated="9"/>
        </table:table-row>
        <table:table-row table:style-name="ro1">
          <table:table-cell office:value-type="float" office:value="58.41" calcext:value-type="float">
            <text:p>58.41</text:p>
          </table:table-cell>
          <table:table-cell table:number-columns-repeated="9"/>
        </table:table-row>
        <table:table-row table:style-name="ro1">
          <table:table-cell office:value-type="float" office:value="58.34" calcext:value-type="float">
            <text:p>58.34</text:p>
          </table:table-cell>
          <table:table-cell table:number-columns-repeated="9"/>
        </table:table-row>
        <table:table-row table:style-name="ro1">
          <table:table-cell office:value-type="float" office:value="58.38" calcext:value-type="float">
            <text:p>58.38</text:p>
          </table:table-cell>
          <table:table-cell table:number-columns-repeated="9"/>
        </table:table-row>
        <table:table-row table:style-name="ro1">
          <table:table-cell office:value-type="float" office:value="58.55" calcext:value-type="float">
            <text:p>58.55</text:p>
          </table:table-cell>
          <table:table-cell table:number-columns-repeated="9"/>
        </table:table-row>
        <table:table-row table:style-name="ro1">
          <table:table-cell office:value-type="float" office:value="58.64" calcext:value-type="float">
            <text:p>58.64</text:p>
          </table:table-cell>
          <table:table-cell table:number-columns-repeated="9"/>
        </table:table-row>
        <table:table-row table:style-name="ro1">
          <table:table-cell office:value-type="float" office:value="58.63" calcext:value-type="float">
            <text:p>58.63</text:p>
          </table:table-cell>
          <table:table-cell table:number-columns-repeated="9"/>
        </table:table-row>
        <table:table-row table:style-name="ro1">
          <table:table-cell office:value-type="float" office:value="58.9" calcext:value-type="float">
            <text:p>58.9</text:p>
          </table:table-cell>
          <table:table-cell table:number-columns-repeated="9"/>
        </table:table-row>
        <table:table-row table:style-name="ro1">
          <table:table-cell office:value-type="float" office:value="58.97" calcext:value-type="float">
            <text:p>58.97</text:p>
          </table:table-cell>
          <table:table-cell table:number-columns-repeated="9"/>
        </table:table-row>
        <table:table-row table:style-name="ro1">
          <table:table-cell office:value-type="float" office:value="58.99" calcext:value-type="float">
            <text:p>58.99</text:p>
          </table:table-cell>
          <table:table-cell table:number-columns-repeated="9"/>
        </table:table-row>
        <table:table-row table:style-name="ro1">
          <table:table-cell office:value-type="float" office:value="58.99" calcext:value-type="float">
            <text:p>58.99</text:p>
          </table:table-cell>
          <table:table-cell table:number-columns-repeated="9"/>
        </table:table-row>
        <table:table-row table:style-name="ro1">
          <table:table-cell office:value-type="float" office:value="59.02" calcext:value-type="float">
            <text:p>59.02</text:p>
          </table:table-cell>
          <table:table-cell table:number-columns-repeated="9"/>
        </table:table-row>
        <table:table-row table:style-name="ro1">
          <table:table-cell office:value-type="float" office:value="59.01" calcext:value-type="float">
            <text:p>59.01</text:p>
          </table:table-cell>
          <table:table-cell table:number-columns-repeated="9"/>
        </table:table-row>
        <table:table-row table:style-name="ro1">
          <table:table-cell office:value-type="float" office:value="59.01" calcext:value-type="float">
            <text:p>59.01</text:p>
          </table:table-cell>
          <table:table-cell table:number-columns-repeated="9"/>
        </table:table-row>
        <table:table-row table:style-name="ro1">
          <table:table-cell office:value-type="float" office:value="58.97" calcext:value-type="float">
            <text:p>58.97</text:p>
          </table:table-cell>
          <table:table-cell table:number-columns-repeated="9"/>
        </table:table-row>
        <table:table-row table:style-name="ro1">
          <table:table-cell office:value-type="float" office:value="58.93" calcext:value-type="float">
            <text:p>58.93</text:p>
          </table:table-cell>
          <table:table-cell table:number-columns-repeated="9"/>
        </table:table-row>
        <table:table-row table:style-name="ro1">
          <table:table-cell office:value-type="float" office:value="58.78" calcext:value-type="float">
            <text:p>58.78</text:p>
          </table:table-cell>
          <table:table-cell table:number-columns-repeated="9"/>
        </table:table-row>
        <table:table-row table:style-name="ro1">
          <table:table-cell office:value-type="float" office:value="58.69" calcext:value-type="float">
            <text:p>58.69</text:p>
          </table:table-cell>
          <table:table-cell table:number-columns-repeated="9"/>
        </table:table-row>
        <table:table-row table:style-name="ro1">
          <table:table-cell office:value-type="float" office:value="58.6" calcext:value-type="float">
            <text:p>58.6</text:p>
          </table:table-cell>
          <table:table-cell table:number-columns-repeated="9"/>
        </table:table-row>
        <table:table-row table:style-name="ro1">
          <table:table-cell office:value-type="float" office:value="58.55" calcext:value-type="float">
            <text:p>58.55</text:p>
          </table:table-cell>
          <table:table-cell table:number-columns-repeated="9"/>
        </table:table-row>
        <table:table-row table:style-name="ro1">
          <table:table-cell office:value-type="float" office:value="58.52" calcext:value-type="float">
            <text:p>58.52</text:p>
          </table:table-cell>
          <table:table-cell table:number-columns-repeated="9"/>
        </table:table-row>
        <table:table-row table:style-name="ro1">
          <table:table-cell office:value-type="float" office:value="58.48" calcext:value-type="float">
            <text:p>58.48</text:p>
          </table:table-cell>
          <table:table-cell table:number-columns-repeated="9"/>
        </table:table-row>
        <table:table-row table:style-name="ro1">
          <table:table-cell office:value-type="float" office:value="58.46" calcext:value-type="float">
            <text:p>58.46</text:p>
          </table:table-cell>
          <table:table-cell table:number-columns-repeated="9"/>
        </table:table-row>
        <table:table-row table:style-name="ro1">
          <table:table-cell office:value-type="float" office:value="58.45" calcext:value-type="float">
            <text:p>58.45</text:p>
          </table:table-cell>
          <table:table-cell table:number-columns-repeated="9"/>
        </table:table-row>
        <table:table-row table:style-name="ro1">
          <table:table-cell office:value-type="float" office:value="58.45" calcext:value-type="float">
            <text:p>58.45</text:p>
          </table:table-cell>
          <table:table-cell table:number-columns-repeated="9"/>
        </table:table-row>
        <table:table-row table:style-name="ro1">
          <table:table-cell office:value-type="float" office:value="58.43" calcext:value-type="float">
            <text:p>58.43</text:p>
          </table:table-cell>
          <table:table-cell table:number-columns-repeated="9"/>
        </table:table-row>
        <table:table-row table:style-name="ro1">
          <table:table-cell office:value-type="float" office:value="58.39" calcext:value-type="float">
            <text:p>58.39</text:p>
          </table:table-cell>
          <table:table-cell table:number-columns-repeated="9"/>
        </table:table-row>
        <table:table-row table:style-name="ro1">
          <table:table-cell office:value-type="float" office:value="58.38" calcext:value-type="float">
            <text:p>58.38</text:p>
          </table:table-cell>
          <table:table-cell table:number-columns-repeated="9"/>
        </table:table-row>
        <table:table-row table:style-name="ro1">
          <table:table-cell office:value-type="float" office:value="58.38" calcext:value-type="float">
            <text:p>58.38</text:p>
          </table:table-cell>
          <table:table-cell table:number-columns-repeated="9"/>
        </table:table-row>
        <table:table-row table:style-name="ro1">
          <table:table-cell office:value-type="float" office:value="58.35" calcext:value-type="float">
            <text:p>58.35</text:p>
          </table:table-cell>
          <table:table-cell table:number-columns-repeated="9"/>
        </table:table-row>
        <table:table-row table:style-name="ro1">
          <table:table-cell office:value-type="float" office:value="58.3" calcext:value-type="float">
            <text:p>58.3</text:p>
          </table:table-cell>
          <table:table-cell table:number-columns-repeated="9"/>
        </table:table-row>
        <table:table-row table:style-name="ro1">
          <table:table-cell office:value-type="float" office:value="58.27" calcext:value-type="float">
            <text:p>58.27</text:p>
          </table:table-cell>
          <table:table-cell table:number-columns-repeated="9"/>
        </table:table-row>
        <table:table-row table:style-name="ro1">
          <table:table-cell office:value-type="float" office:value="58.25" calcext:value-type="float">
            <text:p>58.25</text:p>
          </table:table-cell>
          <table:table-cell table:number-columns-repeated="9"/>
        </table:table-row>
        <table:table-row table:style-name="ro1">
          <table:table-cell office:value-type="float" office:value="58.23" calcext:value-type="float">
            <text:p>58.23</text:p>
          </table:table-cell>
          <table:table-cell table:number-columns-repeated="9"/>
        </table:table-row>
        <table:table-row table:style-name="ro1">
          <table:table-cell office:value-type="float" office:value="58.21" calcext:value-type="float">
            <text:p>58.21</text:p>
          </table:table-cell>
          <table:table-cell table:number-columns-repeated="9"/>
        </table:table-row>
        <table:table-row table:style-name="ro1">
          <table:table-cell office:value-type="float" office:value="58.23" calcext:value-type="float">
            <text:p>58.23</text:p>
          </table:table-cell>
          <table:table-cell table:number-columns-repeated="9"/>
        </table:table-row>
        <table:table-row table:style-name="ro1">
          <table:table-cell office:value-type="float" office:value="58.77" calcext:value-type="float">
            <text:p>58.77</text:p>
          </table:table-cell>
          <table:table-cell table:number-columns-repeated="9"/>
        </table:table-row>
        <table:table-row table:style-name="ro1">
          <table:table-cell office:value-type="float" office:value="58.94" calcext:value-type="float">
            <text:p>58.94</text:p>
          </table:table-cell>
          <table:table-cell table:number-columns-repeated="9"/>
        </table:table-row>
        <table:table-row table:style-name="ro1">
          <table:table-cell office:value-type="float" office:value="58.97" calcext:value-type="float">
            <text:p>58.97</text:p>
          </table:table-cell>
          <table:table-cell table:number-columns-repeated="9"/>
        </table:table-row>
        <table:table-row table:style-name="ro1">
          <table:table-cell office:value-type="float" office:value="58.93" calcext:value-type="float">
            <text:p>58.93</text:p>
          </table:table-cell>
          <table:table-cell table:number-columns-repeated="9"/>
        </table:table-row>
        <table:table-row table:style-name="ro1">
          <table:table-cell office:value-type="float" office:value="58.85" calcext:value-type="float">
            <text:p>58.85</text:p>
          </table:table-cell>
          <table:table-cell table:number-columns-repeated="9"/>
        </table:table-row>
        <table:table-row table:style-name="ro1">
          <table:table-cell office:value-type="float" office:value="58.79" calcext:value-type="float">
            <text:p>58.79</text:p>
          </table:table-cell>
          <table:table-cell table:number-columns-repeated="9"/>
        </table:table-row>
        <table:table-row table:style-name="ro1">
          <table:table-cell office:value-type="float" office:value="58.75" calcext:value-type="float">
            <text:p>58.75</text:p>
          </table:table-cell>
          <table:table-cell table:number-columns-repeated="9"/>
        </table:table-row>
        <table:table-row table:style-name="ro1">
          <table:table-cell office:value-type="float" office:value="58.72" calcext:value-type="float">
            <text:p>58.72</text:p>
          </table:table-cell>
          <table:table-cell table:number-columns-repeated="9"/>
        </table:table-row>
        <table:table-row table:style-name="ro1">
          <table:table-cell office:value-type="float" office:value="58.72" calcext:value-type="float">
            <text:p>58.72</text:p>
          </table:table-cell>
          <table:table-cell table:number-columns-repeated="9"/>
        </table:table-row>
        <table:table-row table:style-name="ro1">
          <table:table-cell office:value-type="float" office:value="58.74" calcext:value-type="float">
            <text:p>58.74</text:p>
          </table:table-cell>
          <table:table-cell table:number-columns-repeated="9"/>
        </table:table-row>
        <table:table-row table:style-name="ro1">
          <table:table-cell office:value-type="float" office:value="58.96" calcext:value-type="float">
            <text:p>58.96</text:p>
          </table:table-cell>
          <table:table-cell table:number-columns-repeated="9"/>
        </table:table-row>
        <table:table-row table:style-name="ro1">
          <table:table-cell office:value-type="float" office:value="59.05" calcext:value-type="float">
            <text:p>59.05</text:p>
          </table:table-cell>
          <table:table-cell table:number-columns-repeated="9"/>
        </table:table-row>
        <table:table-row table:style-name="ro1">
          <table:table-cell office:value-type="float" office:value="59.01" calcext:value-type="float">
            <text:p>59.0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58.98" calcext:value-type="float">
            <text:p>58.98</text:p>
          </table:table-cell>
          <table:table-cell table:number-columns-repeated="9"/>
        </table:table-row>
        <table:table-row table:style-name="ro1">
          <table:table-cell office:value-type="float" office:value="58.93" calcext:value-type="float">
            <text:p>58.93</text:p>
          </table:table-cell>
          <table:table-cell table:number-columns-repeated="9"/>
        </table:table-row>
        <table:table-row table:style-name="ro1">
          <table:table-cell office:value-type="float" office:value="58.86" calcext:value-type="float">
            <text:p>58.86</text:p>
          </table:table-cell>
          <table:table-cell table:number-columns-repeated="9"/>
        </table:table-row>
        <table:table-row table:style-name="ro1">
          <table:table-cell office:value-type="float" office:value="58.79" calcext:value-type="float">
            <text:p>58.79</text:p>
          </table:table-cell>
          <table:table-cell table:number-columns-repeated="9"/>
        </table:table-row>
        <table:table-row table:style-name="ro1">
          <table:table-cell office:value-type="float" office:value="58.72" calcext:value-type="float">
            <text:p>58.72</text:p>
          </table:table-cell>
          <table:table-cell table:number-columns-repeated="9"/>
        </table:table-row>
        <table:table-row table:style-name="ro1">
          <table:table-cell office:value-type="float" office:value="58.69" calcext:value-type="float">
            <text:p>58.69</text:p>
          </table:table-cell>
          <table:table-cell table:number-columns-repeated="9"/>
        </table:table-row>
        <table:table-row table:style-name="ro1">
          <table:table-cell office:value-type="float" office:value="58.64" calcext:value-type="float">
            <text:p>58.64</text:p>
          </table:table-cell>
          <table:table-cell table:number-columns-repeated="9"/>
        </table:table-row>
        <table:table-row table:style-name="ro1">
          <table:table-cell office:value-type="float" office:value="58.61" calcext:value-type="float">
            <text:p>58.61</text:p>
          </table:table-cell>
          <table:table-cell table:number-columns-repeated="9"/>
        </table:table-row>
        <table:table-row table:style-name="ro1">
          <table:table-cell office:value-type="float" office:value="58.6" calcext:value-type="float">
            <text:p>58.6</text:p>
          </table:table-cell>
          <table:table-cell table:number-columns-repeated="9"/>
        </table:table-row>
        <table:table-row table:style-name="ro1">
          <table:table-cell office:value-type="float" office:value="58.61" calcext:value-type="float">
            <text:p>58.61</text:p>
          </table:table-cell>
          <table:table-cell table:number-columns-repeated="9"/>
        </table:table-row>
        <table:table-row table:style-name="ro1">
          <table:table-cell office:value-type="float" office:value="58.61" calcext:value-type="float">
            <text:p>58.61</text:p>
          </table:table-cell>
          <table:table-cell table:number-columns-repeated="9"/>
        </table:table-row>
        <table:table-row table:style-name="ro1">
          <table:table-cell office:value-type="float" office:value="58.63" calcext:value-type="float">
            <text:p>58.63</text:p>
          </table:table-cell>
          <table:table-cell table:number-columns-repeated="9"/>
        </table:table-row>
        <table:table-row table:style-name="ro1">
          <table:table-cell office:value-type="float" office:value="58.7" calcext:value-type="float">
            <text:p>58.7</text:p>
          </table:table-cell>
          <table:table-cell table:number-columns-repeated="9"/>
        </table:table-row>
        <table:table-row table:style-name="ro1">
          <table:table-cell office:value-type="float" office:value="58.72" calcext:value-type="float">
            <text:p>58.72</text:p>
          </table:table-cell>
          <table:table-cell table:number-columns-repeated="9"/>
        </table:table-row>
        <table:table-row table:style-name="ro1">
          <table:table-cell office:value-type="float" office:value="58.64" calcext:value-type="float">
            <text:p>58.64</text:p>
          </table:table-cell>
          <table:table-cell table:number-columns-repeated="9"/>
        </table:table-row>
        <table:table-row table:style-name="ro1">
          <table:table-cell office:value-type="float" office:value="58.56" calcext:value-type="float">
            <text:p>58.56</text:p>
          </table:table-cell>
          <table:table-cell table:number-columns-repeated="9"/>
        </table:table-row>
        <table:table-row table:style-name="ro1">
          <table:table-cell office:value-type="float" office:value="58.53" calcext:value-type="float">
            <text:p>58.53</text:p>
          </table:table-cell>
          <table:table-cell table:number-columns-repeated="9"/>
        </table:table-row>
        <table:table-row table:style-name="ro1">
          <table:table-cell office:value-type="float" office:value="58.59" calcext:value-type="float">
            <text:p>58.59</text:p>
          </table:table-cell>
          <table:table-cell table:number-columns-repeated="9"/>
        </table:table-row>
        <table:table-row table:style-name="ro1">
          <table:table-cell office:value-type="float" office:value="58.67" calcext:value-type="float">
            <text:p>58.67</text:p>
          </table:table-cell>
          <table:table-cell table:number-columns-repeated="9"/>
        </table:table-row>
        <table:table-row table:style-name="ro1">
          <table:table-cell office:value-type="float" office:value="58.71" calcext:value-type="float">
            <text:p>58.71</text:p>
          </table:table-cell>
          <table:table-cell table:number-columns-repeated="9"/>
        </table:table-row>
        <table:table-row table:style-name="ro1">
          <table:table-cell office:value-type="float" office:value="58.73" calcext:value-type="float">
            <text:p>58.73</text:p>
          </table:table-cell>
          <table:table-cell table:number-columns-repeated="9"/>
        </table:table-row>
        <table:table-row table:style-name="ro1">
          <table:table-cell office:value-type="float" office:value="58.72" calcext:value-type="float">
            <text:p>58.72</text:p>
          </table:table-cell>
          <table:table-cell table:number-columns-repeated="9"/>
        </table:table-row>
        <table:table-row table:style-name="ro1">
          <table:table-cell office:value-type="float" office:value="58.71" calcext:value-type="float">
            <text:p>58.71</text:p>
          </table:table-cell>
          <table:table-cell table:number-columns-repeated="9"/>
        </table:table-row>
        <table:table-row table:style-name="ro1">
          <table:table-cell office:value-type="float" office:value="58.7" calcext:value-type="float">
            <text:p>58.7</text:p>
          </table:table-cell>
          <table:table-cell table:number-columns-repeated="9"/>
        </table:table-row>
        <table:table-row table:style-name="ro1">
          <table:table-cell office:value-type="float" office:value="58.69" calcext:value-type="float">
            <text:p>58.69</text:p>
          </table:table-cell>
          <table:table-cell table:number-columns-repeated="9"/>
        </table:table-row>
        <table:table-row table:style-name="ro1">
          <table:table-cell office:value-type="float" office:value="58.65" calcext:value-type="float">
            <text:p>58.65</text:p>
          </table:table-cell>
          <table:table-cell table:number-columns-repeated="9"/>
        </table:table-row>
        <table:table-row table:style-name="ro1">
          <table:table-cell office:value-type="float" office:value="58.64" calcext:value-type="float">
            <text:p>58.64</text:p>
          </table:table-cell>
          <table:table-cell table:number-columns-repeated="9"/>
        </table:table-row>
        <table:table-row table:style-name="ro1">
          <table:table-cell office:value-type="float" office:value="58.66" calcext:value-type="float">
            <text:p>58.66</text:p>
          </table:table-cell>
          <table:table-cell table:number-columns-repeated="9"/>
        </table:table-row>
        <table:table-row table:style-name="ro1">
          <table:table-cell office:value-type="float" office:value="58.66" calcext:value-type="float">
            <text:p>58.66</text:p>
          </table:table-cell>
          <table:table-cell table:number-columns-repeated="9"/>
        </table:table-row>
        <table:table-row table:style-name="ro1">
          <table:table-cell office:value-type="float" office:value="58.68" calcext:value-type="float">
            <text:p>58.68</text:p>
          </table:table-cell>
          <table:table-cell table:number-columns-repeated="9"/>
        </table:table-row>
        <table:table-row table:style-name="ro1">
          <table:table-cell office:value-type="float" office:value="58.72" calcext:value-type="float">
            <text:p>58.72</text:p>
          </table:table-cell>
          <table:table-cell table:number-columns-repeated="9"/>
        </table:table-row>
        <table:table-row table:style-name="ro1">
          <table:table-cell office:value-type="float" office:value="58.74" calcext:value-type="float">
            <text:p>58.74</text:p>
          </table:table-cell>
          <table:table-cell table:number-columns-repeated="9"/>
        </table:table-row>
        <table:table-row table:style-name="ro1">
          <table:table-cell office:value-type="float" office:value="58.72" calcext:value-type="float">
            <text:p>58.72</text:p>
          </table:table-cell>
          <table:table-cell table:number-columns-repeated="9"/>
        </table:table-row>
        <table:table-row table:style-name="ro1">
          <table:table-cell office:value-type="float" office:value="58.79" calcext:value-type="float">
            <text:p>58.79</text:p>
          </table:table-cell>
          <table:table-cell table:number-columns-repeated="9"/>
        </table:table-row>
        <table:table-row table:style-name="ro1">
          <table:table-cell office:value-type="float" office:value="58.91" calcext:value-type="float">
            <text:p>58.91</text:p>
          </table:table-cell>
          <table:table-cell table:number-columns-repeated="9"/>
        </table:table-row>
        <table:table-row table:style-name="ro1">
          <table:table-cell office:value-type="float" office:value="58.97" calcext:value-type="float">
            <text:p>58.97</text:p>
          </table:table-cell>
          <table:table-cell table:number-columns-repeated="9"/>
        </table:table-row>
        <table:table-row table:style-name="ro1">
          <table:table-cell office:value-type="float" office:value="59.09" calcext:value-type="float">
            <text:p>59.09</text:p>
          </table:table-cell>
          <table:table-cell table:number-columns-repeated="9"/>
        </table:table-row>
        <table:table-row table:style-name="ro1">
          <table:table-cell office:value-type="float" office:value="59.08" calcext:value-type="float">
            <text:p>59.08</text:p>
          </table:table-cell>
          <table:table-cell table:number-columns-repeated="9"/>
        </table:table-row>
        <table:table-row table:style-name="ro1">
          <table:table-cell office:value-type="float" office:value="59.03" calcext:value-type="float">
            <text:p>59.03</text:p>
          </table:table-cell>
          <table:table-cell table:number-columns-repeated="9"/>
        </table:table-row>
        <table:table-row table:style-name="ro1">
          <table:table-cell office:value-type="float" office:value="59.01" calcext:value-type="float">
            <text:p>59.01</text:p>
          </table:table-cell>
          <table:table-cell table:number-columns-repeated="9"/>
        </table:table-row>
        <table:table-row table:style-name="ro1">
          <table:table-cell office:value-type="float" office:value="59.01" calcext:value-type="float">
            <text:p>59.01</text:p>
          </table:table-cell>
          <table:table-cell table:number-columns-repeated="9"/>
        </table:table-row>
        <table:table-row table:style-name="ro1">
          <table:table-cell office:value-type="float" office:value="59.04" calcext:value-type="float">
            <text:p>59.04</text:p>
          </table:table-cell>
          <table:table-cell table:number-columns-repeated="9"/>
        </table:table-row>
        <table:table-row table:style-name="ro1">
          <table:table-cell office:value-type="float" office:value="59.08" calcext:value-type="float">
            <text:p>59.08</text:p>
          </table:table-cell>
          <table:table-cell table:number-columns-repeated="9"/>
        </table:table-row>
        <table:table-row table:style-name="ro1">
          <table:table-cell office:value-type="float" office:value="59.1" calcext:value-type="float">
            <text:p>59.1</text:p>
          </table:table-cell>
          <table:table-cell table:number-columns-repeated="9"/>
        </table:table-row>
        <table:table-row table:style-name="ro1">
          <table:table-cell office:value-type="float" office:value="59.09" calcext:value-type="float">
            <text:p>59.09</text:p>
          </table:table-cell>
          <table:table-cell table:number-columns-repeated="9"/>
        </table:table-row>
        <table:table-row table:style-name="ro1">
          <table:table-cell office:value-type="float" office:value="59.08" calcext:value-type="float">
            <text:p>59.08</text:p>
          </table:table-cell>
          <table:table-cell table:number-columns-repeated="9"/>
        </table:table-row>
        <table:table-row table:style-name="ro1">
          <table:table-cell office:value-type="float" office:value="59.05" calcext:value-type="float">
            <text:p>59.05</text:p>
          </table:table-cell>
          <table:table-cell table:number-columns-repeated="9"/>
        </table:table-row>
        <table:table-row table:style-name="ro1">
          <table:table-cell office:value-type="float" office:value="59.02" calcext:value-type="float">
            <text:p>59.0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float" office:value="58.96" calcext:value-type="float">
            <text:p>58.96</text:p>
          </table:table-cell>
          <table:table-cell table:number-columns-repeated="9"/>
        </table:table-row>
        <table:table-row table:style-name="ro1">
          <table:table-cell office:value-type="float" office:value="58.93" calcext:value-type="float">
            <text:p>58.93</text:p>
          </table:table-cell>
          <table:table-cell table:number-columns-repeated="9"/>
        </table:table-row>
        <table:table-row table:style-name="ro1">
          <table:table-cell office:value-type="float" office:value="58.95" calcext:value-type="float">
            <text:p>58.95</text:p>
          </table:table-cell>
          <table:table-cell table:number-columns-repeated="9"/>
        </table:table-row>
        <table:table-row table:style-name="ro1">
          <table:table-cell office:value-type="float" office:value="58.93" calcext:value-type="float">
            <text:p>58.93</text:p>
          </table:table-cell>
          <table:table-cell table:number-columns-repeated="9"/>
        </table:table-row>
        <table:table-row table:style-name="ro1">
          <table:table-cell office:value-type="float" office:value="58.89" calcext:value-type="float">
            <text:p>58.89</text:p>
          </table:table-cell>
          <table:table-cell table:number-columns-repeated="9"/>
        </table:table-row>
        <table:table-row table:style-name="ro1">
          <table:table-cell office:value-type="float" office:value="58.86" calcext:value-type="float">
            <text:p>58.86</text:p>
          </table:table-cell>
          <table:table-cell table:number-columns-repeated="9"/>
        </table:table-row>
        <table:table-row table:style-name="ro1">
          <table:table-cell office:value-type="float" office:value="58.86" calcext:value-type="float">
            <text:p>58.86</text:p>
          </table:table-cell>
          <table:table-cell table:number-columns-repeated="9"/>
        </table:table-row>
        <table:table-row table:style-name="ro1">
          <table:table-cell office:value-type="float" office:value="58.87" calcext:value-type="float">
            <text:p>58.87</text:p>
          </table:table-cell>
          <table:table-cell table:number-columns-repeated="9"/>
        </table:table-row>
        <table:table-row table:style-name="ro1">
          <table:table-cell office:value-type="float" office:value="58.92" calcext:value-type="float">
            <text:p>58.92</text:p>
          </table:table-cell>
          <table:table-cell table:number-columns-repeated="9"/>
        </table:table-row>
        <table:table-row table:style-name="ro1">
          <table:table-cell office:value-type="float" office:value="58.92" calcext:value-type="float">
            <text:p>58.92</text:p>
          </table:table-cell>
          <table:table-cell table:number-columns-repeated="9"/>
        </table:table-row>
        <table:table-row table:style-name="ro1">
          <table:table-cell office:value-type="float" office:value="58.91" calcext:value-type="float">
            <text:p>58.91</text:p>
          </table:table-cell>
          <table:table-cell table:number-columns-repeated="9"/>
        </table:table-row>
        <table:table-row table:style-name="ro1">
          <table:table-cell office:value-type="float" office:value="58.92" calcext:value-type="float">
            <text:p>58.92</text:p>
          </table:table-cell>
          <table:table-cell table:number-columns-repeated="9"/>
        </table:table-row>
        <table:table-row table:style-name="ro1">
          <table:table-cell office:value-type="float" office:value="58.91" calcext:value-type="float">
            <text:p>58.91</text:p>
          </table:table-cell>
          <table:table-cell table:number-columns-repeated="9"/>
        </table:table-row>
        <table:table-row table:style-name="ro1">
          <table:table-cell office:value-type="float" office:value="58.91" calcext:value-type="float">
            <text:p>58.91</text:p>
          </table:table-cell>
          <table:table-cell table:number-columns-repeated="9"/>
        </table:table-row>
        <table:table-row table:style-name="ro1">
          <table:table-cell office:value-type="float" office:value="58.89" calcext:value-type="float">
            <text:p>58.89</text:p>
          </table:table-cell>
          <table:table-cell table:number-columns-repeated="9"/>
        </table:table-row>
        <table:table-row table:style-name="ro1">
          <table:table-cell office:value-type="float" office:value="58.84" calcext:value-type="float">
            <text:p>58.84</text:p>
          </table:table-cell>
          <table:table-cell table:number-columns-repeated="9"/>
        </table:table-row>
        <table:table-row table:style-name="ro1">
          <table:table-cell office:value-type="float" office:value="58.79" calcext:value-type="float">
            <text:p>58.79</text:p>
          </table:table-cell>
          <table:table-cell table:number-columns-repeated="9"/>
        </table:table-row>
        <table:table-row table:style-name="ro1">
          <table:table-cell office:value-type="float" office:value="58.76" calcext:value-type="float">
            <text:p>58.76</text:p>
          </table:table-cell>
          <table:table-cell table:number-columns-repeated="9"/>
        </table:table-row>
        <table:table-row table:style-name="ro1">
          <table:table-cell office:value-type="float" office:value="58.77" calcext:value-type="float">
            <text:p>58.77</text:p>
          </table:table-cell>
          <table:table-cell table:number-columns-repeated="9"/>
        </table:table-row>
        <table:table-row table:style-name="ro1">
          <table:table-cell office:value-type="float" office:value="58.76" calcext:value-type="float">
            <text:p>58.76</text:p>
          </table:table-cell>
          <table:table-cell table:number-columns-repeated="9"/>
        </table:table-row>
        <table:table-row table:style-name="ro1">
          <table:table-cell office:value-type="float" office:value="58.71" calcext:value-type="float">
            <text:p>58.71</text:p>
          </table:table-cell>
          <table:table-cell table:number-columns-repeated="9"/>
        </table:table-row>
        <table:table-row table:style-name="ro1">
          <table:table-cell office:value-type="float" office:value="58.63" calcext:value-type="float">
            <text:p>58.63</text:p>
          </table:table-cell>
          <table:table-cell table:number-columns-repeated="9"/>
        </table:table-row>
        <table:table-row table:style-name="ro1">
          <table:table-cell office:value-type="float" office:value="58.61" calcext:value-type="float">
            <text:p>58.61</text:p>
          </table:table-cell>
          <table:table-cell table:number-columns-repeated="9"/>
        </table:table-row>
        <table:table-row table:style-name="ro1">
          <table:table-cell office:value-type="float" office:value="58.6" calcext:value-type="float">
            <text:p>58.6</text:p>
          </table:table-cell>
          <table:table-cell table:number-columns-repeated="9"/>
        </table:table-row>
        <table:table-row table:style-name="ro1">
          <table:table-cell office:value-type="float" office:value="58.58" calcext:value-type="float">
            <text:p>58.58</text:p>
          </table:table-cell>
          <table:table-cell table:number-columns-repeated="9"/>
        </table:table-row>
        <table:table-row table:style-name="ro1">
          <table:table-cell office:value-type="float" office:value="58.54" calcext:value-type="float">
            <text:p>58.54</text:p>
          </table:table-cell>
          <table:table-cell table:number-columns-repeated="9"/>
        </table:table-row>
        <table:table-row table:style-name="ro1">
          <table:table-cell office:value-type="float" office:value="58.49" calcext:value-type="float">
            <text:p>58.49</text:p>
          </table:table-cell>
          <table:table-cell table:number-columns-repeated="9"/>
        </table:table-row>
        <table:table-row table:style-name="ro1">
          <table:table-cell office:value-type="float" office:value="58.41" calcext:value-type="float">
            <text:p>58.41</text:p>
          </table:table-cell>
          <table:table-cell table:number-columns-repeated="9"/>
        </table:table-row>
        <table:table-row table:style-name="ro1">
          <table:table-cell office:value-type="float" office:value="58.22" calcext:value-type="float">
            <text:p>58.22</text:p>
          </table:table-cell>
          <table:table-cell table:number-columns-repeated="9"/>
        </table:table-row>
        <table:table-row table:style-name="ro1">
          <table:table-cell office:value-type="float" office:value="57.86" calcext:value-type="float">
            <text:p>57.86</text:p>
          </table:table-cell>
          <table:table-cell table:number-columns-repeated="9"/>
        </table:table-row>
        <table:table-row table:style-name="ro1">
          <table:table-cell office:value-type="float" office:value="57.58" calcext:value-type="float">
            <text:p>57.58</text:p>
          </table:table-cell>
          <table:table-cell table:number-columns-repeated="9"/>
        </table:table-row>
        <table:table-row table:style-name="ro1">
          <table:table-cell office:value-type="float" office:value="57.48" calcext:value-type="float">
            <text:p>57.48</text:p>
          </table:table-cell>
          <table:table-cell table:number-columns-repeated="9"/>
        </table:table-row>
        <table:table-row table:style-name="ro1">
          <table:table-cell office:value-type="float" office:value="57.45" calcext:value-type="float">
            <text:p>57.45</text:p>
          </table:table-cell>
          <table:table-cell table:number-columns-repeated="9"/>
        </table:table-row>
        <table:table-row table:style-name="ro1">
          <table:table-cell office:value-type="float" office:value="57.4" calcext:value-type="float">
            <text:p>57.4</text:p>
          </table:table-cell>
          <table:table-cell table:number-columns-repeated="9"/>
        </table:table-row>
        <table:table-row table:style-name="ro1">
          <table:table-cell office:value-type="float" office:value="57.31" calcext:value-type="float">
            <text:p>57.31</text:p>
          </table:table-cell>
          <table:table-cell table:number-columns-repeated="9"/>
        </table:table-row>
        <table:table-row table:style-name="ro1">
          <table:table-cell office:value-type="float" office:value="57.25" calcext:value-type="float">
            <text:p>57.25</text:p>
          </table:table-cell>
          <table:table-cell table:number-columns-repeated="9"/>
        </table:table-row>
        <table:table-row table:style-name="ro1">
          <table:table-cell office:value-type="float" office:value="57.23" calcext:value-type="float">
            <text:p>57.23</text:p>
          </table:table-cell>
          <table:table-cell table:number-columns-repeated="9"/>
        </table:table-row>
        <table:table-row table:style-name="ro1">
          <table:table-cell office:value-type="float" office:value="57.27" calcext:value-type="float">
            <text:p>57.27</text:p>
          </table:table-cell>
          <table:table-cell table:number-columns-repeated="9"/>
        </table:table-row>
        <table:table-row table:style-name="ro1">
          <table:table-cell office:value-type="float" office:value="57.38" calcext:value-type="float">
            <text:p>57.38</text:p>
          </table:table-cell>
          <table:table-cell table:number-columns-repeated="9"/>
        </table:table-row>
        <table:table-row table:style-name="ro1">
          <table:table-cell office:value-type="float" office:value="57.4" calcext:value-type="float">
            <text:p>57.4</text:p>
          </table:table-cell>
          <table:table-cell table:number-columns-repeated="9"/>
        </table:table-row>
        <table:table-row table:style-name="ro1">
          <table:table-cell office:value-type="float" office:value="57.52" calcext:value-type="float">
            <text:p>57.52</text:p>
          </table:table-cell>
          <table:table-cell table:number-columns-repeated="9"/>
        </table:table-row>
        <table:table-row table:style-name="ro1">
          <table:table-cell office:value-type="float" office:value="57.61" calcext:value-type="float">
            <text:p>57.61</text:p>
          </table:table-cell>
          <table:table-cell table:number-columns-repeated="9"/>
        </table:table-row>
        <table:table-row table:style-name="ro1">
          <table:table-cell office:value-type="float" office:value="57.58" calcext:value-type="float">
            <text:p>57.58</text:p>
          </table:table-cell>
          <table:table-cell table:number-columns-repeated="9"/>
        </table:table-row>
        <table:table-row table:style-name="ro1">
          <table:table-cell office:value-type="float" office:value="57.57" calcext:value-type="float">
            <text:p>57.57</text:p>
          </table:table-cell>
          <table:table-cell table:number-columns-repeated="9"/>
        </table:table-row>
        <table:table-row table:style-name="ro1">
          <table:table-cell office:value-type="float" office:value="57.58" calcext:value-type="float">
            <text:p>57.58</text:p>
          </table:table-cell>
          <table:table-cell table:number-columns-repeated="9"/>
        </table:table-row>
        <table:table-row table:style-name="ro1">
          <table:table-cell office:value-type="float" office:value="57.63" calcext:value-type="float">
            <text:p>57.63</text:p>
          </table:table-cell>
          <table:table-cell table:number-columns-repeated="9"/>
        </table:table-row>
        <table:table-row table:style-name="ro1">
          <table:table-cell office:value-type="float" office:value="57.7" calcext:value-type="float">
            <text:p>57.7</text:p>
          </table:table-cell>
          <table:table-cell table:number-columns-repeated="9"/>
        </table:table-row>
        <table:table-row table:style-name="ro1">
          <table:table-cell office:value-type="float" office:value="57.88" calcext:value-type="float">
            <text:p>57.88</text:p>
          </table:table-cell>
          <table:table-cell table:number-columns-repeated="9"/>
        </table:table-row>
        <table:table-row table:style-name="ro1">
          <table:table-cell office:value-type="float" office:value="57.63" calcext:value-type="float">
            <text:p>57.63</text:p>
          </table:table-cell>
          <table:table-cell table:number-columns-repeated="9"/>
        </table:table-row>
        <table:table-row table:style-name="ro1">
          <table:table-cell office:value-type="float" office:value="57.43" calcext:value-type="float">
            <text:p>57.43</text:p>
          </table:table-cell>
          <table:table-cell table:number-columns-repeated="9"/>
        </table:table-row>
        <table:table-row table:style-name="ro1">
          <table:table-cell office:value-type="float" office:value="18.33" calcext:value-type="float">
            <text:p>18.33</text:p>
          </table:table-cell>
          <table:table-cell table:number-columns-repeated="9"/>
        </table:table-row>
        <table:table-row table:style-name="ro1">
          <table:table-cell office:value-type="float" office:value="18.33" calcext:value-type="float">
            <text:p>18.33</text:p>
          </table:table-cell>
          <table:table-cell table:number-columns-repeated="9"/>
        </table:table-row>
        <table:table-row table:style-name="ro1">
          <table:table-cell office:value-type="float" office:value="18.33" calcext:value-type="float">
            <text:p>18.33</text:p>
          </table:table-cell>
          <table:table-cell table:number-columns-repeated="9"/>
        </table:table-row>
        <table:table-row table:style-name="ro1">
          <table:table-cell office:value-type="float" office:value="18.33" calcext:value-type="float">
            <text:p>18.33</text:p>
          </table:table-cell>
          <table:table-cell table:number-columns-repeated="9"/>
        </table:table-row>
        <table:table-row table:style-name="ro1">
          <table:table-cell office:value-type="float" office:value="18.34" calcext:value-type="float">
            <text:p>18.34</text:p>
          </table:table-cell>
          <table:table-cell table:number-columns-repeated="9"/>
        </table:table-row>
        <table:table-row table:style-name="ro1">
          <table:table-cell office:value-type="float" office:value="18.34" calcext:value-type="float">
            <text:p>18.34</text:p>
          </table:table-cell>
          <table:table-cell table:number-columns-repeated="9"/>
        </table:table-row>
        <table:table-row table:style-name="ro1">
          <table:table-cell office:value-type="float" office:value="18.34" calcext:value-type="float">
            <text:p>18.34</text:p>
          </table:table-cell>
          <table:table-cell table:number-columns-repeated="9"/>
        </table:table-row>
        <table:table-row table:style-name="ro1">
          <table:table-cell office:value-type="float" office:value="18.34" calcext:value-type="float">
            <text:p>18.34</text:p>
          </table:table-cell>
          <table:table-cell table:number-columns-repeated="9"/>
        </table:table-row>
        <table:table-row table:style-name="ro1">
          <table:table-cell office:value-type="float" office:value="18.34" calcext:value-type="float">
            <text:p>18.34</text:p>
          </table:table-cell>
          <table:table-cell table:number-columns-repeated="9"/>
        </table:table-row>
        <table:table-row table:style-name="ro1">
          <table:table-cell office:value-type="float" office:value="18.34" calcext:value-type="float">
            <text:p>18.34</text:p>
          </table:table-cell>
          <table:table-cell table:number-columns-repeated="9"/>
        </table:table-row>
        <table:table-row table:style-name="ro1">
          <table:table-cell office:value-type="float" office:value="18.35" calcext:value-type="float">
            <text:p>18.35</text:p>
          </table:table-cell>
          <table:table-cell table:number-columns-repeated="9"/>
        </table:table-row>
        <table:table-row table:style-name="ro1">
          <table:table-cell office:value-type="float" office:value="18.35" calcext:value-type="float">
            <text:p>18.35</text:p>
          </table:table-cell>
          <table:table-cell table:number-columns-repeated="9"/>
        </table:table-row>
        <table:table-row table:style-name="ro1">
          <table:table-cell office:value-type="float" office:value="18.35" calcext:value-type="float">
            <text:p>18.35</text:p>
          </table:table-cell>
          <table:table-cell table:number-columns-repeated="9"/>
        </table:table-row>
        <table:table-row table:style-name="ro1">
          <table:table-cell office:value-type="float" office:value="18.36" calcext:value-type="float">
            <text:p>18.36</text:p>
          </table:table-cell>
          <table:table-cell table:number-columns-repeated="9"/>
        </table:table-row>
        <table:table-row table:style-name="ro1">
          <table:table-cell office:value-type="float" office:value="18.36" calcext:value-type="float">
            <text:p>18.36</text:p>
          </table:table-cell>
          <table:table-cell table:number-columns-repeated="9"/>
        </table:table-row>
        <table:table-row table:style-name="ro1">
          <table:table-cell office:value-type="float" office:value="18.36" calcext:value-type="float">
            <text:p>18.36</text:p>
          </table:table-cell>
          <table:table-cell table:number-columns-repeated="9"/>
        </table:table-row>
        <table:table-row table:style-name="ro1">
          <table:table-cell office:value-type="float" office:value="18.36" calcext:value-type="float">
            <text:p>18.36</text:p>
          </table:table-cell>
          <table:table-cell table:number-columns-repeated="9"/>
        </table:table-row>
        <table:table-row table:style-name="ro1">
          <table:table-cell office:value-type="float" office:value="18.37" calcext:value-type="float">
            <text:p>18.37</text:p>
          </table:table-cell>
          <table:table-cell table:number-columns-repeated="9"/>
        </table:table-row>
        <table:table-row table:style-name="ro1">
          <table:table-cell office:value-type="float" office:value="18.38" calcext:value-type="float">
            <text:p>18.38</text:p>
          </table:table-cell>
          <table:table-cell table:number-columns-repeated="9"/>
        </table:table-row>
        <table:table-row table:style-name="ro1">
          <table:table-cell office:value-type="float" office:value="18.38" calcext:value-type="float">
            <text:p>18.38</text:p>
          </table:table-cell>
          <table:table-cell table:number-columns-repeated="9"/>
        </table:table-row>
        <table:table-row table:style-name="ro1">
          <table:table-cell office:value-type="float" office:value="18.39" calcext:value-type="float">
            <text:p>18.39</text:p>
          </table:table-cell>
          <table:table-cell table:number-columns-repeated="9"/>
        </table:table-row>
        <table:table-row table:style-name="ro1">
          <table:table-cell office:value-type="float" office:value="18.39" calcext:value-type="float">
            <text:p>18.39</text:p>
          </table:table-cell>
          <table:table-cell table:number-columns-repeated="9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number-columns-repeated="9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number-columns-repeated="9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number-columns-repeated="9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number-columns-repeated="9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number-columns-repeated="9"/>
        </table:table-row>
        <table:table-row table:style-name="ro1">
          <table:table-cell office:value-type="float" office:value="18.41" calcext:value-type="float">
            <text:p>18.41</text:p>
          </table:table-cell>
          <table:table-cell table:number-columns-repeated="9"/>
        </table:table-row>
        <table:table-row table:style-name="ro1">
          <table:table-cell office:value-type="float" office:value="18.41" calcext:value-type="float">
            <text:p>18.41</text:p>
          </table:table-cell>
          <table:table-cell table:number-columns-repeated="9"/>
        </table:table-row>
        <table:table-row table:style-name="ro1">
          <table:table-cell office:value-type="float" office:value="18.41" calcext:value-type="float">
            <text:p>18.41</text:p>
          </table:table-cell>
          <table:table-cell table:number-columns-repeated="9"/>
        </table:table-row>
        <table:table-row table:style-name="ro1">
          <table:table-cell office:value-type="float" office:value="18.41" calcext:value-type="float">
            <text:p>18.41</text:p>
          </table:table-cell>
          <table:table-cell table:number-columns-repeated="9"/>
        </table:table-row>
        <table:table-row table:style-name="ro1">
          <table:table-cell office:value-type="float" office:value="18.41" calcext:value-type="float">
            <text:p>18.41</text:p>
          </table:table-cell>
          <table:table-cell table:number-columns-repeated="9"/>
        </table:table-row>
        <table:table-row table:style-name="ro1">
          <table:table-cell office:value-type="float" office:value="18.41" calcext:value-type="float">
            <text:p>18.41</text:p>
          </table:table-cell>
          <table:table-cell table:number-columns-repeated="9"/>
        </table:table-row>
        <table:table-row table:style-name="ro1">
          <table:table-cell office:value-type="float" office:value="18.42" calcext:value-type="float">
            <text:p>18.42</text:p>
          </table:table-cell>
          <table:table-cell table:number-columns-repeated="9"/>
        </table:table-row>
        <table:table-row table:style-name="ro1">
          <table:table-cell office:value-type="float" office:value="18.41" calcext:value-type="float">
            <text:p>18.41</text:p>
          </table:table-cell>
          <table:table-cell table:number-columns-repeated="9"/>
        </table:table-row>
        <table:table-row table:style-name="ro1">
          <table:table-cell office:value-type="float" office:value="18.42" calcext:value-type="float">
            <text:p>18.42</text:p>
          </table:table-cell>
          <table:table-cell table:number-columns-repeated="9"/>
        </table:table-row>
        <table:table-row table:style-name="ro1">
          <table:table-cell office:value-type="float" office:value="18.43" calcext:value-type="float">
            <text:p>18.43</text:p>
          </table:table-cell>
          <table:table-cell table:number-columns-repeated="9"/>
        </table:table-row>
        <table:table-row table:style-name="ro1">
          <table:table-cell office:value-type="float" office:value="18.43" calcext:value-type="float">
            <text:p>18.43</text:p>
          </table:table-cell>
          <table:table-cell table:number-columns-repeated="9"/>
        </table:table-row>
        <table:table-row table:style-name="ro1">
          <table:table-cell office:value-type="float" office:value="18.43" calcext:value-type="float">
            <text:p>18.43</text:p>
          </table:table-cell>
          <table:table-cell table:number-columns-repeated="9"/>
        </table:table-row>
        <table:table-row table:style-name="ro1">
          <table:table-cell office:value-type="float" office:value="18.43" calcext:value-type="float">
            <text:p>18.43</text:p>
          </table:table-cell>
          <table:table-cell table:number-columns-repeated="9"/>
        </table:table-row>
        <table:table-row table:style-name="ro1">
          <table:table-cell office:value-type="float" office:value="18.38" calcext:value-type="float">
            <text:p>18.38</text:p>
          </table:table-cell>
          <table:table-cell table:number-columns-repeated="9"/>
        </table:table-row>
        <table:table-row table:style-name="ro1">
          <table:table-cell office:value-type="float" office:value="18.27" calcext:value-type="float">
            <text:p>18.27</text:p>
          </table:table-cell>
          <table:table-cell table:number-columns-repeated="9"/>
        </table:table-row>
        <table:table-row table:style-name="ro1">
          <table:table-cell office:value-type="float" office:value="18.17" calcext:value-type="float">
            <text:p>18.17</text:p>
          </table:table-cell>
          <table:table-cell table:number-columns-repeated="9"/>
        </table:table-row>
        <table:table-row table:style-name="ro1">
          <table:table-cell office:value-type="float" office:value="18.05" calcext:value-type="float">
            <text:p>18.05</text:p>
          </table:table-cell>
          <table:table-cell table:number-columns-repeated="9"/>
        </table:table-row>
        <table:table-row table:style-name="ro1">
          <table:table-cell office:value-type="float" office:value="17.91" calcext:value-type="float">
            <text:p>17.91</text:p>
          </table:table-cell>
          <table:table-cell table:number-columns-repeated="9"/>
        </table:table-row>
        <table:table-row table:style-name="ro1">
          <table:table-cell office:value-type="float" office:value="17.77" calcext:value-type="float">
            <text:p>17.77</text:p>
          </table:table-cell>
          <table:table-cell table:number-columns-repeated="9"/>
        </table:table-row>
        <table:table-row table:style-name="ro1">
          <table:table-cell office:value-type="float" office:value="17.62" calcext:value-type="float">
            <text:p>17.62</text:p>
          </table:table-cell>
          <table:table-cell table:number-columns-repeated="9"/>
        </table:table-row>
        <table:table-row table:style-name="ro1">
          <table:table-cell office:value-type="float" office:value="17.45" calcext:value-type="float">
            <text:p>17.45</text:p>
          </table:table-cell>
          <table:table-cell table:number-columns-repeated="9"/>
        </table:table-row>
        <table:table-row table:style-name="ro1">
          <table:table-cell office:value-type="float" office:value="17.24" calcext:value-type="float">
            <text:p>17.24</text:p>
          </table:table-cell>
          <table:table-cell table:number-columns-repeated="9"/>
        </table:table-row>
        <table:table-row table:style-name="ro1">
          <table:table-cell office:value-type="float" office:value="17.04" calcext:value-type="float">
            <text:p>17.04</text:p>
          </table:table-cell>
          <table:table-cell table:number-columns-repeated="9"/>
        </table:table-row>
        <table:table-row table:style-name="ro1">
          <table:table-cell office:value-type="float" office:value="16.84" calcext:value-type="float">
            <text:p>16.84</text:p>
          </table:table-cell>
          <table:table-cell table:number-columns-repeated="9"/>
        </table:table-row>
        <table:table-row table:style-name="ro1">
          <table:table-cell office:value-type="float" office:value="16.62" calcext:value-type="float">
            <text:p>16.62</text:p>
          </table:table-cell>
          <table:table-cell table:number-columns-repeated="9"/>
        </table:table-row>
        <table:table-row table:style-name="ro1">
          <table:table-cell office:value-type="float" office:value="16.47" calcext:value-type="float">
            <text:p>16.47</text:p>
          </table:table-cell>
          <table:table-cell table:number-columns-repeated="9"/>
        </table:table-row>
        <table:table-row table:style-name="ro1">
          <table:table-cell office:value-type="float" office:value="16.33" calcext:value-type="float">
            <text:p>16.33</text:p>
          </table:table-cell>
          <table:table-cell table:number-columns-repeated="9"/>
        </table:table-row>
        <table:table-row table:style-name="ro1">
          <table:table-cell office:value-type="float" office:value="16.15" calcext:value-type="float">
            <text:p>16.15</text:p>
          </table:table-cell>
          <table:table-cell table:number-columns-repeated="9"/>
        </table:table-row>
        <table:table-row table:style-name="ro1">
          <table:table-cell office:value-type="float" office:value="15.97" calcext:value-type="float">
            <text:p>15.97</text:p>
          </table:table-cell>
          <table:table-cell table:number-columns-repeated="9"/>
        </table:table-row>
        <table:table-row table:style-name="ro1">
          <table:table-cell office:value-type="float" office:value="15.85" calcext:value-type="float">
            <text:p>15.85</text:p>
          </table:table-cell>
          <table:table-cell table:number-columns-repeated="9"/>
        </table:table-row>
        <table:table-row table:style-name="ro1">
          <table:table-cell office:value-type="float" office:value="15.67" calcext:value-type="float">
            <text:p>15.67</text:p>
          </table:table-cell>
          <table:table-cell table:number-columns-repeated="9"/>
        </table:table-row>
        <table:table-row table:style-name="ro1">
          <table:table-cell office:value-type="float" office:value="15.42" calcext:value-type="float">
            <text:p>15.42</text:p>
          </table:table-cell>
          <table:table-cell table:number-columns-repeated="9"/>
        </table:table-row>
        <table:table-row table:style-name="ro1">
          <table:table-cell office:value-type="float" office:value="15.21" calcext:value-type="float">
            <text:p>15.21</text:p>
          </table:table-cell>
          <table:table-cell table:number-columns-repeated="9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number-columns-repeated="9"/>
        </table:table-row>
        <table:table-row table:style-name="ro1">
          <table:table-cell office:value-type="float" office:value="14.99" calcext:value-type="float">
            <text:p>14.99</text:p>
          </table:table-cell>
          <table:table-cell table:number-columns-repeated="9"/>
        </table:table-row>
        <table:table-row table:style-name="ro1">
          <table:table-cell office:value-type="float" office:value="14.84" calcext:value-type="float">
            <text:p>14.84</text:p>
          </table:table-cell>
          <table:table-cell table:number-columns-repeated="9"/>
        </table:table-row>
        <table:table-row table:style-name="ro1">
          <table:table-cell office:value-type="float" office:value="14.75" calcext:value-type="float">
            <text:p>14.75</text:p>
          </table:table-cell>
          <table:table-cell table:number-columns-repeated="9"/>
        </table:table-row>
        <table:table-row table:style-name="ro1">
          <table:table-cell office:value-type="float" office:value="14.66" calcext:value-type="float">
            <text:p>14.66</text:p>
          </table:table-cell>
          <table:table-cell table:number-columns-repeated="9"/>
        </table:table-row>
        <table:table-row table:style-name="ro1">
          <table:table-cell office:value-type="float" office:value="14.58" calcext:value-type="float">
            <text:p>14.58</text:p>
          </table:table-cell>
          <table:table-cell table:number-columns-repeated="9"/>
        </table:table-row>
        <table:table-row table:style-name="ro1">
          <table:table-cell office:value-type="float" office:value="14.51" calcext:value-type="float">
            <text:p>14.51</text:p>
          </table:table-cell>
          <table:table-cell table:number-columns-repeated="9"/>
        </table:table-row>
        <table:table-row table:style-name="ro1">
          <table:table-cell office:value-type="float" office:value="14.41" calcext:value-type="float">
            <text:p>14.41</text:p>
          </table:table-cell>
          <table:table-cell table:number-columns-repeated="9"/>
        </table:table-row>
        <table:table-row table:style-name="ro1">
          <table:table-cell office:value-type="float" office:value="14.35" calcext:value-type="float">
            <text:p>14.35</text:p>
          </table:table-cell>
          <table:table-cell table:number-columns-repeated="9"/>
        </table:table-row>
        <table:table-row table:style-name="ro1">
          <table:table-cell office:value-type="float" office:value="14.29" calcext:value-type="float">
            <text:p>14.29</text:p>
          </table:table-cell>
          <table:table-cell table:number-columns-repeated="9"/>
        </table:table-row>
        <table:table-row table:style-name="ro1">
          <table:table-cell office:value-type="float" office:value="14.22" calcext:value-type="float">
            <text:p>14.22</text:p>
          </table:table-cell>
          <table:table-cell table:number-columns-repeated="9"/>
        </table:table-row>
        <table:table-row table:style-name="ro1">
          <table:table-cell office:value-type="float" office:value="14.16" calcext:value-type="float">
            <text:p>14.16</text:p>
          </table:table-cell>
          <table:table-cell table:number-columns-repeated="9"/>
        </table:table-row>
        <table:table-row table:style-name="ro1">
          <table:table-cell office:value-type="float" office:value="14.11" calcext:value-type="float">
            <text:p>14.11</text:p>
          </table:table-cell>
          <table:table-cell table:number-columns-repeated="9"/>
        </table:table-row>
        <table:table-row table:style-name="ro1">
          <table:table-cell office:value-type="float" office:value="14.05" calcext:value-type="float">
            <text:p>14.0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3.95" calcext:value-type="float">
            <text:p>13.95</text:p>
          </table:table-cell>
          <table:table-cell table:number-columns-repeated="9"/>
        </table:table-row>
        <table:table-row table:style-name="ro1">
          <table:table-cell office:value-type="float" office:value="13.88" calcext:value-type="float">
            <text:p>13.88</text:p>
          </table:table-cell>
          <table:table-cell table:number-columns-repeated="9"/>
        </table:table-row>
        <table:table-row table:style-name="ro1">
          <table:table-cell office:value-type="float" office:value="13.84" calcext:value-type="float">
            <text:p>13.84</text:p>
          </table:table-cell>
          <table:table-cell table:number-columns-repeated="9"/>
        </table:table-row>
        <table:table-row table:style-name="ro1">
          <table:table-cell office:value-type="float" office:value="13.79" calcext:value-type="float">
            <text:p>13.79</text:p>
          </table:table-cell>
          <table:table-cell table:number-columns-repeated="9"/>
        </table:table-row>
        <table:table-row table:style-name="ro1">
          <table:table-cell office:value-type="float" office:value="13.73" calcext:value-type="float">
            <text:p>13.73</text:p>
          </table:table-cell>
          <table:table-cell table:number-columns-repeated="9"/>
        </table:table-row>
        <table:table-row table:style-name="ro1">
          <table:table-cell office:value-type="float" office:value="13.69" calcext:value-type="float">
            <text:p>13.69</text:p>
          </table:table-cell>
          <table:table-cell table:number-columns-repeated="9"/>
        </table:table-row>
        <table:table-row table:style-name="ro1">
          <table:table-cell office:value-type="float" office:value="13.64" calcext:value-type="float">
            <text:p>13.64</text:p>
          </table:table-cell>
          <table:table-cell table:number-columns-repeated="9"/>
        </table:table-row>
        <table:table-row table:style-name="ro1">
          <table:table-cell office:value-type="float" office:value="13.59" calcext:value-type="float">
            <text:p>13.59</text:p>
          </table:table-cell>
          <table:table-cell table:number-columns-repeated="9"/>
        </table:table-row>
        <table:table-row table:style-name="ro1">
          <table:table-cell office:value-type="float" office:value="13.55" calcext:value-type="float">
            <text:p>13.55</text:p>
          </table:table-cell>
          <table:table-cell table:number-columns-repeated="9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9"/>
        </table:table-row>
        <table:table-row table:style-name="ro1">
          <table:table-cell office:value-type="float" office:value="13.44" calcext:value-type="float">
            <text:p>13.44</text:p>
          </table:table-cell>
          <table:table-cell table:number-columns-repeated="9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number-columns-repeated="9"/>
        </table:table-row>
        <table:table-row table:style-name="ro1">
          <table:table-cell office:value-type="float" office:value="13.36" calcext:value-type="float">
            <text:p>13.36</text:p>
          </table:table-cell>
          <table:table-cell table:number-columns-repeated="9"/>
        </table:table-row>
        <table:table-row table:style-name="ro1">
          <table:table-cell office:value-type="float" office:value="13.31" calcext:value-type="float">
            <text:p>13.31</text:p>
          </table:table-cell>
          <table:table-cell table:number-columns-repeated="9"/>
        </table:table-row>
        <table:table-row table:style-name="ro1">
          <table:table-cell office:value-type="float" office:value="13.27" calcext:value-type="float">
            <text:p>13.27</text:p>
          </table:table-cell>
          <table:table-cell table:number-columns-repeated="9"/>
        </table:table-row>
        <table:table-row table:style-name="ro1">
          <table:table-cell office:value-type="float" office:value="13.24" calcext:value-type="float">
            <text:p>13.24</text:p>
          </table:table-cell>
          <table:table-cell table:number-columns-repeated="9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number-columns-repeated="9"/>
        </table:table-row>
        <table:table-row table:style-name="ro1">
          <table:table-cell office:value-type="float" office:value="13.17" calcext:value-type="float">
            <text:p>13.17</text:p>
          </table:table-cell>
          <table:table-cell table:number-columns-repeated="9"/>
        </table:table-row>
        <table:table-row table:style-name="ro1">
          <table:table-cell office:value-type="float" office:value="13.13" calcext:value-type="float">
            <text:p>13.13</text:p>
          </table:table-cell>
          <table:table-cell table:number-columns-repeated="9"/>
        </table:table-row>
        <table:table-row table:style-name="ro1">
          <table:table-cell office:value-type="float" office:value="13.08" calcext:value-type="float">
            <text:p>13.08</text:p>
          </table:table-cell>
          <table:table-cell table:number-columns-repeated="9"/>
        </table:table-row>
        <table:table-row table:style-name="ro1">
          <table:table-cell office:value-type="float" office:value="13.03" calcext:value-type="float">
            <text:p>13.03</text:p>
          </table:table-cell>
          <table:table-cell table:number-columns-repeated="9"/>
        </table:table-row>
        <table:table-row table:style-name="ro1">
          <table:table-cell office:value-type="float" office:value="12.99" calcext:value-type="float">
            <text:p>12.99</text:p>
          </table:table-cell>
          <table:table-cell table:number-columns-repeated="9"/>
        </table:table-row>
        <table:table-row table:style-name="ro1">
          <table:table-cell office:value-type="float" office:value="12.95" calcext:value-type="float">
            <text:p>12.95</text:p>
          </table:table-cell>
          <table:table-cell table:number-columns-repeated="9"/>
        </table:table-row>
        <table:table-row table:style-name="ro1">
          <table:table-cell office:value-type="float" office:value="12.92" calcext:value-type="float">
            <text:p>12.92</text:p>
          </table:table-cell>
          <table:table-cell table:number-columns-repeated="9"/>
        </table:table-row>
        <table:table-row table:style-name="ro1">
          <table:table-cell office:value-type="float" office:value="12.88" calcext:value-type="float">
            <text:p>12.88</text:p>
          </table:table-cell>
          <table:table-cell table:number-columns-repeated="9"/>
        </table:table-row>
        <table:table-row table:style-name="ro1">
          <table:table-cell office:value-type="float" office:value="12.85" calcext:value-type="float">
            <text:p>12.85</text:p>
          </table:table-cell>
          <table:table-cell table:number-columns-repeated="9"/>
        </table:table-row>
        <table:table-row table:style-name="ro1">
          <table:table-cell office:value-type="float" office:value="12.82" calcext:value-type="float">
            <text:p>12.82</text:p>
          </table:table-cell>
          <table:table-cell table:number-columns-repeated="9"/>
        </table:table-row>
        <table:table-row table:style-name="ro1">
          <table:table-cell office:value-type="float" office:value="12.79" calcext:value-type="float">
            <text:p>12.79</text:p>
          </table:table-cell>
          <table:table-cell table:number-columns-repeated="9"/>
        </table:table-row>
        <table:table-row table:style-name="ro1">
          <table:table-cell office:value-type="float" office:value="12.74" calcext:value-type="float">
            <text:p>12.74</text:p>
          </table:table-cell>
          <table:table-cell table:number-columns-repeated="9"/>
        </table:table-row>
        <table:table-row table:style-name="ro1">
          <table:table-cell office:value-type="float" office:value="12.71" calcext:value-type="float">
            <text:p>12.71</text:p>
          </table:table-cell>
          <table:table-cell table:number-columns-repeated="9"/>
        </table:table-row>
        <table:table-row table:style-name="ro1">
          <table:table-cell office:value-type="float" office:value="12.68" calcext:value-type="float">
            <text:p>12.68</text:p>
          </table:table-cell>
          <table:table-cell table:number-columns-repeated="9"/>
        </table:table-row>
        <table:table-row table:style-name="ro1">
          <table:table-cell office:value-type="float" office:value="12.65" calcext:value-type="float">
            <text:p>12.65</text:p>
          </table:table-cell>
          <table:table-cell table:number-columns-repeated="9"/>
        </table:table-row>
        <table:table-row table:style-name="ro1">
          <table:table-cell office:value-type="float" office:value="12.62" calcext:value-type="float">
            <text:p>12.62</text:p>
          </table:table-cell>
          <table:table-cell table:number-columns-repeated="9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number-columns-repeated="9"/>
        </table:table-row>
        <table:table-row table:style-name="ro1">
          <table:table-cell office:value-type="float" office:value="12.55" calcext:value-type="float">
            <text:p>12.55</text:p>
          </table:table-cell>
          <table:table-cell table:number-columns-repeated="9"/>
        </table:table-row>
        <table:table-row table:style-name="ro1">
          <table:table-cell office:value-type="float" office:value="12.52" calcext:value-type="float">
            <text:p>12.52</text:p>
          </table:table-cell>
          <table:table-cell table:number-columns-repeated="9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 office:value-type="float" office:value="12.47" calcext:value-type="float">
            <text:p>12.47</text:p>
          </table:table-cell>
          <table:table-cell table:number-columns-repeated="9"/>
        </table:table-row>
        <table:table-row table:style-name="ro1">
          <table:table-cell office:value-type="float" office:value="12.44" calcext:value-type="float">
            <text:p>12.44</text:p>
          </table:table-cell>
          <table:table-cell table:number-columns-repeated="9"/>
        </table:table-row>
        <table:table-row table:style-name="ro1">
          <table:table-cell office:value-type="float" office:value="12.43" calcext:value-type="float">
            <text:p>12.43</text:p>
          </table:table-cell>
          <table:table-cell table:number-columns-repeated="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number-columns-repeated="9"/>
        </table:table-row>
        <table:table-row table:style-name="ro1">
          <table:table-cell office:value-type="float" office:value="12.37" calcext:value-type="float">
            <text:p>12.37</text:p>
          </table:table-cell>
          <table:table-cell table:number-columns-repeated="9"/>
        </table:table-row>
        <table:table-row table:style-name="ro1">
          <table:table-cell office:value-type="float" office:value="12.34" calcext:value-type="float">
            <text:p>12.34</text:p>
          </table:table-cell>
          <table:table-cell table:number-columns-repeated="9"/>
        </table:table-row>
        <table:table-row table:style-name="ro1">
          <table:table-cell office:value-type="float" office:value="12.31" calcext:value-type="float">
            <text:p>12.31</text:p>
          </table:table-cell>
          <table:table-cell table:number-columns-repeated="9"/>
        </table:table-row>
        <table:table-row table:style-name="ro1">
          <table:table-cell office:value-type="float" office:value="12.28" calcext:value-type="float">
            <text:p>12.28</text:p>
          </table:table-cell>
          <table:table-cell table:number-columns-repeated="9"/>
        </table:table-row>
        <table:table-row table:style-name="ro1">
          <table:table-cell office:value-type="float" office:value="12.26" calcext:value-type="float">
            <text:p>12.26</text:p>
          </table:table-cell>
          <table:table-cell table:number-columns-repeated="9"/>
        </table:table-row>
        <table:table-row table:style-name="ro1">
          <table:table-cell office:value-type="float" office:value="12.23" calcext:value-type="float">
            <text:p>12.23</text:p>
          </table:table-cell>
          <table:table-cell table:number-columns-repeated="9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number-columns-repeated="9"/>
        </table:table-row>
        <table:table-row table:style-name="ro1">
          <table:table-cell office:value-type="float" office:value="12.18" calcext:value-type="float">
            <text:p>12.18</text:p>
          </table:table-cell>
          <table:table-cell table:number-columns-repeated="9"/>
        </table:table-row>
        <table:table-row table:style-name="ro1">
          <table:table-cell office:value-type="float" office:value="12.16" calcext:value-type="float">
            <text:p>12.16</text:p>
          </table:table-cell>
          <table:table-cell table:number-columns-repeated="9"/>
        </table:table-row>
        <table:table-row table:style-name="ro1">
          <table:table-cell office:value-type="float" office:value="12.14" calcext:value-type="float">
            <text:p>12.14</text:p>
          </table:table-cell>
          <table:table-cell table:number-columns-repeated="9"/>
        </table:table-row>
        <table:table-row table:style-name="ro1">
          <table:table-cell office:value-type="float" office:value="12.12" calcext:value-type="float">
            <text:p>12.12</text:p>
          </table:table-cell>
          <table:table-cell table:number-columns-repeated="9"/>
        </table:table-row>
        <table:table-row table:style-name="ro1">
          <table:table-cell office:value-type="float" office:value="12.09" calcext:value-type="float">
            <text:p>12.09</text:p>
          </table:table-cell>
          <table:table-cell table:number-columns-repeated="9"/>
        </table:table-row>
        <table:table-row table:style-name="ro1">
          <table:table-cell office:value-type="float" office:value="11.89" calcext:value-type="float">
            <text:p>11.89</text:p>
          </table:table-cell>
          <table:table-cell table:number-columns-repeated="9"/>
        </table:table-row>
        <table:table-row table:style-name="ro1">
          <table:table-cell office:value-type="float" office:value="12.03" calcext:value-type="float">
            <text:p>12.03</text:p>
          </table:table-cell>
          <table:table-cell table:number-columns-repeated="9"/>
        </table:table-row>
        <table:table-row table:style-name="ro1">
          <table:table-cell office:value-type="float" office:value="12.01" calcext:value-type="float">
            <text:p>12.01</text:p>
          </table:table-cell>
          <table:table-cell table:number-columns-repeated="9"/>
        </table:table-row>
        <table:table-row table:style-name="ro1">
          <table:table-cell office:value-type="float" office:value="11.98" calcext:value-type="float">
            <text:p>11.98</text:p>
          </table:table-cell>
          <table:table-cell table:number-columns-repeated="9"/>
        </table:table-row>
        <table:table-row table:style-name="ro1">
          <table:table-cell office:value-type="float" office:value="11.95" calcext:value-type="float">
            <text:p>11.95</text:p>
          </table:table-cell>
          <table:table-cell table:number-columns-repeated="9"/>
        </table:table-row>
        <table:table-row table:style-name="ro1">
          <table:table-cell office:value-type="float" office:value="11.94" calcext:value-type="float">
            <text:p>11.94</text:p>
          </table:table-cell>
          <table:table-cell table:number-columns-repeated="9"/>
        </table:table-row>
        <table:table-row table:style-name="ro1">
          <table:table-cell office:value-type="float" office:value="11.93" calcext:value-type="float">
            <text:p>11.93</text:p>
          </table:table-cell>
          <table:table-cell table:number-columns-repeated="9"/>
        </table:table-row>
        <table:table-row table:style-name="ro1">
          <table:table-cell office:value-type="float" office:value="11.91" calcext:value-type="float">
            <text:p>11.91</text:p>
          </table:table-cell>
          <table:table-cell table:number-columns-repeated="9"/>
        </table:table-row>
        <table:table-row table:style-name="ro1">
          <table:table-cell office:value-type="float" office:value="11.89" calcext:value-type="float">
            <text:p>11.89</text:p>
          </table:table-cell>
          <table:table-cell table:number-columns-repeated="9"/>
        </table:table-row>
        <table:table-row table:style-name="ro1">
          <table:table-cell office:value-type="float" office:value="11.87" calcext:value-type="float">
            <text:p>11.87</text:p>
          </table:table-cell>
          <table:table-cell table:number-columns-repeated="9"/>
        </table:table-row>
        <table:table-row table:style-name="ro1">
          <table:table-cell office:value-type="float" office:value="11.85" calcext:value-type="float">
            <text:p>11.85</text:p>
          </table:table-cell>
          <table:table-cell table:number-columns-repeated="9"/>
        </table:table-row>
        <table:table-row table:style-name="ro1">
          <table:table-cell office:value-type="float" office:value="11.83" calcext:value-type="float">
            <text:p>11.83</text:p>
          </table:table-cell>
          <table:table-cell table:number-columns-repeated="9"/>
        </table:table-row>
        <table:table-row table:style-name="ro1">
          <table:table-cell office:value-type="float" office:value="11.82" calcext:value-type="float">
            <text:p>11.82</text:p>
          </table:table-cell>
          <table:table-cell table:number-columns-repeated="9"/>
        </table:table-row>
        <table:table-row table:style-name="ro1">
          <table:table-cell office:value-type="float" office:value="11.81" calcext:value-type="float">
            <text:p>11.81</text:p>
          </table:table-cell>
          <table:table-cell table:number-columns-repeated="9"/>
        </table:table-row>
        <table:table-row table:style-name="ro1">
          <table:table-cell office:value-type="float" office:value="11.79" calcext:value-type="float">
            <text:p>11.79</text:p>
          </table:table-cell>
          <table:table-cell table:number-columns-repeated="9"/>
        </table:table-row>
        <table:table-row table:style-name="ro1">
          <table:table-cell office:value-type="float" office:value="11.78" calcext:value-type="float">
            <text:p>11.78</text:p>
          </table:table-cell>
          <table:table-cell table:number-columns-repeated="9"/>
        </table:table-row>
        <table:table-row table:style-name="ro1">
          <table:table-cell office:value-type="float" office:value="11.77" calcext:value-type="float">
            <text:p>11.77</text:p>
          </table:table-cell>
          <table:table-cell table:number-columns-repeated="9"/>
        </table:table-row>
        <table:table-row table:style-name="ro1">
          <table:table-cell office:value-type="float" office:value="11.76" calcext:value-type="float">
            <text:p>11.76</text:p>
          </table:table-cell>
          <table:table-cell table:number-columns-repeated="9"/>
        </table:table-row>
        <table:table-row table:style-name="ro1">
          <table:table-cell office:value-type="float" office:value="11.75" calcext:value-type="float">
            <text:p>11.75</text:p>
          </table:table-cell>
          <table:table-cell table:number-columns-repeated="9"/>
        </table:table-row>
        <table:table-row table:style-name="ro1">
          <table:table-cell office:value-type="float" office:value="11.74" calcext:value-type="float">
            <text:p>11.74</text:p>
          </table:table-cell>
          <table:table-cell table:number-columns-repeated="9"/>
        </table:table-row>
        <table:table-row table:style-name="ro1">
          <table:table-cell office:value-type="float" office:value="11.73" calcext:value-type="float">
            <text:p>11.73</text:p>
          </table:table-cell>
          <table:table-cell table:number-columns-repeated="9"/>
        </table:table-row>
        <table:table-row table:style-name="ro1">
          <table:table-cell office:value-type="float" office:value="11.73" calcext:value-type="float">
            <text:p>11.73</text:p>
          </table:table-cell>
          <table:table-cell table:number-columns-repeated="9"/>
        </table:table-row>
        <table:table-row table:style-name="ro1">
          <table:table-cell office:value-type="float" office:value="11.72" calcext:value-type="float">
            <text:p>11.72</text:p>
          </table:table-cell>
          <table:table-cell table:number-columns-repeated="9"/>
        </table:table-row>
        <table:table-row table:style-name="ro1">
          <table:table-cell office:value-type="float" office:value="11.72" calcext:value-type="float">
            <text:p>11.72</text:p>
          </table:table-cell>
          <table:table-cell table:number-columns-repeated="9"/>
        </table:table-row>
        <table:table-row table:style-name="ro1">
          <table:table-cell office:value-type="float" office:value="11.71" calcext:value-type="float">
            <text:p>11.71</text:p>
          </table:table-cell>
          <table:table-cell table:number-columns-repeated="9"/>
        </table:table-row>
        <table:table-row table:style-name="ro1">
          <table:table-cell office:value-type="float" office:value="11.71" calcext:value-type="float">
            <text:p>11.71</text:p>
          </table:table-cell>
          <table:table-cell table:number-columns-repeated="9"/>
        </table:table-row>
        <table:table-row table:style-name="ro1">
          <table:table-cell office:value-type="float" office:value="11.7" calcext:value-type="float">
            <text:p>11.7</text:p>
          </table:table-cell>
          <table:table-cell table:number-columns-repeated="9"/>
        </table:table-row>
        <table:table-row table:style-name="ro1">
          <table:table-cell office:value-type="float" office:value="11.7" calcext:value-type="float">
            <text:p>11.7</text:p>
          </table:table-cell>
          <table:table-cell table:number-columns-repeated="9"/>
        </table:table-row>
        <table:table-row table:style-name="ro1">
          <table:table-cell office:value-type="float" office:value="11.71" calcext:value-type="float">
            <text:p>11.71</text:p>
          </table:table-cell>
          <table:table-cell table:number-columns-repeated="9"/>
        </table:table-row>
        <table:table-row table:style-name="ro1">
          <table:table-cell office:value-type="float" office:value="11.71" calcext:value-type="float">
            <text:p>11.71</text:p>
          </table:table-cell>
          <table:table-cell table:number-columns-repeated="9"/>
        </table:table-row>
        <table:table-row table:style-name="ro1">
          <table:table-cell office:value-type="float" office:value="11.72" calcext:value-type="float">
            <text:p>11.72</text:p>
          </table:table-cell>
          <table:table-cell table:number-columns-repeated="9"/>
        </table:table-row>
        <table:table-row table:style-name="ro1">
          <table:table-cell office:value-type="float" office:value="11.73" calcext:value-type="float">
            <text:p>11.73</text:p>
          </table:table-cell>
          <table:table-cell table:number-columns-repeated="9"/>
        </table:table-row>
        <table:table-row table:style-name="ro1">
          <table:table-cell office:value-type="float" office:value="11.73" calcext:value-type="float">
            <text:p>11.73</text:p>
          </table:table-cell>
          <table:table-cell table:number-columns-repeated="9"/>
        </table:table-row>
        <table:table-row table:style-name="ro1">
          <table:table-cell office:value-type="float" office:value="11.73" calcext:value-type="float">
            <text:p>11.73</text:p>
          </table:table-cell>
          <table:table-cell table:number-columns-repeated="9"/>
        </table:table-row>
        <table:table-row table:style-name="ro1">
          <table:table-cell office:value-type="float" office:value="11.74" calcext:value-type="float">
            <text:p>11.74</text:p>
          </table:table-cell>
          <table:table-cell table:number-columns-repeated="9"/>
        </table:table-row>
        <table:table-row table:style-name="ro1">
          <table:table-cell office:value-type="float" office:value="11.74" calcext:value-type="float">
            <text:p>11.74</text:p>
          </table:table-cell>
          <table:table-cell table:number-columns-repeated="9"/>
        </table:table-row>
        <table:table-row table:style-name="ro1">
          <table:table-cell office:value-type="float" office:value="11.74" calcext:value-type="float">
            <text:p>11.74</text:p>
          </table:table-cell>
          <table:table-cell table:number-columns-repeated="9"/>
        </table:table-row>
        <table:table-row table:style-name="ro1">
          <table:table-cell office:value-type="float" office:value="11.74" calcext:value-type="float">
            <text:p>11.74</text:p>
          </table:table-cell>
          <table:table-cell table:number-columns-repeated="9"/>
        </table:table-row>
        <table:table-row table:style-name="ro1">
          <table:table-cell office:value-type="float" office:value="11.74" calcext:value-type="float">
            <text:p>11.74</text:p>
          </table:table-cell>
          <table:table-cell table:number-columns-repeated="9"/>
        </table:table-row>
        <table:table-row table:style-name="ro1">
          <table:table-cell office:value-type="float" office:value="11.75" calcext:value-type="float">
            <text:p>11.75</text:p>
          </table:table-cell>
          <table:table-cell table:number-columns-repeated="9"/>
        </table:table-row>
        <table:table-row table:style-name="ro1">
          <table:table-cell office:value-type="float" office:value="11.76" calcext:value-type="float">
            <text:p>11.76</text:p>
          </table:table-cell>
          <table:table-cell table:number-columns-repeated="9"/>
        </table:table-row>
        <table:table-row table:style-name="ro1">
          <table:table-cell office:value-type="float" office:value="11.76" calcext:value-type="float">
            <text:p>11.76</text:p>
          </table:table-cell>
          <table:table-cell table:number-columns-repeated="9"/>
        </table:table-row>
        <table:table-row table:style-name="ro1">
          <table:table-cell office:value-type="float" office:value="11.77" calcext:value-type="float">
            <text:p>11.77</text:p>
          </table:table-cell>
          <table:table-cell table:number-columns-repeated="9"/>
        </table:table-row>
        <table:table-row table:style-name="ro1">
          <table:table-cell office:value-type="float" office:value="11.77" calcext:value-type="float">
            <text:p>11.77</text:p>
          </table:table-cell>
          <table:table-cell table:number-columns-repeated="9"/>
        </table:table-row>
        <table:table-row table:style-name="ro1">
          <table:table-cell office:value-type="float" office:value="11.78" calcext:value-type="float">
            <text:p>11.78</text:p>
          </table:table-cell>
          <table:table-cell table:number-columns-repeated="9"/>
        </table:table-row>
        <table:table-row table:style-name="ro1">
          <table:table-cell office:value-type="float" office:value="11.78" calcext:value-type="float">
            <text:p>11.78</text:p>
          </table:table-cell>
          <table:table-cell table:number-columns-repeated="9"/>
        </table:table-row>
        <table:table-row table:style-name="ro1">
          <table:table-cell office:value-type="float" office:value="11.78" calcext:value-type="float">
            <text:p>11.78</text:p>
          </table:table-cell>
          <table:table-cell table:number-columns-repeated="9"/>
        </table:table-row>
        <table:table-row table:style-name="ro1">
          <table:table-cell office:value-type="float" office:value="11.78" calcext:value-type="float">
            <text:p>11.78</text:p>
          </table:table-cell>
          <table:table-cell table:number-columns-repeated="9"/>
        </table:table-row>
        <table:table-row table:style-name="ro1">
          <table:table-cell office:value-type="float" office:value="11.78" calcext:value-type="float">
            <text:p>11.78</text:p>
          </table:table-cell>
          <table:table-cell table:number-columns-repeated="9"/>
        </table:table-row>
        <table:table-row table:style-name="ro1">
          <table:table-cell office:value-type="float" office:value="11.78" calcext:value-type="float">
            <text:p>11.78</text:p>
          </table:table-cell>
          <table:table-cell table:number-columns-repeated="9"/>
        </table:table-row>
        <table:table-row table:style-name="ro1">
          <table:table-cell office:value-type="float" office:value="11.79" calcext:value-type="float">
            <text:p>11.79</text:p>
          </table:table-cell>
          <table:table-cell table:number-columns-repeated="9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number-columns-repeated="9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number-columns-repeated="9"/>
        </table:table-row>
        <table:table-row table:style-name="ro1">
          <table:table-cell office:value-type="float" office:value="11.81" calcext:value-type="float">
            <text:p>11.81</text:p>
          </table:table-cell>
          <table:table-cell table:number-columns-repeated="9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number-columns-repeated="9"/>
        </table:table-row>
        <table:table-row table:style-name="ro1">
          <table:table-cell office:value-type="float" office:value="11.81" calcext:value-type="float">
            <text:p>11.81</text:p>
          </table:table-cell>
          <table:table-cell table:number-columns-repeated="9"/>
        </table:table-row>
        <table:table-row table:style-name="ro1">
          <table:table-cell office:value-type="float" office:value="11.81" calcext:value-type="float">
            <text:p>11.81</text:p>
          </table:table-cell>
          <table:table-cell table:number-columns-repeated="9"/>
        </table:table-row>
        <table:table-row table:style-name="ro1">
          <table:table-cell office:value-type="float" office:value="11.82" calcext:value-type="float">
            <text:p>11.82</text:p>
          </table:table-cell>
          <table:table-cell table:number-columns-repeated="9"/>
        </table:table-row>
        <table:table-row table:style-name="ro1">
          <table:table-cell office:value-type="float" office:value="11.83" calcext:value-type="float">
            <text:p>11.83</text:p>
          </table:table-cell>
          <table:table-cell table:number-columns-repeated="9"/>
        </table:table-row>
        <table:table-row table:style-name="ro1">
          <table:table-cell office:value-type="float" office:value="11.83" calcext:value-type="float">
            <text:p>11.83</text:p>
          </table:table-cell>
          <table:table-cell table:number-columns-repeated="9"/>
        </table:table-row>
        <table:table-row table:style-name="ro1">
          <table:table-cell office:value-type="float" office:value="11.84" calcext:value-type="float">
            <text:p>11.84</text:p>
          </table:table-cell>
          <table:table-cell table:number-columns-repeated="9"/>
        </table:table-row>
        <table:table-row table:style-name="ro1">
          <table:table-cell office:value-type="float" office:value="11.84" calcext:value-type="float">
            <text:p>11.84</text:p>
          </table:table-cell>
          <table:table-cell table:number-columns-repeated="9"/>
        </table:table-row>
        <table:table-row table:style-name="ro1">
          <table:table-cell office:value-type="float" office:value="11.85" calcext:value-type="float">
            <text:p>11.85</text:p>
          </table:table-cell>
          <table:table-cell table:number-columns-repeated="9"/>
        </table:table-row>
        <table:table-row table:style-name="ro1">
          <table:table-cell office:value-type="float" office:value="11.85" calcext:value-type="float">
            <text:p>11.85</text:p>
          </table:table-cell>
          <table:table-cell table:number-columns-repeated="9"/>
        </table:table-row>
        <table:table-row table:style-name="ro1">
          <table:table-cell office:value-type="float" office:value="11.86" calcext:value-type="float">
            <text:p>11.86</text:p>
          </table:table-cell>
          <table:table-cell table:number-columns-repeated="9"/>
        </table:table-row>
        <table:table-row table:style-name="ro1">
          <table:table-cell office:value-type="float" office:value="11.86" calcext:value-type="float">
            <text:p>11.86</text:p>
          </table:table-cell>
          <table:table-cell table:number-columns-repeated="9"/>
        </table:table-row>
        <table:table-row table:style-name="ro1">
          <table:table-cell office:value-type="float" office:value="11.87" calcext:value-type="float">
            <text:p>11.87</text:p>
          </table:table-cell>
          <table:table-cell table:number-columns-repeated="9"/>
        </table:table-row>
        <table:table-row table:style-name="ro1">
          <table:table-cell office:value-type="float" office:value="11.88" calcext:value-type="float">
            <text:p>11.88</text:p>
          </table:table-cell>
          <table:table-cell table:number-columns-repeated="9"/>
        </table:table-row>
        <table:table-row table:style-name="ro1">
          <table:table-cell office:value-type="float" office:value="11.88" calcext:value-type="float">
            <text:p>11.88</text:p>
          </table:table-cell>
          <table:table-cell table:number-columns-repeated="9"/>
        </table:table-row>
        <table:table-row table:style-name="ro1">
          <table:table-cell office:value-type="float" office:value="11.89" calcext:value-type="float">
            <text:p>11.89</text:p>
          </table:table-cell>
          <table:table-cell table:number-columns-repeated="9"/>
        </table:table-row>
        <table:table-row table:style-name="ro1">
          <table:table-cell office:value-type="float" office:value="11.89" calcext:value-type="float">
            <text:p>11.89</text:p>
          </table:table-cell>
          <table:table-cell table:number-columns-repeated="9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number-columns-repeated="9"/>
        </table:table-row>
        <table:table-row table:style-name="ro1">
          <table:table-cell office:value-type="float" office:value="11.91" calcext:value-type="float">
            <text:p>11.91</text:p>
          </table:table-cell>
          <table:table-cell table:number-columns-repeated="9"/>
        </table:table-row>
        <table:table-row table:style-name="ro1">
          <table:table-cell office:value-type="float" office:value="11.92" calcext:value-type="float">
            <text:p>11.92</text:p>
          </table:table-cell>
          <table:table-cell table:number-columns-repeated="9"/>
        </table:table-row>
        <table:table-row table:style-name="ro1">
          <table:table-cell office:value-type="float" office:value="11.92" calcext:value-type="float">
            <text:p>11.92</text:p>
          </table:table-cell>
          <table:table-cell table:number-columns-repeated="9"/>
        </table:table-row>
        <table:table-row table:style-name="ro1">
          <table:table-cell office:value-type="float" office:value="11.92" calcext:value-type="float">
            <text:p>11.92</text:p>
          </table:table-cell>
          <table:table-cell table:number-columns-repeated="9"/>
        </table:table-row>
        <table:table-row table:style-name="ro1">
          <table:table-cell office:value-type="float" office:value="11.93" calcext:value-type="float">
            <text:p>11.93</text:p>
          </table:table-cell>
          <table:table-cell table:number-columns-repeated="9"/>
        </table:table-row>
        <table:table-row table:style-name="ro1">
          <table:table-cell office:value-type="float" office:value="11.93" calcext:value-type="float">
            <text:p>11.93</text:p>
          </table:table-cell>
          <table:table-cell table:number-columns-repeated="9"/>
        </table:table-row>
        <table:table-row table:style-name="ro1">
          <table:table-cell office:value-type="float" office:value="11.94" calcext:value-type="float">
            <text:p>11.94</text:p>
          </table:table-cell>
          <table:table-cell table:number-columns-repeated="9"/>
        </table:table-row>
        <table:table-row table:style-name="ro1">
          <table:table-cell office:value-type="float" office:value="11.95" calcext:value-type="float">
            <text:p>11.95</text:p>
          </table:table-cell>
          <table:table-cell table:number-columns-repeated="9"/>
        </table:table-row>
        <table:table-row table:style-name="ro1">
          <table:table-cell office:value-type="float" office:value="11.95" calcext:value-type="float">
            <text:p>11.95</text:p>
          </table:table-cell>
          <table:table-cell table:number-columns-repeated="9"/>
        </table:table-row>
        <table:table-row table:style-name="ro1">
          <table:table-cell office:value-type="float" office:value="11.96" calcext:value-type="float">
            <text:p>11.96</text:p>
          </table:table-cell>
          <table:table-cell table:number-columns-repeated="9"/>
        </table:table-row>
        <table:table-row table:style-name="ro1">
          <table:table-cell office:value-type="float" office:value="11.96" calcext:value-type="float">
            <text:p>11.96</text:p>
          </table:table-cell>
          <table:table-cell table:number-columns-repeated="9"/>
        </table:table-row>
        <table:table-row table:style-name="ro1">
          <table:table-cell office:value-type="float" office:value="11.96" calcext:value-type="float">
            <text:p>11.96</text:p>
          </table:table-cell>
          <table:table-cell table:number-columns-repeated="9"/>
        </table:table-row>
        <table:table-row table:style-name="ro1">
          <table:table-cell office:value-type="float" office:value="11.97" calcext:value-type="float">
            <text:p>11.97</text:p>
          </table:table-cell>
          <table:table-cell table:number-columns-repeated="9"/>
        </table:table-row>
        <table:table-row table:style-name="ro1">
          <table:table-cell office:value-type="float" office:value="11.98" calcext:value-type="float">
            <text:p>11.98</text:p>
          </table:table-cell>
          <table:table-cell table:number-columns-repeated="9"/>
        </table:table-row>
        <table:table-row table:style-name="ro1">
          <table:table-cell office:value-type="float" office:value="11.99" calcext:value-type="float">
            <text:p>11.99</text:p>
          </table:table-cell>
          <table:table-cell table:number-columns-repeated="9"/>
        </table:table-row>
        <table:table-row table:style-name="ro1">
          <table:table-cell office:value-type="float" office:value="11.99" calcext:value-type="float">
            <text:p>11.9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2.03" calcext:value-type="float">
            <text:p>12.03</text:p>
          </table:table-cell>
          <table:table-cell table:number-columns-repeated="9"/>
        </table:table-row>
        <table:table-row table:style-name="ro1">
          <table:table-cell office:value-type="float" office:value="12.03" calcext:value-type="float">
            <text:p>12.03</text:p>
          </table:table-cell>
          <table:table-cell table:number-columns-repeated="9"/>
        </table:table-row>
        <table:table-row table:style-name="ro1">
          <table:table-cell office:value-type="float" office:value="12.05" calcext:value-type="float">
            <text:p>12.05</text:p>
          </table:table-cell>
          <table:table-cell table:number-columns-repeated="9"/>
        </table:table-row>
        <table:table-row table:style-name="ro1">
          <table:table-cell office:value-type="float" office:value="12.05" calcext:value-type="float">
            <text:p>12.05</text:p>
          </table:table-cell>
          <table:table-cell table:number-columns-repeated="9"/>
        </table:table-row>
        <table:table-row table:style-name="ro1">
          <table:table-cell office:value-type="float" office:value="12.06" calcext:value-type="float">
            <text:p>12.06</text:p>
          </table:table-cell>
          <table:table-cell table:number-columns-repeated="9"/>
        </table:table-row>
        <table:table-row table:style-name="ro1">
          <table:table-cell office:value-type="float" office:value="12.07" calcext:value-type="float">
            <text:p>12.07</text:p>
          </table:table-cell>
          <table:table-cell table:number-columns-repeated="9"/>
        </table:table-row>
        <table:table-row table:style-name="ro1">
          <table:table-cell office:value-type="float" office:value="12.08" calcext:value-type="float">
            <text:p>12.08</text:p>
          </table:table-cell>
          <table:table-cell table:number-columns-repeated="9"/>
        </table:table-row>
        <table:table-row table:style-name="ro1">
          <table:table-cell office:value-type="float" office:value="12.09" calcext:value-type="float">
            <text:p>12.09</text:p>
          </table:table-cell>
          <table:table-cell table:number-columns-repeated="9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number-columns-repeated="9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number-columns-repeated="9"/>
        </table:table-row>
        <table:table-row table:style-name="ro1">
          <table:table-cell office:value-type="float" office:value="12.11" calcext:value-type="float">
            <text:p>12.11</text:p>
          </table:table-cell>
          <table:table-cell table:number-columns-repeated="9"/>
        </table:table-row>
        <table:table-row table:style-name="ro1">
          <table:table-cell office:value-type="float" office:value="12.12" calcext:value-type="float">
            <text:p>12.12</text:p>
          </table:table-cell>
          <table:table-cell table:number-columns-repeated="9"/>
        </table:table-row>
        <table:table-row table:style-name="ro1">
          <table:table-cell office:value-type="float" office:value="12.14" calcext:value-type="float">
            <text:p>12.14</text:p>
          </table:table-cell>
          <table:table-cell table:number-columns-repeated="9"/>
        </table:table-row>
        <table:table-row table:style-name="ro1">
          <table:table-cell office:value-type="float" office:value="12.15" calcext:value-type="float">
            <text:p>12.15</text:p>
          </table:table-cell>
          <table:table-cell table:number-columns-repeated="9"/>
        </table:table-row>
        <table:table-row table:style-name="ro1">
          <table:table-cell office:value-type="float" office:value="12.15" calcext:value-type="float">
            <text:p>12.15</text:p>
          </table:table-cell>
          <table:table-cell table:number-columns-repeated="9"/>
        </table:table-row>
        <table:table-row table:style-name="ro1">
          <table:table-cell office:value-type="float" office:value="12.16" calcext:value-type="float">
            <text:p>12.16</text:p>
          </table:table-cell>
          <table:table-cell table:number-columns-repeated="9"/>
        </table:table-row>
        <table:table-row table:style-name="ro1">
          <table:table-cell office:value-type="float" office:value="12.17" calcext:value-type="float">
            <text:p>12.17</text:p>
          </table:table-cell>
          <table:table-cell table:number-columns-repeated="9"/>
        </table:table-row>
        <table:table-row table:style-name="ro1">
          <table:table-cell office:value-type="float" office:value="12.18" calcext:value-type="float">
            <text:p>12.18</text:p>
          </table:table-cell>
          <table:table-cell table:number-columns-repeated="9"/>
        </table:table-row>
        <table:table-row table:style-name="ro1">
          <table:table-cell office:value-type="float" office:value="12.18" calcext:value-type="float">
            <text:p>12.18</text:p>
          </table:table-cell>
          <table:table-cell table:number-columns-repeated="9"/>
        </table:table-row>
        <table:table-row table:style-name="ro1">
          <table:table-cell office:value-type="float" office:value="12.19" calcext:value-type="float">
            <text:p>12.19</text:p>
          </table:table-cell>
          <table:table-cell table:number-columns-repeated="9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number-columns-repeated="9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number-columns-repeated="9"/>
        </table:table-row>
        <table:table-row table:style-name="ro1">
          <table:table-cell office:value-type="float" office:value="12.21" calcext:value-type="float">
            <text:p>12.21</text:p>
          </table:table-cell>
          <table:table-cell table:number-columns-repeated="9"/>
        </table:table-row>
        <table:table-row table:style-name="ro1">
          <table:table-cell office:value-type="float" office:value="12.21" calcext:value-type="float">
            <text:p>12.21</text:p>
          </table:table-cell>
          <table:table-cell table:number-columns-repeated="9"/>
        </table:table-row>
        <table:table-row table:style-name="ro1">
          <table:table-cell office:value-type="float" office:value="12.22" calcext:value-type="float">
            <text:p>12.22</text:p>
          </table:table-cell>
          <table:table-cell table:number-columns-repeated="9"/>
        </table:table-row>
        <table:table-row table:style-name="ro1">
          <table:table-cell office:value-type="float" office:value="12.23" calcext:value-type="float">
            <text:p>12.23</text:p>
          </table:table-cell>
          <table:table-cell table:number-columns-repeated="9"/>
        </table:table-row>
        <table:table-row table:style-name="ro1">
          <table:table-cell office:value-type="float" office:value="12.24" calcext:value-type="float">
            <text:p>12.24</text:p>
          </table:table-cell>
          <table:table-cell table:number-columns-repeated="9"/>
        </table:table-row>
        <table:table-row table:style-name="ro1">
          <table:table-cell office:value-type="float" office:value="12.25" calcext:value-type="float">
            <text:p>12.25</text:p>
          </table:table-cell>
          <table:table-cell table:number-columns-repeated="9"/>
        </table:table-row>
        <table:table-row table:style-name="ro1">
          <table:table-cell office:value-type="float" office:value="12.27" calcext:value-type="float">
            <text:p>12.27</text:p>
          </table:table-cell>
          <table:table-cell table:number-columns-repeated="9"/>
        </table:table-row>
        <table:table-row table:style-name="ro1">
          <table:table-cell office:value-type="float" office:value="12.28" calcext:value-type="float">
            <text:p>12.28</text:p>
          </table:table-cell>
          <table:table-cell table:number-columns-repeated="9"/>
        </table:table-row>
        <table:table-row table:style-name="ro1">
          <table:table-cell office:value-type="float" office:value="12.29" calcext:value-type="float">
            <text:p>12.29</text:p>
          </table:table-cell>
          <table:table-cell table:number-columns-repeated="9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number-columns-repeated="9"/>
        </table:table-row>
        <table:table-row table:style-name="ro1">
          <table:table-cell office:value-type="float" office:value="12.32" calcext:value-type="float">
            <text:p>12.32</text:p>
          </table:table-cell>
          <table:table-cell table:number-columns-repeated="9"/>
        </table:table-row>
        <table:table-row table:style-name="ro1">
          <table:table-cell office:value-type="float" office:value="12.32" calcext:value-type="float">
            <text:p>12.32</text:p>
          </table:table-cell>
          <table:table-cell table:number-columns-repeated="9"/>
        </table:table-row>
        <table:table-row table:style-name="ro1">
          <table:table-cell office:value-type="float" office:value="12.33" calcext:value-type="float">
            <text:p>12.33</text:p>
          </table:table-cell>
          <table:table-cell table:number-columns-repeated="9"/>
        </table:table-row>
        <table:table-row table:style-name="ro1">
          <table:table-cell office:value-type="float" office:value="12.35" calcext:value-type="float">
            <text:p>12.35</text:p>
          </table:table-cell>
          <table:table-cell table:number-columns-repeated="9"/>
        </table:table-row>
        <table:table-row table:style-name="ro1">
          <table:table-cell office:value-type="float" office:value="12.35" calcext:value-type="float">
            <text:p>12.35</text:p>
          </table:table-cell>
          <table:table-cell table:number-columns-repeated="9"/>
        </table:table-row>
        <table:table-row table:style-name="ro1">
          <table:table-cell office:value-type="float" office:value="12.36" calcext:value-type="float">
            <text:p>12.36</text:p>
          </table:table-cell>
          <table:table-cell table:number-columns-repeated="9"/>
        </table:table-row>
        <table:table-row table:style-name="ro1">
          <table:table-cell office:value-type="float" office:value="12.37" calcext:value-type="float">
            <text:p>12.37</text:p>
          </table:table-cell>
          <table:table-cell table:number-columns-repeated="9"/>
        </table:table-row>
        <table:table-row table:style-name="ro1">
          <table:table-cell office:value-type="float" office:value="12.37" calcext:value-type="float">
            <text:p>12.37</text:p>
          </table:table-cell>
          <table:table-cell table:number-columns-repeated="9"/>
        </table:table-row>
        <table:table-row table:style-name="ro1">
          <table:table-cell office:value-type="float" office:value="12.38" calcext:value-type="float">
            <text:p>12.38</text:p>
          </table:table-cell>
          <table:table-cell table:number-columns-repeated="9"/>
        </table:table-row>
        <table:table-row table:style-name="ro1">
          <table:table-cell office:value-type="float" office:value="12.39" calcext:value-type="float">
            <text:p>12.39</text:p>
          </table:table-cell>
          <table:table-cell table:number-columns-repeated="9"/>
        </table:table-row>
        <table:table-row table:style-name="ro1">
          <table:table-cell office:value-type="float" office:value="12.39" calcext:value-type="float">
            <text:p>12.39</text:p>
          </table:table-cell>
          <table:table-cell table:number-columns-repeated="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number-columns-repeated="9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number-columns-repeated="9"/>
        </table:table-row>
        <table:table-row table:style-name="ro1">
          <table:table-cell office:value-type="float" office:value="12.41" calcext:value-type="float">
            <text:p>12.41</text:p>
          </table:table-cell>
          <table:table-cell table:number-columns-repeated="9"/>
        </table:table-row>
        <table:table-row table:style-name="ro1">
          <table:table-cell office:value-type="float" office:value="12.42" calcext:value-type="float">
            <text:p>12.42</text:p>
          </table:table-cell>
          <table:table-cell table:number-columns-repeated="9"/>
        </table:table-row>
        <table:table-row table:style-name="ro1">
          <table:table-cell office:value-type="float" office:value="12.43" calcext:value-type="float">
            <text:p>12.43</text:p>
          </table:table-cell>
          <table:table-cell table:number-columns-repeated="9"/>
        </table:table-row>
        <table:table-row table:style-name="ro1">
          <table:table-cell office:value-type="float" office:value="12.45" calcext:value-type="float">
            <text:p>12.45</text:p>
          </table:table-cell>
          <table:table-cell table:number-columns-repeated="9"/>
        </table:table-row>
        <table:table-row table:style-name="ro1">
          <table:table-cell office:value-type="float" office:value="12.46" calcext:value-type="float">
            <text:p>12.46</text:p>
          </table:table-cell>
          <table:table-cell table:number-columns-repeated="9"/>
        </table:table-row>
        <table:table-row table:style-name="ro1">
          <table:table-cell office:value-type="float" office:value="12.47" calcext:value-type="float">
            <text:p>12.47</text:p>
          </table:table-cell>
          <table:table-cell table:number-columns-repeated="9"/>
        </table:table-row>
        <table:table-row table:style-name="ro1">
          <table:table-cell office:value-type="float" office:value="12.48" calcext:value-type="float">
            <text:p>12.48</text:p>
          </table:table-cell>
          <table:table-cell table:number-columns-repeated="9"/>
        </table:table-row>
        <table:table-row table:style-name="ro1">
          <table:table-cell office:value-type="float" office:value="12.49" calcext:value-type="float">
            <text:p>12.49</text:p>
          </table:table-cell>
          <table:table-cell table:number-columns-repeated="9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 office:value-type="float" office:value="12.51" calcext:value-type="float">
            <text:p>12.51</text:p>
          </table:table-cell>
          <table:table-cell table:number-columns-repeated="9"/>
        </table:table-row>
        <table:table-row table:style-name="ro1">
          <table:table-cell office:value-type="float" office:value="12.52" calcext:value-type="float">
            <text:p>12.52</text:p>
          </table:table-cell>
          <table:table-cell table:number-columns-repeated="9"/>
        </table:table-row>
        <table:table-row table:style-name="ro1">
          <table:table-cell office:value-type="float" office:value="12.52" calcext:value-type="float">
            <text:p>12.52</text:p>
          </table:table-cell>
          <table:table-cell table:number-columns-repeated="9"/>
        </table:table-row>
        <table:table-row table:style-name="ro1">
          <table:table-cell office:value-type="float" office:value="12.53" calcext:value-type="float">
            <text:p>12.53</text:p>
          </table:table-cell>
          <table:table-cell table:number-columns-repeated="9"/>
        </table:table-row>
        <table:table-row table:style-name="ro1">
          <table:table-cell office:value-type="float" office:value="12.55" calcext:value-type="float">
            <text:p>12.55</text:p>
          </table:table-cell>
          <table:table-cell table:number-columns-repeated="9"/>
        </table:table-row>
        <table:table-row table:style-name="ro1">
          <table:table-cell office:value-type="float" office:value="12.56" calcext:value-type="float">
            <text:p>12.56</text:p>
          </table:table-cell>
          <table:table-cell table:number-columns-repeated="9"/>
        </table:table-row>
        <table:table-row table:style-name="ro1">
          <table:table-cell office:value-type="float" office:value="12.57" calcext:value-type="float">
            <text:p>12.57</text:p>
          </table:table-cell>
          <table:table-cell table:number-columns-repeated="9"/>
        </table:table-row>
        <table:table-row table:style-name="ro1">
          <table:table-cell office:value-type="float" office:value="12.58" calcext:value-type="float">
            <text:p>12.58</text:p>
          </table:table-cell>
          <table:table-cell table:number-columns-repeated="9"/>
        </table:table-row>
        <table:table-row table:style-name="ro1">
          <table:table-cell office:value-type="float" office:value="12.58" calcext:value-type="float">
            <text:p>12.58</text:p>
          </table:table-cell>
          <table:table-cell table:number-columns-repeated="9"/>
        </table:table-row>
        <table:table-row table:style-name="ro1">
          <table:table-cell office:value-type="float" office:value="12.59" calcext:value-type="float">
            <text:p>12.59</text:p>
          </table:table-cell>
          <table:table-cell table:number-columns-repeated="9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number-columns-repeated="9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number-columns-repeated="9"/>
        </table:table-row>
        <table:table-row table:style-name="ro1">
          <table:table-cell office:value-type="float" office:value="12.62" calcext:value-type="float">
            <text:p>12.62</text:p>
          </table:table-cell>
          <table:table-cell table:number-columns-repeated="9"/>
        </table:table-row>
        <table:table-row table:style-name="ro1">
          <table:table-cell office:value-type="float" office:value="12.62" calcext:value-type="float">
            <text:p>12.62</text:p>
          </table:table-cell>
          <table:table-cell table:number-columns-repeated="9"/>
        </table:table-row>
        <table:table-row table:style-name="ro1">
          <table:table-cell office:value-type="float" office:value="12.64" calcext:value-type="float">
            <text:p>12.64</text:p>
          </table:table-cell>
          <table:table-cell table:number-columns-repeated="9"/>
        </table:table-row>
        <table:table-row table:style-name="ro1">
          <table:table-cell office:value-type="float" office:value="12.65" calcext:value-type="float">
            <text:p>12.65</text:p>
          </table:table-cell>
          <table:table-cell table:number-columns-repeated="9"/>
        </table:table-row>
        <table:table-row table:style-name="ro1">
          <table:table-cell office:value-type="float" office:value="12.67" calcext:value-type="float">
            <text:p>12.67</text:p>
          </table:table-cell>
          <table:table-cell table:number-columns-repeated="9"/>
        </table:table-row>
        <table:table-row table:style-name="ro1">
          <table:table-cell office:value-type="float" office:value="12.67" calcext:value-type="float">
            <text:p>12.67</text:p>
          </table:table-cell>
          <table:table-cell table:number-columns-repeated="9"/>
        </table:table-row>
        <table:table-row table:style-name="ro1">
          <table:table-cell office:value-type="float" office:value="12.69" calcext:value-type="float">
            <text:p>12.69</text:p>
          </table:table-cell>
          <table:table-cell table:number-columns-repeated="9"/>
        </table:table-row>
        <table:table-row table:style-name="ro1">
          <table:table-cell office:value-type="float" office:value="12.7" calcext:value-type="float">
            <text:p>12.7</text:p>
          </table:table-cell>
          <table:table-cell table:number-columns-repeated="9"/>
        </table:table-row>
        <table:table-row table:style-name="ro1">
          <table:table-cell office:value-type="float" office:value="12.72" calcext:value-type="float">
            <text:p>12.72</text:p>
          </table:table-cell>
          <table:table-cell table:number-columns-repeated="9"/>
        </table:table-row>
        <table:table-row table:style-name="ro1">
          <table:table-cell office:value-type="float" office:value="12.73" calcext:value-type="float">
            <text:p>12.73</text:p>
          </table:table-cell>
          <table:table-cell table:number-columns-repeated="9"/>
        </table:table-row>
        <table:table-row table:style-name="ro1">
          <table:table-cell office:value-type="float" office:value="12.74" calcext:value-type="float">
            <text:p>12.74</text:p>
          </table:table-cell>
          <table:table-cell table:number-columns-repeated="9"/>
        </table:table-row>
        <table:table-row table:style-name="ro1">
          <table:table-cell office:value-type="float" office:value="12.75" calcext:value-type="float">
            <text:p>12.75</text:p>
          </table:table-cell>
          <table:table-cell table:number-columns-repeated="9"/>
        </table:table-row>
        <table:table-row table:style-name="ro1">
          <table:table-cell office:value-type="float" office:value="12.76" calcext:value-type="float">
            <text:p>12.76</text:p>
          </table:table-cell>
          <table:table-cell table:number-columns-repeated="9"/>
        </table:table-row>
        <table:table-row table:style-name="ro1">
          <table:table-cell office:value-type="float" office:value="12.77" calcext:value-type="float">
            <text:p>12.77</text:p>
          </table:table-cell>
          <table:table-cell table:number-columns-repeated="9"/>
        </table:table-row>
        <table:table-row table:style-name="ro1">
          <table:table-cell office:value-type="float" office:value="12.78" calcext:value-type="float">
            <text:p>12.78</text:p>
          </table:table-cell>
          <table:table-cell table:number-columns-repeated="9"/>
        </table:table-row>
        <table:table-row table:style-name="ro1">
          <table:table-cell office:value-type="float" office:value="12.79" calcext:value-type="float">
            <text:p>12.79</text:p>
          </table:table-cell>
          <table:table-cell table:number-columns-repeated="9"/>
        </table:table-row>
        <table:table-row table:style-name="ro1">
          <table:table-cell office:value-type="float" office:value="12.8" calcext:value-type="float">
            <text:p>12.8</text:p>
          </table:table-cell>
          <table:table-cell table:number-columns-repeated="9"/>
        </table:table-row>
        <table:table-row table:style-name="ro1">
          <table:table-cell office:value-type="float" office:value="12.81" calcext:value-type="float">
            <text:p>12.81</text:p>
          </table:table-cell>
          <table:table-cell table:number-columns-repeated="9"/>
        </table:table-row>
        <table:table-row table:style-name="ro1">
          <table:table-cell office:value-type="float" office:value="12.83" calcext:value-type="float">
            <text:p>12.83</text:p>
          </table:table-cell>
          <table:table-cell table:number-columns-repeated="9"/>
        </table:table-row>
        <table:table-row table:style-name="ro1">
          <table:table-cell office:value-type="float" office:value="12.84" calcext:value-type="float">
            <text:p>12.84</text:p>
          </table:table-cell>
          <table:table-cell table:number-columns-repeated="9"/>
        </table:table-row>
        <table:table-row table:style-name="ro1">
          <table:table-cell office:value-type="float" office:value="12.86" calcext:value-type="float">
            <text:p>12.86</text:p>
          </table:table-cell>
          <table:table-cell table:number-columns-repeated="9"/>
        </table:table-row>
        <table:table-row table:style-name="ro1">
          <table:table-cell office:value-type="float" office:value="12.87" calcext:value-type="float">
            <text:p>12.87</text:p>
          </table:table-cell>
          <table:table-cell table:number-columns-repeated="9"/>
        </table:table-row>
        <table:table-row table:style-name="ro1">
          <table:table-cell office:value-type="float" office:value="12.88" calcext:value-type="float">
            <text:p>12.88</text:p>
          </table:table-cell>
          <table:table-cell table:number-columns-repeated="9"/>
        </table:table-row>
        <table:table-row table:style-name="ro1">
          <table:table-cell office:value-type="float" office:value="12.89" calcext:value-type="float">
            <text:p>12.89</text:p>
          </table:table-cell>
          <table:table-cell table:number-columns-repeated="9"/>
        </table:table-row>
        <table:table-row table:style-name="ro1">
          <table:table-cell office:value-type="float" office:value="12.94" calcext:value-type="float">
            <text:p>12.94</text:p>
          </table:table-cell>
          <table:table-cell table:number-columns-repeated="9"/>
        </table:table-row>
        <table:table-row table:style-name="ro1">
          <table:table-cell office:value-type="float" office:value="12.97" calcext:value-type="float">
            <text:p>12.9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3.04" calcext:value-type="float">
            <text:p>13.04</text:p>
          </table:table-cell>
          <table:table-cell table:number-columns-repeated="9"/>
        </table:table-row>
        <table:table-row table:style-name="ro1">
          <table:table-cell office:value-type="float" office:value="13.09" calcext:value-type="float">
            <text:p>13.09</text:p>
          </table:table-cell>
          <table:table-cell table:number-columns-repeated="9"/>
        </table:table-row>
        <table:table-row table:style-name="ro1">
          <table:table-cell office:value-type="float" office:value="13.12" calcext:value-type="float">
            <text:p>13.12</text:p>
          </table:table-cell>
          <table:table-cell table:number-columns-repeated="9"/>
        </table:table-row>
        <table:table-row table:style-name="ro1">
          <table:table-cell office:value-type="float" office:value="13.14" calcext:value-type="float">
            <text:p>13.14</text:p>
          </table:table-cell>
          <table:table-cell table:number-columns-repeated="9"/>
        </table:table-row>
        <table:table-row table:style-name="ro1">
          <table:table-cell office:value-type="float" office:value="13.16" calcext:value-type="float">
            <text:p>13.16</text:p>
          </table:table-cell>
          <table:table-cell table:number-columns-repeated="9"/>
        </table:table-row>
        <table:table-row table:style-name="ro1">
          <table:table-cell office:value-type="float" office:value="13.18" calcext:value-type="float">
            <text:p>13.18</text:p>
          </table:table-cell>
          <table:table-cell table:number-columns-repeated="9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number-columns-repeated="9"/>
        </table:table-row>
        <table:table-row table:style-name="ro1">
          <table:table-cell office:value-type="float" office:value="13.21" calcext:value-type="float">
            <text:p>13.21</text:p>
          </table:table-cell>
          <table:table-cell table:number-columns-repeated="9"/>
        </table:table-row>
        <table:table-row table:style-name="ro1">
          <table:table-cell office:value-type="float" office:value="13.23" calcext:value-type="float">
            <text:p>13.23</text:p>
          </table:table-cell>
          <table:table-cell table:number-columns-repeated="9"/>
        </table:table-row>
        <table:table-row table:style-name="ro1">
          <table:table-cell office:value-type="float" office:value="13.25" calcext:value-type="float">
            <text:p>13.25</text:p>
          </table:table-cell>
          <table:table-cell table:number-columns-repeated="9"/>
        </table:table-row>
        <table:table-row table:style-name="ro1">
          <table:table-cell office:value-type="float" office:value="13.27" calcext:value-type="float">
            <text:p>13.27</text:p>
          </table:table-cell>
          <table:table-cell table:number-columns-repeated="9"/>
        </table:table-row>
        <table:table-row table:style-name="ro1">
          <table:table-cell office:value-type="float" office:value="13.28" calcext:value-type="float">
            <text:p>13.28</text:p>
          </table:table-cell>
          <table:table-cell table:number-columns-repeated="9"/>
        </table:table-row>
        <table:table-row table:style-name="ro1">
          <table:table-cell office:value-type="float" office:value="13.29" calcext:value-type="float">
            <text:p>13.29</text:p>
          </table:table-cell>
          <table:table-cell table:number-columns-repeated="9"/>
        </table:table-row>
        <table:table-row table:style-name="ro1">
          <table:table-cell office:value-type="float" office:value="13.3" calcext:value-type="float">
            <text:p>13.3</text:p>
          </table:table-cell>
          <table:table-cell table:number-columns-repeated="9"/>
        </table:table-row>
        <table:table-row table:style-name="ro1">
          <table:table-cell office:value-type="float" office:value="13.32" calcext:value-type="float">
            <text:p>13.32</text:p>
          </table:table-cell>
          <table:table-cell table:number-columns-repeated="9"/>
        </table:table-row>
        <table:table-row table:style-name="ro1">
          <table:table-cell office:value-type="float" office:value="13.36" calcext:value-type="float">
            <text:p>13.36</text:p>
          </table:table-cell>
          <table:table-cell table:number-columns-repeated="9"/>
        </table:table-row>
        <table:table-row table:style-name="ro1">
          <table:table-cell office:value-type="float" office:value="13.39" calcext:value-type="float">
            <text:p>13.39</text:p>
          </table:table-cell>
          <table:table-cell table:number-columns-repeated="9"/>
        </table:table-row>
        <table:table-row table:style-name="ro1">
          <table:table-cell office:value-type="float" office:value="13.42" calcext:value-type="float">
            <text:p>13.42</text:p>
          </table:table-cell>
          <table:table-cell table:number-columns-repeated="9"/>
        </table:table-row>
        <table:table-row table:style-name="ro1">
          <table:table-cell office:value-type="float" office:value="13.46" calcext:value-type="float">
            <text:p>13.46</text:p>
          </table:table-cell>
          <table:table-cell table:number-columns-repeated="9"/>
        </table:table-row>
        <table:table-row table:style-name="ro1">
          <table:table-cell office:value-type="float" office:value="13.47" calcext:value-type="float">
            <text:p>13.47</text:p>
          </table:table-cell>
          <table:table-cell table:number-columns-repeated="9"/>
        </table:table-row>
        <table:table-row table:style-name="ro1">
          <table:table-cell office:value-type="float" office:value="1020.24" calcext:value-type="float">
            <text:p>1020.24</text:p>
          </table:table-cell>
          <table:table-cell table:number-columns-repeated="9"/>
        </table:table-row>
        <table:table-row table:style-name="ro1">
          <table:table-cell office:value-type="float" office:value="1020.21" calcext:value-type="float">
            <text:p>1020.21</text:p>
          </table:table-cell>
          <table:table-cell table:number-columns-repeated="9"/>
        </table:table-row>
        <table:table-row table:style-name="ro1">
          <table:table-cell office:value-type="float" office:value="1020.25" calcext:value-type="float">
            <text:p>1020.25</text:p>
          </table:table-cell>
          <table:table-cell table:number-columns-repeated="9"/>
        </table:table-row>
        <table:table-row table:style-name="ro1">
          <table:table-cell office:value-type="float" office:value="1020.21" calcext:value-type="float">
            <text:p>1020.21</text:p>
          </table:table-cell>
          <table:table-cell table:number-columns-repeated="9"/>
        </table:table-row>
        <table:table-row table:style-name="ro1">
          <table:table-cell office:value-type="float" office:value="1020.23" calcext:value-type="float">
            <text:p>1020.23</text:p>
          </table:table-cell>
          <table:table-cell table:number-columns-repeated="9"/>
        </table:table-row>
        <table:table-row table:style-name="ro1">
          <table:table-cell office:value-type="float" office:value="1020.23" calcext:value-type="float">
            <text:p>1020.23</text:p>
          </table:table-cell>
          <table:table-cell table:number-columns-repeated="9"/>
        </table:table-row>
        <table:table-row table:style-name="ro1">
          <table:table-cell office:value-type="float" office:value="1020.22" calcext:value-type="float">
            <text:p>1020.22</text:p>
          </table:table-cell>
          <table:table-cell table:number-columns-repeated="9"/>
        </table:table-row>
        <table:table-row table:style-name="ro1">
          <table:table-cell office:value-type="float" office:value="1020.19" calcext:value-type="float">
            <text:p>1020.19</text:p>
          </table:table-cell>
          <table:table-cell table:number-columns-repeated="9"/>
        </table:table-row>
        <table:table-row table:style-name="ro1">
          <table:table-cell office:value-type="float" office:value="1020.14" calcext:value-type="float">
            <text:p>1020.14</text:p>
          </table:table-cell>
          <table:table-cell table:number-columns-repeated="9"/>
        </table:table-row>
        <table:table-row table:style-name="ro1">
          <table:table-cell office:value-type="float" office:value="1020.19" calcext:value-type="float">
            <text:p>1020.19</text:p>
          </table:table-cell>
          <table:table-cell table:number-columns-repeated="9"/>
        </table:table-row>
        <table:table-row table:style-name="ro1">
          <table:table-cell office:value-type="float" office:value="1020.23" calcext:value-type="float">
            <text:p>1020.23</text:p>
          </table:table-cell>
          <table:table-cell table:number-columns-repeated="9"/>
        </table:table-row>
        <table:table-row table:style-name="ro1">
          <table:table-cell office:value-type="float" office:value="1020.22" calcext:value-type="float">
            <text:p>1020.22</text:p>
          </table:table-cell>
          <table:table-cell table:number-columns-repeated="9"/>
        </table:table-row>
        <table:table-row table:style-name="ro1">
          <table:table-cell office:value-type="float" office:value="1020.2" calcext:value-type="float">
            <text:p>1020.2</text:p>
          </table:table-cell>
          <table:table-cell table:number-columns-repeated="9"/>
        </table:table-row>
        <table:table-row table:style-name="ro1">
          <table:table-cell office:value-type="float" office:value="1020.23" calcext:value-type="float">
            <text:p>1020.23</text:p>
          </table:table-cell>
          <table:table-cell table:number-columns-repeated="9"/>
        </table:table-row>
        <table:table-row table:style-name="ro1">
          <table:table-cell office:value-type="float" office:value="1020.19" calcext:value-type="float">
            <text:p>1020.19</text:p>
          </table:table-cell>
          <table:table-cell table:number-columns-repeated="9"/>
        </table:table-row>
        <table:table-row table:style-name="ro1">
          <table:table-cell office:value-type="float" office:value="1020.2" calcext:value-type="float">
            <text:p>1020.2</text:p>
          </table:table-cell>
          <table:table-cell table:number-columns-repeated="9"/>
        </table:table-row>
        <table:table-row table:style-name="ro1">
          <table:table-cell office:value-type="float" office:value="1020.21" calcext:value-type="float">
            <text:p>1020.21</text:p>
          </table:table-cell>
          <table:table-cell table:number-columns-repeated="9"/>
        </table:table-row>
        <table:table-row table:style-name="ro1">
          <table:table-cell office:value-type="float" office:value="1020.22" calcext:value-type="float">
            <text:p>1020.22</text:p>
          </table:table-cell>
          <table:table-cell table:number-columns-repeated="9"/>
        </table:table-row>
        <table:table-row table:style-name="ro1">
          <table:table-cell office:value-type="float" office:value="1020.22" calcext:value-type="float">
            <text:p>1020.22</text:p>
          </table:table-cell>
          <table:table-cell table:number-columns-repeated="9"/>
        </table:table-row>
        <table:table-row table:style-name="ro1">
          <table:table-cell office:value-type="float" office:value="1020.2" calcext:value-type="float">
            <text:p>1020.2</text:p>
          </table:table-cell>
          <table:table-cell table:number-columns-repeated="9"/>
        </table:table-row>
        <table:table-row table:style-name="ro1">
          <table:table-cell office:value-type="float" office:value="1020.23" calcext:value-type="float">
            <text:p>1020.23</text:p>
          </table:table-cell>
          <table:table-cell table:number-columns-repeated="9"/>
        </table:table-row>
        <table:table-row table:style-name="ro1">
          <table:table-cell office:value-type="float" office:value="1020.23" calcext:value-type="float">
            <text:p>1020.23</text:p>
          </table:table-cell>
          <table:table-cell table:number-columns-repeated="9"/>
        </table:table-row>
        <table:table-row table:style-name="ro1">
          <table:table-cell office:value-type="float" office:value="1020.19" calcext:value-type="float">
            <text:p>1020.19</text:p>
          </table:table-cell>
          <table:table-cell table:number-columns-repeated="9"/>
        </table:table-row>
        <table:table-row table:style-name="ro1">
          <table:table-cell office:value-type="float" office:value="1020.19" calcext:value-type="float">
            <text:p>1020.19</text:p>
          </table:table-cell>
          <table:table-cell table:number-columns-repeated="9"/>
        </table:table-row>
        <table:table-row table:style-name="ro1">
          <table:table-cell office:value-type="float" office:value="1020.21" calcext:value-type="float">
            <text:p>1020.21</text:p>
          </table:table-cell>
          <table:table-cell table:number-columns-repeated="9"/>
        </table:table-row>
        <table:table-row table:style-name="ro1">
          <table:table-cell office:value-type="float" office:value="1020.21" calcext:value-type="float">
            <text:p>1020.21</text:p>
          </table:table-cell>
          <table:table-cell table:number-columns-repeated="9"/>
        </table:table-row>
        <table:table-row table:style-name="ro1">
          <table:table-cell office:value-type="float" office:value="1020.22" calcext:value-type="float">
            <text:p>1020.22</text:p>
          </table:table-cell>
          <table:table-cell table:number-columns-repeated="9"/>
        </table:table-row>
        <table:table-row table:style-name="ro1">
          <table:table-cell office:value-type="float" office:value="1020.23" calcext:value-type="float">
            <text:p>1020.23</text:p>
          </table:table-cell>
          <table:table-cell table:number-columns-repeated="9"/>
        </table:table-row>
        <table:table-row table:style-name="ro1">
          <table:table-cell office:value-type="float" office:value="1020.22" calcext:value-type="float">
            <text:p>1020.22</text:p>
          </table:table-cell>
          <table:table-cell table:number-columns-repeated="9"/>
        </table:table-row>
        <table:table-row table:style-name="ro1">
          <table:table-cell office:value-type="float" office:value="1020.21" calcext:value-type="float">
            <text:p>1020.21</text:p>
          </table:table-cell>
          <table:table-cell table:number-columns-repeated="9"/>
        </table:table-row>
        <table:table-row table:style-name="ro1">
          <table:table-cell office:value-type="float" office:value="1020.21" calcext:value-type="float">
            <text:p>1020.21</text:p>
          </table:table-cell>
          <table:table-cell table:number-columns-repeated="9"/>
        </table:table-row>
        <table:table-row table:style-name="ro1">
          <table:table-cell office:value-type="float" office:value="1020.22" calcext:value-type="float">
            <text:p>1020.22</text:p>
          </table:table-cell>
          <table:table-cell table:number-columns-repeated="9"/>
        </table:table-row>
        <table:table-row table:style-name="ro1">
          <table:table-cell office:value-type="float" office:value="1020.19" calcext:value-type="float">
            <text:p>1020.19</text:p>
          </table:table-cell>
          <table:table-cell table:number-columns-repeated="9"/>
        </table:table-row>
        <table:table-row table:style-name="ro1">
          <table:table-cell office:value-type="float" office:value="1020.19" calcext:value-type="float">
            <text:p>1020.19</text:p>
          </table:table-cell>
          <table:table-cell table:number-columns-repeated="9"/>
        </table:table-row>
        <table:table-row table:style-name="ro1">
          <table:table-cell office:value-type="float" office:value="1020.16" calcext:value-type="float">
            <text:p>1020.16</text:p>
          </table:table-cell>
          <table:table-cell table:number-columns-repeated="9"/>
        </table:table-row>
        <table:table-row table:style-name="ro1">
          <table:table-cell office:value-type="float" office:value="1020.13" calcext:value-type="float">
            <text:p>1020.13</text:p>
          </table:table-cell>
          <table:table-cell table:number-columns-repeated="9"/>
        </table:table-row>
        <table:table-row table:style-name="ro1">
          <table:table-cell office:value-type="float" office:value="1020.18" calcext:value-type="float">
            <text:p>1020.18</text:p>
          </table:table-cell>
          <table:table-cell table:number-columns-repeated="9"/>
        </table:table-row>
        <table:table-row table:style-name="ro1">
          <table:table-cell office:value-type="float" office:value="1020.16" calcext:value-type="float">
            <text:p>1020.16</text:p>
          </table:table-cell>
          <table:table-cell table:number-columns-repeated="9"/>
        </table:table-row>
        <table:table-row table:style-name="ro1">
          <table:table-cell office:value-type="float" office:value="1020.15" calcext:value-type="float">
            <text:p>1020.15</text:p>
          </table:table-cell>
          <table:table-cell table:number-columns-repeated="9"/>
        </table:table-row>
        <table:table-row table:style-name="ro1">
          <table:table-cell office:value-type="float" office:value="1020.18" calcext:value-type="float">
            <text:p>1020.18</text:p>
          </table:table-cell>
          <table:table-cell table:number-columns-repeated="9"/>
        </table:table-row>
        <table:table-row table:style-name="ro1">
          <table:table-cell office:value-type="float" office:value="1020.21" calcext:value-type="float">
            <text:p>1020.21</text:p>
          </table:table-cell>
          <table:table-cell table:number-columns-repeated="9"/>
        </table:table-row>
        <table:table-row table:style-name="ro1">
          <table:table-cell office:value-type="float" office:value="1020.19" calcext:value-type="float">
            <text:p>1020.19</text:p>
          </table:table-cell>
          <table:table-cell table:number-columns-repeated="9"/>
        </table:table-row>
        <table:table-row table:style-name="ro1">
          <table:table-cell office:value-type="float" office:value="1020.15" calcext:value-type="float">
            <text:p>1020.15</text:p>
          </table:table-cell>
          <table:table-cell table:number-columns-repeated="9"/>
        </table:table-row>
        <table:table-row table:style-name="ro1">
          <table:table-cell office:value-type="float" office:value="1020.13" calcext:value-type="float">
            <text:p>1020.13</text:p>
          </table:table-cell>
          <table:table-cell table:number-columns-repeated="9"/>
        </table:table-row>
        <table:table-row table:style-name="ro1">
          <table:table-cell office:value-type="float" office:value="1020.09" calcext:value-type="float">
            <text:p>1020.09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3" calcext:value-type="float">
            <text:p>1020.03</text:p>
          </table:table-cell>
          <table:table-cell table:number-columns-repeated="9"/>
        </table:table-row>
        <table:table-row table:style-name="ro1">
          <table:table-cell office:value-type="float" office:value="1020.02" calcext:value-type="float">
            <text:p>1020.02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3" calcext:value-type="float">
            <text:p>1020.03</text:p>
          </table:table-cell>
          <table:table-cell table:number-columns-repeated="9"/>
        </table:table-row>
        <table:table-row table:style-name="ro1">
          <table:table-cell office:value-type="float" office:value="1020.01" calcext:value-type="float">
            <text:p>1020.01</text:p>
          </table:table-cell>
          <table:table-cell table:number-columns-repeated="9"/>
        </table:table-row>
        <table:table-row table:style-name="ro1">
          <table:table-cell office:value-type="float" office:value="1020.01" calcext:value-type="float">
            <text:p>1020.01</text:p>
          </table:table-cell>
          <table:table-cell table:number-columns-repeated="9"/>
        </table:table-row>
        <table:table-row table:style-name="ro1">
          <table:table-cell office:value-type="float" office:value="1020.02" calcext:value-type="float">
            <text:p>1020.02</text:p>
          </table:table-cell>
          <table:table-cell table:number-columns-repeated="9"/>
        </table:table-row>
        <table:table-row table:style-name="ro1">
          <table:table-cell office:value-type="float" office:value="1020.02" calcext:value-type="float">
            <text:p>1020.02</text:p>
          </table:table-cell>
          <table:table-cell table:number-columns-repeated="9"/>
        </table:table-row>
        <table:table-row table:style-name="ro1">
          <table:table-cell office:value-type="float" office:value="1020.02" calcext:value-type="float">
            <text:p>1020.02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3" calcext:value-type="float">
            <text:p>1020.03</text:p>
          </table:table-cell>
          <table:table-cell table:number-columns-repeated="9"/>
        </table:table-row>
        <table:table-row table:style-name="ro1">
          <table:table-cell office:value-type="float" office:value="1020.03" calcext:value-type="float">
            <text:p>1020.03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9" calcext:value-type="float">
            <text:p>1020.09</text:p>
          </table:table-cell>
          <table:table-cell table:number-columns-repeated="9"/>
        </table:table-row>
        <table:table-row table:style-name="ro1">
          <table:table-cell office:value-type="float" office:value="1020.1" calcext:value-type="float">
            <text:p>1020.1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9" calcext:value-type="float">
            <text:p>1020.09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3" calcext:value-type="float">
            <text:p>1020.03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1" calcext:value-type="float">
            <text:p>1020.01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2" calcext:value-type="float">
            <text:p>1020.02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9" calcext:value-type="float">
            <text:p>1020.09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3" calcext:value-type="float">
            <text:p>1020.03</text:p>
          </table:table-cell>
          <table:table-cell table:number-columns-repeated="9"/>
        </table:table-row>
        <table:table-row table:style-name="ro1">
          <table:table-cell office:value-type="float" office:value="1020.03" calcext:value-type="float">
            <text:p>1020.03</text:p>
          </table:table-cell>
          <table:table-cell table:number-columns-repeated="9"/>
        </table:table-row>
        <table:table-row table:style-name="ro1">
          <table:table-cell office:value-type="float" office:value="1020.11" calcext:value-type="float">
            <text:p>1020.11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11" calcext:value-type="float">
            <text:p>1020.11</text:p>
          </table:table-cell>
          <table:table-cell table:number-columns-repeated="9"/>
        </table:table-row>
        <table:table-row table:style-name="ro1">
          <table:table-cell office:value-type="float" office:value="1020.1" calcext:value-type="float">
            <text:p>1020.1</text:p>
          </table:table-cell>
          <table:table-cell table:number-columns-repeated="9"/>
        </table:table-row>
        <table:table-row table:style-name="ro1">
          <table:table-cell office:value-type="float" office:value="1020.12" calcext:value-type="float">
            <text:p>1020.12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1" calcext:value-type="float">
            <text:p>1020.1</text:p>
          </table:table-cell>
          <table:table-cell table:number-columns-repeated="9"/>
        </table:table-row>
        <table:table-row table:style-name="ro1">
          <table:table-cell office:value-type="float" office:value="1020.09" calcext:value-type="float">
            <text:p>1020.09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1" calcext:value-type="float">
            <text:p>1020.1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9"/>
        </table:table-row>
        <table:table-row table:style-name="ro1">
          <table:table-cell office:value-type="float" office:value="1020.06" calcext:value-type="float">
            <text:p>1020.06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7" calcext:value-type="float">
            <text:p>1020.07</text:p>
          </table:table-cell>
          <table:table-cell table:number-columns-repeated="9"/>
        </table:table-row>
        <table:table-row table:style-name="ro1">
          <table:table-cell office:value-type="float" office:value="1020.11" calcext:value-type="float">
            <text:p>1020.11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11" calcext:value-type="float">
            <text:p>1020.11</text:p>
          </table:table-cell>
          <table:table-cell table:number-columns-repeated="9"/>
        </table:table-row>
        <table:table-row table:style-name="ro1">
          <table:table-cell office:value-type="float" office:value="1020.12" calcext:value-type="float">
            <text:p>1020.12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1" calcext:value-type="float">
            <text:p>1020.1</text:p>
          </table:table-cell>
          <table:table-cell table:number-columns-repeated="9"/>
        </table:table-row>
        <table:table-row table:style-name="ro1">
          <table:table-cell office:value-type="float" office:value="1020.09" calcext:value-type="float">
            <text:p>1020.09</text:p>
          </table:table-cell>
          <table:table-cell table:number-columns-repeated="9"/>
        </table:table-row>
        <table:table-row table:style-name="ro1">
          <table:table-cell office:value-type="float" office:value="1020.09" calcext:value-type="float">
            <text:p>1020.09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12" calcext:value-type="float">
            <text:p>1020.12</text:p>
          </table:table-cell>
          <table:table-cell table:number-columns-repeated="9"/>
        </table:table-row>
        <table:table-row table:style-name="ro1">
          <table:table-cell office:value-type="float" office:value="1020.1" calcext:value-type="float">
            <text:p>1020.1</text:p>
          </table:table-cell>
          <table:table-cell table:number-columns-repeated="9"/>
        </table:table-row>
        <table:table-row table:style-name="ro1">
          <table:table-cell office:value-type="float" office:value="1020.08" calcext:value-type="float">
            <text:p>1020.08</text:p>
          </table:table-cell>
          <table:table-cell table:number-columns-repeated="9"/>
        </table:table-row>
        <table:table-row table:style-name="ro1">
          <table:table-cell office:value-type="float" office:value="1020.17" calcext:value-type="float">
            <text:p>1020.17</text:p>
          </table:table-cell>
          <table:table-cell table:number-columns-repeated="9"/>
        </table:table-row>
        <table:table-row table:style-name="ro1">
          <table:table-cell office:value-type="float" office:value="1020.29" calcext:value-type="float">
            <text:p>1020.29</text:p>
          </table:table-cell>
          <table:table-cell table:number-columns-repeated="9"/>
        </table:table-row>
        <table:table-row table:style-name="ro1">
          <table:table-cell office:value-type="float" office:value="1020.29" calcext:value-type="float">
            <text:p>1020.29</text:p>
          </table:table-cell>
          <table:table-cell table:number-columns-repeated="9"/>
        </table:table-row>
        <table:table-row table:style-name="ro1">
          <table:table-cell office:value-type="float" office:value="1020.28" calcext:value-type="float">
            <text:p>1020.28</text:p>
          </table:table-cell>
          <table:table-cell table:number-columns-repeated="9"/>
        </table:table-row>
        <table:table-row table:style-name="ro1">
          <table:table-cell office:value-type="float" office:value="1020.26" calcext:value-type="float">
            <text:p>1020.26</text:p>
          </table:table-cell>
          <table:table-cell table:number-columns-repeated="9"/>
        </table:table-row>
        <table:table-row table:style-name="ro1">
          <table:table-cell office:value-type="float" office:value="1020.29" calcext:value-type="float">
            <text:p>1020.29</text:p>
          </table:table-cell>
          <table:table-cell table:number-columns-repeated="9"/>
        </table:table-row>
        <table:table-row table:style-name="ro1">
          <table:table-cell office:value-type="float" office:value="1020.27" calcext:value-type="float">
            <text:p>1020.27</text:p>
          </table:table-cell>
          <table:table-cell table:number-columns-repeated="9"/>
        </table:table-row>
        <table:table-row table:style-name="ro1">
          <table:table-cell office:value-type="float" office:value="1020.28" calcext:value-type="float">
            <text:p>1020.28</text:p>
          </table:table-cell>
          <table:table-cell table:number-columns-repeated="9"/>
        </table:table-row>
        <table:table-row table:style-name="ro1">
          <table:table-cell office:value-type="float" office:value="1020.26" calcext:value-type="float">
            <text:p>1020.26</text:p>
          </table:table-cell>
          <table:table-cell table:number-columns-repeated="9"/>
        </table:table-row>
        <table:table-row table:style-name="ro1">
          <table:table-cell office:value-type="float" office:value="1020.27" calcext:value-type="float">
            <text:p>1020.27</text:p>
          </table:table-cell>
          <table:table-cell table:number-columns-repeated="9"/>
        </table:table-row>
        <table:table-row table:style-name="ro1">
          <table:table-cell office:value-type="float" office:value="1020.25" calcext:value-type="float">
            <text:p>1020.25</text:p>
          </table:table-cell>
          <table:table-cell table:number-columns-repeated="9"/>
        </table:table-row>
        <table:table-row table:style-name="ro1">
          <table:table-cell office:value-type="float" office:value="1020.26" calcext:value-type="float">
            <text:p>1020.26</text:p>
          </table:table-cell>
          <table:table-cell table:number-columns-repeated="9"/>
        </table:table-row>
        <table:table-row table:style-name="ro1">
          <table:table-cell office:value-type="float" office:value="1020.26" calcext:value-type="float">
            <text:p>1020.26</text:p>
          </table:table-cell>
          <table:table-cell table:number-columns-repeated="9"/>
        </table:table-row>
        <table:table-row table:style-name="ro1">
          <table:table-cell office:value-type="float" office:value="1020.24" calcext:value-type="float">
            <text:p>1020.24</text:p>
          </table:table-cell>
          <table:table-cell table:number-columns-repeated="9"/>
        </table:table-row>
        <table:table-row table:style-name="ro1">
          <table:table-cell office:value-type="float" office:value="1020.25" calcext:value-type="float">
            <text:p>1020.25</text:p>
          </table:table-cell>
          <table:table-cell table:number-columns-repeated="9"/>
        </table:table-row>
        <table:table-row table:style-name="ro1">
          <table:table-cell office:value-type="float" office:value="1020.27" calcext:value-type="float">
            <text:p>1020.27</text:p>
          </table:table-cell>
          <table:table-cell table:number-columns-repeated="9"/>
        </table:table-row>
        <table:table-row table:style-name="ro1">
          <table:table-cell office:value-type="float" office:value="1020.24" calcext:value-type="float">
            <text:p>1020.24</text:p>
          </table:table-cell>
          <table:table-cell table:number-columns-repeated="9"/>
        </table:table-row>
        <table:table-row table:style-name="ro1">
          <table:table-cell office:value-type="float" office:value="1020.27" calcext:value-type="float">
            <text:p>1020.27</text:p>
          </table:table-cell>
          <table:table-cell table:number-columns-repeated="9"/>
        </table:table-row>
        <table:table-row table:style-name="ro1">
          <table:table-cell office:value-type="float" office:value="1020.36" calcext:value-type="float">
            <text:p>1020.36</text:p>
          </table:table-cell>
          <table:table-cell table:number-columns-repeated="9"/>
        </table:table-row>
        <table:table-row table:style-name="ro1">
          <table:table-cell office:value-type="float" office:value="1020.33" calcext:value-type="float">
            <text:p>1020.33</text:p>
          </table:table-cell>
          <table:table-cell table:number-columns-repeated="9"/>
        </table:table-row>
        <table:table-row table:style-name="ro1">
          <table:table-cell office:value-type="float" office:value="1020.36" calcext:value-type="float">
            <text:p>1020.36</text:p>
          </table:table-cell>
          <table:table-cell table:number-columns-repeated="9"/>
        </table:table-row>
        <table:table-row table:style-name="ro1">
          <table:table-cell office:value-type="float" office:value="1020.36" calcext:value-type="float">
            <text:p>1020.36</text:p>
          </table:table-cell>
          <table:table-cell table:number-columns-repeated="9"/>
        </table:table-row>
        <table:table-row table:style-name="ro1">
          <table:table-cell office:value-type="float" office:value="1020.36" calcext:value-type="float">
            <text:p>1020.36</text:p>
          </table:table-cell>
          <table:table-cell table:number-columns-repeated="9"/>
        </table:table-row>
        <table:table-row table:style-name="ro1">
          <table:table-cell office:value-type="float" office:value="1020.34" calcext:value-type="float">
            <text:p>1020.34</text:p>
          </table:table-cell>
          <table:table-cell table:number-columns-repeated="9"/>
        </table:table-row>
        <table:table-row table:style-name="ro1">
          <table:table-cell office:value-type="float" office:value="1020.27" calcext:value-type="float">
            <text:p>1020.27</text:p>
          </table:table-cell>
          <table:table-cell table:number-columns-repeated="9"/>
        </table:table-row>
        <table:table-row table:style-name="ro1">
          <table:table-cell office:value-type="float" office:value="1020.15" calcext:value-type="float">
            <text:p>1020.15</text:p>
          </table:table-cell>
          <table:table-cell table:number-columns-repeated="9"/>
        </table:table-row>
        <table:table-row table:style-name="ro1">
          <table:table-cell office:value-type="float" office:value="1020.04" calcext:value-type="float">
            <text:p>1020.04</text:p>
          </table:table-cell>
          <table:table-cell table:number-columns-repeated="9"/>
        </table:table-row>
        <table:table-row table:style-name="ro1">
          <table:table-cell office:value-type="float" office:value="1019.98" calcext:value-type="float">
            <text:p>1019.98</text:p>
          </table:table-cell>
          <table:table-cell table:number-columns-repeated="9"/>
        </table:table-row>
        <table:table-row table:style-name="ro1">
          <table:table-cell office:value-type="float" office:value="1019.95" calcext:value-type="float">
            <text:p>1019.95</text:p>
          </table:table-cell>
          <table:table-cell table:number-columns-repeated="9"/>
        </table:table-row>
        <table:table-row table:style-name="ro1">
          <table:table-cell office:value-type="float" office:value="1019.93" calcext:value-type="float">
            <text:p>1019.93</text:p>
          </table:table-cell>
          <table:table-cell table:number-columns-repeated="9"/>
        </table:table-row>
        <table:table-row table:style-name="ro1">
          <table:table-cell office:value-type="float" office:value="1019.94" calcext:value-type="float">
            <text:p>1019.94</text:p>
          </table:table-cell>
          <table:table-cell table:number-columns-repeated="9"/>
        </table:table-row>
        <table:table-row table:style-name="ro1">
          <table:table-cell office:value-type="float" office:value="1019.91" calcext:value-type="float">
            <text:p>1019.91</text:p>
          </table:table-cell>
          <table:table-cell table:number-columns-repeated="9"/>
        </table:table-row>
        <table:table-row table:style-name="ro1">
          <table:table-cell office:value-type="float" office:value="1019.87" calcext:value-type="float">
            <text:p>1019.87</text:p>
          </table:table-cell>
          <table:table-cell table:number-columns-repeated="9"/>
        </table:table-row>
        <table:table-row table:style-name="ro1">
          <table:table-cell office:value-type="float" office:value="1019.93" calcext:value-type="float">
            <text:p>1019.93</text:p>
          </table:table-cell>
          <table:table-cell table:number-columns-repeated="9"/>
        </table:table-row>
        <table:table-row table:style-name="ro1">
          <table:table-cell office:value-type="float" office:value="1020.01" calcext:value-type="float">
            <text:p>1020.01</text:p>
          </table:table-cell>
          <table:table-cell table:number-columns-repeated="9"/>
        </table:table-row>
        <table:table-row table:style-name="ro1">
          <table:table-cell office:value-type="float" office:value="1020.02" calcext:value-type="float">
            <text:p>1020.02</text:p>
          </table:table-cell>
          <table:table-cell table:number-columns-repeated="9"/>
        </table:table-row>
        <table:table-row table:style-name="ro1">
          <table:table-cell office:value-type="float" office:value="1020.05" calcext:value-type="float">
            <text:p>1020.05</text:p>
          </table:table-cell>
          <table:table-cell table:number-columns-repeated="9"/>
        </table:table-row>
        <table:table-row table:style-name="ro1">
          <table:table-cell office:value-type="float" office:value="1020.01" calcext:value-type="float">
            <text:p>1020.01</text:p>
          </table:table-cell>
          <table:table-cell table:number-columns-repeated="9"/>
        </table:table-row>
        <table:table-row table:style-name="ro1">
          <table:table-cell office:value-type="float" office:value="1019.87" calcext:value-type="float">
            <text:p>1019.87</text:p>
          </table:table-cell>
          <table:table-cell table:number-columns-repeated="9"/>
        </table:table-row>
        <table:table-row table:style-name="ro1">
          <table:table-cell office:value-type="float" office:value="1019.73" calcext:value-type="float">
            <text:p>1019.73</text:p>
          </table:table-cell>
          <table:table-cell table:number-columns-repeated="9"/>
        </table:table-row>
        <table:table-row table:style-name="ro1">
          <table:table-cell office:value-type="float" office:value="1019.59" calcext:value-type="float">
            <text:p>1019.59</text:p>
          </table:table-cell>
          <table:table-cell table:number-columns-repeated="9"/>
        </table:table-row>
        <table:table-row table:style-name="ro1">
          <table:table-cell office:value-type="float" office:value="1019.44" calcext:value-type="float">
            <text:p>1019.44</text:p>
          </table:table-cell>
          <table:table-cell table:number-columns-repeated="9"/>
        </table:table-row>
        <table:table-row table:style-name="ro1">
          <table:table-cell office:value-type="float" office:value="1019.36" calcext:value-type="float">
            <text:p>1019.36</text:p>
          </table:table-cell>
          <table:table-cell table:number-columns-repeated="9"/>
        </table:table-row>
        <table:table-row table:style-name="ro1">
          <table:table-cell office:value-type="float" office:value="1019.21" calcext:value-type="float">
            <text:p>1019.21</text:p>
          </table:table-cell>
          <table:table-cell table:number-columns-repeated="9"/>
        </table:table-row>
        <table:table-row table:style-name="ro1">
          <table:table-cell office:value-type="float" office:value="1019.11" calcext:value-type="float">
            <text:p>1019.11</text:p>
          </table:table-cell>
          <table:table-cell table:number-columns-repeated="9"/>
        </table:table-row>
        <table:table-row table:style-name="ro1">
          <table:table-cell office:value-type="float" office:value="1018.97" calcext:value-type="float">
            <text:p>1018.97</text:p>
          </table:table-cell>
          <table:table-cell table:number-columns-repeated="9"/>
        </table:table-row>
        <table:table-row table:style-name="ro1">
          <table:table-cell office:value-type="float" office:value="1018.83" calcext:value-type="float">
            <text:p>1018.83</text:p>
          </table:table-cell>
          <table:table-cell table:number-columns-repeated="9"/>
        </table:table-row>
        <table:table-row table:style-name="ro1">
          <table:table-cell office:value-type="float" office:value="1018.72" calcext:value-type="float">
            <text:p>1018.72</text:p>
          </table:table-cell>
          <table:table-cell table:number-columns-repeated="9"/>
        </table:table-row>
        <table:table-row table:style-name="ro1">
          <table:table-cell office:value-type="float" office:value="1018.62" calcext:value-type="float">
            <text:p>1018.62</text:p>
          </table:table-cell>
          <table:table-cell table:number-columns-repeated="9"/>
        </table:table-row>
        <table:table-row table:style-name="ro1">
          <table:table-cell office:value-type="float" office:value="1018.53" calcext:value-type="float">
            <text:p>1018.53</text:p>
          </table:table-cell>
          <table:table-cell table:number-columns-repeated="9"/>
        </table:table-row>
        <table:table-row table:style-name="ro1">
          <table:table-cell office:value-type="float" office:value="1018.44" calcext:value-type="float">
            <text:p>1018.44</text:p>
          </table:table-cell>
          <table:table-cell table:number-columns-repeated="9"/>
        </table:table-row>
        <table:table-row table:style-name="ro1">
          <table:table-cell office:value-type="float" office:value="1018.28" calcext:value-type="float">
            <text:p>1018.28</text:p>
          </table:table-cell>
          <table:table-cell table:number-columns-repeated="9"/>
        </table:table-row>
        <table:table-row table:style-name="ro1">
          <table:table-cell office:value-type="float" office:value="1018.16" calcext:value-type="float">
            <text:p>1018.16</text:p>
          </table:table-cell>
          <table:table-cell table:number-columns-repeated="9"/>
        </table:table-row>
        <table:table-row table:style-name="ro1">
          <table:table-cell office:value-type="float" office:value="1018.08" calcext:value-type="float">
            <text:p>1018.08</text:p>
          </table:table-cell>
          <table:table-cell table:number-columns-repeated="9"/>
        </table:table-row>
        <table:table-row table:style-name="ro1">
          <table:table-cell office:value-type="float" office:value="1017.96" calcext:value-type="float">
            <text:p>1017.96</text:p>
          </table:table-cell>
          <table:table-cell table:number-columns-repeated="9"/>
        </table:table-row>
        <table:table-row table:style-name="ro1">
          <table:table-cell office:value-type="float" office:value="1017.86" calcext:value-type="float">
            <text:p>1017.86</text:p>
          </table:table-cell>
          <table:table-cell table:number-columns-repeated="9"/>
        </table:table-row>
        <table:table-row table:style-name="ro1">
          <table:table-cell office:value-type="float" office:value="1017.73" calcext:value-type="float">
            <text:p>1017.73</text:p>
          </table:table-cell>
          <table:table-cell table:number-columns-repeated="9"/>
        </table:table-row>
        <table:table-row table:style-name="ro1">
          <table:table-cell office:value-type="float" office:value="1017.61" calcext:value-type="float">
            <text:p>1017.61</text:p>
          </table:table-cell>
          <table:table-cell table:number-columns-repeated="9"/>
        </table:table-row>
        <table:table-row table:style-name="ro1">
          <table:table-cell office:value-type="float" office:value="1017.51" calcext:value-type="float">
            <text:p>1017.51</text:p>
          </table:table-cell>
          <table:table-cell table:number-columns-repeated="9"/>
        </table:table-row>
        <table:table-row table:style-name="ro1">
          <table:table-cell office:value-type="float" office:value="1017.44" calcext:value-type="float">
            <text:p>1017.44</text:p>
          </table:table-cell>
          <table:table-cell table:number-columns-repeated="9"/>
        </table:table-row>
        <table:table-row table:style-name="ro1">
          <table:table-cell office:value-type="float" office:value="1017.34" calcext:value-type="float">
            <text:p>1017.34</text:p>
          </table:table-cell>
          <table:table-cell table:number-columns-repeated="9"/>
        </table:table-row>
        <table:table-row table:style-name="ro1">
          <table:table-cell office:value-type="float" office:value="1017.26" calcext:value-type="float">
            <text:p>1017.26</text:p>
          </table:table-cell>
          <table:table-cell table:number-columns-repeated="9"/>
        </table:table-row>
        <table:table-row table:style-name="ro1">
          <table:table-cell office:value-type="float" office:value="1017.24" calcext:value-type="float">
            <text:p>1017.24</text:p>
          </table:table-cell>
          <table:table-cell table:number-columns-repeated="9"/>
        </table:table-row>
        <table:table-row table:style-name="ro1">
          <table:table-cell office:value-type="float" office:value="1017.16" calcext:value-type="float">
            <text:p>1017.16</text:p>
          </table:table-cell>
          <table:table-cell table:number-columns-repeated="9"/>
        </table:table-row>
        <table:table-row table:style-name="ro1">
          <table:table-cell office:value-type="float" office:value="1017.18" calcext:value-type="float">
            <text:p>1017.18</text:p>
          </table:table-cell>
          <table:table-cell table:number-columns-repeated="9"/>
        </table:table-row>
        <table:table-row table:style-name="ro1">
          <table:table-cell office:value-type="float" office:value="1017.17" calcext:value-type="float">
            <text:p>1017.17</text:p>
          </table:table-cell>
          <table:table-cell table:number-columns-repeated="9"/>
        </table:table-row>
        <table:table-row table:style-name="ro1">
          <table:table-cell office:value-type="float" office:value="1017.2" calcext:value-type="float">
            <text:p>1017.2</text:p>
          </table:table-cell>
          <table:table-cell table:number-columns-repeated="9"/>
        </table:table-row>
        <table:table-row table:style-name="ro1">
          <table:table-cell office:value-type="float" office:value="1017.21" calcext:value-type="float">
            <text:p>1017.21</text:p>
          </table:table-cell>
          <table:table-cell table:number-columns-repeated="9"/>
        </table:table-row>
        <table:table-row table:style-name="ro1">
          <table:table-cell office:value-type="float" office:value="1017.21" calcext:value-type="float">
            <text:p>1017.21</text:p>
          </table:table-cell>
          <table:table-cell table:number-columns-repeated="9"/>
        </table:table-row>
        <table:table-row table:style-name="ro1">
          <table:table-cell office:value-type="float" office:value="1017.18" calcext:value-type="float">
            <text:p>1017.18</text:p>
          </table:table-cell>
          <table:table-cell table:number-columns-repeated="9"/>
        </table:table-row>
        <table:table-row table:style-name="ro1">
          <table:table-cell office:value-type="float" office:value="1017.22" calcext:value-type="float">
            <text:p>1017.22</text:p>
          </table:table-cell>
          <table:table-cell table:number-columns-repeated="9"/>
        </table:table-row>
        <table:table-row table:style-name="ro1">
          <table:table-cell office:value-type="float" office:value="1017.19" calcext:value-type="float">
            <text:p>1017.19</text:p>
          </table:table-cell>
          <table:table-cell table:number-columns-repeated="9"/>
        </table:table-row>
        <table:table-row table:style-name="ro1">
          <table:table-cell office:value-type="float" office:value="1017.19" calcext:value-type="float">
            <text:p>1017.19</text:p>
          </table:table-cell>
          <table:table-cell table:number-columns-repeated="9"/>
        </table:table-row>
        <table:table-row table:style-name="ro1">
          <table:table-cell office:value-type="float" office:value="1017.19" calcext:value-type="float">
            <text:p>1017.19</text:p>
          </table:table-cell>
          <table:table-cell table:number-columns-repeated="9"/>
        </table:table-row>
        <table:table-row table:style-name="ro1">
          <table:table-cell office:value-type="float" office:value="1017.23" calcext:value-type="float">
            <text:p>1017.23</text:p>
          </table:table-cell>
          <table:table-cell table:number-columns-repeated="9"/>
        </table:table-row>
        <table:table-row table:style-name="ro1">
          <table:table-cell office:value-type="float" office:value="1017.2" calcext:value-type="float">
            <text:p>1017.2</text:p>
          </table:table-cell>
          <table:table-cell table:number-columns-repeated="9"/>
        </table:table-row>
        <table:table-row table:style-name="ro1">
          <table:table-cell office:value-type="float" office:value="1017.22" calcext:value-type="float">
            <text:p>1017.22</text:p>
          </table:table-cell>
          <table:table-cell table:number-columns-repeated="9"/>
        </table:table-row>
        <table:table-row table:style-name="ro1">
          <table:table-cell office:value-type="float" office:value="1017.21" calcext:value-type="float">
            <text:p>1017.21</text:p>
          </table:table-cell>
          <table:table-cell table:number-columns-repeated="9"/>
        </table:table-row>
        <table:table-row table:style-name="ro1">
          <table:table-cell office:value-type="float" office:value="1017.22" calcext:value-type="float">
            <text:p>1017.22</text:p>
          </table:table-cell>
          <table:table-cell table:number-columns-repeated="9"/>
        </table:table-row>
        <table:table-row table:style-name="ro1">
          <table:table-cell office:value-type="float" office:value="1017.2" calcext:value-type="float">
            <text:p>1017.2</text:p>
          </table:table-cell>
          <table:table-cell table:number-columns-repeated="9"/>
        </table:table-row>
        <table:table-row table:style-name="ro1">
          <table:table-cell office:value-type="float" office:value="1017.18" calcext:value-type="float">
            <text:p>1017.18</text:p>
          </table:table-cell>
          <table:table-cell table:number-columns-repeated="9"/>
        </table:table-row>
        <table:table-row table:style-name="ro1">
          <table:table-cell office:value-type="float" office:value="1017.15" calcext:value-type="float">
            <text:p>1017.15</text:p>
          </table:table-cell>
          <table:table-cell table:number-columns-repeated="9"/>
        </table:table-row>
        <table:table-row table:style-name="ro1">
          <table:table-cell office:value-type="float" office:value="1017.07" calcext:value-type="float">
            <text:p>1017.07</text:p>
          </table:table-cell>
          <table:table-cell table:number-columns-repeated="9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9"/>
        </table:table-row>
        <table:table-row table:style-name="ro1">
          <table:table-cell office:value-type="float" office:value="1016.84" calcext:value-type="float">
            <text:p>1016.84</text:p>
          </table:table-cell>
          <table:table-cell table:number-columns-repeated="9"/>
        </table:table-row>
        <table:table-row table:style-name="ro1">
          <table:table-cell office:value-type="float" office:value="1016.7" calcext:value-type="float">
            <text:p>1016.7</text:p>
          </table:table-cell>
          <table:table-cell table:number-columns-repeated="9"/>
        </table:table-row>
        <table:table-row table:style-name="ro1">
          <table:table-cell office:value-type="float" office:value="1016.55" calcext:value-type="float">
            <text:p>1016.55</text:p>
          </table:table-cell>
          <table:table-cell table:number-columns-repeated="9"/>
        </table:table-row>
        <table:table-row table:style-name="ro1">
          <table:table-cell office:value-type="float" office:value="1016.39" calcext:value-type="float">
            <text:p>1016.39</text:p>
          </table:table-cell>
          <table:table-cell table:number-columns-repeated="9"/>
        </table:table-row>
        <table:table-row table:style-name="ro1">
          <table:table-cell office:value-type="float" office:value="1016.2" calcext:value-type="float">
            <text:p>1016.2</text:p>
          </table:table-cell>
          <table:table-cell table:number-columns-repeated="9"/>
        </table:table-row>
        <table:table-row table:style-name="ro1">
          <table:table-cell office:value-type="float" office:value="1016.04" calcext:value-type="float">
            <text:p>1016.04</text:p>
          </table:table-cell>
          <table:table-cell table:number-columns-repeated="9"/>
        </table:table-row>
        <table:table-row table:style-name="ro1">
          <table:table-cell office:value-type="float" office:value="1015.81" calcext:value-type="float">
            <text:p>1015.81</text:p>
          </table:table-cell>
          <table:table-cell table:number-columns-repeated="9"/>
        </table:table-row>
        <table:table-row table:style-name="ro1">
          <table:table-cell office:value-type="float" office:value="1015.77" calcext:value-type="float">
            <text:p>1015.77</text:p>
          </table:table-cell>
          <table:table-cell table:number-columns-repeated="9"/>
        </table:table-row>
        <table:table-row table:style-name="ro1">
          <table:table-cell office:value-type="float" office:value="1015.56" calcext:value-type="float">
            <text:p>1015.56</text:p>
          </table:table-cell>
          <table:table-cell table:number-columns-repeated="9"/>
        </table:table-row>
        <table:table-row table:style-name="ro1">
          <table:table-cell office:value-type="float" office:value="1015.41" calcext:value-type="float">
            <text:p>1015.41</text:p>
          </table:table-cell>
          <table:table-cell table:number-columns-repeated="9"/>
        </table:table-row>
        <table:table-row table:style-name="ro1">
          <table:table-cell office:value-type="float" office:value="1015.19" calcext:value-type="float">
            <text:p>1015.19</text:p>
          </table:table-cell>
          <table:table-cell table:number-columns-repeated="9"/>
        </table:table-row>
        <table:table-row table:style-name="ro1">
          <table:table-cell office:value-type="float" office:value="1015.03" calcext:value-type="float">
            <text:p>1015.03</text:p>
          </table:table-cell>
          <table:table-cell table:number-columns-repeated="9"/>
        </table:table-row>
        <table:table-row table:style-name="ro1">
          <table:table-cell office:value-type="float" office:value="1014.78" calcext:value-type="float">
            <text:p>1014.78</text:p>
          </table:table-cell>
          <table:table-cell table:number-columns-repeated="9"/>
        </table:table-row>
        <table:table-row table:style-name="ro1">
          <table:table-cell office:value-type="float" office:value="1014.72" calcext:value-type="float">
            <text:p>1014.72</text:p>
          </table:table-cell>
          <table:table-cell table:number-columns-repeated="9"/>
        </table:table-row>
        <table:table-row table:style-name="ro1">
          <table:table-cell office:value-type="float" office:value="1014.58" calcext:value-type="float">
            <text:p>1014.58</text:p>
          </table:table-cell>
          <table:table-cell table:number-columns-repeated="9"/>
        </table:table-row>
        <table:table-row table:style-name="ro1">
          <table:table-cell office:value-type="float" office:value="1014.43" calcext:value-type="float">
            <text:p>1014.43</text:p>
          </table:table-cell>
          <table:table-cell table:number-columns-repeated="9"/>
        </table:table-row>
        <table:table-row table:style-name="ro1">
          <table:table-cell office:value-type="float" office:value="1014.2" calcext:value-type="float">
            <text:p>1014.2</text:p>
          </table:table-cell>
          <table:table-cell table:number-columns-repeated="9"/>
        </table:table-row>
        <table:table-row table:style-name="ro1">
          <table:table-cell office:value-type="float" office:value="1013.97" calcext:value-type="float">
            <text:p>1013.97</text:p>
          </table:table-cell>
          <table:table-cell table:number-columns-repeated="9"/>
        </table:table-row>
        <table:table-row table:style-name="ro1">
          <table:table-cell office:value-type="float" office:value="1013.67" calcext:value-type="float">
            <text:p>1013.67</text:p>
          </table:table-cell>
          <table:table-cell table:number-columns-repeated="9"/>
        </table:table-row>
        <table:table-row table:style-name="ro1">
          <table:table-cell office:value-type="float" office:value="1013.37" calcext:value-type="float">
            <text:p>1013.37</text:p>
          </table:table-cell>
          <table:table-cell table:number-columns-repeated="9"/>
        </table:table-row>
        <table:table-row table:style-name="ro1">
          <table:table-cell office:value-type="float" office:value="1013.16" calcext:value-type="float">
            <text:p>1013.16</text:p>
          </table:table-cell>
          <table:table-cell table:number-columns-repeated="9"/>
        </table:table-row>
        <table:table-row table:style-name="ro1">
          <table:table-cell office:value-type="float" office:value="1012.94" calcext:value-type="float">
            <text:p>1012.94</text:p>
          </table:table-cell>
          <table:table-cell table:number-columns-repeated="9"/>
        </table:table-row>
        <table:table-row table:style-name="ro1">
          <table:table-cell office:value-type="float" office:value="1012.65" calcext:value-type="float">
            <text:p>1012.65</text:p>
          </table:table-cell>
          <table:table-cell table:number-columns-repeated="9"/>
        </table:table-row>
        <table:table-row table:style-name="ro1">
          <table:table-cell office:value-type="float" office:value="1012.41" calcext:value-type="float">
            <text:p>1012.41</text:p>
          </table:table-cell>
          <table:table-cell table:number-columns-repeated="9"/>
        </table:table-row>
        <table:table-row table:style-name="ro1">
          <table:table-cell office:value-type="float" office:value="1012.14" calcext:value-type="float">
            <text:p>1012.14</text:p>
          </table:table-cell>
          <table:table-cell table:number-columns-repeated="9"/>
        </table:table-row>
        <table:table-row table:style-name="ro1">
          <table:table-cell office:value-type="float" office:value="1011.95" calcext:value-type="float">
            <text:p>1011.95</text:p>
          </table:table-cell>
          <table:table-cell table:number-columns-repeated="9"/>
        </table:table-row>
        <table:table-row table:style-name="ro1">
          <table:table-cell office:value-type="float" office:value="1011.67" calcext:value-type="float">
            <text:p>1011.67</text:p>
          </table:table-cell>
          <table:table-cell table:number-columns-repeated="9"/>
        </table:table-row>
        <table:table-row table:style-name="ro1">
          <table:table-cell office:value-type="float" office:value="1011.35" calcext:value-type="float">
            <text:p>1011.35</text:p>
          </table:table-cell>
          <table:table-cell table:number-columns-repeated="9"/>
        </table:table-row>
        <table:table-row table:style-name="ro1">
          <table:table-cell office:value-type="float" office:value="1011.14" calcext:value-type="float">
            <text:p>1011.14</text:p>
          </table:table-cell>
          <table:table-cell table:number-columns-repeated="9"/>
        </table:table-row>
        <table:table-row table:style-name="ro1">
          <table:table-cell office:value-type="float" office:value="1011.04" calcext:value-type="float">
            <text:p>1011.04</text:p>
          </table:table-cell>
          <table:table-cell table:number-columns-repeated="9"/>
        </table:table-row>
        <table:table-row table:style-name="ro1">
          <table:table-cell office:value-type="float" office:value="1010.89" calcext:value-type="float">
            <text:p>1010.89</text:p>
          </table:table-cell>
          <table:table-cell table:number-columns-repeated="9"/>
        </table:table-row>
        <table:table-row table:style-name="ro1">
          <table:table-cell office:value-type="float" office:value="1010.81" calcext:value-type="float">
            <text:p>1010.81</text:p>
          </table:table-cell>
          <table:table-cell table:number-columns-repeated="9"/>
        </table:table-row>
        <table:table-row table:style-name="ro1">
          <table:table-cell office:value-type="float" office:value="1010.81" calcext:value-type="float">
            <text:p>1010.81</text:p>
          </table:table-cell>
          <table:table-cell table:number-columns-repeated="9"/>
        </table:table-row>
        <table:table-row table:style-name="ro1">
          <table:table-cell office:value-type="float" office:value="1010.73" calcext:value-type="float">
            <text:p>1010.73</text:p>
          </table:table-cell>
          <table:table-cell table:number-columns-repeated="9"/>
        </table:table-row>
        <table:table-row table:style-name="ro1">
          <table:table-cell office:value-type="float" office:value="1010.69" calcext:value-type="float">
            <text:p>1010.69</text:p>
          </table:table-cell>
          <table:table-cell table:number-columns-repeated="9"/>
        </table:table-row>
        <table:table-row table:style-name="ro1">
          <table:table-cell office:value-type="float" office:value="1010.66" calcext:value-type="float">
            <text:p>1010.66</text:p>
          </table:table-cell>
          <table:table-cell table:number-columns-repeated="9"/>
        </table:table-row>
        <table:table-row table:style-name="ro1">
          <table:table-cell office:value-type="float" office:value="1010.65" calcext:value-type="float">
            <text:p>1010.65</text:p>
          </table:table-cell>
          <table:table-cell table:number-columns-repeated="9"/>
        </table:table-row>
        <table:table-row table:style-name="ro1">
          <table:table-cell office:value-type="float" office:value="1010.6" calcext:value-type="float">
            <text:p>1010.6</text:p>
          </table:table-cell>
          <table:table-cell table:number-columns-repeated="9"/>
        </table:table-row>
        <table:table-row table:style-name="ro1">
          <table:table-cell office:value-type="float" office:value="1010.62" calcext:value-type="float">
            <text:p>1010.62</text:p>
          </table:table-cell>
          <table:table-cell table:number-columns-repeated="9"/>
        </table:table-row>
        <table:table-row table:style-name="ro1">
          <table:table-cell office:value-type="float" office:value="1010.55" calcext:value-type="float">
            <text:p>1010.55</text:p>
          </table:table-cell>
          <table:table-cell table:number-columns-repeated="9"/>
        </table:table-row>
        <table:table-row table:style-name="ro1">
          <table:table-cell office:value-type="float" office:value="1010.51" calcext:value-type="float">
            <text:p>1010.51</text:p>
          </table:table-cell>
          <table:table-cell table:number-columns-repeated="9"/>
        </table:table-row>
        <table:table-row table:style-name="ro1">
          <table:table-cell office:value-type="float" office:value="1010.5" calcext:value-type="float">
            <text:p>1010.5</text:p>
          </table:table-cell>
          <table:table-cell table:number-columns-repeated="9"/>
        </table:table-row>
        <table:table-row table:style-name="ro1">
          <table:table-cell office:value-type="float" office:value="1010.45" calcext:value-type="float">
            <text:p>1010.45</text:p>
          </table:table-cell>
          <table:table-cell table:number-columns-repeated="9"/>
        </table:table-row>
        <table:table-row table:style-name="ro1">
          <table:table-cell office:value-type="float" office:value="1010.36" calcext:value-type="float">
            <text:p>1010.36</text:p>
          </table:table-cell>
          <table:table-cell table:number-columns-repeated="9"/>
        </table:table-row>
        <table:table-row table:style-name="ro1">
          <table:table-cell office:value-type="float" office:value="1010.41" calcext:value-type="float">
            <text:p>1010.41</text:p>
          </table:table-cell>
          <table:table-cell table:number-columns-repeated="9"/>
        </table:table-row>
        <table:table-row table:style-name="ro1">
          <table:table-cell office:value-type="float" office:value="1010.45" calcext:value-type="float">
            <text:p>1010.45</text:p>
          </table:table-cell>
          <table:table-cell table:number-columns-repeated="9"/>
        </table:table-row>
        <table:table-row table:style-name="ro1">
          <table:table-cell office:value-type="float" office:value="1010.5" calcext:value-type="float">
            <text:p>1010.5</text:p>
          </table:table-cell>
          <table:table-cell table:number-columns-repeated="9"/>
        </table:table-row>
        <table:table-row table:style-name="ro1">
          <table:table-cell office:value-type="float" office:value="1010.64" calcext:value-type="float">
            <text:p>1010.64</text:p>
          </table:table-cell>
          <table:table-cell table:number-columns-repeated="9"/>
        </table:table-row>
        <table:table-row table:style-name="ro1">
          <table:table-cell office:value-type="float" office:value="1010.7" calcext:value-type="float">
            <text:p>1010.7</text:p>
          </table:table-cell>
          <table:table-cell table:number-columns-repeated="9"/>
        </table:table-row>
        <table:table-row table:style-name="ro1">
          <table:table-cell office:value-type="float" office:value="1010.72" calcext:value-type="float">
            <text:p>1010.72</text:p>
          </table:table-cell>
          <table:table-cell table:number-columns-repeated="9"/>
        </table:table-row>
        <table:table-row table:style-name="ro1">
          <table:table-cell office:value-type="float" office:value="1010.8" calcext:value-type="float">
            <text:p>1010.8</text:p>
          </table:table-cell>
          <table:table-cell table:number-columns-repeated="9"/>
        </table:table-row>
        <table:table-row table:style-name="ro1">
          <table:table-cell office:value-type="float" office:value="1010.76" calcext:value-type="float">
            <text:p>1010.76</text:p>
          </table:table-cell>
          <table:table-cell table:number-columns-repeated="9"/>
        </table:table-row>
        <table:table-row table:style-name="ro1">
          <table:table-cell office:value-type="float" office:value="1010.66" calcext:value-type="float">
            <text:p>1010.66</text:p>
          </table:table-cell>
          <table:table-cell table:number-columns-repeated="9"/>
        </table:table-row>
        <table:table-row table:style-name="ro1">
          <table:table-cell office:value-type="float" office:value="1010.56" calcext:value-type="float">
            <text:p>1010.56</text:p>
          </table:table-cell>
          <table:table-cell table:number-columns-repeated="9"/>
        </table:table-row>
        <table:table-row table:style-name="ro1">
          <table:table-cell office:value-type="float" office:value="1010.43" calcext:value-type="float">
            <text:p>1010.43</text:p>
          </table:table-cell>
          <table:table-cell table:number-columns-repeated="9"/>
        </table:table-row>
        <table:table-row table:style-name="ro1">
          <table:table-cell office:value-type="float" office:value="1010.38" calcext:value-type="float">
            <text:p>1010.38</text:p>
          </table:table-cell>
          <table:table-cell table:number-columns-repeated="9"/>
        </table:table-row>
        <table:table-row table:style-name="ro1">
          <table:table-cell office:value-type="float" office:value="1010.31" calcext:value-type="float">
            <text:p>1010.31</text:p>
          </table:table-cell>
          <table:table-cell table:number-columns-repeated="9"/>
        </table:table-row>
        <table:table-row table:style-name="ro1">
          <table:table-cell office:value-type="float" office:value="1010.15" calcext:value-type="float">
            <text:p>1010.15</text:p>
          </table:table-cell>
          <table:table-cell table:number-columns-repeated="9"/>
        </table:table-row>
        <table:table-row table:style-name="ro1">
          <table:table-cell office:value-type="float" office:value="1010.11" calcext:value-type="float">
            <text:p>1010.11</text:p>
          </table:table-cell>
          <table:table-cell table:number-columns-repeated="9"/>
        </table:table-row>
        <table:table-row table:style-name="ro1">
          <table:table-cell office:value-type="float" office:value="1010.04" calcext:value-type="float">
            <text:p>1010.04</text:p>
          </table:table-cell>
          <table:table-cell table:number-columns-repeated="9"/>
        </table:table-row>
        <table:table-row table:style-name="ro1">
          <table:table-cell office:value-type="float" office:value="1009.96" calcext:value-type="float">
            <text:p>1009.96</text:p>
          </table:table-cell>
          <table:table-cell table:number-columns-repeated="9"/>
        </table:table-row>
        <table:table-row table:style-name="ro1">
          <table:table-cell office:value-type="float" office:value="1009.91" calcext:value-type="float">
            <text:p>1009.91</text:p>
          </table:table-cell>
          <table:table-cell table:number-columns-repeated="9"/>
        </table:table-row>
        <table:table-row table:style-name="ro1">
          <table:table-cell office:value-type="float" office:value="1009.71" calcext:value-type="float">
            <text:p>1009.71</text:p>
          </table:table-cell>
          <table:table-cell table:number-columns-repeated="9"/>
        </table:table-row>
        <table:table-row table:style-name="ro1">
          <table:table-cell office:value-type="float" office:value="1009.79" calcext:value-type="float">
            <text:p>1009.79</text:p>
          </table:table-cell>
          <table:table-cell table:number-columns-repeated="9"/>
        </table:table-row>
        <table:table-row table:style-name="ro1">
          <table:table-cell office:value-type="float" office:value="1009.71" calcext:value-type="float">
            <text:p>1009.71</text:p>
          </table:table-cell>
          <table:table-cell table:number-columns-repeated="9"/>
        </table:table-row>
        <table:table-row table:style-name="ro1">
          <table:table-cell office:value-type="float" office:value="1009.63" calcext:value-type="float">
            <text:p>1009.63</text:p>
          </table:table-cell>
          <table:table-cell table:number-columns-repeated="9"/>
        </table:table-row>
        <table:table-row table:style-name="ro1">
          <table:table-cell office:value-type="float" office:value="1009.63" calcext:value-type="float">
            <text:p>1009.63</text:p>
          </table:table-cell>
          <table:table-cell table:number-columns-repeated="9"/>
        </table:table-row>
        <table:table-row table:style-name="ro1">
          <table:table-cell office:value-type="float" office:value="1009.63" calcext:value-type="float">
            <text:p>1009.63</text:p>
          </table:table-cell>
          <table:table-cell table:number-columns-repeated="9"/>
        </table:table-row>
        <table:table-row table:style-name="ro1">
          <table:table-cell office:value-type="float" office:value="1009.57" calcext:value-type="float">
            <text:p>1009.57</text:p>
          </table:table-cell>
          <table:table-cell table:number-columns-repeated="9"/>
        </table:table-row>
        <table:table-row table:style-name="ro1">
          <table:table-cell office:value-type="float" office:value="1009.53" calcext:value-type="float">
            <text:p>1009.53</text:p>
          </table:table-cell>
          <table:table-cell table:number-columns-repeated="9"/>
        </table:table-row>
        <table:table-row table:style-name="ro1">
          <table:table-cell office:value-type="float" office:value="1009.51" calcext:value-type="float">
            <text:p>1009.51</text:p>
          </table:table-cell>
          <table:table-cell table:number-columns-repeated="9"/>
        </table:table-row>
        <table:table-row table:style-name="ro1">
          <table:table-cell office:value-type="float" office:value="1009.46" calcext:value-type="float">
            <text:p>1009.46</text:p>
          </table:table-cell>
          <table:table-cell table:number-columns-repeated="9"/>
        </table:table-row>
        <table:table-row table:style-name="ro1">
          <table:table-cell office:value-type="float" office:value="1009.43" calcext:value-type="float">
            <text:p>1009.43</text:p>
          </table:table-cell>
          <table:table-cell table:number-columns-repeated="9"/>
        </table:table-row>
        <table:table-row table:style-name="ro1">
          <table:table-cell office:value-type="float" office:value="1009.43" calcext:value-type="float">
            <text:p>1009.43</text:p>
          </table:table-cell>
          <table:table-cell table:number-columns-repeated="9"/>
        </table:table-row>
        <table:table-row table:style-name="ro1">
          <table:table-cell office:value-type="float" office:value="1009.49" calcext:value-type="float">
            <text:p>1009.49</text:p>
          </table:table-cell>
          <table:table-cell table:number-columns-repeated="9"/>
        </table:table-row>
        <table:table-row table:style-name="ro1">
          <table:table-cell office:value-type="float" office:value="1009.53" calcext:value-type="float">
            <text:p>1009.53</text:p>
          </table:table-cell>
          <table:table-cell table:number-columns-repeated="9"/>
        </table:table-row>
        <table:table-row table:style-name="ro1">
          <table:table-cell office:value-type="float" office:value="1009.57" calcext:value-type="float">
            <text:p>1009.57</text:p>
          </table:table-cell>
          <table:table-cell table:number-columns-repeated="9"/>
        </table:table-row>
        <table:table-row table:style-name="ro1">
          <table:table-cell office:value-type="float" office:value="1009.58" calcext:value-type="float">
            <text:p>1009.58</text:p>
          </table:table-cell>
          <table:table-cell table:number-columns-repeated="9"/>
        </table:table-row>
        <table:table-row table:style-name="ro1">
          <table:table-cell office:value-type="float" office:value="1009.59" calcext:value-type="float">
            <text:p>1009.59</text:p>
          </table:table-cell>
          <table:table-cell table:number-columns-repeated="9"/>
        </table:table-row>
        <table:table-row table:style-name="ro1">
          <table:table-cell office:value-type="float" office:value="1009.57" calcext:value-type="float">
            <text:p>1009.57</text:p>
          </table:table-cell>
          <table:table-cell table:number-columns-repeated="9"/>
        </table:table-row>
        <table:table-row table:style-name="ro1">
          <table:table-cell office:value-type="float" office:value="1009.54" calcext:value-type="float">
            <text:p>1009.54</text:p>
          </table:table-cell>
          <table:table-cell table:number-columns-repeated="9"/>
        </table:table-row>
        <table:table-row table:style-name="ro1">
          <table:table-cell office:value-type="float" office:value="1009.5" calcext:value-type="float">
            <text:p>1009.5</text:p>
          </table:table-cell>
          <table:table-cell table:number-columns-repeated="9"/>
        </table:table-row>
        <table:table-row table:style-name="ro1">
          <table:table-cell office:value-type="float" office:value="1009.45" calcext:value-type="float">
            <text:p>1009.45</text:p>
          </table:table-cell>
          <table:table-cell table:number-columns-repeated="9"/>
        </table:table-row>
        <table:table-row table:style-name="ro1">
          <table:table-cell office:value-type="float" office:value="1009.35" calcext:value-type="float">
            <text:p>1009.35</text:p>
          </table:table-cell>
          <table:table-cell table:number-columns-repeated="9"/>
        </table:table-row>
        <table:table-row table:style-name="ro1">
          <table:table-cell office:value-type="float" office:value="1009.25" calcext:value-type="float">
            <text:p>1009.25</text:p>
          </table:table-cell>
          <table:table-cell table:number-columns-repeated="9"/>
        </table:table-row>
        <table:table-row table:style-name="ro1">
          <table:table-cell office:value-type="float" office:value="1009.22" calcext:value-type="float">
            <text:p>1009.22</text:p>
          </table:table-cell>
          <table:table-cell table:number-columns-repeated="9"/>
        </table:table-row>
        <table:table-row table:style-name="ro1">
          <table:table-cell office:value-type="float" office:value="1009.21" calcext:value-type="float">
            <text:p>1009.21</text:p>
          </table:table-cell>
          <table:table-cell table:number-columns-repeated="9"/>
        </table:table-row>
        <table:table-row table:style-name="ro1">
          <table:table-cell office:value-type="float" office:value="1009.21" calcext:value-type="float">
            <text:p>1009.21</text:p>
          </table:table-cell>
          <table:table-cell table:number-columns-repeated="9"/>
        </table:table-row>
        <table:table-row table:style-name="ro1">
          <table:table-cell office:value-type="float" office:value="1009.26" calcext:value-type="float">
            <text:p>1009.26</text:p>
          </table:table-cell>
          <table:table-cell table:number-columns-repeated="9"/>
        </table:table-row>
        <table:table-row table:style-name="ro1">
          <table:table-cell office:value-type="float" office:value="1009.33" calcext:value-type="float">
            <text:p>1009.33</text:p>
          </table:table-cell>
          <table:table-cell table:number-columns-repeated="9"/>
        </table:table-row>
        <table:table-row table:style-name="ro1">
          <table:table-cell office:value-type="float" office:value="1009.32" calcext:value-type="float">
            <text:p>1009.32</text:p>
          </table:table-cell>
          <table:table-cell table:number-columns-repeated="9"/>
        </table:table-row>
        <table:table-row table:style-name="ro1">
          <table:table-cell office:value-type="float" office:value="1009.31" calcext:value-type="float">
            <text:p>1009.31</text:p>
          </table:table-cell>
          <table:table-cell table:number-columns-repeated="9"/>
        </table:table-row>
        <table:table-row table:style-name="ro1">
          <table:table-cell office:value-type="float" office:value="1009.3" calcext:value-type="float">
            <text:p>1009.3</text:p>
          </table:table-cell>
          <table:table-cell table:number-columns-repeated="9"/>
        </table:table-row>
        <table:table-row table:style-name="ro1">
          <table:table-cell office:value-type="float" office:value="1009.33" calcext:value-type="float">
            <text:p>1009.33</text:p>
          </table:table-cell>
          <table:table-cell table:number-columns-repeated="9"/>
        </table:table-row>
        <table:table-row table:style-name="ro1">
          <table:table-cell office:value-type="float" office:value="1009.28" calcext:value-type="float">
            <text:p>1009.28</text:p>
          </table:table-cell>
          <table:table-cell table:number-columns-repeated="9"/>
        </table:table-row>
        <table:table-row table:style-name="ro1">
          <table:table-cell office:value-type="float" office:value="1009.21" calcext:value-type="float">
            <text:p>1009.21</text:p>
          </table:table-cell>
          <table:table-cell table:number-columns-repeated="9"/>
        </table:table-row>
        <table:table-row table:style-name="ro1">
          <table:table-cell office:value-type="float" office:value="1009.21" calcext:value-type="float">
            <text:p>1009.21</text:p>
          </table:table-cell>
          <table:table-cell table:number-columns-repeated="9"/>
        </table:table-row>
        <table:table-row table:style-name="ro1">
          <table:table-cell office:value-type="float" office:value="1009.22" calcext:value-type="float">
            <text:p>1009.22</text:p>
          </table:table-cell>
          <table:table-cell table:number-columns-repeated="9"/>
        </table:table-row>
        <table:table-row table:style-name="ro1">
          <table:table-cell office:value-type="float" office:value="1009.23" calcext:value-type="float">
            <text:p>1009.23</text:p>
          </table:table-cell>
          <table:table-cell table:number-columns-repeated="9"/>
        </table:table-row>
        <table:table-row table:style-name="ro1">
          <table:table-cell office:value-type="float" office:value="1009.32" calcext:value-type="float">
            <text:p>1009.32</text:p>
          </table:table-cell>
          <table:table-cell table:number-columns-repeated="9"/>
        </table:table-row>
        <table:table-row table:style-name="ro1">
          <table:table-cell office:value-type="float" office:value="1009.33" calcext:value-type="float">
            <text:p>1009.33</text:p>
          </table:table-cell>
          <table:table-cell table:number-columns-repeated="9"/>
        </table:table-row>
        <table:table-row table:style-name="ro1">
          <table:table-cell office:value-type="float" office:value="1009.46" calcext:value-type="float">
            <text:p>1009.46</text:p>
          </table:table-cell>
          <table:table-cell table:number-columns-repeated="9"/>
        </table:table-row>
        <table:table-row table:style-name="ro1">
          <table:table-cell office:value-type="float" office:value="1009.62" calcext:value-type="float">
            <text:p>1009.62</text:p>
          </table:table-cell>
          <table:table-cell table:number-columns-repeated="9"/>
        </table:table-row>
        <table:table-row table:style-name="ro1">
          <table:table-cell office:value-type="float" office:value="1009.63" calcext:value-type="float">
            <text:p>1009.63</text:p>
          </table:table-cell>
          <table:table-cell table:number-columns-repeated="9"/>
        </table:table-row>
        <table:table-row table:style-name="ro1">
          <table:table-cell office:value-type="float" office:value="1009.64" calcext:value-type="float">
            <text:p>1009.64</text:p>
          </table:table-cell>
          <table:table-cell table:number-columns-repeated="9"/>
        </table:table-row>
        <table:table-row table:style-name="ro1">
          <table:table-cell office:value-type="float" office:value="1009.65" calcext:value-type="float">
            <text:p>1009.65</text:p>
          </table:table-cell>
          <table:table-cell table:number-columns-repeated="9"/>
        </table:table-row>
        <table:table-row table:style-name="ro1">
          <table:table-cell office:value-type="float" office:value="1009.62" calcext:value-type="float">
            <text:p>1009.62</text:p>
          </table:table-cell>
          <table:table-cell table:number-columns-repeated="9"/>
        </table:table-row>
        <table:table-row table:style-name="ro1">
          <table:table-cell office:value-type="float" office:value="-58.04" calcext:value-type="float">
            <text:p>-58.04</text:p>
          </table:table-cell>
          <table:table-cell table:number-columns-repeated="9"/>
        </table:table-row>
        <table:table-row table:style-name="ro1">
          <table:table-cell office:value-type="float" office:value="-58.02" calcext:value-type="float">
            <text:p>-58.02</text:p>
          </table:table-cell>
          <table:table-cell table:number-columns-repeated="9"/>
        </table:table-row>
        <table:table-row table:style-name="ro1">
          <table:table-cell office:value-type="float" office:value="-57.73" calcext:value-type="float">
            <text:p>-57.73</text:p>
          </table:table-cell>
          <table:table-cell table:number-columns-repeated="9"/>
        </table:table-row>
        <table:table-row table:style-name="ro1">
          <table:table-cell office:value-type="float" office:value="-57.99" calcext:value-type="float">
            <text:p>-57.99</text:p>
          </table:table-cell>
          <table:table-cell table:number-columns-repeated="9"/>
        </table:table-row>
        <table:table-row table:style-name="ro1">
          <table:table-cell office:value-type="float" office:value="-57.81" calcext:value-type="float">
            <text:p>-57.81</text:p>
          </table:table-cell>
          <table:table-cell table:number-columns-repeated="9"/>
        </table:table-row>
        <table:table-row table:style-name="ro1">
          <table:table-cell office:value-type="float" office:value="-57.8" calcext:value-type="float">
            <text:p>-57.8</text:p>
          </table:table-cell>
          <table:table-cell table:number-columns-repeated="9"/>
        </table:table-row>
        <table:table-row table:style-name="ro1">
          <table:table-cell office:value-type="float" office:value="-57.79" calcext:value-type="float">
            <text:p>-57.79</text:p>
          </table:table-cell>
          <table:table-cell table:number-columns-repeated="9"/>
        </table:table-row>
        <table:table-row table:style-name="ro1">
          <table:table-cell office:value-type="float" office:value="-57.91" calcext:value-type="float">
            <text:p>-57.91</text:p>
          </table:table-cell>
          <table:table-cell table:number-columns-repeated="9"/>
        </table:table-row>
        <table:table-row table:style-name="ro1">
          <table:table-cell office:value-type="float" office:value="-57.82" calcext:value-type="float">
            <text:p>-57.82</text:p>
          </table:table-cell>
          <table:table-cell table:number-columns-repeated="9"/>
        </table:table-row>
        <table:table-row table:style-name="ro1">
          <table:table-cell office:value-type="float" office:value="-57.83" calcext:value-type="float">
            <text:p>-57.83</text:p>
          </table:table-cell>
          <table:table-cell table:number-columns-repeated="9"/>
        </table:table-row>
        <table:table-row table:style-name="ro1">
          <table:table-cell office:value-type="float" office:value="-57.71" calcext:value-type="float">
            <text:p>-57.71</text:p>
          </table:table-cell>
          <table:table-cell table:number-columns-repeated="9"/>
        </table:table-row>
        <table:table-row table:style-name="ro1">
          <table:table-cell office:value-type="float" office:value="-57.7" calcext:value-type="float">
            <text:p>-57.7</text:p>
          </table:table-cell>
          <table:table-cell table:number-columns-repeated="9"/>
        </table:table-row>
        <table:table-row table:style-name="ro1">
          <table:table-cell office:value-type="float" office:value="-57.79" calcext:value-type="float">
            <text:p>-57.79</text:p>
          </table:table-cell>
          <table:table-cell table:number-columns-repeated="9"/>
        </table:table-row>
        <table:table-row table:style-name="ro1">
          <table:table-cell office:value-type="float" office:value="-57.8" calcext:value-type="float">
            <text:p>-57.8</text:p>
          </table:table-cell>
          <table:table-cell table:number-columns-repeated="9"/>
        </table:table-row>
        <table:table-row table:style-name="ro1">
          <table:table-cell office:value-type="float" office:value="-57.77" calcext:value-type="float">
            <text:p>-57.77</text:p>
          </table:table-cell>
          <table:table-cell table:number-columns-repeated="9"/>
        </table:table-row>
        <table:table-row table:style-name="ro1">
          <table:table-cell office:value-type="float" office:value="-57.87" calcext:value-type="float">
            <text:p>-57.87</text:p>
          </table:table-cell>
          <table:table-cell table:number-columns-repeated="9"/>
        </table:table-row>
        <table:table-row table:style-name="ro1">
          <table:table-cell office:value-type="float" office:value="-58.03" calcext:value-type="float">
            <text:p>-58.03</text:p>
          </table:table-cell>
          <table:table-cell table:number-columns-repeated="9"/>
        </table:table-row>
        <table:table-row table:style-name="ro1">
          <table:table-cell office:value-type="float" office:value="-57.83" calcext:value-type="float">
            <text:p>-57.83</text:p>
          </table:table-cell>
          <table:table-cell table:number-columns-repeated="9"/>
        </table:table-row>
        <table:table-row table:style-name="ro1">
          <table:table-cell office:value-type="float" office:value="-57.7" calcext:value-type="float">
            <text:p>-57.7</text:p>
          </table:table-cell>
          <table:table-cell table:number-columns-repeated="9"/>
        </table:table-row>
        <table:table-row table:style-name="ro1">
          <table:table-cell office:value-type="float" office:value="-57.72" calcext:value-type="float">
            <text:p>-57.72</text:p>
          </table:table-cell>
          <table:table-cell table:number-columns-repeated="9"/>
        </table:table-row>
        <table:table-row table:style-name="ro1">
          <table:table-cell office:value-type="float" office:value="-57.58" calcext:value-type="float">
            <text:p>-57.58</text:p>
          </table:table-cell>
          <table:table-cell table:number-columns-repeated="9"/>
        </table:table-row>
        <table:table-row table:style-name="ro1">
          <table:table-cell office:value-type="float" office:value="-57.71" calcext:value-type="float">
            <text:p>-57.71</text:p>
          </table:table-cell>
          <table:table-cell table:number-columns-repeated="9"/>
        </table:table-row>
        <table:table-row table:style-name="ro1">
          <table:table-cell office:value-type="float" office:value="-58.08" calcext:value-type="float">
            <text:p>-58.08</text:p>
          </table:table-cell>
          <table:table-cell table:number-columns-repeated="9"/>
        </table:table-row>
        <table:table-row table:style-name="ro1">
          <table:table-cell office:value-type="float" office:value="-57.79" calcext:value-type="float">
            <text:p>-57.79</text:p>
          </table:table-cell>
          <table:table-cell table:number-columns-repeated="9"/>
        </table:table-row>
        <table:table-row table:style-name="ro1">
          <table:table-cell office:value-type="float" office:value="-57.96" calcext:value-type="float">
            <text:p>-57.96</text:p>
          </table:table-cell>
          <table:table-cell table:number-columns-repeated="9"/>
        </table:table-row>
        <table:table-row table:style-name="ro1">
          <table:table-cell office:value-type="float" office:value="-57.86" calcext:value-type="float">
            <text:p>-57.86</text:p>
          </table:table-cell>
          <table:table-cell table:number-columns-repeated="9"/>
        </table:table-row>
        <table:table-row table:style-name="ro1">
          <table:table-cell office:value-type="float" office:value="-58.1" calcext:value-type="float">
            <text:p>-58.1</text:p>
          </table:table-cell>
          <table:table-cell table:number-columns-repeated="9"/>
        </table:table-row>
        <table:table-row table:style-name="ro1">
          <table:table-cell office:value-type="float" office:value="-57.81" calcext:value-type="float">
            <text:p>-57.81</text:p>
          </table:table-cell>
          <table:table-cell table:number-columns-repeated="9"/>
        </table:table-row>
        <table:table-row table:style-name="ro1">
          <table:table-cell office:value-type="float" office:value="-57.71" calcext:value-type="float">
            <text:p>-57.71</text:p>
          </table:table-cell>
          <table:table-cell table:number-columns-repeated="9"/>
        </table:table-row>
        <table:table-row table:style-name="ro1">
          <table:table-cell office:value-type="float" office:value="-57.72" calcext:value-type="float">
            <text:p>-57.72</text:p>
          </table:table-cell>
          <table:table-cell table:number-columns-repeated="9"/>
        </table:table-row>
        <table:table-row table:style-name="ro1">
          <table:table-cell office:value-type="float" office:value="-57.58" calcext:value-type="float">
            <text:p>-57.58</text:p>
          </table:table-cell>
          <table:table-cell table:number-columns-repeated="9"/>
        </table:table-row>
        <table:table-row table:style-name="ro1">
          <table:table-cell office:value-type="float" office:value="-57.82" calcext:value-type="float">
            <text:p>-57.82</text:p>
          </table:table-cell>
          <table:table-cell table:number-columns-repeated="9"/>
        </table:table-row>
        <table:table-row table:style-name="ro1">
          <table:table-cell office:value-type="float" office:value="-57.71" calcext:value-type="float">
            <text:p>-57.71</text:p>
          </table:table-cell>
          <table:table-cell table:number-columns-repeated="9"/>
        </table:table-row>
        <table:table-row table:style-name="ro1">
          <table:table-cell office:value-type="float" office:value="-57.45" calcext:value-type="float">
            <text:p>-57.45</text:p>
          </table:table-cell>
          <table:table-cell table:number-columns-repeated="9"/>
        </table:table-row>
        <table:table-row table:style-name="ro1">
          <table:table-cell office:value-type="float" office:value="-57.29" calcext:value-type="float">
            <text:p>-57.29</text:p>
          </table:table-cell>
          <table:table-cell table:number-columns-repeated="9"/>
        </table:table-row>
        <table:table-row table:style-name="ro1">
          <table:table-cell office:value-type="float" office:value="-57.43" calcext:value-type="float">
            <text:p>-57.43</text:p>
          </table:table-cell>
          <table:table-cell table:number-columns-repeated="9"/>
        </table:table-row>
        <table:table-row table:style-name="ro1">
          <table:table-cell office:value-type="float" office:value="-57.47" calcext:value-type="float">
            <text:p>-57.47</text:p>
          </table:table-cell>
          <table:table-cell table:number-columns-repeated="9"/>
        </table:table-row>
        <table:table-row table:style-name="ro1">
          <table:table-cell office:value-type="float" office:value="-57.38" calcext:value-type="float">
            <text:p>-57.38</text:p>
          </table:table-cell>
          <table:table-cell table:number-columns-repeated="9"/>
        </table:table-row>
        <table:table-row table:style-name="ro1">
          <table:table-cell office:value-type="float" office:value="-57.45" calcext:value-type="float">
            <text:p>-57.45</text:p>
          </table:table-cell>
          <table:table-cell table:number-columns-repeated="9"/>
        </table:table-row>
        <table:table-row table:style-name="ro1">
          <table:table-cell office:value-type="float" office:value="-57.6" calcext:value-type="float">
            <text:p>-57.6</text:p>
          </table:table-cell>
          <table:table-cell table:number-columns-repeated="9"/>
        </table:table-row>
        <table:table-row table:style-name="ro1">
          <table:table-cell office:value-type="float" office:value="-57.68" calcext:value-type="float">
            <text:p>-57.68</text:p>
          </table:table-cell>
          <table:table-cell table:number-columns-repeated="9"/>
        </table:table-row>
        <table:table-row table:style-name="ro1">
          <table:table-cell office:value-type="float" office:value="-57.36" calcext:value-type="float">
            <text:p>-57.36</text:p>
          </table:table-cell>
          <table:table-cell table:number-columns-repeated="9"/>
        </table:table-row>
        <table:table-row table:style-name="ro1">
          <table:table-cell office:value-type="float" office:value="-57.31" calcext:value-type="float">
            <text:p>-57.31</text:p>
          </table:table-cell>
          <table:table-cell table:number-columns-repeated="9"/>
        </table:table-row>
        <table:table-row table:style-name="ro1">
          <table:table-cell office:value-type="float" office:value="-57.06" calcext:value-type="float">
            <text:p>-57.06</text:p>
          </table:table-cell>
          <table:table-cell table:number-columns-repeated="9"/>
        </table:table-row>
        <table:table-row table:style-name="ro1">
          <table:table-cell office:value-type="float" office:value="-56.77" calcext:value-type="float">
            <text:p>-56.77</text:p>
          </table:table-cell>
          <table:table-cell table:number-columns-repeated="9"/>
        </table:table-row>
        <table:table-row table:style-name="ro1">
          <table:table-cell office:value-type="float" office:value="-56.51" calcext:value-type="float">
            <text:p>-56.51</text:p>
          </table:table-cell>
          <table:table-cell table:number-columns-repeated="9"/>
        </table:table-row>
        <table:table-row table:style-name="ro1">
          <table:table-cell office:value-type="float" office:value="-56.62" calcext:value-type="float">
            <text:p>-56.62</text:p>
          </table:table-cell>
          <table:table-cell table:number-columns-repeated="9"/>
        </table:table-row>
        <table:table-row table:style-name="ro1">
          <table:table-cell office:value-type="float" office:value="-56.48" calcext:value-type="float">
            <text:p>-56.48</text:p>
          </table:table-cell>
          <table:table-cell table:number-columns-repeated="9"/>
        </table:table-row>
        <table:table-row table:style-name="ro1">
          <table:table-cell office:value-type="float" office:value="-56.44" calcext:value-type="float">
            <text:p>-56.44</text:p>
          </table:table-cell>
          <table:table-cell table:number-columns-repeated="9"/>
        </table:table-row>
        <table:table-row table:style-name="ro1">
          <table:table-cell office:value-type="float" office:value="-56.31" calcext:value-type="float">
            <text:p>-56.31</text:p>
          </table:table-cell>
          <table:table-cell table:number-columns-repeated="9"/>
        </table:table-row>
        <table:table-row table:style-name="ro1">
          <table:table-cell office:value-type="float" office:value="-56.69" calcext:value-type="float">
            <text:p>-56.69</text:p>
          </table:table-cell>
          <table:table-cell table:number-columns-repeated="9"/>
        </table:table-row>
        <table:table-row table:style-name="ro1">
          <table:table-cell office:value-type="float" office:value="-56.5" calcext:value-type="float">
            <text:p>-56.5</text:p>
          </table:table-cell>
          <table:table-cell table:number-columns-repeated="9"/>
        </table:table-row>
        <table:table-row table:style-name="ro1">
          <table:table-cell office:value-type="float" office:value="-56.19" calcext:value-type="float">
            <text:p>-56.19</text:p>
          </table:table-cell>
          <table:table-cell table:number-columns-repeated="9"/>
        </table:table-row>
        <table:table-row table:style-name="ro1">
          <table:table-cell office:value-type="float" office:value="-55.93" calcext:value-type="float">
            <text:p>-55.93</text:p>
          </table:table-cell>
          <table:table-cell table:number-columns-repeated="9"/>
        </table:table-row>
        <table:table-row table:style-name="ro1">
          <table:table-cell office:value-type="float" office:value="-56.36" calcext:value-type="float">
            <text:p>-56.36</text:p>
          </table:table-cell>
          <table:table-cell table:number-columns-repeated="9"/>
        </table:table-row>
        <table:table-row table:style-name="ro1">
          <table:table-cell office:value-type="float" office:value="-56.36" calcext:value-type="float">
            <text:p>-56.36</text:p>
          </table:table-cell>
          <table:table-cell table:number-columns-repeated="9"/>
        </table:table-row>
        <table:table-row table:style-name="ro1">
          <table:table-cell office:value-type="float" office:value="-56.32" calcext:value-type="float">
            <text:p>-56.32</text:p>
          </table:table-cell>
          <table:table-cell table:number-columns-repeated="9"/>
        </table:table-row>
        <table:table-row table:style-name="ro1">
          <table:table-cell office:value-type="float" office:value="-56.17" calcext:value-type="float">
            <text:p>-56.17</text:p>
          </table:table-cell>
          <table:table-cell table:number-columns-repeated="9"/>
        </table:table-row>
        <table:table-row table:style-name="ro1">
          <table:table-cell office:value-type="float" office:value="-56.01" calcext:value-type="float">
            <text:p>-56.01</text:p>
          </table:table-cell>
          <table:table-cell table:number-columns-repeated="9"/>
        </table:table-row>
        <table:table-row table:style-name="ro1">
          <table:table-cell office:value-type="float" office:value="-56.09" calcext:value-type="float">
            <text:p>-56.09</text:p>
          </table:table-cell>
          <table:table-cell table:number-columns-repeated="9"/>
        </table:table-row>
        <table:table-row table:style-name="ro1">
          <table:table-cell office:value-type="float" office:value="-56.25" calcext:value-type="float">
            <text:p>-56.25</text:p>
          </table:table-cell>
          <table:table-cell table:number-columns-repeated="9"/>
        </table:table-row>
        <table:table-row table:style-name="ro1">
          <table:table-cell office:value-type="float" office:value="-56.32" calcext:value-type="float">
            <text:p>-56.32</text:p>
          </table:table-cell>
          <table:table-cell table:number-columns-repeated="9"/>
        </table:table-row>
        <table:table-row table:style-name="ro1">
          <table:table-cell office:value-type="float" office:value="-56.29" calcext:value-type="float">
            <text:p>-56.29</text:p>
          </table:table-cell>
          <table:table-cell table:number-columns-repeated="9"/>
        </table:table-row>
        <table:table-row table:style-name="ro1">
          <table:table-cell office:value-type="float" office:value="-56.38" calcext:value-type="float">
            <text:p>-56.38</text:p>
          </table:table-cell>
          <table:table-cell table:number-columns-repeated="9"/>
        </table:table-row>
        <table:table-row table:style-name="ro1">
          <table:table-cell office:value-type="float" office:value="-56.59" calcext:value-type="float">
            <text:p>-56.59</text:p>
          </table:table-cell>
          <table:table-cell table:number-columns-repeated="9"/>
        </table:table-row>
        <table:table-row table:style-name="ro1">
          <table:table-cell office:value-type="float" office:value="-56.59" calcext:value-type="float">
            <text:p>-56.59</text:p>
          </table:table-cell>
          <table:table-cell table:number-columns-repeated="9"/>
        </table:table-row>
        <table:table-row table:style-name="ro1">
          <table:table-cell office:value-type="float" office:value="-56.58" calcext:value-type="float">
            <text:p>-56.58</text:p>
          </table:table-cell>
          <table:table-cell table:number-columns-repeated="9"/>
        </table:table-row>
        <table:table-row table:style-name="ro1">
          <table:table-cell office:value-type="float" office:value="-56.32" calcext:value-type="float">
            <text:p>-56.32</text:p>
          </table:table-cell>
          <table:table-cell table:number-columns-repeated="9"/>
        </table:table-row>
        <table:table-row table:style-name="ro1">
          <table:table-cell office:value-type="float" office:value="-56.5" calcext:value-type="float">
            <text:p>-56.5</text:p>
          </table:table-cell>
          <table:table-cell table:number-columns-repeated="9"/>
        </table:table-row>
        <table:table-row table:style-name="ro1">
          <table:table-cell office:value-type="float" office:value="-56.3" calcext:value-type="float">
            <text:p>-56.3</text:p>
          </table:table-cell>
          <table:table-cell table:number-columns-repeated="9"/>
        </table:table-row>
        <table:table-row table:style-name="ro1">
          <table:table-cell office:value-type="float" office:value="-56.54" calcext:value-type="float">
            <text:p>-56.54</text:p>
          </table:table-cell>
          <table:table-cell table:number-columns-repeated="9"/>
        </table:table-row>
        <table:table-row table:style-name="ro1">
          <table:table-cell office:value-type="float" office:value="-56.67" calcext:value-type="float">
            <text:p>-56.67</text:p>
          </table:table-cell>
          <table:table-cell table:number-columns-repeated="9"/>
        </table:table-row>
        <table:table-row table:style-name="ro1">
          <table:table-cell office:value-type="float" office:value="-56.62" calcext:value-type="float">
            <text:p>-56.62</text:p>
          </table:table-cell>
          <table:table-cell table:number-columns-repeated="9"/>
        </table:table-row>
        <table:table-row table:style-name="ro1">
          <table:table-cell office:value-type="float" office:value="-56.68" calcext:value-type="float">
            <text:p>-56.68</text:p>
          </table:table-cell>
          <table:table-cell table:number-columns-repeated="9"/>
        </table:table-row>
        <table:table-row table:style-name="ro1">
          <table:table-cell office:value-type="float" office:value="-56.75" calcext:value-type="float">
            <text:p>-56.75</text:p>
          </table:table-cell>
          <table:table-cell table:number-columns-repeated="9"/>
        </table:table-row>
        <table:table-row table:style-name="ro1">
          <table:table-cell office:value-type="float" office:value="-56.7" calcext:value-type="float">
            <text:p>-56.7</text:p>
          </table:table-cell>
          <table:table-cell table:number-columns-repeated="9"/>
        </table:table-row>
        <table:table-row table:style-name="ro1">
          <table:table-cell office:value-type="float" office:value="-56.41" calcext:value-type="float">
            <text:p>-56.41</text:p>
          </table:table-cell>
          <table:table-cell table:number-columns-repeated="9"/>
        </table:table-row>
        <table:table-row table:style-name="ro1">
          <table:table-cell office:value-type="float" office:value="-56.59" calcext:value-type="float">
            <text:p>-56.59</text:p>
          </table:table-cell>
          <table:table-cell table:number-columns-repeated="9"/>
        </table:table-row>
        <table:table-row table:style-name="ro1">
          <table:table-cell office:value-type="float" office:value="-56.5" calcext:value-type="float">
            <text:p>-56.5</text:p>
          </table:table-cell>
          <table:table-cell table:number-columns-repeated="9"/>
        </table:table-row>
        <table:table-row table:style-name="ro1">
          <table:table-cell office:value-type="float" office:value="-56.46" calcext:value-type="float">
            <text:p>-56.46</text:p>
          </table:table-cell>
          <table:table-cell table:number-columns-repeated="9"/>
        </table:table-row>
        <table:table-row table:style-name="ro1">
          <table:table-cell office:value-type="float" office:value="-56.44" calcext:value-type="float">
            <text:p>-56.44</text:p>
          </table:table-cell>
          <table:table-cell table:number-columns-repeated="9"/>
        </table:table-row>
        <table:table-row table:style-name="ro1">
          <table:table-cell office:value-type="float" office:value="-56.54" calcext:value-type="float">
            <text:p>-56.54</text:p>
          </table:table-cell>
          <table:table-cell table:number-columns-repeated="9"/>
        </table:table-row>
        <table:table-row table:style-name="ro1">
          <table:table-cell office:value-type="float" office:value="-56.45" calcext:value-type="float">
            <text:p>-56.45</text:p>
          </table:table-cell>
          <table:table-cell table:number-columns-repeated="9"/>
        </table:table-row>
        <table:table-row table:style-name="ro1">
          <table:table-cell office:value-type="float" office:value="-56.52" calcext:value-type="float">
            <text:p>-56.52</text:p>
          </table:table-cell>
          <table:table-cell table:number-columns-repeated="9"/>
        </table:table-row>
        <table:table-row table:style-name="ro1">
          <table:table-cell office:value-type="float" office:value="-56.32" calcext:value-type="float">
            <text:p>-56.32</text:p>
          </table:table-cell>
          <table:table-cell table:number-columns-repeated="9"/>
        </table:table-row>
        <table:table-row table:style-name="ro1">
          <table:table-cell office:value-type="float" office:value="-56.48" calcext:value-type="float">
            <text:p>-56.48</text:p>
          </table:table-cell>
          <table:table-cell table:number-columns-repeated="9"/>
        </table:table-row>
        <table:table-row table:style-name="ro1">
          <table:table-cell office:value-type="float" office:value="-56.79" calcext:value-type="float">
            <text:p>-56.79</text:p>
          </table:table-cell>
          <table:table-cell table:number-columns-repeated="9"/>
        </table:table-row>
        <table:table-row table:style-name="ro1">
          <table:table-cell office:value-type="float" office:value="-56.43" calcext:value-type="float">
            <text:p>-56.43</text:p>
          </table:table-cell>
          <table:table-cell table:number-columns-repeated="9"/>
        </table:table-row>
        <table:table-row table:style-name="ro1">
          <table:table-cell office:value-type="float" office:value="-56.58" calcext:value-type="float">
            <text:p>-56.58</text:p>
          </table:table-cell>
          <table:table-cell table:number-columns-repeated="9"/>
        </table:table-row>
        <table:table-row table:style-name="ro1">
          <table:table-cell office:value-type="float" office:value="-56.33" calcext:value-type="float">
            <text:p>-56.33</text:p>
          </table:table-cell>
          <table:table-cell table:number-columns-repeated="9"/>
        </table:table-row>
        <table:table-row table:style-name="ro1">
          <table:table-cell office:value-type="float" office:value="-56.52" calcext:value-type="float">
            <text:p>-56.52</text:p>
          </table:table-cell>
          <table:table-cell table:number-columns-repeated="9"/>
        </table:table-row>
        <table:table-row table:style-name="ro1">
          <table:table-cell office:value-type="float" office:value="-56.81" calcext:value-type="float">
            <text:p>-56.81</text:p>
          </table:table-cell>
          <table:table-cell table:number-columns-repeated="9"/>
        </table:table-row>
        <table:table-row table:style-name="ro1">
          <table:table-cell office:value-type="float" office:value="-56.49" calcext:value-type="float">
            <text:p>-56.49</text:p>
          </table:table-cell>
          <table:table-cell table:number-columns-repeated="9"/>
        </table:table-row>
        <table:table-row table:style-name="ro1">
          <table:table-cell office:value-type="float" office:value="-56.45" calcext:value-type="float">
            <text:p>-56.45</text:p>
          </table:table-cell>
          <table:table-cell table:number-columns-repeated="9"/>
        </table:table-row>
        <table:table-row table:style-name="ro1">
          <table:table-cell office:value-type="float" office:value="-56.26" calcext:value-type="float">
            <text:p>-56.26</text:p>
          </table:table-cell>
          <table:table-cell table:number-columns-repeated="9"/>
        </table:table-row>
        <table:table-row table:style-name="ro1">
          <table:table-cell office:value-type="float" office:value="-56.63" calcext:value-type="float">
            <text:p>-56.63</text:p>
          </table:table-cell>
          <table:table-cell table:number-columns-repeated="9"/>
        </table:table-row>
        <table:table-row table:style-name="ro1">
          <table:table-cell office:value-type="float" office:value="-56.48" calcext:value-type="float">
            <text:p>-56.48</text:p>
          </table:table-cell>
          <table:table-cell table:number-columns-repeated="9"/>
        </table:table-row>
        <table:table-row table:style-name="ro1">
          <table:table-cell office:value-type="float" office:value="-56.36" calcext:value-type="float">
            <text:p>-56.36</text:p>
          </table:table-cell>
          <table:table-cell table:number-columns-repeated="9"/>
        </table:table-row>
        <table:table-row table:style-name="ro1">
          <table:table-cell office:value-type="float" office:value="-56.36" calcext:value-type="float">
            <text:p>-56.36</text:p>
          </table:table-cell>
          <table:table-cell table:number-columns-repeated="9"/>
        </table:table-row>
        <table:table-row table:style-name="ro1">
          <table:table-cell office:value-type="float" office:value="-56.73" calcext:value-type="float">
            <text:p>-56.73</text:p>
          </table:table-cell>
          <table:table-cell table:number-columns-repeated="9"/>
        </table:table-row>
        <table:table-row table:style-name="ro1">
          <table:table-cell office:value-type="float" office:value="-56.67" calcext:value-type="float">
            <text:p>-56.67</text:p>
          </table:table-cell>
          <table:table-cell table:number-columns-repeated="9"/>
        </table:table-row>
        <table:table-row table:style-name="ro1">
          <table:table-cell office:value-type="float" office:value="-56.79" calcext:value-type="float">
            <text:p>-56.79</text:p>
          </table:table-cell>
          <table:table-cell table:number-columns-repeated="9"/>
        </table:table-row>
        <table:table-row table:style-name="ro1">
          <table:table-cell office:value-type="float" office:value="-56.53" calcext:value-type="float">
            <text:p>-56.53</text:p>
          </table:table-cell>
          <table:table-cell table:number-columns-repeated="9"/>
        </table:table-row>
        <table:table-row table:style-name="ro1">
          <table:table-cell office:value-type="float" office:value="-56.72" calcext:value-type="float">
            <text:p>-56.72</text:p>
          </table:table-cell>
          <table:table-cell table:number-columns-repeated="9"/>
        </table:table-row>
        <table:table-row table:style-name="ro1">
          <table:table-cell office:value-type="float" office:value="-56.53" calcext:value-type="float">
            <text:p>-56.53</text:p>
          </table:table-cell>
          <table:table-cell table:number-columns-repeated="9"/>
        </table:table-row>
        <table:table-row table:style-name="ro1">
          <table:table-cell office:value-type="float" office:value="-56.9" calcext:value-type="float">
            <text:p>-56.9</text:p>
          </table:table-cell>
          <table:table-cell table:number-columns-repeated="9"/>
        </table:table-row>
        <table:table-row table:style-name="ro1">
          <table:table-cell office:value-type="float" office:value="-56.87" calcext:value-type="float">
            <text:p>-56.87</text:p>
          </table:table-cell>
          <table:table-cell table:number-columns-repeated="9"/>
        </table:table-row>
        <table:table-row table:style-name="ro1">
          <table:table-cell office:value-type="float" office:value="-56.73" calcext:value-type="float">
            <text:p>-56.73</text:p>
          </table:table-cell>
          <table:table-cell table:number-columns-repeated="9"/>
        </table:table-row>
        <table:table-row table:style-name="ro1">
          <table:table-cell office:value-type="float" office:value="-56.77" calcext:value-type="float">
            <text:p>-56.77</text:p>
          </table:table-cell>
          <table:table-cell table:number-columns-repeated="9"/>
        </table:table-row>
        <table:table-row table:style-name="ro1">
          <table:table-cell office:value-type="float" office:value="-56.68" calcext:value-type="float">
            <text:p>-56.68</text:p>
          </table:table-cell>
          <table:table-cell table:number-columns-repeated="9"/>
        </table:table-row>
        <table:table-row table:style-name="ro1">
          <table:table-cell office:value-type="float" office:value="-56.76" calcext:value-type="float">
            <text:p>-56.76</text:p>
          </table:table-cell>
          <table:table-cell table:number-columns-repeated="9"/>
        </table:table-row>
        <table:table-row table:style-name="ro1">
          <table:table-cell office:value-type="float" office:value="-56.65" calcext:value-type="float">
            <text:p>-56.65</text:p>
          </table:table-cell>
          <table:table-cell table:number-columns-repeated="9"/>
        </table:table-row>
        <table:table-row table:style-name="ro1">
          <table:table-cell office:value-type="float" office:value="-56.52" calcext:value-type="float">
            <text:p>-56.52</text:p>
          </table:table-cell>
          <table:table-cell table:number-columns-repeated="9"/>
        </table:table-row>
        <table:table-row table:style-name="ro1">
          <table:table-cell office:value-type="float" office:value="-56.76" calcext:value-type="float">
            <text:p>-56.76</text:p>
          </table:table-cell>
          <table:table-cell table:number-columns-repeated="9"/>
        </table:table-row>
        <table:table-row table:style-name="ro1">
          <table:table-cell office:value-type="float" office:value="-56.81" calcext:value-type="float">
            <text:p>-56.81</text:p>
          </table:table-cell>
          <table:table-cell table:number-columns-repeated="9"/>
        </table:table-row>
        <table:table-row table:style-name="ro1">
          <table:table-cell office:value-type="float" office:value="-56.55" calcext:value-type="float">
            <text:p>-56.55</text:p>
          </table:table-cell>
          <table:table-cell table:number-columns-repeated="9"/>
        </table:table-row>
        <table:table-row table:style-name="ro1">
          <table:table-cell office:value-type="float" office:value="-56.51" calcext:value-type="float">
            <text:p>-56.51</text:p>
          </table:table-cell>
          <table:table-cell table:number-columns-repeated="9"/>
        </table:table-row>
        <table:table-row table:style-name="ro1">
          <table:table-cell office:value-type="float" office:value="-56.57" calcext:value-type="float">
            <text:p>-56.57</text:p>
          </table:table-cell>
          <table:table-cell table:number-columns-repeated="9"/>
        </table:table-row>
        <table:table-row table:style-name="ro1">
          <table:table-cell office:value-type="float" office:value="-56.51" calcext:value-type="float">
            <text:p>-56.51</text:p>
          </table:table-cell>
          <table:table-cell table:number-columns-repeated="9"/>
        </table:table-row>
        <table:table-row table:style-name="ro1">
          <table:table-cell office:value-type="float" office:value="-56.56" calcext:value-type="float">
            <text:p>-56.56</text:p>
          </table:table-cell>
          <table:table-cell table:number-columns-repeated="9"/>
        </table:table-row>
        <table:table-row table:style-name="ro1">
          <table:table-cell office:value-type="float" office:value="-56.73" calcext:value-type="float">
            <text:p>-56.73</text:p>
          </table:table-cell>
          <table:table-cell table:number-columns-repeated="9"/>
        </table:table-row>
        <table:table-row table:style-name="ro1">
          <table:table-cell office:value-type="float" office:value="-56.73" calcext:value-type="float">
            <text:p>-56.73</text:p>
          </table:table-cell>
          <table:table-cell table:number-columns-repeated="9"/>
        </table:table-row>
        <table:table-row table:style-name="ro1">
          <table:table-cell office:value-type="float" office:value="-56.43" calcext:value-type="float">
            <text:p>-56.43</text:p>
          </table:table-cell>
          <table:table-cell table:number-columns-repeated="9"/>
        </table:table-row>
        <table:table-row table:style-name="ro1">
          <table:table-cell office:value-type="float" office:value="-56.94" calcext:value-type="float">
            <text:p>-56.94</text:p>
          </table:table-cell>
          <table:table-cell table:number-columns-repeated="9"/>
        </table:table-row>
        <table:table-row table:style-name="ro1">
          <table:table-cell office:value-type="float" office:value="-56.72" calcext:value-type="float">
            <text:p>-56.72</text:p>
          </table:table-cell>
          <table:table-cell table:number-columns-repeated="9"/>
        </table:table-row>
        <table:table-row table:style-name="ro1">
          <table:table-cell office:value-type="float" office:value="-56.57" calcext:value-type="float">
            <text:p>-56.57</text:p>
          </table:table-cell>
          <table:table-cell table:number-columns-repeated="9"/>
        </table:table-row>
        <table:table-row table:style-name="ro1">
          <table:table-cell office:value-type="float" office:value="-56.99" calcext:value-type="float">
            <text:p>-56.99</text:p>
          </table:table-cell>
          <table:table-cell table:number-columns-repeated="9"/>
        </table:table-row>
        <table:table-row table:style-name="ro1">
          <table:table-cell office:value-type="float" office:value="-56.86" calcext:value-type="float">
            <text:p>-56.86</text:p>
          </table:table-cell>
          <table:table-cell table:number-columns-repeated="9"/>
        </table:table-row>
        <table:table-row table:style-name="ro1">
          <table:table-cell office:value-type="float" office:value="-56.8" calcext:value-type="float">
            <text:p>-56.8</text:p>
          </table:table-cell>
          <table:table-cell table:number-columns-repeated="9"/>
        </table:table-row>
        <table:table-row table:style-name="ro1">
          <table:table-cell office:value-type="float" office:value="-56.73" calcext:value-type="float">
            <text:p>-56.73</text:p>
          </table:table-cell>
          <table:table-cell table:number-columns-repeated="9"/>
        </table:table-row>
        <table:table-row table:style-name="ro1">
          <table:table-cell office:value-type="float" office:value="-56.79" calcext:value-type="float">
            <text:p>-56.79</text:p>
          </table:table-cell>
          <table:table-cell table:number-columns-repeated="9"/>
        </table:table-row>
        <table:table-row table:style-name="ro1">
          <table:table-cell office:value-type="float" office:value="-56.83" calcext:value-type="float">
            <text:p>-56.83</text:p>
          </table:table-cell>
          <table:table-cell table:number-columns-repeated="9"/>
        </table:table-row>
        <table:table-row table:style-name="ro1">
          <table:table-cell office:value-type="float" office:value="-57.07" calcext:value-type="float">
            <text:p>-57.07</text:p>
          </table:table-cell>
          <table:table-cell table:number-columns-repeated="9"/>
        </table:table-row>
        <table:table-row table:style-name="ro1">
          <table:table-cell office:value-type="float" office:value="-56.81" calcext:value-type="float">
            <text:p>-56.81</text:p>
          </table:table-cell>
          <table:table-cell table:number-columns-repeated="9"/>
        </table:table-row>
        <table:table-row table:style-name="ro1">
          <table:table-cell office:value-type="float" office:value="-56.77" calcext:value-type="float">
            <text:p>-56.77</text:p>
          </table:table-cell>
          <table:table-cell table:number-columns-repeated="9"/>
        </table:table-row>
        <table:table-row table:style-name="ro1">
          <table:table-cell office:value-type="float" office:value="-56.81" calcext:value-type="float">
            <text:p>-56.81</text:p>
          </table:table-cell>
          <table:table-cell table:number-columns-repeated="9"/>
        </table:table-row>
        <table:table-row table:style-name="ro1">
          <table:table-cell office:value-type="float" office:value="-56.69" calcext:value-type="float">
            <text:p>-56.69</text:p>
          </table:table-cell>
          <table:table-cell table:number-columns-repeated="9"/>
        </table:table-row>
        <table:table-row table:style-name="ro1">
          <table:table-cell office:value-type="float" office:value="-57.16" calcext:value-type="float">
            <text:p>-57.16</text:p>
          </table:table-cell>
          <table:table-cell table:number-columns-repeated="9"/>
        </table:table-row>
        <table:table-row table:style-name="ro1">
          <table:table-cell office:value-type="float" office:value="-56.65" calcext:value-type="float">
            <text:p>-56.65</text:p>
          </table:table-cell>
          <table:table-cell table:number-columns-repeated="9"/>
        </table:table-row>
        <table:table-row table:style-name="ro1">
          <table:table-cell office:value-type="float" office:value="-56.76" calcext:value-type="float">
            <text:p>-56.76</text:p>
          </table:table-cell>
          <table:table-cell table:number-columns-repeated="9"/>
        </table:table-row>
        <table:table-row table:style-name="ro1">
          <table:table-cell office:value-type="float" office:value="-57.55" calcext:value-type="float">
            <text:p>-57.55</text:p>
          </table:table-cell>
          <table:table-cell table:number-columns-repeated="9"/>
        </table:table-row>
        <table:table-row table:style-name="ro1">
          <table:table-cell office:value-type="float" office:value="-56.43" calcext:value-type="float">
            <text:p>-56.43</text:p>
          </table:table-cell>
          <table:table-cell table:number-columns-repeated="9"/>
        </table:table-row>
        <table:table-row table:style-name="ro1">
          <table:table-cell office:value-type="float" office:value="-58.39" calcext:value-type="float">
            <text:p>-58.39</text:p>
          </table:table-cell>
          <table:table-cell table:number-columns-repeated="9"/>
        </table:table-row>
        <table:table-row table:style-name="ro1">
          <table:table-cell office:value-type="float" office:value="-58.4" calcext:value-type="float">
            <text:p>-58.4</text:p>
          </table:table-cell>
          <table:table-cell table:number-columns-repeated="9"/>
        </table:table-row>
        <table:table-row table:style-name="ro1">
          <table:table-cell office:value-type="float" office:value="-58.09" calcext:value-type="float">
            <text:p>-58.09</text:p>
          </table:table-cell>
          <table:table-cell table:number-columns-repeated="9"/>
        </table:table-row>
        <table:table-row table:style-name="ro1">
          <table:table-cell office:value-type="float" office:value="-58.34" calcext:value-type="float">
            <text:p>-58.34</text:p>
          </table:table-cell>
          <table:table-cell table:number-columns-repeated="9"/>
        </table:table-row>
        <table:table-row table:style-name="ro1">
          <table:table-cell office:value-type="float" office:value="-58.3" calcext:value-type="float">
            <text:p>-58.3</text:p>
          </table:table-cell>
          <table:table-cell table:number-columns-repeated="9"/>
        </table:table-row>
        <table:table-row table:style-name="ro1">
          <table:table-cell office:value-type="float" office:value="-58.39" calcext:value-type="float">
            <text:p>-58.39</text:p>
          </table:table-cell>
          <table:table-cell table:number-columns-repeated="9"/>
        </table:table-row>
        <table:table-row table:style-name="ro1">
          <table:table-cell office:value-type="float" office:value="-58.23" calcext:value-type="float">
            <text:p>-58.23</text:p>
          </table:table-cell>
          <table:table-cell table:number-columns-repeated="9"/>
        </table:table-row>
        <table:table-row table:style-name="ro1">
          <table:table-cell office:value-type="float" office:value="-58.36" calcext:value-type="float">
            <text:p>-58.36</text:p>
          </table:table-cell>
          <table:table-cell table:number-columns-repeated="9"/>
        </table:table-row>
        <table:table-row table:style-name="ro1">
          <table:table-cell office:value-type="float" office:value="-57.97" calcext:value-type="float">
            <text:p>-57.97</text:p>
          </table:table-cell>
          <table:table-cell table:number-columns-repeated="9"/>
        </table:table-row>
        <table:table-row table:style-name="ro1">
          <table:table-cell office:value-type="float" office:value="-58.1" calcext:value-type="float">
            <text:p>-58.1</text:p>
          </table:table-cell>
          <table:table-cell table:number-columns-repeated="9"/>
        </table:table-row>
        <table:table-row table:style-name="ro1">
          <table:table-cell office:value-type="float" office:value="-58.24" calcext:value-type="float">
            <text:p>-58.24</text:p>
          </table:table-cell>
          <table:table-cell table:number-columns-repeated="9"/>
        </table:table-row>
        <table:table-row table:style-name="ro1">
          <table:table-cell office:value-type="float" office:value="-58.14" calcext:value-type="float">
            <text:p>-58.14</text:p>
          </table:table-cell>
          <table:table-cell table:number-columns-repeated="9"/>
        </table:table-row>
        <table:table-row table:style-name="ro1">
          <table:table-cell office:value-type="float" office:value="-58.14" calcext:value-type="float">
            <text:p>-58.14</text:p>
          </table:table-cell>
          <table:table-cell table:number-columns-repeated="9"/>
        </table:table-row>
        <table:table-row table:style-name="ro1">
          <table:table-cell office:value-type="float" office:value="-58.21" calcext:value-type="float">
            <text:p>-58.21</text:p>
          </table:table-cell>
          <table:table-cell table:number-columns-repeated="9"/>
        </table:table-row>
        <table:table-row table:style-name="ro1">
          <table:table-cell office:value-type="float" office:value="-58.37" calcext:value-type="float">
            <text:p>-58.37</text:p>
          </table:table-cell>
          <table:table-cell table:number-columns-repeated="9"/>
        </table:table-row>
        <table:table-row table:style-name="ro1">
          <table:table-cell office:value-type="float" office:value="-58.44" calcext:value-type="float">
            <text:p>-58.44</text:p>
          </table:table-cell>
          <table:table-cell table:number-columns-repeated="9"/>
        </table:table-row>
        <table:table-row table:style-name="ro1">
          <table:table-cell office:value-type="float" office:value="-58.86" calcext:value-type="float">
            <text:p>-58.86</text:p>
          </table:table-cell>
          <table:table-cell table:number-columns-repeated="9"/>
        </table:table-row>
        <table:table-row table:style-name="ro1">
          <table:table-cell office:value-type="float" office:value="-58.9" calcext:value-type="float">
            <text:p>-58.9</text:p>
          </table:table-cell>
          <table:table-cell table:number-columns-repeated="9"/>
        </table:table-row>
        <table:table-row table:style-name="ro1">
          <table:table-cell office:value-type="float" office:value="-59.2" calcext:value-type="float">
            <text:p>-59.2</text:p>
          </table:table-cell>
          <table:table-cell table:number-columns-repeated="9"/>
        </table:table-row>
        <table:table-row table:style-name="ro1">
          <table:table-cell office:value-type="float" office:value="-59.25" calcext:value-type="float">
            <text:p>-59.25</text:p>
          </table:table-cell>
          <table:table-cell table:number-columns-repeated="9"/>
        </table:table-row>
        <table:table-row table:style-name="ro1">
          <table:table-cell office:value-type="float" office:value="-59.18" calcext:value-type="float">
            <text:p>-59.18</text:p>
          </table:table-cell>
          <table:table-cell table:number-columns-repeated="9"/>
        </table:table-row>
        <table:table-row table:style-name="ro1">
          <table:table-cell office:value-type="float" office:value="-58.8" calcext:value-type="float">
            <text:p>-58.8</text:p>
          </table:table-cell>
          <table:table-cell table:number-columns-repeated="9"/>
        </table:table-row>
        <table:table-row table:style-name="ro1">
          <table:table-cell office:value-type="float" office:value="-58.17" calcext:value-type="float">
            <text:p>-58.17</text:p>
          </table:table-cell>
          <table:table-cell table:number-columns-repeated="9"/>
        </table:table-row>
        <table:table-row table:style-name="ro1">
          <table:table-cell office:value-type="float" office:value="-57.1" calcext:value-type="float">
            <text:p>-57.1</text:p>
          </table:table-cell>
          <table:table-cell table:number-columns-repeated="9"/>
        </table:table-row>
        <table:table-row table:style-name="ro1">
          <table:table-cell office:value-type="float" office:value="-56.04" calcext:value-type="float">
            <text:p>-56.04</text:p>
          </table:table-cell>
          <table:table-cell table:number-columns-repeated="9"/>
        </table:table-row>
        <table:table-row table:style-name="ro1">
          <table:table-cell office:value-type="float" office:value="-55.74" calcext:value-type="float">
            <text:p>-55.74</text:p>
          </table:table-cell>
          <table:table-cell table:number-columns-repeated="9"/>
        </table:table-row>
        <table:table-row table:style-name="ro1">
          <table:table-cell office:value-type="float" office:value="-55.49" calcext:value-type="float">
            <text:p>-55.49</text:p>
          </table:table-cell>
          <table:table-cell table:number-columns-repeated="9"/>
        </table:table-row>
        <table:table-row table:style-name="ro1">
          <table:table-cell office:value-type="float" office:value="-55.55" calcext:value-type="float">
            <text:p>-55.55</text:p>
          </table:table-cell>
          <table:table-cell table:number-columns-repeated="9"/>
        </table:table-row>
        <table:table-row table:style-name="ro1">
          <table:table-cell office:value-type="float" office:value="-55.29" calcext:value-type="float">
            <text:p>-55.29</text:p>
          </table:table-cell>
          <table:table-cell table:number-columns-repeated="9"/>
        </table:table-row>
        <table:table-row table:style-name="ro1">
          <table:table-cell office:value-type="float" office:value="-55.16" calcext:value-type="float">
            <text:p>-55.16</text:p>
          </table:table-cell>
          <table:table-cell table:number-columns-repeated="9"/>
        </table:table-row>
        <table:table-row table:style-name="ro1">
          <table:table-cell office:value-type="float" office:value="-55.23" calcext:value-type="float">
            <text:p>-55.23</text:p>
          </table:table-cell>
          <table:table-cell table:number-columns-repeated="9"/>
        </table:table-row>
        <table:table-row table:style-name="ro1">
          <table:table-cell office:value-type="float" office:value="-55.53" calcext:value-type="float">
            <text:p>-55.53</text:p>
          </table:table-cell>
          <table:table-cell table:number-columns-repeated="9"/>
        </table:table-row>
        <table:table-row table:style-name="ro1">
          <table:table-cell office:value-type="float" office:value="-56.2" calcext:value-type="float">
            <text:p>-56.2</text:p>
          </table:table-cell>
          <table:table-cell table:number-columns-repeated="9"/>
        </table:table-row>
        <table:table-row table:style-name="ro1">
          <table:table-cell office:value-type="float" office:value="-56.48" calcext:value-type="float">
            <text:p>-56.48</text:p>
          </table:table-cell>
          <table:table-cell table:number-columns-repeated="9"/>
        </table:table-row>
        <table:table-row table:style-name="ro1">
          <table:table-cell office:value-type="float" office:value="-56.39" calcext:value-type="float">
            <text:p>-56.39</text:p>
          </table:table-cell>
          <table:table-cell table:number-columns-repeated="9"/>
        </table:table-row>
        <table:table-row table:style-name="ro1">
          <table:table-cell office:value-type="float" office:value="-55.83" calcext:value-type="float">
            <text:p>-55.83</text:p>
          </table:table-cell>
          <table:table-cell table:number-columns-repeated="9"/>
        </table:table-row>
        <table:table-row table:style-name="ro1">
          <table:table-cell office:value-type="float" office:value="-54.84" calcext:value-type="float">
            <text:p>-54.84</text:p>
          </table:table-cell>
          <table:table-cell table:number-columns-repeated="9"/>
        </table:table-row>
        <table:table-row table:style-name="ro1">
          <table:table-cell office:value-type="float" office:value="-53.34" calcext:value-type="float">
            <text:p>-53.34</text:p>
          </table:table-cell>
          <table:table-cell table:number-columns-repeated="9"/>
        </table:table-row>
        <table:table-row table:style-name="ro1">
          <table:table-cell office:value-type="float" office:value="-51.86" calcext:value-type="float">
            <text:p>-51.86</text:p>
          </table:table-cell>
          <table:table-cell table:number-columns-repeated="9"/>
        </table:table-row>
        <table:table-row table:style-name="ro1">
          <table:table-cell office:value-type="float" office:value="-51.37" calcext:value-type="float">
            <text:p>-51.37</text:p>
          </table:table-cell>
          <table:table-cell table:number-columns-repeated="9"/>
        </table:table-row>
        <table:table-row table:style-name="ro1">
          <table:table-cell office:value-type="float" office:value="-50.36" calcext:value-type="float">
            <text:p>-50.36</text:p>
          </table:table-cell>
          <table:table-cell table:number-columns-repeated="9"/>
        </table:table-row>
        <table:table-row table:style-name="ro1">
          <table:table-cell office:value-type="float" office:value="-49.23" calcext:value-type="float">
            <text:p>-49.23</text:p>
          </table:table-cell>
          <table:table-cell table:number-columns-repeated="9"/>
        </table:table-row>
        <table:table-row table:style-name="ro1">
          <table:table-cell office:value-type="float" office:value="-48.77" calcext:value-type="float">
            <text:p>-48.77</text:p>
          </table:table-cell>
          <table:table-cell table:number-columns-repeated="9"/>
        </table:table-row>
        <table:table-row table:style-name="ro1">
          <table:table-cell office:value-type="float" office:value="-47.47" calcext:value-type="float">
            <text:p>-47.47</text:p>
          </table:table-cell>
          <table:table-cell table:number-columns-repeated="9"/>
        </table:table-row>
        <table:table-row table:style-name="ro1">
          <table:table-cell office:value-type="float" office:value="-46.37" calcext:value-type="float">
            <text:p>-46.37</text:p>
          </table:table-cell>
          <table:table-cell table:number-columns-repeated="9"/>
        </table:table-row>
        <table:table-row table:style-name="ro1">
          <table:table-cell office:value-type="float" office:value="-45.54" calcext:value-type="float">
            <text:p>-45.54</text:p>
          </table:table-cell>
          <table:table-cell table:number-columns-repeated="9"/>
        </table:table-row>
        <table:table-row table:style-name="ro1">
          <table:table-cell office:value-type="float" office:value="-44.26" calcext:value-type="float">
            <text:p>-44.26</text:p>
          </table:table-cell>
          <table:table-cell table:number-columns-repeated="9"/>
        </table:table-row>
        <table:table-row table:style-name="ro1">
          <table:table-cell office:value-type="float" office:value="-43.43" calcext:value-type="float">
            <text:p>-43.43</text:p>
          </table:table-cell>
          <table:table-cell table:number-columns-repeated="9"/>
        </table:table-row>
        <table:table-row table:style-name="ro1">
          <table:table-cell office:value-type="float" office:value="-42.9" calcext:value-type="float">
            <text:p>-42.9</text:p>
          </table:table-cell>
          <table:table-cell table:number-columns-repeated="9"/>
        </table:table-row>
        <table:table-row table:style-name="ro1">
          <table:table-cell office:value-type="float" office:value="-41.52" calcext:value-type="float">
            <text:p>-41.52</text:p>
          </table:table-cell>
          <table:table-cell table:number-columns-repeated="9"/>
        </table:table-row>
        <table:table-row table:style-name="ro1">
          <table:table-cell office:value-type="float" office:value="-40.5" calcext:value-type="float">
            <text:p>-40.5</text:p>
          </table:table-cell>
          <table:table-cell table:number-columns-repeated="9"/>
        </table:table-row>
        <table:table-row table:style-name="ro1">
          <table:table-cell office:value-type="float" office:value="-39.91" calcext:value-type="float">
            <text:p>-39.91</text:p>
          </table:table-cell>
          <table:table-cell table:number-columns-repeated="9"/>
        </table:table-row>
        <table:table-row table:style-name="ro1">
          <table:table-cell office:value-type="float" office:value="-39.22" calcext:value-type="float">
            <text:p>-39.22</text:p>
          </table:table-cell>
          <table:table-cell table:number-columns-repeated="9"/>
        </table:table-row>
        <table:table-row table:style-name="ro1">
          <table:table-cell office:value-type="float" office:value="-38.13" calcext:value-type="float">
            <text:p>-38.13</text:p>
          </table:table-cell>
          <table:table-cell table:number-columns-repeated="9"/>
        </table:table-row>
        <table:table-row table:style-name="ro1">
          <table:table-cell office:value-type="float" office:value="-37.68" calcext:value-type="float">
            <text:p>-37.68</text:p>
          </table:table-cell>
          <table:table-cell table:number-columns-repeated="9"/>
        </table:table-row>
        <table:table-row table:style-name="ro1">
          <table:table-cell office:value-type="float" office:value="-35.97" calcext:value-type="float">
            <text:p>-35.97</text:p>
          </table:table-cell>
          <table:table-cell table:number-columns-repeated="9"/>
        </table:table-row>
        <table:table-row table:style-name="ro1">
          <table:table-cell office:value-type="float" office:value="-35.31" calcext:value-type="float">
            <text:p>-35.31</text:p>
          </table:table-cell>
          <table:table-cell table:number-columns-repeated="9"/>
        </table:table-row>
        <table:table-row table:style-name="ro1">
          <table:table-cell office:value-type="float" office:value="-34.42" calcext:value-type="float">
            <text:p>-34.42</text:p>
          </table:table-cell>
          <table:table-cell table:number-columns-repeated="9"/>
        </table:table-row>
        <table:table-row table:style-name="ro1">
          <table:table-cell office:value-type="float" office:value="-33.83" calcext:value-type="float">
            <text:p>-33.83</text:p>
          </table:table-cell>
          <table:table-cell table:number-columns-repeated="9"/>
        </table:table-row>
        <table:table-row table:style-name="ro1">
          <table:table-cell office:value-type="float" office:value="-33.25" calcext:value-type="float">
            <text:p>-33.25</text:p>
          </table:table-cell>
          <table:table-cell table:number-columns-repeated="9"/>
        </table:table-row>
        <table:table-row table:style-name="ro1">
          <table:table-cell office:value-type="float" office:value="-33.07" calcext:value-type="float">
            <text:p>-33.07</text:p>
          </table:table-cell>
          <table:table-cell table:number-columns-repeated="9"/>
        </table:table-row>
        <table:table-row table:style-name="ro1">
          <table:table-cell office:value-type="float" office:value="-32.71" calcext:value-type="float">
            <text:p>-32.71</text:p>
          </table:table-cell>
          <table:table-cell table:number-columns-repeated="9"/>
        </table:table-row>
        <table:table-row table:style-name="ro1">
          <table:table-cell office:value-type="float" office:value="-32.58" calcext:value-type="float">
            <text:p>-32.58</text:p>
          </table:table-cell>
          <table:table-cell table:number-columns-repeated="9"/>
        </table:table-row>
        <table:table-row table:style-name="ro1">
          <table:table-cell office:value-type="float" office:value="-32.52" calcext:value-type="float">
            <text:p>-32.52</text:p>
          </table:table-cell>
          <table:table-cell table:number-columns-repeated="9"/>
        </table:table-row>
        <table:table-row table:style-name="ro1">
          <table:table-cell office:value-type="float" office:value="-32.72" calcext:value-type="float">
            <text:p>-32.72</text:p>
          </table:table-cell>
          <table:table-cell table:number-columns-repeated="9"/>
        </table:table-row>
        <table:table-row table:style-name="ro1">
          <table:table-cell office:value-type="float" office:value="-32.85" calcext:value-type="float">
            <text:p>-32.85</text:p>
          </table:table-cell>
          <table:table-cell table:number-columns-repeated="9"/>
        </table:table-row>
        <table:table-row table:style-name="ro1">
          <table:table-cell office:value-type="float" office:value="-32.66" calcext:value-type="float">
            <text:p>-32.66</text:p>
          </table:table-cell>
          <table:table-cell table:number-columns-repeated="9"/>
        </table:table-row>
        <table:table-row table:style-name="ro1">
          <table:table-cell office:value-type="float" office:value="-33.02" calcext:value-type="float">
            <text:p>-33.02</text:p>
          </table:table-cell>
          <table:table-cell table:number-columns-repeated="9"/>
        </table:table-row>
        <table:table-row table:style-name="ro1">
          <table:table-cell office:value-type="float" office:value="-32.71" calcext:value-type="float">
            <text:p>-32.71</text:p>
          </table:table-cell>
          <table:table-cell table:number-columns-repeated="9"/>
        </table:table-row>
        <table:table-row table:style-name="ro1">
          <table:table-cell office:value-type="float" office:value="-32.82" calcext:value-type="float">
            <text:p>-32.82</text:p>
          </table:table-cell>
          <table:table-cell table:number-columns-repeated="9"/>
        </table:table-row>
        <table:table-row table:style-name="ro1">
          <table:table-cell office:value-type="float" office:value="-32.89" calcext:value-type="float">
            <text:p>-32.89</text:p>
          </table:table-cell>
          <table:table-cell table:number-columns-repeated="9"/>
        </table:table-row>
        <table:table-row table:style-name="ro1">
          <table:table-cell office:value-type="float" office:value="-32.84" calcext:value-type="float">
            <text:p>-32.84</text:p>
          </table:table-cell>
          <table:table-cell table:number-columns-repeated="9"/>
        </table:table-row>
        <table:table-row table:style-name="ro1">
          <table:table-cell office:value-type="float" office:value="-32.75" calcext:value-type="float">
            <text:p>-32.75</text:p>
          </table:table-cell>
          <table:table-cell table:number-columns-repeated="9"/>
        </table:table-row>
        <table:table-row table:style-name="ro1">
          <table:table-cell office:value-type="float" office:value="-32.92" calcext:value-type="float">
            <text:p>-32.92</text:p>
          </table:table-cell>
          <table:table-cell table:number-columns-repeated="9"/>
        </table:table-row>
        <table:table-row table:style-name="ro1">
          <table:table-cell office:value-type="float" office:value="-32.81" calcext:value-type="float">
            <text:p>-32.81</text:p>
          </table:table-cell>
          <table:table-cell table:number-columns-repeated="9"/>
        </table:table-row>
        <table:table-row table:style-name="ro1">
          <table:table-cell office:value-type="float" office:value="-32.82" calcext:value-type="float">
            <text:p>-32.82</text:p>
          </table:table-cell>
          <table:table-cell table:number-columns-repeated="9"/>
        </table:table-row>
        <table:table-row table:style-name="ro1">
          <table:table-cell office:value-type="float" office:value="-32.81" calcext:value-type="float">
            <text:p>-32.81</text:p>
          </table:table-cell>
          <table:table-cell table:number-columns-repeated="9"/>
        </table:table-row>
        <table:table-row table:style-name="ro1">
          <table:table-cell office:value-type="float" office:value="-32.69" calcext:value-type="float">
            <text:p>-32.69</text:p>
          </table:table-cell>
          <table:table-cell table:number-columns-repeated="9"/>
        </table:table-row>
        <table:table-row table:style-name="ro1">
          <table:table-cell office:value-type="float" office:value="-32.73" calcext:value-type="float">
            <text:p>-32.73</text:p>
          </table:table-cell>
          <table:table-cell table:number-columns-repeated="9"/>
        </table:table-row>
        <table:table-row table:style-name="ro1">
          <table:table-cell office:value-type="float" office:value="-32.4" calcext:value-type="float">
            <text:p>-32.4</text:p>
          </table:table-cell>
          <table:table-cell table:number-columns-repeated="9"/>
        </table:table-row>
        <table:table-row table:style-name="ro1">
          <table:table-cell office:value-type="float" office:value="-31.58" calcext:value-type="float">
            <text:p>-31.58</text:p>
          </table:table-cell>
          <table:table-cell table:number-columns-repeated="9"/>
        </table:table-row>
        <table:table-row table:style-name="ro1">
          <table:table-cell office:value-type="float" office:value="-30.76" calcext:value-type="float">
            <text:p>-30.76</text:p>
          </table:table-cell>
          <table:table-cell table:number-columns-repeated="9"/>
        </table:table-row>
        <table:table-row table:style-name="ro1">
          <table:table-cell office:value-type="float" office:value="-29.42" calcext:value-type="float">
            <text:p>-29.42</text:p>
          </table:table-cell>
          <table:table-cell table:number-columns-repeated="9"/>
        </table:table-row>
        <table:table-row table:style-name="ro1">
          <table:table-cell office:value-type="float" office:value="-28.45" calcext:value-type="float">
            <text:p>-28.45</text:p>
          </table:table-cell>
          <table:table-cell table:number-columns-repeated="9"/>
        </table:table-row>
        <table:table-row table:style-name="ro1">
          <table:table-cell office:value-type="float" office:value="-27.15" calcext:value-type="float">
            <text:p>-27.15</text:p>
          </table:table-cell>
          <table:table-cell table:number-columns-repeated="9"/>
        </table:table-row>
        <table:table-row table:style-name="ro1">
          <table:table-cell office:value-type="float" office:value="-25.77" calcext:value-type="float">
            <text:p>-25.77</text:p>
          </table:table-cell>
          <table:table-cell table:number-columns-repeated="9"/>
        </table:table-row>
        <table:table-row table:style-name="ro1">
          <table:table-cell office:value-type="float" office:value="-23.98" calcext:value-type="float">
            <text:p>-23.98</text:p>
          </table:table-cell>
          <table:table-cell table:number-columns-repeated="9"/>
        </table:table-row>
        <table:table-row table:style-name="ro1">
          <table:table-cell office:value-type="float" office:value="-22.73" calcext:value-type="float">
            <text:p>-22.73</text:p>
          </table:table-cell>
          <table:table-cell table:number-columns-repeated="9"/>
        </table:table-row>
        <table:table-row table:style-name="ro1">
          <table:table-cell office:value-type="float" office:value="-21.71" calcext:value-type="float">
            <text:p>-21.71</text:p>
          </table:table-cell>
          <table:table-cell table:number-columns-repeated="9"/>
        </table:table-row>
        <table:table-row table:style-name="ro1">
          <table:table-cell office:value-type="float" office:value="-19.83" calcext:value-type="float">
            <text:p>-19.83</text:p>
          </table:table-cell>
          <table:table-cell table:number-columns-repeated="9"/>
        </table:table-row>
        <table:table-row table:style-name="ro1">
          <table:table-cell office:value-type="float" office:value="-18.87" calcext:value-type="float">
            <text:p>-18.87</text:p>
          </table:table-cell>
          <table:table-cell table:number-columns-repeated="9"/>
        </table:table-row>
        <table:table-row table:style-name="ro1">
          <table:table-cell office:value-type="float" office:value="-17.8" calcext:value-type="float">
            <text:p>-17.8</text:p>
          </table:table-cell>
          <table:table-cell table:number-columns-repeated="9"/>
        </table:table-row>
        <table:table-row table:style-name="ro1">
          <table:table-cell office:value-type="float" office:value="-15.82" calcext:value-type="float">
            <text:p>-15.82</text:p>
          </table:table-cell>
          <table:table-cell table:number-columns-repeated="9"/>
        </table:table-row>
        <table:table-row table:style-name="ro1">
          <table:table-cell office:value-type="float" office:value="-14.22" calcext:value-type="float">
            <text:p>-14.22</text:p>
          </table:table-cell>
          <table:table-cell table:number-columns-repeated="9"/>
        </table:table-row>
        <table:table-row table:style-name="ro1">
          <table:table-cell office:value-type="float" office:value="-12.46" calcext:value-type="float">
            <text:p>-12.46</text:p>
          </table:table-cell>
          <table:table-cell table:number-columns-repeated="9"/>
        </table:table-row>
        <table:table-row table:style-name="ro1">
          <table:table-cell office:value-type="float" office:value="-11.81" calcext:value-type="float">
            <text:p>-11.81</text:p>
          </table:table-cell>
          <table:table-cell table:number-columns-repeated="9"/>
        </table:table-row>
        <table:table-row table:style-name="ro1">
          <table:table-cell office:value-type="float" office:value="-10.84" calcext:value-type="float">
            <text:p>-10.84</text:p>
          </table:table-cell>
          <table:table-cell table:number-columns-repeated="9"/>
        </table:table-row>
        <table:table-row table:style-name="ro1">
          <table:table-cell office:value-type="float" office:value="-9.6" calcext:value-type="float">
            <text:p>-9.6</text:p>
          </table:table-cell>
          <table:table-cell table:number-columns-repeated="9"/>
        </table:table-row>
        <table:table-row table:style-name="ro1"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-5.08" calcext:value-type="float">
            <text:p>-5.08</text:p>
          </table:table-cell>
          <table:table-cell table:number-columns-repeated="9"/>
        </table:table-row>
        <table:table-row table:style-name="ro1">
          <table:table-cell office:value-type="float" office:value="-3.32" calcext:value-type="float">
            <text:p>-3.32</text:p>
          </table:table-cell>
          <table:table-cell table:number-columns-repeated="9"/>
        </table:table-row>
        <table:table-row table:style-name="ro1">
          <table:table-cell office:value-type="float" office:value="-0.55" calcext:value-type="float">
            <text:p>-0.55</text:p>
          </table:table-cell>
          <table:table-cell table:number-columns-repeated="9"/>
        </table:table-row>
        <table:table-row table:style-name="ro1">
          <table:table-cell office:value-type="float" office:value="1.21" calcext:value-type="float">
            <text:p>1.21</text:p>
          </table:table-cell>
          <table:table-cell table:number-columns-repeated="9"/>
        </table:table-row>
        <table:table-row table:style-name="ro1">
          <table:table-cell office:value-type="float" office:value="2.97" calcext:value-type="float">
            <text:p>2.97</text:p>
          </table:table-cell>
          <table:table-cell table:number-columns-repeated="9"/>
        </table:table-row>
        <table:table-row table:style-name="ro1">
          <table:table-cell office:value-type="float" office:value="5.46" calcext:value-type="float">
            <text:p>5.46</text:p>
          </table:table-cell>
          <table:table-cell table:number-columns-repeated="9"/>
        </table:table-row>
        <table:table-row table:style-name="ro1">
          <table:table-cell office:value-type="float" office:value="7.06" calcext:value-type="float">
            <text:p>7.06</text:p>
          </table:table-cell>
          <table:table-cell table:number-columns-repeated="9"/>
        </table:table-row>
        <table:table-row table:style-name="ro1">
          <table:table-cell office:value-type="float" office:value="9.84" calcext:value-type="float">
            <text:p>9.84</text:p>
          </table:table-cell>
          <table:table-cell table:number-columns-repeated="9"/>
        </table:table-row>
        <table:table-row table:style-name="ro1">
          <table:table-cell office:value-type="float" office:value="11.58" calcext:value-type="float">
            <text:p>11.58</text:p>
          </table:table-cell>
          <table:table-cell table:number-columns-repeated="9"/>
        </table:table-row>
        <table:table-row table:style-name="ro1">
          <table:table-cell office:value-type="float" office:value="13.8" calcext:value-type="float">
            <text:p>13.8</text:p>
          </table:table-cell>
          <table:table-cell table:number-columns-repeated="9"/>
        </table:table-row>
        <table:table-row table:style-name="ro1">
          <table:table-cell office:value-type="float" office:value="16.29" calcext:value-type="float">
            <text:p>16.29</text:p>
          </table:table-cell>
          <table:table-cell table:number-columns-repeated="9"/>
        </table:table-row>
        <table:table-row table:style-name="ro1">
          <table:table-cell office:value-type="float" office:value="17.73" calcext:value-type="float">
            <text:p>17.73</text:p>
          </table:table-cell>
          <table:table-cell table:number-columns-repeated="9"/>
        </table:table-row>
        <table:table-row table:style-name="ro1">
          <table:table-cell office:value-type="float" office:value="18.78" calcext:value-type="float">
            <text:p>18.78</text:p>
          </table:table-cell>
          <table:table-cell table:number-columns-repeated="9"/>
        </table:table-row>
        <table:table-row table:style-name="ro1">
          <table:table-cell office:value-type="float" office:value="19.89" calcext:value-type="float">
            <text:p>19.89</text:p>
          </table:table-cell>
          <table:table-cell table:number-columns-repeated="9"/>
        </table:table-row>
        <table:table-row table:style-name="ro1">
          <table:table-cell office:value-type="float" office:value="20.19" calcext:value-type="float">
            <text:p>20.19</text:p>
          </table:table-cell>
          <table:table-cell table:number-columns-repeated="9"/>
        </table:table-row>
        <table:table-row table:style-name="ro1">
          <table:table-cell office:value-type="float" office:value="20.32" calcext:value-type="float">
            <text:p>20.32</text:p>
          </table:table-cell>
          <table:table-cell table:number-columns-repeated="9"/>
        </table:table-row>
        <table:table-row table:style-name="ro1">
          <table:table-cell office:value-type="float" office:value="20.84" calcext:value-type="float">
            <text:p>20.84</text:p>
          </table:table-cell>
          <table:table-cell table:number-columns-repeated="9"/>
        </table:table-row>
        <table:table-row table:style-name="ro1">
          <table:table-cell office:value-type="float" office:value="21.21" calcext:value-type="float">
            <text:p>21.21</text:p>
          </table:table-cell>
          <table:table-cell table:number-columns-repeated="9"/>
        </table:table-row>
        <table:table-row table:style-name="ro1">
          <table:table-cell office:value-type="float" office:value="21.55" calcext:value-type="float">
            <text:p>21.55</text:p>
          </table:table-cell>
          <table:table-cell table:number-columns-repeated="9"/>
        </table:table-row>
        <table:table-row table:style-name="ro1">
          <table:table-cell office:value-type="float" office:value="21.46" calcext:value-type="float">
            <text:p>21.46</text:p>
          </table:table-cell>
          <table:table-cell table:number-columns-repeated="9"/>
        </table:table-row>
        <table:table-row table:style-name="ro1">
          <table:table-cell office:value-type="float" office:value="21.83" calcext:value-type="float">
            <text:p>21.83</text:p>
          </table:table-cell>
          <table:table-cell table:number-columns-repeated="9"/>
        </table:table-row>
        <table:table-row table:style-name="ro1">
          <table:table-cell office:value-type="float" office:value="22.27" calcext:value-type="float">
            <text:p>22.27</text:p>
          </table:table-cell>
          <table:table-cell table:number-columns-repeated="9"/>
        </table:table-row>
        <table:table-row table:style-name="ro1">
          <table:table-cell office:value-type="float" office:value="22.12" calcext:value-type="float">
            <text:p>22.12</text:p>
          </table:table-cell>
          <table:table-cell table:number-columns-repeated="9"/>
        </table:table-row>
        <table:table-row table:style-name="ro1">
          <table:table-cell office:value-type="float" office:value="23.17" calcext:value-type="float">
            <text:p>23.17</text:p>
          </table:table-cell>
          <table:table-cell table:number-columns-repeated="9"/>
        </table:table-row>
        <table:table-row table:style-name="ro1">
          <table:table-cell office:value-type="float" office:value="23.14" calcext:value-type="float">
            <text:p>23.14</text:p>
          </table:table-cell>
          <table:table-cell table:number-columns-repeated="9"/>
        </table:table-row>
        <table:table-row table:style-name="ro1">
          <table:table-cell office:value-type="float" office:value="23.07" calcext:value-type="float">
            <text:p>23.07</text:p>
          </table:table-cell>
          <table:table-cell table:number-columns-repeated="9"/>
        </table:table-row>
        <table:table-row table:style-name="ro1">
          <table:table-cell office:value-type="float" office:value="23.83" calcext:value-type="float">
            <text:p>23.83</text:p>
          </table:table-cell>
          <table:table-cell table:number-columns-repeated="9"/>
        </table:table-row>
        <table:table-row table:style-name="ro1">
          <table:table-cell office:value-type="float" office:value="23.61" calcext:value-type="float">
            <text:p>23.61</text:p>
          </table:table-cell>
          <table:table-cell table:number-columns-repeated="9"/>
        </table:table-row>
        <table:table-row table:style-name="ro1">
          <table:table-cell office:value-type="float" office:value="23.46" calcext:value-type="float">
            <text:p>23.46</text:p>
          </table:table-cell>
          <table:table-cell table:number-columns-repeated="9"/>
        </table:table-row>
        <table:table-row table:style-name="ro1">
          <table:table-cell office:value-type="float" office:value="22.47" calcext:value-type="float">
            <text:p>22.47</text:p>
          </table:table-cell>
          <table:table-cell table:number-columns-repeated="9"/>
        </table:table-row>
        <table:table-row table:style-name="ro1">
          <table:table-cell office:value-type="float" office:value="21.95" calcext:value-type="float">
            <text:p>21.95</text:p>
          </table:table-cell>
          <table:table-cell table:number-columns-repeated="9"/>
        </table:table-row>
        <table:table-row table:style-name="ro1">
          <table:table-cell office:value-type="float" office:value="20.84" calcext:value-type="float">
            <text:p>20.84</text:p>
          </table:table-cell>
          <table:table-cell table:number-columns-repeated="9"/>
        </table:table-row>
        <table:table-row table:style-name="ro1">
          <table:table-cell office:value-type="float" office:value="20.41" calcext:value-type="float">
            <text:p>20.41</text:p>
          </table:table-cell>
          <table:table-cell table:number-columns-repeated="9"/>
        </table:table-row>
        <table:table-row table:style-name="ro1">
          <table:table-cell office:value-type="float" office:value="21.44" calcext:value-type="float">
            <text:p>21.44</text:p>
          </table:table-cell>
          <table:table-cell table:number-columns-repeated="9"/>
        </table:table-row>
        <table:table-row table:style-name="ro1">
          <table:table-cell office:value-type="float" office:value="20.78" calcext:value-type="float">
            <text:p>20.78</text:p>
          </table:table-cell>
          <table:table-cell table:number-columns-repeated="9"/>
        </table:table-row>
        <table:table-row table:style-name="ro1">
          <table:table-cell office:value-type="float" office:value="21.59" calcext:value-type="float">
            <text:p>21.59</text:p>
          </table:table-cell>
          <table:table-cell table:number-columns-repeated="9"/>
        </table:table-row>
        <table:table-row table:style-name="ro1">
          <table:table-cell office:value-type="float" office:value="22.34" calcext:value-type="float">
            <text:p>22.34</text:p>
          </table:table-cell>
          <table:table-cell table:number-columns-repeated="9"/>
        </table:table-row>
        <table:table-row table:style-name="ro1">
          <table:table-cell office:value-type="float" office:value="23.39" calcext:value-type="float">
            <text:p>23.39</text:p>
          </table:table-cell>
          <table:table-cell table:number-columns-repeated="9"/>
        </table:table-row>
        <table:table-row table:style-name="ro1">
          <table:table-cell office:value-type="float" office:value="24.08" calcext:value-type="float">
            <text:p>24.0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5.75" calcext:value-type="float">
            <text:p>25.75</text:p>
          </table:table-cell>
          <table:table-cell table:number-columns-repeated="9"/>
        </table:table-row>
        <table:table-row table:style-name="ro1">
          <table:table-cell office:value-type="float" office:value="26.35" calcext:value-type="float">
            <text:p>26.35</text:p>
          </table:table-cell>
          <table:table-cell table:number-columns-repeated="9"/>
        </table:table-row>
        <table:table-row table:style-name="ro1">
          <table:table-cell office:value-type="float" office:value="26.83" calcext:value-type="float">
            <text:p>26.83</text:p>
          </table:table-cell>
          <table:table-cell table:number-columns-repeated="9"/>
        </table:table-row>
        <table:table-row table:style-name="ro1">
          <table:table-cell office:value-type="float" office:value="27.56" calcext:value-type="float">
            <text:p>27.56</text:p>
          </table:table-cell>
          <table:table-cell table:number-columns-repeated="9"/>
        </table:table-row>
        <table:table-row table:style-name="ro1">
          <table:table-cell office:value-type="float" office:value="28.33" calcext:value-type="float">
            <text:p>28.33</text:p>
          </table:table-cell>
          <table:table-cell table:number-columns-repeated="9"/>
        </table:table-row>
        <table:table-row table:style-name="ro1">
          <table:table-cell office:value-type="float" office:value="28.81" calcext:value-type="float">
            <text:p>28.81</text:p>
          </table:table-cell>
          <table:table-cell table:number-columns-repeated="9"/>
        </table:table-row>
        <table:table-row table:style-name="ro1">
          <table:table-cell office:value-type="float" office:value="29.56" calcext:value-type="float">
            <text:p>29.56</text:p>
          </table:table-cell>
          <table:table-cell table:number-columns-repeated="9"/>
        </table:table-row>
        <table:table-row table:style-name="ro1">
          <table:table-cell office:value-type="float" office:value="29.65" calcext:value-type="float">
            <text:p>29.65</text:p>
          </table:table-cell>
          <table:table-cell table:number-columns-repeated="9"/>
        </table:table-row>
        <table:table-row table:style-name="ro1">
          <table:table-cell office:value-type="float" office:value="30.03" calcext:value-type="float">
            <text:p>30.03</text:p>
          </table:table-cell>
          <table:table-cell table:number-columns-repeated="9"/>
        </table:table-row>
        <table:table-row table:style-name="ro1">
          <table:table-cell office:value-type="float" office:value="30.41" calcext:value-type="float">
            <text:p>30.41</text:p>
          </table:table-cell>
          <table:table-cell table:number-columns-repeated="9"/>
        </table:table-row>
        <table:table-row table:style-name="ro1">
          <table:table-cell office:value-type="float" office:value="30.36" calcext:value-type="float">
            <text:p>30.36</text:p>
          </table:table-cell>
          <table:table-cell table:number-columns-repeated="9"/>
        </table:table-row>
        <table:table-row table:style-name="ro1">
          <table:table-cell office:value-type="float" office:value="30.68" calcext:value-type="float">
            <text:p>30.68</text:p>
          </table:table-cell>
          <table:table-cell table:number-columns-repeated="9"/>
        </table:table-row>
        <table:table-row table:style-name="ro1">
          <table:table-cell office:value-type="float" office:value="31.23" calcext:value-type="float">
            <text:p>31.23</text:p>
          </table:table-cell>
          <table:table-cell table:number-columns-repeated="9"/>
        </table:table-row>
        <table:table-row table:style-name="ro1">
          <table:table-cell office:value-type="float" office:value="31.39" calcext:value-type="float">
            <text:p>31.39</text:p>
          </table:table-cell>
          <table:table-cell table:number-columns-repeated="9"/>
        </table:table-row>
        <table:table-row table:style-name="ro1">
          <table:table-cell office:value-type="float" office:value="31.51" calcext:value-type="float">
            <text:p>31.51</text:p>
          </table:table-cell>
          <table:table-cell table:number-columns-repeated="9"/>
        </table:table-row>
        <table:table-row table:style-name="ro1">
          <table:table-cell office:value-type="float" office:value="31.41" calcext:value-type="float">
            <text:p>31.41</text:p>
          </table:table-cell>
          <table:table-cell table:number-columns-repeated="9"/>
        </table:table-row>
        <table:table-row table:style-name="ro1">
          <table:table-cell office:value-type="float" office:value="31.71" calcext:value-type="float">
            <text:p>31.71</text:p>
          </table:table-cell>
          <table:table-cell table:number-columns-repeated="9"/>
        </table:table-row>
        <table:table-row table:style-name="ro1">
          <table:table-cell office:value-type="float" office:value="31.49" calcext:value-type="float">
            <text:p>31.49</text:p>
          </table:table-cell>
          <table:table-cell table:number-columns-repeated="9"/>
        </table:table-row>
        <table:table-row table:style-name="ro1">
          <table:table-cell office:value-type="float" office:value="31.04" calcext:value-type="float">
            <text:p>31.04</text:p>
          </table:table-cell>
          <table:table-cell table:number-columns-repeated="9"/>
        </table:table-row>
        <table:table-row table:style-name="ro1">
          <table:table-cell office:value-type="float" office:value="30.65" calcext:value-type="float">
            <text:p>30.65</text:p>
          </table:table-cell>
          <table:table-cell table:number-columns-repeated="9"/>
        </table:table-row>
        <table:table-row table:style-name="ro1">
          <table:table-cell office:value-type="float" office:value="30.22" calcext:value-type="float">
            <text:p>30.22</text:p>
          </table:table-cell>
          <table:table-cell table:number-columns-repeated="9"/>
        </table:table-row>
        <table:table-row table:style-name="ro1">
          <table:table-cell office:value-type="float" office:value="30.47" calcext:value-type="float">
            <text:p>30.47</text:p>
          </table:table-cell>
          <table:table-cell table:number-columns-repeated="9"/>
        </table:table-row>
        <table:table-row table:style-name="ro1">
          <table:table-cell office:value-type="float" office:value="30.74" calcext:value-type="float">
            <text:p>30.74</text:p>
          </table:table-cell>
          <table:table-cell table:number-columns-repeated="9"/>
        </table:table-row>
        <table:table-row table:style-name="ro1">
          <table:table-cell office:value-type="float" office:value="30.95" calcext:value-type="float">
            <text:p>30.95</text:p>
          </table:table-cell>
          <table:table-cell table:number-columns-repeated="9"/>
        </table:table-row>
        <table:table-row table:style-name="ro1">
          <table:table-cell office:value-type="float" office:value="31.27" calcext:value-type="float">
            <text:p>31.27</text:p>
          </table:table-cell>
          <table:table-cell table:number-columns-repeated="9"/>
        </table:table-row>
        <table:table-row table:style-name="ro1">
          <table:table-cell office:value-type="float" office:value="31.91" calcext:value-type="float">
            <text:p>31.91</text:p>
          </table:table-cell>
          <table:table-cell table:number-columns-repeated="9"/>
        </table:table-row>
        <table:table-row table:style-name="ro1">
          <table:table-cell office:value-type="float" office:value="32.94" calcext:value-type="float">
            <text:p>32.94</text:p>
          </table:table-cell>
          <table:table-cell table:number-columns-repeated="9"/>
        </table:table-row>
        <table:table-row table:style-name="ro1">
          <table:table-cell office:value-type="float" office:value="33.47" calcext:value-type="float">
            <text:p>33.47</text:p>
          </table:table-cell>
          <table:table-cell table:number-columns-repeated="9"/>
        </table:table-row>
        <table:table-row table:style-name="ro1">
          <table:table-cell office:value-type="float" office:value="33.85" calcext:value-type="float">
            <text:p>33.85</text:p>
          </table:table-cell>
          <table:table-cell table:number-columns-repeated="9"/>
        </table:table-row>
        <table:table-row table:style-name="ro1">
          <table:table-cell office:value-type="float" office:value="33.68" calcext:value-type="float">
            <text:p>33.68</text:p>
          </table:table-cell>
          <table:table-cell table:number-columns-repeated="9"/>
        </table:table-row>
        <table:table-row table:style-name="ro1">
          <table:table-cell office:value-type="float" office:value="33.82" calcext:value-type="float">
            <text:p>33.8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2.22" calcext:value-type="float">
            <text:p>32.22</text:p>
          </table:table-cell>
          <table:table-cell table:number-columns-repeated="9"/>
        </table:table-row>
        <table:table-row table:style-name="ro1">
          <table:table-cell office:value-type="float" office:value="33.03" calcext:value-type="float">
            <text:p>33.03</text:p>
          </table:table-cell>
          <table:table-cell table:number-columns-repeated="9"/>
        </table:table-row>
        <table:table-row table:style-name="ro1">
          <table:table-cell office:value-type="float" office:value="32.86" calcext:value-type="float">
            <text:p>32.86</text:p>
          </table:table-cell>
          <table:table-cell table:number-columns-repeated="9"/>
        </table:table-row>
        <table:table-row table:style-name="ro1">
          <table:table-cell office:value-type="float" office:value="32.83" calcext:value-type="float">
            <text:p>32.83</text:p>
          </table:table-cell>
          <table:table-cell table:number-columns-repeated="9"/>
        </table:table-row>
        <table:table-row table:style-name="ro1">
          <table:table-cell office:value-type="float" office:value="32.82" calcext:value-type="float">
            <text:p>32.82</text:p>
          </table:table-cell>
          <table:table-cell table:number-columns-repeated="9"/>
        </table:table-row>
        <table:table-row table:style-name="ro1">
          <table:table-cell office:value-type="float" office:value="33.18" calcext:value-type="float">
            <text:p>33.18</text:p>
          </table:table-cell>
          <table:table-cell table:number-columns-repeated="9"/>
        </table:table-row>
        <table:table-row table:style-name="ro1">
          <table:table-cell office:value-type="float" office:value="33.68" calcext:value-type="float">
            <text:p>33.68</text:p>
          </table:table-cell>
          <table:table-cell table:number-columns-repeated="9"/>
        </table:table-row>
        <table:table-row table:style-name="ro1">
          <table:table-cell office:value-type="float" office:value="33.7" calcext:value-type="float">
            <text:p>33.7</text:p>
          </table:table-cell>
          <table:table-cell table:number-columns-repeated="9"/>
        </table:table-row>
        <table:table-row table:style-name="ro1">
          <table:table-cell office:value-type="float" office:value="33.98" calcext:value-type="float">
            <text:p>33.98</text:p>
          </table:table-cell>
          <table:table-cell table:number-columns-repeated="9"/>
        </table:table-row>
        <table:table-row table:style-name="ro1">
          <table:table-cell office:value-type="float" office:value="33.42" calcext:value-type="float">
            <text:p>33.42</text:p>
          </table:table-cell>
          <table:table-cell table:number-columns-repeated="9"/>
        </table:table-row>
        <table:table-row table:style-name="ro1">
          <table:table-cell office:value-type="float" office:value="32.59" calcext:value-type="float">
            <text:p>32.59</text:p>
          </table:table-cell>
          <table:table-cell table:number-columns-repeated="9"/>
        </table:table-row>
        <table:table-row table:style-name="ro1">
          <table:table-cell office:value-type="float" office:value="32.72" calcext:value-type="float">
            <text:p>32.72</text:p>
          </table:table-cell>
          <table:table-cell table:number-columns-repeated="9"/>
        </table:table-row>
        <table:table-row table:style-name="ro1">
          <table:table-cell office:value-type="float" office:value="31.66" calcext:value-type="float">
            <text:p>31.66</text:p>
          </table:table-cell>
          <table:table-cell table:number-columns-repeated="9"/>
        </table:table-row>
        <table:table-row table:style-name="ro1">
          <table:table-cell office:value-type="float" office:value="30.06" calcext:value-type="float">
            <text:p>30.06</text:p>
          </table:table-cell>
          <table:table-cell table:number-columns-repeated="9"/>
        </table:table-row>
        <table:table-row table:style-name="ro1">
          <table:table-cell office:value-type="float" office:value="29.98" calcext:value-type="float">
            <text:p>29.98</text:p>
          </table:table-cell>
          <table:table-cell table:number-columns-repeated="9"/>
        </table:table-row>
        <table:table-row table:style-name="ro1">
          <table:table-cell office:value-type="float" office:value="29.89" calcext:value-type="float">
            <text:p>29.89</text:p>
          </table:table-cell>
          <table:table-cell table:number-columns-repeated="9"/>
        </table:table-row>
        <table:table-row table:style-name="ro1">
          <table:table-cell office:value-type="float" office:value="30.01" calcext:value-type="float">
            <text:p>30.01</text:p>
          </table:table-cell>
          <table:table-cell table:number-columns-repeated="9"/>
        </table:table-row>
        <table:table-row table:style-name="ro1">
          <table:table-cell office:value-type="float" office:value="30.48" calcext:value-type="float">
            <text:p>30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820 -124 19.03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852 -124 19.03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741 -124 19.03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675 -124 19.03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532 -124 19.033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437 -124 19.03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607 -124 19.03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613 -124 19.03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726 -124 19.034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714 -124 19.03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695 -124 19.032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706 -124 19.03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911 -124 19.032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877 -124 19.03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896 -124 19.033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884 -124 19.03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825 -124 19.03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847 -124 19.03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775 -124 19.036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296 -124 19.03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516 -124 19.0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91 -124 19.03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41 -124 19.03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59 -124 19.03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66 -124 19.03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78 -124 19.03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976 -124 19.0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23 -124 19.03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23 -124 19.034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85 -124 19.03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27 -124 19.02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96 -124 19.02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20 -124 19.03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514 -124 19.03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520 -124 19.03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62 -124 19.03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54 -124 19.03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49 -124 19.03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973 -124 19.034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957 -124 19.0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35 -124 19.03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30 -124 19.03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84 -124 19.03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148 -124 19.034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144 -124 19.036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99 -124 19.038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114 -124 19.04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141 -124 19.04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170 -124 19.04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192 -124 19.04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159 -124 19.04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87 -124 19.05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9019 -124 19.05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97 -124 19.05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42 -124 19.05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9 -124 19.05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9 -124 19.05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2 -124 19.05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37 -124 19.05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86 -124 19.055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80 -124 19.05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74 -124 19.05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71 -124 19.056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75 -124 19.05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70 -124 19.05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56 -124 19.05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35 -124 19.057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29 -124 19.057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26 -124 19.05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08 -124 19.05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00 -124 19.057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02 -124 19.057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83 -124 19.05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86 -124 19.05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92 -124 19.057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95 -124 19.05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95 -124 19.057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04 -124 19.05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11 -124 19.05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23 -124 19.05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10 -124 19.057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02 -124 19.05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11 -124 19.05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14 -124 19.05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32 -124 19.057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67 -124 19.05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74 -124 19.05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89 -124 19.057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98 -124 19.05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2 -124 19.057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4 -124 19.057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8 -124 19.05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0 -124 19.057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9 -124 19.05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8 -124 19.05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6 -124 19.05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9 -124 19.05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9 -124 19.057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5 -124 19.05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5 -124 19.05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19 -124 19.05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0 -124 19.056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5 -124 19.05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8 -124 19.05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35 -124 19.05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38 -124 19.05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45 -124 19.05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46 -124 19.05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2 -124 19.056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5 -124 19.056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1 -124 19.05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3 -124 19.05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2 -124 19.056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6 -124 19.055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7 -124 19.055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3 -124 19.05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41 -124 19.055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36 -124 19.055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33 -124 19.05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8 -124 19.055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2 -124 19.05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6 -124 19.057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78 -124 19.057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80 -124 19.05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72 -124 19.05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46 -124 19.057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36 -124 19.05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8 -124 19.05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92 -124 19.057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87 -124 19.05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73 -124 19.05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71 -124 19.05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74 -124 19.05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71 -124 19.05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5 -124 19.057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9 -124 19.057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39 -124 19.05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37 -124 19.05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35 -124 19.05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9 -124 19.058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6 -124 19.05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8 -124 19.05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7 -124 19.05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0 -124 19.0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71 -124 19.05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71 -124 19.05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4 -124 19.05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64 -124 19.05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7 -124 19.05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55 -124 19.05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825 -124 19.05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771 -124 19.05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83 -124 19.05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603 -124 19.05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557 -124 19.05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567 -124 19.058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563 -124 19.05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498 -124 19.045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492 -124 19.037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423 -124 19.029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386 -124 19.02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374 -124 19.020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355 -124 19.01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8221 -124 19.01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7734 -124 19.01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6904 -124 19.013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5249 -124 19.01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4113 -124 19.010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2942 -124 19.00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2050 -124 18.994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1263 -124 18.98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0617 -124 18.96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10176 -124 18.954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9911 -124 18.93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9820 -124 18.915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9669 -124 18.904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9306 -124 18.89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8814 -124 18.89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8044 -124 18.899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7058 -124 18.91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5866 -124 18.92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4577 -124 18.93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3336 -124 18.9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1628 -124 18.978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9.00484 -124 18.99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99335 -124 19.00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98160 -124 19.02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96926 -124 19.04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95689 -124 19.06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94454 -124 19.08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93250 -124 19.10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91481 -124 19.12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90333 -124 19.14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89177 -124 19.16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88036 -124 19.18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86885 -124 19.19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85711 -124 19.21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84543 -124 19.23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83359 -124 19.25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82119 -124 19.268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80181 -124 19.28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8912 -124 19.300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7728 -124 19.3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6612 -124 19.31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5591 -124 19.324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834 -124 19.32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422 -124 19.33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69 -124 19.33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78 -124 19.33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75 -124 19.33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67 -124 19.33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65 -124 19.33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69 -124 19.33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64 -124 19.33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67 -124 19.33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57 -124 19.33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56 -124 19.33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51 -124 19.33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52 -124 19.33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320 -124 19.33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4192 -124 19.330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3820 -124 19.33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3126 -124 19.334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2235 -124 19.33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71044 -124 19.34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69600 -124 19.349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67154 -124 19.36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65388 -124 19.36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63609 -124 19.37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61827 -124 19.382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60050 -124 19.39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58291 -124 19.397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56636 -124 19.404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55019 -124 19.410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52613 -124 19.42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50997 -124 19.427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49366 -124 19.43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47714 -124 19.44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46103 -124 19.44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44459 -124 19.45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42728 -124 19.463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40929 -124 19.47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9106 -124 19.488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6491 -124 19.51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4901 -124 19.53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3467 -124 19.55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2115 -124 19.57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0871 -124 19.60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9821 -124 19.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905 -124 19.65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203 -124 19.68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488 -124 19.73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292 -124 19.768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220 -124 19.80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258 -124 19.83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321 -124 19.869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410 -124 19.90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476 -124 19.935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541 -124 19.96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621 -124 20.01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644 -124 20.04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687 -124 20.08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725 -124 20.11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717 -124 20.14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605 -124 20.180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501 -124 20.21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457 -124 20.24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489 -124 20.28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534 -124 20.33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562 -124 20.36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592 -124 20.39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623 -124 20.43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657 -124 20.46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699 -124 20.49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745 -124 20.52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788 -124 20.56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844 -124 20.60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884 -124 20.64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931 -124 20.67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975 -124 20.70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009 -124 20.73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042 -124 20.76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085 -124 20.80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136 -124 20.83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315 -124 20.880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572 -124 20.91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906 -124 20.94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9338 -124 20.98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9856 -124 21.01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0367 -124 21.04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0867 -124 21.07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1390 -124 21.11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1908 -124 21.14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2667 -124 21.19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3114 -124 21.22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3507 -124 21.254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3850 -124 21.28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4139 -124 21.31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4340 -124 21.33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4486 -124 21.36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4549 -124 21.37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4038 -124 21.38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3403 -124 21.38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2522 -124 21.38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1521 -124 21.38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30483 -124 21.38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9421 -124 21.39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8333 -124 21.39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7227 -124 21.39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5608 -124 21.3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4591 -124 21.39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3633 -124 21.39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2737 -124 21.405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1770 -124 21.40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20775 -124 21.41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9760 -124 21.41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8771 -124 21.41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7266 -124 21.40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6261 -124 21.39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5270 -124 21.39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4192 -124 21.38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3253 -124 21.37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2509 -124 21.36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2131 -124 21.35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2046 -124 21.34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1796 -124 21.29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1682 -124 21.27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1401 -124 21.26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10679 -124 21.25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 18.09907 -124 21.2550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0T23:08:31.459301173</dc:date>
    <meta:editing-duration>PT8M37S</meta:editing-duration>
    <meta:editing-cycles>2</meta:editing-cycles>
    <meta:generator>LibreOffice/6.4.7.2$Linux_X86_64 LibreOffice_project/40$Build-2</meta:generator>
    <meta:document-statistic meta:table-count="1" meta:cell-count="4964" meta:object-count="0"/>
  </office:meta>
</office:document-meta>
</file>